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meta.xml"/>
  <manifest:file-entry manifest:media-type="text/xml" manifest:full-path="styles.xml"/>
</manifest:manifest>
</file>

<file path=content.xml><?xml version="1.0" encoding="utf-8"?>
<office:document-content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
  <office:automatic-styles>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DateCell" style:family="table-cell" style:parent-style-name="Default" style:data-style-name="N37"/>
    <style:style style:name="TimeCell" style:family="table-cell" style:parent-style-name="Default" style:data-style-name="N43"/>
    <style:style style:name="DateTimeCell" style:family="table-cell" style:parent-style-name="Default" style:data-style-name="N50"/>
  </office:automatic-styles>
  <office:body>
    <office:spreadsheet>
      <table:table table:name="ddfa_main_domain_model_marketentry">
        <table:table-row>
          <table:table-cell office:value-type="string">
            <text:p>005a3fa4-a7ca-4530-86a7-4cbd27730efd</text:p>
          </table:table-cell>
          <table:table-cell office:value-type="string">
            <text:p>NULL</text:p>
          </table:table-cell>
          <table:table-cell office:value-type="string">
            <text:p>744f41e9-799c-432b-a9a3-e78d471ec51a</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Tafel Heidenau</text:p>
          </table:table-cell>
          <table:table-cell office:value-type="string">
            <text:p>Geben &amp; Nehmen - Decken Sie mit uns die PIRNAER TAFEL

Was ist die Pirnaer Tafel?
Wir haben es uns zur Aufgabe gemacht, Lebensmittel und Waren, die nicht mehr verkauft werden, in Bäckereien und Märkten einzusammeln und diese an sozialschwache Mitbürger abzugeben. Für die anfallenden Diesel, Miet-und Betriebskosten wird nur um eine symbolische Spende gebeten.

Wie arbeitet die Pirnaer Tafel?
Durch die Mitarbeit von 28 Ehrenamtlichen Helfern und 10 ein Euro-Kräften, werden wir bei unserer täglichen Arbeit unterstützt.
In unseren Ausgabestellen können Bedürftige, dazu zählen wir Bezieher von
- Sozialhilfe
- Hartz IV
- Wohngeld
- andere Bedürftige
kostenlose Lebensmittel beziehen.
Im Jahr 2010 wurden von allen drei Ausgabestellen ca. 35.000 Personen mit Lebensmitteln versorgt.

Die Pirnaer Tafel erhält keine staatlichen Zuwendungen, sondern muss sich durch Spenden und Sponsoren finanzieren.</text:p>
          </table:table-cell>
          <table:table-cell office:value-type="string">
            <text:p>pirnaer.tafel@gmx.de</text:p>
          </table:table-cell>
          <table:table-cell office:value-type="string">
            <text:p>http://www.heidenau.de/Freizeit-Tourismus/Freizeit/Vereine/index.php?ModID=9&amp;object=tx|2458.36&amp;FID=2458.62.1&amp;NavID=2458.15&amp;La=1</text:p>
          </table:table-cell>
          <table:table-cell office:value-type="string">
            <text:p>https://www.facebook.com/Pirnaer-Tafel-231440206870582/</text:p>
          </table:table-cell>
          <table:table-cell office:value-type="string">
            <text:p>03529 5290425</text:p>
          </table:table-cell>
          <table:table-cell office:value-type="string">
            <text:p>food</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NULL</text:p>
          </table:table-cell>
          <table:table-cell office:value-type="string">
            <text:p>561c18f151f0b</text:p>
          </table:table-cell>
          <table:table-cell office:value-type="string">
            <text:p>de</text:p>
          </table:table-cell>
          <table:table-cell office:value-type="date" office:date-value="2015-10-12T22:32:49" table:style-name="DateTimeCell">
            <text:p>2015-10-12 22:32:49</text:p>
          </table:table-cell>
          <table:table-cell office:value-type="date" office:date-value="2016-06-21T17:22:50" table:style-name="DateTimeCell">
            <text:p>2016-06-21 17:22:50</text:p>
          </table:table-cell>
        </table:table-row>
        <table:table-row>
          <table:table-cell office:value-type="string">
            <text:p>0505d33f-5e9a-44d2-b54d-b893fdd89670</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Ev.-Luth. Kirchspiel Dresden Neustadt</text:p>
          </table:table-cell>
          <table:table-cell office:value-type="string">
            <text:p>Wöchentlicher Treff für Geflüchtete und Einheimische im Kirchspiel. Es werden Tee und Kleinigkeiten zum Essen, Gesprächsmöglichkeiten, Ruhe oder auch Spielmöglichkeiten (Kicker, Billard...) angeboten. Einfach reinschauen und Kontakt aufnehmen!

Für die langfristige Umsetzung des Treffs brauchen wir regelmäßig Helferinnen und Helfer. Wer zusätzlich gern für Tee oder Essen sorgen will, melde sich bitte per Mail bei Friedemann Herbig. Auch die Absicherung eines Termins hilft uns.</text:p>
          </table:table-cell>
          <table:table-cell office:value-type="string">
            <text:p>friedemann.herbig@evlks.de</text:p>
          </table:table-cell>
          <table:table-cell office:value-type="string">
            <text:p>http://www.kirchspiel-dresden-neustadt.de</text:p>
          </table:table-cell>
          <table:table-cell office:value-type="string">
            <text:p/>
          </table:table-cell>
          <table:table-cell office:value-type="string">
            <text:p> 0351/ 8985130</text:p>
          </table:table-cell>
          <table:table-cell office:value-type="string">
            <text:p>meeting-place</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6a9281b1b7e6</text:p>
          </table:table-cell>
          <table:table-cell office:value-type="string">
            <text:p>de</text:p>
          </table:table-cell>
          <table:table-cell office:value-type="date" office:date-value="2016-01-27T21:27:07" table:style-name="DateTimeCell">
            <text:p>2016-01-27 21:27:07</text:p>
          </table:table-cell>
          <table:table-cell office:value-type="date" office:date-value="2016-06-21T17:22:54" table:style-name="DateTimeCell">
            <text:p>2016-06-21 17:22:54</text:p>
          </table:table-cell>
        </table:table-row>
        <table:table-row>
          <table:table-cell office:value-type="string">
            <text:p>0750dab5-1e0f-4fad-b69d-749af8c32e50</text:p>
          </table:table-cell>
          <table:table-cell office:value-type="string">
            <text:p>NULL</text:p>
          </table:table-cell>
          <table:table-cell office:value-type="string">
            <text:p>adfb2457-819c-4574-ace1-56f5b38d8f96</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Kinder- und Jugendhaus Gruna "Schieferburg"</text:p>
          </table:table-cell>
          <table:table-cell office:value-type="string">
            <text:p>Das Kinder- und Jugendhaus "Schieferburg" Gruna ist ein Projekt der offenen Kinder-und Jugendarbeit und eine Einrichtung des Stadtjugendring Dresden e. V. Unser Ziel ist es, den Kindern und Jugendlichen Angebote und Räumlichkeiten zu geben, damit sie sich selbstbestimmt treffen, Hilfe bekommen und am Hausgeschehen und bei Entscheidungen partizipieren können. Das Angebotsspektrum der allgemeinen Angebote, welche für alle Altersgruppen nutzbar sind, umfasst:

* Offene Angebote im Café (Mitmachangebote, Spiele, Serviceangebote, XBOX, Video)

* Tischtennis, Billard, Kicker, Dart, Airhockey, Trampolin

* Kreativangebote (Basteln, Töpfern, Nähen)

* Fußball, Streetball, Volleyball

* Workshops (Zirkusworkshop, Nähen)

* Projekte (Hausradio, Trommeln, Kinderküche, Tanzprojekt, Nähprojekt, Töpferprojekt)

* Werkstatt (Holz-, Fahrrad-, Autowerkstatt)

* Exkursionen, Ausflüge, Freizeiten (z.B. Rodelausflüge, Paddeln, Wandern)

* Computerwerkstatt und Multimediaangebote

* Externe Veranstaltungen mit offenen Charakter (z.B. Stadtteilfest, Brunnenfest)

* Interne Veranstaltungen mit Wettkampfcharakter (Sport, Kochen, Talentwettbewerb)

* Hilfs- und Beratungsangebote </text:p>
          </table:table-cell>
          <table:table-cell office:value-type="string">
            <text:p>schieferburg@sjr-dresden.de</text:p>
          </table:table-cell>
          <table:table-cell office:value-type="string">
            <text:p>http://www.schieferburg.de</text:p>
          </table:table-cell>
          <table:table-cell office:value-type="string">
            <text:p>http://www.facebook.com/schieferburg</text:p>
          </table:table-cell>
          <table:table-cell office:value-type="string">
            <text:p>0351/2541157</text:p>
          </table:table-cell>
          <table:table-cell office:value-type="string">
            <text:p>youth-club</text:p>
          </table:table-cell>
          <table:table-cell office:value-type="float" office:value="0">
            <text:p>0</text:p>
          </table:table-cell>
          <table:table-cell office:value-type="string">
            <text:p>Silvio Schmidt</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1">
            <text:p>1</text:p>
          </table:table-cell>
          <table:table-cell office:value-type="string">
            <text:p>de,en,es</text:p>
          </table:table-cell>
          <table:table-cell office:value-type="float" office:value="1">
            <text:p>1</text:p>
          </table:table-cell>
          <table:table-cell office:value-type="string">
            <text:p>NULL</text:p>
          </table:table-cell>
          <table:table-cell office:value-type="string">
            <text:p>56165f2b94c88</text:p>
          </table:table-cell>
          <table:table-cell office:value-type="string">
            <text:p>de</text:p>
          </table:table-cell>
          <table:table-cell office:value-type="date" office:date-value="2015-10-08T14:18:51" table:style-name="DateTimeCell">
            <text:p>2015-10-08 14:18:51</text:p>
          </table:table-cell>
          <table:table-cell office:value-type="date" office:date-value="2016-06-21T17:22:50" table:style-name="DateTimeCell">
            <text:p>2016-06-21 17:22:50</text:p>
          </table:table-cell>
        </table:table-row>
        <table:table-row>
          <table:table-cell office:value-type="string">
            <text:p>07a588cb-f82e-4d01-b42f-ffba51efca4d</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Café International im Artderkultur e.V.</text:p>
          </table:table-cell>
          <table:table-cell office:value-type="string">
            <text:p>Das Café International ist eine Begegnungsmöglichkeit für Asylsuchende, Dresdner, Migranten… und wird veranstaltet von unserer Runde aus Asylsuchenden, Dresdnern, Migranten…</text:p>
          </table:table-cell>
          <table:table-cell office:value-type="string">
            <text:p/>
          </table:table-cell>
          <table:table-cell office:value-type="string">
            <text:p>http://www.cafe-international-dresden.de/</text:p>
          </table:table-cell>
          <table:table-cell office:value-type="string">
            <text:p/>
          </table:table-cell>
          <table:table-cell office:value-type="string">
            <text:p>0172-3434059 (Pune); 0163-1628201 (Fabiane)</text:p>
          </table:table-cell>
          <table:table-cell office:value-type="string">
            <text:p>meeting-place</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56e1d2e344e8</text:p>
          </table:table-cell>
          <table:table-cell office:value-type="string">
            <text:p>de</text:p>
          </table:table-cell>
          <table:table-cell office:value-type="date" office:date-value="2015-06-02T23:16:30" table:style-name="DateTimeCell">
            <text:p>2015-06-02 23:16:30</text:p>
          </table:table-cell>
          <table:table-cell office:value-type="date" office:date-value="2016-06-21T17:22:44" table:style-name="DateTimeCell">
            <text:p>2016-06-21 17:22:44</text:p>
          </table:table-cell>
        </table:table-row>
        <table:table-row>
          <table:table-cell office:value-type="string">
            <text:p>0accd391-c998-4fbd-8a64-74f76d3ad882</text:p>
          </table:table-cell>
          <table:table-cell office:value-type="string">
            <text:p>NULL</text:p>
          </table:table-cell>
          <table:table-cell office:value-type="string">
            <text:p>fa815876-ad1d-433e-87ff-8de20639e2b1</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Flüchtlingsambulanz, KV Sachsen</text:p>
          </table:table-cell>
          <table:table-cell office:value-type="string">
            <text:p>Die Flüchtlingsambulanz der Kassenärztlichen Vereinigung Sachsen bietet geflüchteten Menschen (Erwachsenen und Kindern), die aktuell in und um Dresden leben, eine medizinische Grund- und Akutversorgung an. 

Die Flüchtlingsambulanz ist Montag - Freitag von 09 - 17Uhr geöffnet. Geflüchtete Menschen ohne Papiere, Krankenversicherung oder Aufenthaltsstatus werden zusätzlich bei der Suche nach ärztlicher Versorgung durch das Medinetz (0177-1736781) unterstützt.
Eine gynäkologische Sprechstunde findet immer freitags statt. Des weiteren stehen auch Psychiater zu Sprechstunden zur Verfügung.

</text:p>
          </table:table-cell>
          <table:table-cell office:value-type="string">
            <text:p>Fluechtlingsambulanz@kvsachsen.de</text:p>
          </table:table-cell>
          <table:table-cell office:value-type="string">
            <text:p>http://www.kvs-sachsen.de</text:p>
          </table:table-cell>
          <table:table-cell office:value-type="string">
            <text:p/>
          </table:table-cell>
          <table:table-cell office:value-type="string">
            <text:p>03514595190</text:p>
          </table:table-cell>
          <table:table-cell office:value-type="string">
            <text:p>medical-care</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de,en,ar,fa,ps,ur,rus</text:p>
          </table:table-cell>
          <table:table-cell office:value-type="float" office:value="1">
            <text:p>1</text:p>
          </table:table-cell>
          <table:table-cell office:value-type="string">
            <text:p/>
          </table:table-cell>
          <table:table-cell office:value-type="string">
            <text:p>563f566bc3aa6</text:p>
          </table:table-cell>
          <table:table-cell office:value-type="string">
            <text:p>de</text:p>
          </table:table-cell>
          <table:table-cell office:value-type="date" office:date-value="2015-11-08T15:04:27" table:style-name="DateTimeCell">
            <text:p>2015-11-08 15:04:27</text:p>
          </table:table-cell>
          <table:table-cell office:value-type="date" office:date-value="2016-06-21T17:22:51" table:style-name="DateTimeCell">
            <text:p>2016-06-21 17:22:51</text:p>
          </table:table-cell>
        </table:table-row>
        <table:table-row>
          <table:table-cell office:value-type="string">
            <text:p>0b9255bb-d751-4c75-bb19-706cdb7b655f</text:p>
          </table:table-cell>
          <table:table-cell office:value-type="string">
            <text:p>ea55f1d6-d204-4038-901d-2f8f8d1778c7</text:p>
          </table:table-cell>
          <table:table-cell office:value-type="string">
            <text:p>NULL</text:p>
          </table:table-cell>
          <table:table-cell office:value-type="float" office:value="1">
            <text:p>1</text:p>
          </table:table-cell>
          <table:table-cell office:value-type="string">
            <text:p>NULL</text:p>
          </table:table-cell>
          <table:table-cell office:value-type="string">
            <text:p>NULL</text:p>
          </table:table-cell>
          <table:table-cell office:value-type="string">
            <text:p>NULL</text:p>
          </table:table-cell>
          <table:table-cell office:value-type="string">
            <text:p>NULL</text:p>
          </table:table-cell>
          <table:table-cell office:value-type="string">
            <text:p>dresden</text:p>
          </table:table-cell>
          <table:table-cell office:value-type="string">
            <text:p>Theaterkurs für Jugendliche</text:p>
          </table:table-cell>
          <table:table-cell office:value-type="string">
            <text:p>Der Kursleiter Abrhale Daniel stammt aus Eritrea und spielt seit frühster Kindheit Theater.
In den wöchentlichen Treffen werden je nach Vorerfahrung und Wünschen der Teilnehmer Improvisation, kurze Szenen oder ein Stück erarbeitet. Der Kurs richtet sich vornehmlich an Jugendliche im Alter von 16-25 Jahren mit keiner oder wenig Vorerfahrung im Theaterspielen. 
Anmeldung über unsere Website, Teilnahme auf Spendenbasis.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KAMA Dresden e.V.</text:p>
          </table:table-cell>
          <table:table-cell office:value-type="string">
            <text:p/>
          </table:table-cell>
          <table:table-cell office:value-type="string">
            <text:p>NULL</text:p>
          </table:table-cell>
          <table:table-cell office:value-type="string">
            <text:p>NULL</text:p>
          </table:table-cell>
          <table:table-cell office:value-type="float" office:value="0">
            <text:p>0</text:p>
          </table:table-cell>
          <table:table-cell office:value-type="float" office:value="0">
            <text:p>0</text:p>
          </table:table-cell>
          <table:table-cell office:value-type="string">
            <text:p>de,ti</text:p>
          </table:table-cell>
          <table:table-cell office:value-type="float" office:value="1">
            <text:p>1</text:p>
          </table:table-cell>
          <table:table-cell office:value-type="string">
            <text:p/>
          </table:table-cell>
          <table:table-cell office:value-type="string">
            <text:p>557c802a09424</text:p>
          </table:table-cell>
          <table:table-cell office:value-type="string">
            <text:p>de</text:p>
          </table:table-cell>
          <table:table-cell office:value-type="date" office:date-value="2015-06-13T21:10:34" table:style-name="DateTimeCell">
            <text:p>2015-06-13 21:10:34</text:p>
          </table:table-cell>
          <table:table-cell office:value-type="date" office:date-value="2016-06-21T17:22:47" table:style-name="DateTimeCell">
            <text:p>2016-06-21 17:22:47</text:p>
          </table:table-cell>
        </table:table-row>
        <table:table-row>
          <table:table-cell office:value-type="string">
            <text:p>0c58ef5c-59b8-49ec-b5bc-187095b4894a</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ZMO-Jugend e.V.</text:p>
          </table:table-cell>
          <table:table-cell office:value-type="string">
            <text:p>Wir richten uns mit unserem Angebot "Interkulturelle Begegnungsstätte für junge Menschen" an Kinder, Jugendliche sowie Eltern mit und ohne Migrationshintergrund. Dabei orientieren wir uns an Bedarfen und Interessen unserer AdressatInnen. Seit dem Anstieg der Zuzugszahlen der Asylsuchenden nutzt diese Zielgruppe verstärkt unsere Angebote. Wir sind mit relevanten Fachdiensten und Akteuren im Handlungsfeld Migration vernetzt und arbeiten zusammen.</text:p>
          </table:table-cell>
          <table:table-cell office:value-type="string">
            <text:p>zmo-jugend@web.de</text:p>
          </table:table-cell>
          <table:table-cell office:value-type="string">
            <text:p>http://www.zmo-jugend.de</text:p>
          </table:table-cell>
          <table:table-cell office:value-type="string">
            <text:p>http://www.facebook.de/ZMO.Jugend.Dresden</text:p>
          </table:table-cell>
          <table:table-cell office:value-type="string">
            <text:p>0351 / 28 99 276</text:p>
          </table:table-cell>
          <table:table-cell office:value-type="string">
            <text:p>workshop</text:p>
          </table:table-cell>
          <table:table-cell office:value-type="float" office:value="0">
            <text:p>0</text:p>
          </table:table-cell>
          <table:table-cell office:value-type="string">
            <text:p>Valentina Ohngemach,            Wladimir Tschurikow</text:p>
          </table:table-cell>
          <table:table-cell office:value-type="string">
            <text:p>Valentina Ohngemach,               Wladimir Tschurikow                </text:p>
          </table:table-cell>
          <table:table-cell office:value-type="string">
            <text:p/>
          </table:table-cell>
          <table:table-cell office:value-type="string">
            <text:p/>
          </table:table-cell>
          <table:table-cell office:value-type="float" office:value="0">
            <text:p>0</text:p>
          </table:table-cell>
          <table:table-cell office:value-type="float" office:value="1">
            <text:p>1</text:p>
          </table:table-cell>
          <table:table-cell office:value-type="string">
            <text:p>de,ru</text:p>
          </table:table-cell>
          <table:table-cell office:value-type="float" office:value="1">
            <text:p>1</text:p>
          </table:table-cell>
          <table:table-cell office:value-type="string">
            <text:p/>
          </table:table-cell>
          <table:table-cell office:value-type="string">
            <text:p>556e1d2b5b84a</text:p>
          </table:table-cell>
          <table:table-cell office:value-type="string">
            <text:p>de</text:p>
          </table:table-cell>
          <table:table-cell office:value-type="date" office:date-value="2015-06-02T23:16:27" table:style-name="DateTimeCell">
            <text:p>2015-06-02 23:16:27</text:p>
          </table:table-cell>
          <table:table-cell office:value-type="date" office:date-value="2016-06-21T17:22:43" table:style-name="DateTimeCell">
            <text:p>2016-06-21 17:22:43</text:p>
          </table:table-cell>
        </table:table-row>
        <table:table-row>
          <table:table-cell office:value-type="string">
            <text:p>0c95d039-d75e-40bb-a653-7fb92503bac0</text:p>
          </table:table-cell>
          <table:table-cell office:value-type="string">
            <text:p>37f4c691-ee88-4b51-af13-977396c5e62f</text:p>
          </table:table-cell>
          <table:table-cell office:value-type="string">
            <text:p>5dddf63d-ccf6-44e2-8daf-81bb44507fdd</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
          </table:table-cell>
          <table:table-cell office:value-type="string">
            <text:p>Ehrenamtliche Helfer bieten  in unseren Räumlichkeiten Deutschkurse für Geflüchtete an. Es gibt dabei zwei Formate. Den „klassischen“ Deutschunterricht und ein computergestütztes Lernprogramm mit individueller Betreuung (SPEAK).  Die beiden Angebote richten sich besonders an Menschen, welche derzeit keinen Zugang zu regulären Integrationskursen/Deutschangeboten haben. Ein Abschlusszertifikat oder Zeugnis können wir nicht anbieten. 

Deutsch mit Lehrer
Mo – Do 15 bis 17 Uhr

SPEAK Projekt mit Laptop
Di – Do 17 bis 19 Uhr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german-course</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56e1d3a0df7c</text:p>
          </table:table-cell>
          <table:table-cell office:value-type="string">
            <text:p>de</text:p>
          </table:table-cell>
          <table:table-cell office:value-type="date" office:date-value="2015-06-02T23:16:42" table:style-name="DateTimeCell">
            <text:p>2015-06-02 23:16:42</text:p>
          </table:table-cell>
          <table:table-cell office:value-type="date" office:date-value="2016-06-21T17:22:45" table:style-name="DateTimeCell">
            <text:p>2016-06-21 17:22:45</text:p>
          </table:table-cell>
        </table:table-row>
        <table:table-row>
          <table:table-cell office:value-type="string">
            <text:p>0d3cad8a-72dc-48f5-b95e-9360554a9abb</text:p>
          </table:table-cell>
          <table:table-cell office:value-type="string">
            <text:p>NULL</text:p>
          </table:table-cell>
          <table:table-cell office:value-type="string">
            <text:p>fa815876-ad1d-433e-87ff-8de20639e2b1</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medinetz</text:p>
          </table:table-cell>
          <table:table-cell office:value-type="string">
            <text:p>Die Menschenrechtsinitiative Medinetz Dresden e.V. vermittelt anonym und kostenlos medizinische Hilfe für Geflüchtete und Menschen ohne Aufenthaltsstatus.
 Wir sind eine unabhängige Initiative von Studierenden und engagierten ÄrztInnen, die von vielen Dresdener ÄrztInnen, Pflegenden, PsychotherapeutInnen, Hebammen und DolmetscherInnen unterstützt wird. 
Unser primäres Ziel ist es, Menschen ohne Papiere in Dresden und Umland Zugang zu einer medizinischen Versorgung zu ermöglichen, weil diese von staatlicher Seite nicht gewährleistet wird.
Der Anspruch auf eine angemessene medizinische Versorgung ist ein Menschenrecht, welches Menschen ohne Papiere im Moment faktisch vorenthalten wird. Auch Asylsuchenden wird nur eine eingeschränkte 
medizinische Versorgung gewährt. Mit unserer Arbeit möchten wir den Betroffenen den Zugang ermöglichen.</text:p>
          </table:table-cell>
          <table:table-cell office:value-type="string">
            <text:p/>
          </table:table-cell>
          <table:table-cell office:value-type="string">
            <text:p>http://www.semaz.monoceres.uberspace.de/medinetz/</text:p>
          </table:table-cell>
          <table:table-cell office:value-type="string">
            <text:p/>
          </table:table-cell>
          <table:table-cell office:value-type="string">
            <text:p>0177-1736781</text:p>
          </table:table-cell>
          <table:table-cell office:value-type="string">
            <text:p>medical-care</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56e1d2d40468</text:p>
          </table:table-cell>
          <table:table-cell office:value-type="string">
            <text:p>de</text:p>
          </table:table-cell>
          <table:table-cell office:value-type="date" office:date-value="2015-06-02T23:16:29" table:style-name="DateTimeCell">
            <text:p>2015-06-02 23:16:29</text:p>
          </table:table-cell>
          <table:table-cell office:value-type="date" office:date-value="2016-06-21T17:22:44" table:style-name="DateTimeCell">
            <text:p>2016-06-21 17:22:44</text:p>
          </table:table-cell>
        </table:table-row>
        <table:table-row>
          <table:table-cell office:value-type="string">
            <text:p>0dbc4385-dd08-4719-9949-2361a092e97f</text:p>
          </table:table-cell>
          <table:table-cell office:value-type="string">
            <text:p>NULL</text:p>
          </table:table-cell>
          <table:table-cell office:value-type="string">
            <text:p>d29bbe86-ecd6-42df-8054-70a90ec7b535</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Städtischen Bibliotheken Dresden</text:p>
          </table:table-cell>
          <table:table-cell office:value-type="string">
            <text:p>Als ein Haus für ALLE – so verstehen sich die insgesamt 19 Stadtteilbibliotheken in Dresden sowie die Haupt- und Musikbibliothek, die medien@age und die Fahrbibliothek. Neben einem vielfältigen Medienangebot bieten sie Raum für Begegnungen und Unterstützung in allen Phasen des lebenslangen Lernens, von der Schule bis zur individuellen Fortbildung im Alter.
In allen Bibliotheken sind Münzkopierer vorhanden. Für angemeldete Benutzer stehen außerdem Internetarbeitsplätze mit Office Software und Drucker zur Verfügung. Zudem wird in den meisten Bibliotheken WLAN angeboten. Die Bibliotheken stehen allen Besuchern als Lern- und Aufenthaltsorte offen. Es finden auch regelmäßig Angebote zur kreativen Freizeitgestaltung, z.B. Lesungen und Workshops, statt. </text:p>
          </table:table-cell>
          <table:table-cell office:value-type="string">
            <text:p/>
          </table:table-cell>
          <table:table-cell office:value-type="string">
            <text:p>http://www.bibo-dresden.de/</text:p>
          </table:table-cell>
          <table:table-cell office:value-type="string">
            <text:p/>
          </table:table-cell>
          <table:table-cell office:value-type="string">
            <text:p/>
          </table:table-cell>
          <table:table-cell office:value-type="string">
            <text:p>library</text:p>
          </table:table-cell>
          <table:table-cell office:value-type="float" office:value="0">
            <text:p>0</text:p>
          </table:table-cell>
          <table:table-cell office:value-type="string">
            <text:p/>
          </table:table-cell>
          <table:table-cell office:value-type="string">
            <text:p/>
          </table:table-cell>
          <table:table-cell office:value-type="string">
            <text:p>http://www.bibo-dresden.de/css/img/logo.png</text:p>
          </table:table-cell>
          <table:table-cell office:value-type="string">
            <text:p>image</text:p>
          </table:table-cell>
          <table:table-cell office:value-type="float" office:value="0">
            <text:p>0</text:p>
          </table:table-cell>
          <table:table-cell office:value-type="float" office:value="1">
            <text:p>1</text:p>
          </table:table-cell>
          <table:table-cell office:value-type="string">
            <text:p>de,en</text:p>
          </table:table-cell>
          <table:table-cell office:value-type="float" office:value="1">
            <text:p>1</text:p>
          </table:table-cell>
          <table:table-cell office:value-type="string">
            <text:p>NULL</text:p>
          </table:table-cell>
          <table:table-cell office:value-type="string">
            <text:p>5707a9d1e6ce3</text:p>
          </table:table-cell>
          <table:table-cell office:value-type="string">
            <text:p>de</text:p>
          </table:table-cell>
          <table:table-cell office:value-type="date" office:date-value="2016-04-08T14:53:37" table:style-name="DateTimeCell">
            <text:p>2016-04-08 14:53:37</text:p>
          </table:table-cell>
          <table:table-cell office:value-type="date" office:date-value="2016-06-21T17:22:56" table:style-name="DateTimeCell">
            <text:p>2016-06-21 17:22:56</text:p>
          </table:table-cell>
        </table:table-row>
        <table:table-row>
          <table:table-cell office:value-type="string">
            <text:p>0defb14e-7fe7-40d7-ab3f-2296b6febcf6</text:p>
          </table:table-cell>
          <table:table-cell office:value-type="string">
            <text:p>0c58ef5c-59b8-49ec-b5bc-187095b4894a</text:p>
          </table:table-cell>
          <table:table-cell office:value-type="string">
            <text:p>NULL</text:p>
          </table:table-cell>
          <table:table-cell office:value-type="float" office:value="1">
            <text:p>1</text:p>
          </table:table-cell>
          <table:table-cell office:value-type="string">
            <text:p>NULL</text:p>
          </table:table-cell>
          <table:table-cell office:value-type="string">
            <text:p>NULL</text:p>
          </table:table-cell>
          <table:table-cell office:value-type="string">
            <text:p>NULL</text:p>
          </table:table-cell>
          <table:table-cell office:value-type="string">
            <text:p>NULL</text:p>
          </table:table-cell>
          <table:table-cell office:value-type="string">
            <text:p>dresden</text:p>
          </table:table-cell>
          <table:table-cell office:value-type="string">
            <text:p>Fußballspielen - ZMO</text:p>
          </table:table-cell>
          <table:table-cell office:value-type="string">
            <text:p>Jeden Mittwoch (außer Ferienzeit und Feiertage) von 18.00
bis 19.00 Uhr in der Turnhalle der 12. Grundschule.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
          </table:table-cell>
          <table:table-cell office:value-type="string">
            <text:p/>
          </table:table-cell>
          <table:table-cell office:value-type="string">
            <text:p>NULL</text:p>
          </table:table-cell>
          <table:table-cell office:value-type="string">
            <text:p>NULL</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57c50fb18ce6</text:p>
          </table:table-cell>
          <table:table-cell office:value-type="string">
            <text:p>de</text:p>
          </table:table-cell>
          <table:table-cell office:value-type="date" office:date-value="2015-06-13T17:49:15" table:style-name="DateTimeCell">
            <text:p>2015-06-13 17:49:15</text:p>
          </table:table-cell>
          <table:table-cell office:value-type="date" office:date-value="2016-06-21T17:22:47" table:style-name="DateTimeCell">
            <text:p>2016-06-21 17:22:47</text:p>
          </table:table-cell>
        </table:table-row>
        <table:table-row>
          <table:table-cell office:value-type="string">
            <text:p>0ed3912d-6504-4446-893e-f4722e357369</text:p>
          </table:table-cell>
          <table:table-cell office:value-type="string">
            <text:p>NULL</text:p>
          </table:table-cell>
          <table:table-cell office:value-type="string">
            <text:p>adfb2457-819c-4574-ace1-56f5b38d8f96</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Go Brettspiel</text:p>
          </table:table-cell>
          <table:table-cell office:value-type="string">
            <text:p>​ Every Monday 3-6 PM we (an international group) is meeting at Johannstädter Kulturtreff e.V. for playing the asian board game Go.
We are always happy getting to know someone new and spend a good time together. We are not only willing to explain the game, but also glad when we can help on other topics wherever possible.
</text:p>
          </table:table-cell>
          <table:table-cell office:value-type="string">
            <text:p>afeefa@johannesloetzsch.de</text:p>
          </table:table-cell>
          <table:table-cell office:value-type="string">
            <text:p>http://www.johannstaedterkulturtreff.de/go-das-spiel/</text:p>
          </table:table-cell>
          <table:table-cell office:value-type="string">
            <text:p/>
          </table:table-cell>
          <table:table-cell office:value-type="string">
            <text:p/>
          </table:table-cell>
          <table:table-cell office:value-type="string">
            <text:p>NULL</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de,en,ru,jp</text:p>
          </table:table-cell>
          <table:table-cell office:value-type="float" office:value="1">
            <text:p>1</text:p>
          </table:table-cell>
          <table:table-cell office:value-type="string">
            <text:p>NULL</text:p>
          </table:table-cell>
          <table:table-cell office:value-type="string">
            <text:p>5614bb8ca0e3e</text:p>
          </table:table-cell>
          <table:table-cell office:value-type="string">
            <text:p>de</text:p>
          </table:table-cell>
          <table:table-cell office:value-type="date" office:date-value="2015-10-07T08:28:28" table:style-name="DateTimeCell">
            <text:p>2015-10-07 08:28:28</text:p>
          </table:table-cell>
          <table:table-cell office:value-type="date" office:date-value="2016-06-21T17:22:50" table:style-name="DateTimeCell">
            <text:p>2016-06-21 17:22:50</text:p>
          </table:table-cell>
        </table:table-row>
        <table:table-row>
          <table:table-cell office:value-type="string">
            <text:p>104ab0ad-f41d-4636-ae71-aea2056947bb</text:p>
          </table:table-cell>
          <table:table-cell office:value-type="string">
            <text:p>NULL</text:p>
          </table:table-cell>
          <table:table-cell office:value-type="string">
            <text:p>744f41e9-799c-432b-a9a3-e78d471ec51a</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pirna</text:p>
          </table:table-cell>
          <table:table-cell office:value-type="string">
            <text:p>Freie evangelische Gemeinde</text:p>
          </table:table-cell>
          <table:table-cell office:value-type="string">
            <text:p>Kleiderkammer für Kinder und Erwachsene</text:p>
          </table:table-cell>
          <table:table-cell office:value-type="string">
            <text:p/>
          </table:table-cell>
          <table:table-cell office:value-type="string">
            <text:p/>
          </table:table-cell>
          <table:table-cell office:value-type="string">
            <text:p/>
          </table:table-cell>
          <table:table-cell office:value-type="string">
            <text:p>03501 711976</text:p>
          </table:table-cell>
          <table:table-cell office:value-type="string">
            <text:p>clothes</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6cae3b091660</text:p>
          </table:table-cell>
          <table:table-cell office:value-type="string">
            <text:p>de</text:p>
          </table:table-cell>
          <table:table-cell office:value-type="date" office:date-value="2016-02-22T11:32:16" table:style-name="DateTimeCell">
            <text:p>2016-02-22 11:32:16</text:p>
          </table:table-cell>
          <table:table-cell office:value-type="date" office:date-value="2016-06-21T17:22:55" table:style-name="DateTimeCell">
            <text:p>2016-06-21 17:22:55</text:p>
          </table:table-cell>
        </table:table-row>
        <table:table-row>
          <table:table-cell office:value-type="string">
            <text:p>14c171a8-b9e7-4ec3-bb5e-f70b1c047562</text:p>
          </table:table-cell>
          <table:table-cell office:value-type="string">
            <text:p>913c00ed-3b0c-4471-a3a8-ac73e8c43ebf</text:p>
          </table:table-cell>
          <table:table-cell office:value-type="string">
            <text:p>NULL</text:p>
          </table:table-cell>
          <table:table-cell office:value-type="float" office:value="1">
            <text:p>1</text:p>
          </table:table-cell>
          <table:table-cell office:value-type="string">
            <text:p>NULL</text:p>
          </table:table-cell>
          <table:table-cell office:value-type="string">
            <text:p>NULL</text:p>
          </table:table-cell>
          <table:table-cell office:value-type="string">
            <text:p>NULL</text:p>
          </table:table-cell>
          <table:table-cell office:value-type="string">
            <text:p>NULL</text:p>
          </table:table-cell>
          <table:table-cell office:value-type="string">
            <text:p>dresden</text:p>
          </table:table-cell>
          <table:table-cell office:value-type="string">
            <text:p>Familienzentrum Pirna - Pirnaer Tafel</text:p>
          </table:table-cell>
          <table:table-cell office:value-type="string">
            <text:p>Lebensmittelspenden und Kleiderkammer für Kinder und Erwachsene</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
          </table:table-cell>
          <table:table-cell office:value-type="string">
            <text:p/>
          </table:table-cell>
          <table:table-cell office:value-type="string">
            <text:p>NULL</text:p>
          </table:table-cell>
          <table:table-cell office:value-type="string">
            <text:p>NULL</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6cb1160ed338</text:p>
          </table:table-cell>
          <table:table-cell office:value-type="string">
            <text:p>de</text:p>
          </table:table-cell>
          <table:table-cell office:value-type="date" office:date-value="2016-02-22T14:47:12" table:style-name="DateTimeCell">
            <text:p>2016-02-22 14:47:12</text:p>
          </table:table-cell>
          <table:table-cell office:value-type="date" office:date-value="2016-06-21T17:22:55" table:style-name="DateTimeCell">
            <text:p>2016-06-21 17:22:55</text:p>
          </table:table-cell>
        </table:table-row>
        <table:table-row>
          <table:table-cell office:value-type="string">
            <text:p>159367f9-b42e-4120-8474-d6acfe9d251b</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Freie evangelische Gemeinde Dresden</text:p>
          </table:table-cell>
          <table:table-cell office:value-type="string">
            <text:p>Willkommen in unserem Café! Jeden Montag treffen wir uns mit verschiedenen Angeboten bei Kaffee, Snacks und guten Gesprächen über Gott und die Welt! Ab 20.30 können Interessenten mehr über die Bibel erfahren!</text:p>
          </table:table-cell>
          <table:table-cell office:value-type="string">
            <text:p/>
          </table:table-cell>
          <table:table-cell office:value-type="string">
            <text:p>http://dresden.feg.de/events/internationales-cafe-lichtblick/</text:p>
          </table:table-cell>
          <table:table-cell office:value-type="string">
            <text:p>https://www.facebook.com/International-CafÃ©-Lichtblick-1463934583904961/</text:p>
          </table:table-cell>
          <table:table-cell office:value-type="string">
            <text:p/>
          </table:table-cell>
          <table:table-cell office:value-type="string">
            <text:p>meeting-place</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66aeeb7cf7d7</text:p>
          </table:table-cell>
          <table:table-cell office:value-type="string">
            <text:p>de</text:p>
          </table:table-cell>
          <table:table-cell office:value-type="date" office:date-value="2015-12-11T16:41:43" table:style-name="DateTimeCell">
            <text:p>2015-12-11 16:41:43</text:p>
          </table:table-cell>
          <table:table-cell office:value-type="date" office:date-value="2016-06-21T17:22:53" table:style-name="DateTimeCell">
            <text:p>2016-06-21 17:22:53</text:p>
          </table:table-cell>
        </table:table-row>
        <table:table-row>
          <table:table-cell office:value-type="string">
            <text:p>1649a7d5-a044-421a-bf57-f9b9c72395be</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Mangelwirtschaft</text:p>
          </table:table-cell>
          <table:table-cell office:value-type="string">
            <text:p>Wir sind ein selbstverwaltetes, soziokulturelles Hausprojekt mit Projektflächen für unkommerzielle Initiativen. Wir bieten Geflüchteten und ihren Unterstützer_innen Räume für Treffen, Workshops, Kochabende, Sprachkurse, Entspannung im Garten, etc.</text:p>
          </table:table-cell>
          <table:table-cell office:value-type="string">
            <text:p>wohnlabor26@riseup.net</text:p>
          </table:table-cell>
          <table:table-cell office:value-type="string">
            <text:p>http://hausprojekt.blogsport.de/wir/</text:p>
          </table:table-cell>
          <table:table-cell office:value-type="string">
            <text:p/>
          </table:table-cell>
          <table:table-cell office:value-type="string">
            <text:p/>
          </table:table-cell>
          <table:table-cell office:value-type="string">
            <text:p>housing-project</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de,en,fr,es</text:p>
          </table:table-cell>
          <table:table-cell office:value-type="float" office:value="1">
            <text:p>1</text:p>
          </table:table-cell>
          <table:table-cell office:value-type="string">
            <text:p>NULL</text:p>
          </table:table-cell>
          <table:table-cell office:value-type="string">
            <text:p>5666e7c014457</text:p>
          </table:table-cell>
          <table:table-cell office:value-type="string">
            <text:p>de</text:p>
          </table:table-cell>
          <table:table-cell office:value-type="date" office:date-value="2015-12-08T15:22:56" table:style-name="DateTimeCell">
            <text:p>2015-12-08 15:22:56</text:p>
          </table:table-cell>
          <table:table-cell office:value-type="date" office:date-value="2016-06-21T17:22:52" table:style-name="DateTimeCell">
            <text:p>2016-06-21 17:22:52</text:p>
          </table:table-cell>
        </table:table-row>
        <table:table-row>
          <table:table-cell office:value-type="string">
            <text:p>17769624-7dc3-4899-8f52-be2b7ee2ec74</text:p>
          </table:table-cell>
          <table:table-cell office:value-type="string">
            <text:p>NULL</text:p>
          </table:table-cell>
          <table:table-cell office:value-type="string">
            <text:p>adfb2457-819c-4574-ace1-56f5b38d8f96</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Koch- und Begegnungstreff</text:p>
          </table:table-cell>
          <table:table-cell office:value-type="string">
            <text:p>Jeden Mittwoch treffen wir uns zum gemeinsamen Kochen, Spielen, Kennenlernen, Sprechen, Begleitungen verabreden und Essen (Beitrag 2,-€)</text:p>
          </table:table-cell>
          <table:table-cell office:value-type="string">
            <text:p>fluechtlingsarbeit@laurentius-dresden.de</text:p>
          </table:table-cell>
          <table:table-cell office:value-type="string">
            <text:p>http://fluechtlingsarbeit.laurentius-dresden.de</text:p>
          </table:table-cell>
          <table:table-cell office:value-type="string">
            <text:p/>
          </table:table-cell>
          <table:table-cell office:value-type="string">
            <text:p/>
          </table:table-cell>
          <table:table-cell office:value-type="string">
            <text:p>cooking</text:p>
          </table:table-cell>
          <table:table-cell office:value-type="float" office:value="0">
            <text:p>0</text:p>
          </table:table-cell>
          <table:table-cell office:value-type="string">
            <text:p>Elke Noack</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NULL</text:p>
          </table:table-cell>
          <table:table-cell office:value-type="string">
            <text:p>5713bf42e192d</text:p>
          </table:table-cell>
          <table:table-cell office:value-type="string">
            <text:p>de</text:p>
          </table:table-cell>
          <table:table-cell office:value-type="date" office:date-value="2016-04-17T18:52:18" table:style-name="DateTimeCell">
            <text:p>2016-04-17 18:52:18</text:p>
          </table:table-cell>
          <table:table-cell office:value-type="date" office:date-value="2016-06-21T17:22:56" table:style-name="DateTimeCell">
            <text:p>2016-06-21 17:22:56</text:p>
          </table:table-cell>
        </table:table-row>
        <table:table-row>
          <table:table-cell office:value-type="string">
            <text:p>1b3a2035-a436-4574-9457-ca579fe501b4</text:p>
          </table:table-cell>
          <table:table-cell office:value-type="string">
            <text:p>78d41215-5b43-4f78-b254-a5b3329325b6</text:p>
          </table:table-cell>
          <table:table-cell office:value-type="string">
            <text:p>NULL</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
          </table:table-cell>
          <table:table-cell office:value-type="string">
            <text:p>Deutschkurs für Frauen mit Kindern

Du möchtest diese Initiative unterstützen? Dann schreib an: lehrer@glfr.de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Julia Schindler</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56e1d5d84f2b</text:p>
          </table:table-cell>
          <table:table-cell office:value-type="string">
            <text:p>de</text:p>
          </table:table-cell>
          <table:table-cell office:value-type="date" office:date-value="2015-06-02T23:17:17" table:style-name="DateTimeCell">
            <text:p>2015-06-02 23:17:17</text:p>
          </table:table-cell>
          <table:table-cell office:value-type="date" office:date-value="2016-06-21T17:22:46" table:style-name="DateTimeCell">
            <text:p>2016-06-21 17:22:46</text:p>
          </table:table-cell>
        </table:table-row>
        <table:table-row>
          <table:table-cell office:value-type="string">
            <text:p>1c2aceb2-3255-4560-abf9-4bf3d6fdc108</text:p>
          </table:table-cell>
          <table:table-cell office:value-type="string">
            <text:p>NULL</text:p>
          </table:table-cell>
          <table:table-cell office:value-type="string">
            <text:p>adfb2457-819c-4574-ace1-56f5b38d8f96</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Internationale Gärten Dresden e. V.</text:p>
          </table:table-cell>
          <table:table-cell office:value-type="string">
            <text:p/>
          </table:table-cell>
          <table:table-cell office:value-type="string">
            <text:p>info@gaerten-ohne-grenzen.org</text:p>
          </table:table-cell>
          <table:table-cell office:value-type="string">
            <text:p>http://www.gaerten-ohne-grenzen.org</text:p>
          </table:table-cell>
          <table:table-cell office:value-type="string">
            <text:p/>
          </table:table-cell>
          <table:table-cell office:value-type="string">
            <text:p>0151-53907002</text:p>
          </table:table-cell>
          <table:table-cell office:value-type="string">
            <text:p>gardening</text:p>
          </table:table-cell>
          <table:table-cell office:value-type="float" office:value="0">
            <text:p>0</text:p>
          </table:table-cell>
          <table:table-cell office:value-type="string">
            <text:p/>
          </table:table-cell>
          <table:table-cell office:value-type="string">
            <text:p>Manpreet Singh, Mohammad Al Masalme, Mattes Hoffmann</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Arabisch, Russisch, Kurdisch, Punjabi, Chinesisch, Japanisch, Albanisch, Englisch, Französisch, Spanisch, Ukrainisch, Tschechisch, Persisch</text:p>
          </table:table-cell>
          <table:table-cell office:value-type="float" office:value="1">
            <text:p>1</text:p>
          </table:table-cell>
          <table:table-cell office:value-type="string">
            <text:p/>
          </table:table-cell>
          <table:table-cell office:value-type="string">
            <text:p>556e1d2cc160c</text:p>
          </table:table-cell>
          <table:table-cell office:value-type="string">
            <text:p>de</text:p>
          </table:table-cell>
          <table:table-cell office:value-type="date" office:date-value="2015-06-02T23:16:28" table:style-name="DateTimeCell">
            <text:p>2015-06-02 23:16:28</text:p>
          </table:table-cell>
          <table:table-cell office:value-type="date" office:date-value="2016-06-21T17:22:44" table:style-name="DateTimeCell">
            <text:p>2016-06-21 17:22:44</text:p>
          </table:table-cell>
        </table:table-row>
        <table:table-row>
          <table:table-cell office:value-type="string">
            <text:p>1c9e3098-4720-45d1-9210-7cd1a3ef75e8</text:p>
          </table:table-cell>
          <table:table-cell office:value-type="string">
            <text:p>NULL</text:p>
          </table:table-cell>
          <table:table-cell office:value-type="string">
            <text:p>5dddf63d-ccf6-44e2-8daf-81bb44507fdd</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Volkshochschule Dresden e.V.</text:p>
          </table:table-cell>
          <table:table-cell office:value-type="string">
            <text:p>Wir bieten: kostenfreie Einstufungstests, Unterstützung bei der Beantragung der Berechtigung zur Teilnahme am Integrationskurs, monatliche Starts neuer Deutschkurse (tagsüber, abends), Deutschprüfungen auf allen Niveaustufen, monatliche Termine für Einbürgerungstests mit entsprechenden Vorbereitungskursen

Die Volkshochschule Dresden ist zugelassener Träger des Bundesamtes für Migration und Flüchtlinge für Integrationskurse.
</text:p>
          </table:table-cell>
          <table:table-cell office:value-type="string">
            <text:p>ulrike.struck@vhs-dresden.de</text:p>
          </table:table-cell>
          <table:table-cell office:value-type="string">
            <text:p>htttp://www.vhs-dresden.de</text:p>
          </table:table-cell>
          <table:table-cell office:value-type="string">
            <text:p>http://www.facebook.com/Volkshochschule.Dresden</text:p>
          </table:table-cell>
          <table:table-cell office:value-type="string">
            <text:p>0351 254400</text:p>
          </table:table-cell>
          <table:table-cell office:value-type="string">
            <text:p>german-course</text:p>
          </table:table-cell>
          <table:table-cell office:value-type="float" office:value="0">
            <text:p>0</text:p>
          </table:table-cell>
          <table:table-cell office:value-type="string">
            <text:p>Ulrike Struck</text:p>
          </table:table-cell>
          <table:table-cell office:value-type="string">
            <text:p/>
          </table:table-cell>
          <table:table-cell office:value-type="string">
            <text:p>http://www.vhs-dresden.de/fileadmin/templates/dresden_vhs/layout/img/logo.png</text:p>
          </table:table-cell>
          <table:table-cell office:value-type="string">
            <text:p>image</text:p>
          </table:table-cell>
          <table:table-cell office:value-type="float" office:value="0">
            <text:p>0</text:p>
          </table:table-cell>
          <table:table-cell office:value-type="float" office:value="0">
            <text:p>0</text:p>
          </table:table-cell>
          <table:table-cell office:value-type="string">
            <text:p>de,en,fr,es,ru</text:p>
          </table:table-cell>
          <table:table-cell office:value-type="float" office:value="1">
            <text:p>1</text:p>
          </table:table-cell>
          <table:table-cell office:value-type="string">
            <text:p>NULL</text:p>
          </table:table-cell>
          <table:table-cell office:value-type="string">
            <text:p>557eadc4701fd</text:p>
          </table:table-cell>
          <table:table-cell office:value-type="string">
            <text:p>de</text:p>
          </table:table-cell>
          <table:table-cell office:value-type="date" office:date-value="2015-06-15T12:49:40" table:style-name="DateTimeCell">
            <text:p>2015-06-15 12:49:40</text:p>
          </table:table-cell>
          <table:table-cell office:value-type="date" office:date-value="2016-06-21T17:22:48" table:style-name="DateTimeCell">
            <text:p>2016-06-21 17:22:48</text:p>
          </table:table-cell>
        </table:table-row>
        <table:table-row>
          <table:table-cell office:value-type="string">
            <text:p>20d9fcc0-4a15-407f-a610-847f3f77ca94</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Coswig - Ort der Vielfalt</text:p>
          </table:table-cell>
          <table:table-cell office:value-type="string">
            <text:p>Der Name der Initiative knüpft an den Titel an, den die Stadt Coswig 2009 vom Bundesfamilienministerium verliehen bekommen hat.

Die Initiative „Coswig – Ort der Vielfalt“ ist ein freiwilliger Zusammenschluss von Bürgern, Arbeitskreisen, Kirchen, Vereinen und Institutionen aus Coswig und Umgebung.

Die Initiative setzt sich dafür ein, dass Coswig als „Ort der Vielfalt“ weltoffen und fremdenfreundlich ist und bleibt. Sie will gemeinsam mit Einzelpersonen, mit Institutionen, Vereinen und Gruppen das Miteinander von Coswiger Bürgern und den zu uns kommenden Asylbewerbern und Flüchtlingen fördern und Menschen, die in Not geraten sind, unterstützen. Sie stellt sich gegen jede Art von Rassismus und gegen die Ausgrenzung von Menschen. Ein würdevoller, respektvoller und toleranter Umgang mit allen Menschen auf der Grundlage des Grundgesetzes ist Maßstab für das Handeln der Initiative. Ihre Aktivitäten gehen dabei über die Stadtgrenzen hinaus und schließen die Nachbargemeinden sowie die gesamte Region mit ein.

Die Aufgaben der Initiative bestehen in der Begleitung und der Unterstützung der Asylbewerber / Flüchtlinge in Coswig und Umgebung sowie Hilfe bei der Integration dieser Menschen. Dazu gehören Hilfe beim Erwerb der deutschen Sprache, Übernahme von Patenschaften, Begleitungen bei Behördengängen, Arztbesuchen und beim Einkauf, Vermittlung von Kontakten, Hilfe beim Eingewöhnen in unseren Kulturkreis sowie weitere unterstützende und begleitende Leistungen.

Die Initiative funktioniert als offenes Netzwerk. Für bestimmte Aufgaben werden auch Arbeitskreise gebildet.

Mitarbeiten kann jeder, der die Ziele der Initiative unterstützt und sich bei der Umsetzung der Aufgaben beteiligt. Dazu kann man sich auf unserer Internetpräsentation unter „Kontakt“ melden.</text:p>
          </table:table-cell>
          <table:table-cell office:value-type="string">
            <text:p>verein@coswig-ort-der-vielfalt.de</text:p>
          </table:table-cell>
          <table:table-cell office:value-type="string">
            <text:p>http://www.coswig-ort-der-vielfalt.de</text:p>
          </table:table-cell>
          <table:table-cell office:value-type="string">
            <text:p>https://www.facebook.com/Initiative-Coswig-Ort-der-Vielfalt-886663074746624</text:p>
          </table:table-cell>
          <table:table-cell office:value-type="string">
            <text:p/>
          </table:table-cell>
          <table:table-cell office:value-type="string">
            <text:p>welcome-network</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NULL</text:p>
          </table:table-cell>
          <table:table-cell office:value-type="string">
            <text:p>55f3f7f844975</text:p>
          </table:table-cell>
          <table:table-cell office:value-type="string">
            <text:p>de</text:p>
          </table:table-cell>
          <table:table-cell office:value-type="date" office:date-value="2015-09-12T12:01:28" table:style-name="DateTimeCell">
            <text:p>2015-09-12 12:01:28</text:p>
          </table:table-cell>
          <table:table-cell office:value-type="date" office:date-value="2016-06-21T17:22:50" table:style-name="DateTimeCell">
            <text:p>2016-06-21 17:22:50</text:p>
          </table:table-cell>
        </table:table-row>
        <table:table-row>
          <table:table-cell office:value-type="string">
            <text:p>210166fe-8106-4066-83f2-2f6d85cf7f19</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Bürgercourage e.V.</text:p>
          </table:table-cell>
          <table:table-cell office:value-type="string">
            <text:p/>
          </table:table-cell>
          <table:table-cell office:value-type="string">
            <text:p>info@buerger-courage.de</text:p>
          </table:table-cell>
          <table:table-cell office:value-type="string">
            <text:p/>
          </table:table-cell>
          <table:table-cell office:value-type="string">
            <text:p/>
          </table:table-cell>
          <table:table-cell office:value-type="string">
            <text:p>0157-73 82 77 62</text:p>
          </table:table-cell>
          <table:table-cell office:value-type="string">
            <text:p>NULL</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56e1d2ecb39c</text:p>
          </table:table-cell>
          <table:table-cell office:value-type="string">
            <text:p>de</text:p>
          </table:table-cell>
          <table:table-cell office:value-type="date" office:date-value="2015-06-02T23:16:30" table:style-name="DateTimeCell">
            <text:p>2015-06-02 23:16:30</text:p>
          </table:table-cell>
          <table:table-cell office:value-type="date" office:date-value="2016-06-21T17:22:44" table:style-name="DateTimeCell">
            <text:p>2016-06-21 17:22:44</text:p>
          </table:table-cell>
        </table:table-row>
        <table:table-row>
          <table:table-cell office:value-type="string">
            <text:p>2126d69b-f5ac-4c4e-9b4d-1433567c07a3</text:p>
          </table:table-cell>
          <table:table-cell office:value-type="string">
            <text:p>f6dd374d-021a-4817-b9b8-4b78bda9db74</text:p>
          </table:table-cell>
          <table:table-cell office:value-type="string">
            <text:p>adfb2457-819c-4574-ace1-56f5b38d8f96</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Fußballtreff</text:p>
          </table:table-cell>
          <table:table-cell office:value-type="string">
            <text:p>genauere aktuelle Informationen, bitte der facebook-Seite entnehmen.</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sports</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5886182d77bb</text:p>
          </table:table-cell>
          <table:table-cell office:value-type="string">
            <text:p>de</text:p>
          </table:table-cell>
          <table:table-cell office:value-type="date" office:date-value="2015-06-22T21:26:58" table:style-name="DateTimeCell">
            <text:p>2015-06-22 21:26:58</text:p>
          </table:table-cell>
          <table:table-cell office:value-type="date" office:date-value="2016-06-21T17:22:48" table:style-name="DateTimeCell">
            <text:p>2016-06-21 17:22:48</text:p>
          </table:table-cell>
        </table:table-row>
        <table:table-row>
          <table:table-cell office:value-type="string">
            <text:p>220433e9-0f27-42d7-9610-10d1b5c2b950</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Saxonia Systems AG</text:p>
          </table:table-cell>
          <table:table-cell office:value-type="string">
            <text:p>Als als in der Gesellschaft eingebettetes Unternehmen möchten wir uns auch in dem Rahmen, den wir leisten können, einbringen und unsere Verantwortung wahrnehmen. Wir stehen in enger Zusammenarbeit mit dem Sächischen Flüchtlingsrat und der Arbeitsagentur. In dem Sinne sind wir kein Verein mit offenen Aktivitäten, aber haben immer ein offenes Ohr und versuchen, mit unseren Kontakten zu helfen.</text:p>
          </table:table-cell>
          <table:table-cell office:value-type="string">
            <text:p>tina.gruhl@saxsys.de</text:p>
          </table:table-cell>
          <table:table-cell office:value-type="string">
            <text:p/>
          </table:table-cell>
          <table:table-cell office:value-type="string">
            <text:p/>
          </table:table-cell>
          <table:table-cell office:value-type="string">
            <text:p>0351-47901670</text:p>
          </table:table-cell>
          <table:table-cell office:value-type="string">
            <text:p>NULL</text:p>
          </table:table-cell>
          <table:table-cell office:value-type="float" office:value="0">
            <text:p>0</text:p>
          </table:table-cell>
          <table:table-cell office:value-type="string">
            <text:p>Tina Gruhl</text:p>
          </table:table-cell>
          <table:table-cell office:value-type="string">
            <text:p>Tina Gruhl</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de,en</text:p>
          </table:table-cell>
          <table:table-cell office:value-type="float" office:value="1">
            <text:p>1</text:p>
          </table:table-cell>
          <table:table-cell office:value-type="string">
            <text:p/>
          </table:table-cell>
          <table:table-cell office:value-type="string">
            <text:p>556e1d2c4edab</text:p>
          </table:table-cell>
          <table:table-cell office:value-type="string">
            <text:p>de</text:p>
          </table:table-cell>
          <table:table-cell office:value-type="date" office:date-value="2015-06-02T23:16:28" table:style-name="DateTimeCell">
            <text:p>2015-06-02 23:16:28</text:p>
          </table:table-cell>
          <table:table-cell office:value-type="date" office:date-value="2016-06-21T17:22:44" table:style-name="DateTimeCell">
            <text:p>2016-06-21 17:22:44</text:p>
          </table:table-cell>
        </table:table-row>
        <table:table-row>
          <table:table-cell office:value-type="string">
            <text:p>24243293-3379-4c58-951b-f7e7d0323bf5</text:p>
          </table:table-cell>
          <table:table-cell office:value-type="string">
            <text:p>NULL</text:p>
          </table:table-cell>
          <table:table-cell office:value-type="string">
            <text:p>744f41e9-799c-432b-a9a3-e78d471ec51a</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El Tauscho</text:p>
          </table:table-cell>
          <table:table-cell office:value-type="string">
            <text:p>Ein Tauschschrank mit allem, was Menschen übrig haben und brauchen könnten. Zum Reinstellen und Rausnehmen.</text:p>
          </table:table-cell>
          <table:table-cell office:value-type="string">
            <text:p>eltauscho@dresden.de</text:p>
          </table:table-cell>
          <table:table-cell office:value-type="string">
            <text:p/>
          </table:table-cell>
          <table:table-cell office:value-type="string">
            <text:p/>
          </table:table-cell>
          <table:table-cell office:value-type="string">
            <text:p/>
          </table:table-cell>
          <table:table-cell office:value-type="string">
            <text:p>NULL</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NULL</text:p>
          </table:table-cell>
          <table:table-cell office:value-type="string">
            <text:p>56163c068705b</text:p>
          </table:table-cell>
          <table:table-cell office:value-type="string">
            <text:p>de</text:p>
          </table:table-cell>
          <table:table-cell office:value-type="date" office:date-value="2015-10-08T11:48:54" table:style-name="DateTimeCell">
            <text:p>2015-10-08 11:48:54</text:p>
          </table:table-cell>
          <table:table-cell office:value-type="date" office:date-value="2016-06-21T17:22:50" table:style-name="DateTimeCell">
            <text:p>2016-06-21 17:22:50</text:p>
          </table:table-cell>
        </table:table-row>
        <table:table-row>
          <table:table-cell office:value-type="string">
            <text:p>2547e879-0a13-4091-bcb1-3800ef7c2dfa</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Gerede - homo, bi und trans e.V.</text:p>
          </table:table-cell>
          <table:table-cell office:value-type="string">
            <text:p>Beratung und Begegnung für LSBTI* Geflüchtete</text:p>
          </table:table-cell>
          <table:table-cell office:value-type="string">
            <text:p>refugees@gerede-dresden.de</text:p>
          </table:table-cell>
          <table:table-cell office:value-type="string">
            <text:p>http://www.gerede-dresden.de/Deutsch/Projekte/bd</text:p>
          </table:table-cell>
          <table:table-cell office:value-type="string">
            <text:p>https://www.facebook.com/geredeev.dresden</text:p>
          </table:table-cell>
          <table:table-cell office:value-type="string">
            <text:p>0351 80 222 51</text:p>
          </table:table-cell>
          <table:table-cell office:value-type="string">
            <text:p>lgbt</text:p>
          </table:table-cell>
          <table:table-cell office:value-type="float" office:value="0">
            <text:p>0</text:p>
          </table:table-cell>
          <table:table-cell office:value-type="string">
            <text:p>Carolin Wiegand, Line Groß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de,en,es</text:p>
          </table:table-cell>
          <table:table-cell office:value-type="float" office:value="1">
            <text:p>1</text:p>
          </table:table-cell>
          <table:table-cell office:value-type="string">
            <text:p>NULL</text:p>
          </table:table-cell>
          <table:table-cell office:value-type="string">
            <text:p>5638a60ebe781</text:p>
          </table:table-cell>
          <table:table-cell office:value-type="string">
            <text:p>de</text:p>
          </table:table-cell>
          <table:table-cell office:value-type="date" office:date-value="2015-11-03T13:18:22" table:style-name="DateTimeCell">
            <text:p>2015-11-03 13:18:22</text:p>
          </table:table-cell>
          <table:table-cell office:value-type="date" office:date-value="2016-06-21T17:22:51" table:style-name="DateTimeCell">
            <text:p>2016-06-21 17:22:51</text:p>
          </table:table-cell>
        </table:table-row>
        <table:table-row>
          <table:table-cell office:value-type="string">
            <text:p>25f59b31-3778-4bf6-a667-ddab7c394c48</text:p>
          </table:table-cell>
          <table:table-cell office:value-type="string">
            <text:p>NULL</text:p>
          </table:table-cell>
          <table:table-cell office:value-type="string">
            <text:p>5dddf63d-ccf6-44e2-8daf-81bb44507fdd</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SprachTreff für Asylsuchende</text:p>
          </table:table-cell>
          <table:table-cell office:value-type="string">
            <text:p>Jeden Dienstag von 16 bis 18 Uhr, Kirchgemeinde St. Christphorus, Hermann-Seidel-Straße 3 in 01279 Laubegast. Bei Kaffee und Tee, beim gemeinsamen Gespräch, beim Kochen, Spielen, Spazieren gehen begegnen sich Laubegaster Bürger und Asylsuchende aus ganz Dresden. Man lernt sich kennen, die Asylsuchenden können deutsch sprechen üben und Kontakte knüpfen.</text:p>
          </table:table-cell>
          <table:table-cell office:value-type="string">
            <text:p>vitae@cvjm-dresden.de</text:p>
          </table:table-cell>
          <table:table-cell office:value-type="string">
            <text:p>http://www.laubegast-ist-bunt.d</text:p>
          </table:table-cell>
          <table:table-cell office:value-type="string">
            <text:p>https://www.facebook.com/laubegastistbunt</text:p>
          </table:table-cell>
          <table:table-cell office:value-type="string">
            <text:p>0351-25300190</text:p>
          </table:table-cell>
          <table:table-cell office:value-type="string">
            <text:p>learning-place</text:p>
          </table:table-cell>
          <table:table-cell office:value-type="float" office:value="0">
            <text:p>0</text:p>
          </table:table-cell>
          <table:table-cell office:value-type="string">
            <text:p>Claus Dethleff</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de,en</text:p>
          </table:table-cell>
          <table:table-cell office:value-type="float" office:value="1">
            <text:p>1</text:p>
          </table:table-cell>
          <table:table-cell office:value-type="string">
            <text:p>NULL</text:p>
          </table:table-cell>
          <table:table-cell office:value-type="string">
            <text:p>5587ac6088922</text:p>
          </table:table-cell>
          <table:table-cell office:value-type="string">
            <text:p>de</text:p>
          </table:table-cell>
          <table:table-cell office:value-type="date" office:date-value="2015-06-22T08:34:08" table:style-name="DateTimeCell">
            <text:p>2015-06-22 08:34:08</text:p>
          </table:table-cell>
          <table:table-cell office:value-type="date" office:date-value="2016-06-21T17:22:48" table:style-name="DateTimeCell">
            <text:p>2016-06-21 17:22:48</text:p>
          </table:table-cell>
        </table:table-row>
        <table:table-row>
          <table:table-cell office:value-type="string">
            <text:p>267deb38-c33e-4a27-b0d4-0a70dfcc6d69</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AG Asylsuchende [GRH]</text:p>
          </table:table-cell>
          <table:table-cell office:value-type="string">
            <text:p/>
          </table:table-cell>
          <table:table-cell office:value-type="string">
            <text:p>ag_asylsuchende_grh@riseup.net</text:p>
          </table:table-cell>
          <table:table-cell office:value-type="string">
            <text:p/>
          </table:table-cell>
          <table:table-cell office:value-type="string">
            <text:p/>
          </table:table-cell>
          <table:table-cell office:value-type="string">
            <text:p/>
          </table:table-cell>
          <table:table-cell office:value-type="string">
            <text:p>welcome-network</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de,en</text:p>
          </table:table-cell>
          <table:table-cell office:value-type="float" office:value="1">
            <text:p>1</text:p>
          </table:table-cell>
          <table:table-cell office:value-type="string">
            <text:p/>
          </table:table-cell>
          <table:table-cell office:value-type="string">
            <text:p>556e1d2c84d2b</text:p>
          </table:table-cell>
          <table:table-cell office:value-type="string">
            <text:p>de</text:p>
          </table:table-cell>
          <table:table-cell office:value-type="date" office:date-value="2015-06-02T23:16:28" table:style-name="DateTimeCell">
            <text:p>2015-06-02 23:16:28</text:p>
          </table:table-cell>
          <table:table-cell office:value-type="date" office:date-value="2016-06-21T17:22:44" table:style-name="DateTimeCell">
            <text:p>2016-06-21 17:22:44</text:p>
          </table:table-cell>
        </table:table-row>
        <table:table-row>
          <table:table-cell office:value-type="string">
            <text:p>2b065e7b-716d-4e43-bb0a-452c03062050</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Prohlis ist bunt</text:p>
          </table:table-cell>
          <table:table-cell office:value-type="string">
            <text:p>Das Netzwerk „Prohlis ist bunt“ ist ein Zusammenschluss aus Vereinen, Einrichtungen, Ortsamt, Quartiersmanagement, Kirchgemeinde und Parteien aus Prohlis und möchte für Asylsuchende und Flüchtlinge in Prohlis ein Klima des Willkommens schaffen. Hauptaufgabe ist die Netzwerkarbeit sowie die Projektarbeit. Das Netzwerk besteht seit Frühjahr 2014.

Das Netzwerk lädt jeden letzten Sonntag im Monat Flüchtlinge und Interessierte von 10 – 12 Uhr ein, sich zu treffen und gemeinsam etwas zu tun.</text:p>
          </table:table-cell>
          <table:table-cell office:value-type="string">
            <text:p>info@prohlis-ist-bunt.de</text:p>
          </table:table-cell>
          <table:table-cell office:value-type="string">
            <text:p>http://prohlis-ist-bunt.de</text:p>
          </table:table-cell>
          <table:table-cell office:value-type="string">
            <text:p/>
          </table:table-cell>
          <table:table-cell office:value-type="string">
            <text:p>0351-27 272 16</text:p>
          </table:table-cell>
          <table:table-cell office:value-type="string">
            <text:p>welcome-network</text:p>
          </table:table-cell>
          <table:table-cell office:value-type="float" office:value="0">
            <text:p>0</text:p>
          </table:table-cell>
          <table:table-cell office:value-type="string">
            <text:p>Veronika Gottmann</text:p>
          </table:table-cell>
          <table:table-cell office:value-type="string">
            <text:p>Veronika Gottmann</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56e1d2c45abc</text:p>
          </table:table-cell>
          <table:table-cell office:value-type="string">
            <text:p>de</text:p>
          </table:table-cell>
          <table:table-cell office:value-type="date" office:date-value="2015-06-02T23:16:28" table:style-name="DateTimeCell">
            <text:p>2015-06-02 23:16:28</text:p>
          </table:table-cell>
          <table:table-cell office:value-type="date" office:date-value="2016-06-21T17:22:44" table:style-name="DateTimeCell">
            <text:p>2016-06-21 17:22:44</text:p>
          </table:table-cell>
        </table:table-row>
        <table:table-row>
          <table:table-cell office:value-type="string">
            <text:p>2b265e3d-7e44-4253-aa19-336e654a7dd6</text:p>
          </table:table-cell>
          <table:table-cell office:value-type="string">
            <text:p>NULL</text:p>
          </table:table-cell>
          <table:table-cell office:value-type="string">
            <text:p>adfb2457-819c-4574-ace1-56f5b38d8f96</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Offener Kindertreff Känguruh</text:p>
          </table:table-cell>
          <table:table-cell office:value-type="string">
            <text:p>* offen für alle * kostenlos * ohne Anmeldung *

Für Kinder von 6 bis 14 Jahren und deren Eltern

Montag: Kochen und Backen
Dienstag: Spielen und Toben - ab 16:30: Sport und Spiel in der Turnhalle der DKS
Mittwoch &amp; Donnerstag: wechselnde Kreativangebote - Basteln, bauen, werkeln
Freitag: Spielen und Toben

Mehr Infos auf unserer Webseite!
 </text:p>
          </table:table-cell>
          <table:table-cell office:value-type="string">
            <text:p>kitreff.kaenguruh@gmx.de</text:p>
          </table:table-cell>
          <table:table-cell office:value-type="string">
            <text:p>http://kilakaenguruh.de/kindertreff/</text:p>
          </table:table-cell>
          <table:table-cell office:value-type="string">
            <text:p>https://www.facebook.com/kindertreff.kanguruh</text:p>
          </table:table-cell>
          <table:table-cell office:value-type="string">
            <text:p>0351 8010621</text:p>
          </table:table-cell>
          <table:table-cell office:value-type="string">
            <text:p>youth-club</text:p>
          </table:table-cell>
          <table:table-cell office:value-type="float" office:value="0">
            <text:p>0</text:p>
          </table:table-cell>
          <table:table-cell office:value-type="string">
            <text:p>Susan Neumann</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1">
            <text:p>1</text:p>
          </table:table-cell>
          <table:table-cell office:value-type="string">
            <text:p>de,en,sr</text:p>
          </table:table-cell>
          <table:table-cell office:value-type="float" office:value="1">
            <text:p>1</text:p>
          </table:table-cell>
          <table:table-cell office:value-type="string">
            <text:p>NULL</text:p>
          </table:table-cell>
          <table:table-cell office:value-type="string">
            <text:p>56432ceb9d5a9</text:p>
          </table:table-cell>
          <table:table-cell office:value-type="string">
            <text:p>de</text:p>
          </table:table-cell>
          <table:table-cell office:value-type="date" office:date-value="2015-11-11T12:56:27" table:style-name="DateTimeCell">
            <text:p>2015-11-11 12:56:27</text:p>
          </table:table-cell>
          <table:table-cell office:value-type="date" office:date-value="2016-06-21T17:22:52" table:style-name="DateTimeCell">
            <text:p>2016-06-21 17:22:52</text:p>
          </table:table-cell>
        </table:table-row>
        <table:table-row>
          <table:table-cell office:value-type="string">
            <text:p>2b888565-f4ad-4151-8eda-cc2945027393</text:p>
          </table:table-cell>
          <table:table-cell office:value-type="string">
            <text:p>b6724666-3456-4a88-9f31-a9c53016eab7</text:p>
          </table:table-cell>
          <table:table-cell office:value-type="string">
            <text:p>NULL</text:p>
          </table:table-cell>
          <table:table-cell office:value-type="float" office:value="1">
            <text:p>1</text:p>
          </table:table-cell>
          <table:table-cell office:value-type="string">
            <text:p>NULL</text:p>
          </table:table-cell>
          <table:table-cell office:value-type="string">
            <text:p>NULL</text:p>
          </table:table-cell>
          <table:table-cell office:value-type="string">
            <text:p>NULL</text:p>
          </table:table-cell>
          <table:table-cell office:value-type="string">
            <text:p>NULL</text:p>
          </table:table-cell>
          <table:table-cell office:value-type="string">
            <text:p>dresden</text:p>
          </table:table-cell>
          <table:table-cell office:value-type="string">
            <text:p>Spendenannahme (DRK Dresden)</text:p>
          </table:table-cell>
          <table:table-cell office:value-type="string">
            <text:p>Aktuellen Bedarf bitte erfragen via Telefon, facebook oder Website!

Nicht angenommen werden:
Unterwäsche, Socken, Lebensmittel, Haushaltsgeräte, elektrische Geräte, Mobiliar</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
          </table:table-cell>
          <table:table-cell office:value-type="string">
            <text:p/>
          </table:table-cell>
          <table:table-cell office:value-type="string">
            <text:p>NULL</text:p>
          </table:table-cell>
          <table:table-cell office:value-type="string">
            <text:p>NULL</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5e9bd88a2cd8</text:p>
          </table:table-cell>
          <table:table-cell office:value-type="string">
            <text:p>de</text:p>
          </table:table-cell>
          <table:table-cell office:value-type="date" office:date-value="2015-09-04T17:49:28" table:style-name="DateTimeCell">
            <text:p>2015-09-04 17:49:28</text:p>
          </table:table-cell>
          <table:table-cell office:value-type="date" office:date-value="2016-06-21T17:22:49" table:style-name="DateTimeCell">
            <text:p>2016-06-21 17:22:49</text:p>
          </table:table-cell>
        </table:table-row>
        <table:table-row>
          <table:table-cell office:value-type="string">
            <text:p>2c8b4eb1-7bbc-41bb-8abb-9ae27081c505</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Montagscafé Staatsschauspiel</text:p>
          </table:table-cell>
          <table:table-cell office:value-type="string">
            <text:p>​Beschreibung:​ Ab sofort ist jeden Montag ab 15:00 Uhr im Kleinen Haus das Montagscafé geöffnet. Das Kleine Haus bietet einen offenen Treffpunkt für Geflüchtete und Dresdnerinnen und Dresdner: Mitarbeiter des Theaters, Geflüchtete, Zuschauer oder Bürgerbühnendarsteller – alle können einfach vorbeikommen. Das Montagscafé ist ein Angebot für alle Altersgruppen. Falls sich mal keine gemeinsame Sprache findet, sind Dolmetscher vor Ort.
Um 15:00 Uhr geht es los mit einem Theaterworkshop, der von Schauspielern und Theaterpädagogen geleitet wird. Es sind keine Theater- und Sprachkenntnisse erforderlich. Wer Lust hat, kommt einfach spontan vorbei!
Um 17:00 Uhr geht es weiter im Café mit Musik, Snacks und Brettspielen und zwanglosem Verweilen und Kennenlernen.
Ab 19:30 Uhr finden ergänzend wöchentlich wechselnde Aktionen wie Vorträge, Tauschbörsen, Lesungen, Konzerte oder Tanzstunden statt.Anmeldungen sind nicht erforderlich. Ideen, Vorschläge, Anregungen und Angebote sind herzlich willkommen . Der Eintritt ist frei.</text:p>
          </table:table-cell>
          <table:table-cell office:value-type="string">
            <text:p>buergerbuehne@staatsschauspiel-dresden.de</text:p>
          </table:table-cell>
          <table:table-cell office:value-type="string">
            <text:p>http://www.staatsschauspiel-dresden.de/spielplan/spielplan/montagscafe/</text:p>
          </table:table-cell>
          <table:table-cell office:value-type="string">
            <text:p/>
          </table:table-cell>
          <table:table-cell office:value-type="string">
            <text:p> 0351 - 4913 849</text:p>
          </table:table-cell>
          <table:table-cell office:value-type="string">
            <text:p>meeting-place</text:p>
          </table:table-cell>
          <table:table-cell office:value-type="float" office:value="0">
            <text:p>0</text:p>
          </table:table-cell>
          <table:table-cell office:value-type="string">
            <text:p>Miriam Tscholl</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NULL</text:p>
          </table:table-cell>
          <table:table-cell office:value-type="string">
            <text:p>55fb28c78f8de</text:p>
          </table:table-cell>
          <table:table-cell office:value-type="string">
            <text:p>de</text:p>
          </table:table-cell>
          <table:table-cell office:value-type="date" office:date-value="2015-09-17T22:55:35" table:style-name="DateTimeCell">
            <text:p>2015-09-17 22:55:35</text:p>
          </table:table-cell>
          <table:table-cell office:value-type="date" office:date-value="2016-06-21T17:22:50" table:style-name="DateTimeCell">
            <text:p>2016-06-21 17:22:50</text:p>
          </table:table-cell>
        </table:table-row>
        <table:table-row>
          <table:table-cell office:value-type="string">
            <text:p>2e5ef309-0344-462d-ad73-7099a60193fa</text:p>
          </table:table-cell>
          <table:table-cell office:value-type="string">
            <text:p>78d41215-5b43-4f78-b254-a5b3329325b6</text:p>
          </table:table-cell>
          <table:table-cell office:value-type="string">
            <text:p>NULL</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
          </table:table-cell>
          <table:table-cell office:value-type="string">
            <text:p>Für das Flüchtlingsland Afghanistan.
Auch für nicht alphabetisierte!

Du möchtest diese Initiative unterstützen? Dann schreib an: lehrer@glfr.de</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Dana Housch</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65b7ca01f9f3</text:p>
          </table:table-cell>
          <table:table-cell office:value-type="string">
            <text:p>de</text:p>
          </table:table-cell>
          <table:table-cell office:value-type="date" office:date-value="2015-11-29T23:30:56" table:style-name="DateTimeCell">
            <text:p>2015-11-29 23:30:56</text:p>
          </table:table-cell>
          <table:table-cell office:value-type="date" office:date-value="2016-06-21T17:22:52" table:style-name="DateTimeCell">
            <text:p>2016-06-21 17:22:52</text:p>
          </table:table-cell>
        </table:table-row>
        <table:table-row>
          <table:table-cell office:value-type="string">
            <text:p>31083570-7d31-4856-861a-0a846e19e815</text:p>
          </table:table-cell>
          <table:table-cell office:value-type="string">
            <text:p>NULL</text:p>
          </table:table-cell>
          <table:table-cell office:value-type="string">
            <text:p>d29bbe86-ecd6-42df-8054-70a90ec7b535</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IBAS Sachsen</text:p>
          </table:table-cell>
          <table:table-cell office:value-type="string">
            <text:p>Die Informations- und Beratungsstelle Arbeitsmarkt Sachsen (IBAS) ist Teil des IQ Netzwerkes Sachsen im Förderprogramm „Integration durch Qualifizierung (IQ)". IBAS unterstützt bei der Anerkennung ausländischer Qualifikationen und hilft bei Frage zur Qualifizierung und Arbeitsmarktintegration von Migrantinnen und Migranten. </text:p>
          </table:table-cell>
          <table:table-cell office:value-type="string">
            <text:p>post@exis.de</text:p>
          </table:table-cell>
          <table:table-cell office:value-type="string">
            <text:p>http://www.netzwerk-iq-sachsen.de</text:p>
          </table:table-cell>
          <table:table-cell office:value-type="string">
            <text:p/>
          </table:table-cell>
          <table:table-cell office:value-type="string">
            <text:p>0351-43707040</text:p>
          </table:table-cell>
          <table:table-cell office:value-type="string">
            <text:p>job-counselling</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de,en,es</text:p>
          </table:table-cell>
          <table:table-cell office:value-type="float" office:value="1">
            <text:p>1</text:p>
          </table:table-cell>
          <table:table-cell office:value-type="string">
            <text:p/>
          </table:table-cell>
          <table:table-cell office:value-type="string">
            <text:p>56aa24e260247</text:p>
          </table:table-cell>
          <table:table-cell office:value-type="string">
            <text:p>de</text:p>
          </table:table-cell>
          <table:table-cell office:value-type="date" office:date-value="2016-01-28T15:25:38" table:style-name="DateTimeCell">
            <text:p>2016-01-28 15:25:38</text:p>
          </table:table-cell>
          <table:table-cell office:value-type="date" office:date-value="2016-06-21T17:22:54" table:style-name="DateTimeCell">
            <text:p>2016-06-21 17:22:54</text:p>
          </table:table-cell>
        </table:table-row>
        <table:table-row>
          <table:table-cell office:value-type="string">
            <text:p>32c6b976-78e6-432a-b2d2-a66ee008c2d3</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Dresden - place to be e. V.</text:p>
          </table:table-cell>
          <table:table-cell office:value-type="string">
            <text:p/>
          </table:table-cell>
          <table:table-cell office:value-type="string">
            <text:p>dd.placetobe@googlemail.com</text:p>
          </table:table-cell>
          <table:table-cell office:value-type="string">
            <text:p>http://www.dresden-place-to-be.de/</text:p>
          </table:table-cell>
          <table:table-cell office:value-type="string">
            <text:p/>
          </table:table-cell>
          <table:table-cell office:value-type="string">
            <text:p>0151 23701485</text:p>
          </table:table-cell>
          <table:table-cell office:value-type="string">
            <text:p/>
          </table:table-cell>
          <table:table-cell office:value-type="float" office:value="0">
            <text:p>0</text:p>
          </table:table-cell>
          <table:table-cell office:value-type="string">
            <text:p/>
          </table:table-cell>
          <table:table-cell office:value-type="string">
            <text:p/>
          </table:table-cell>
          <table:table-cell office:value-type="string">
            <text:p>http://www.dresden-place-to-be.de/++theme++ityou_theme/assets/img/decoimages/dresden-bunt.jpg</text:p>
          </table:table-cell>
          <table:table-cell office:value-type="string">
            <text:p>image</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56e1d2eaa693</text:p>
          </table:table-cell>
          <table:table-cell office:value-type="string">
            <text:p>de</text:p>
          </table:table-cell>
          <table:table-cell office:value-type="date" office:date-value="2015-06-02T23:16:30" table:style-name="DateTimeCell">
            <text:p>2015-06-02 23:16:30</text:p>
          </table:table-cell>
          <table:table-cell office:value-type="date" office:date-value="2016-06-21T17:22:44" table:style-name="DateTimeCell">
            <text:p>2016-06-21 17:22:44</text:p>
          </table:table-cell>
        </table:table-row>
        <table:table-row>
          <table:table-cell office:value-type="string">
            <text:p>3357bdea-5db4-44b2-a456-021d7d5d90df</text:p>
          </table:table-cell>
          <table:table-cell office:value-type="string">
            <text:p>NULL</text:p>
          </table:table-cell>
          <table:table-cell office:value-type="string">
            <text:p>adfb2457-819c-4574-ace1-56f5b38d8f96</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Johannstädter Kulturtreff e.V.</text:p>
          </table:table-cell>
          <table:table-cell office:value-type="string">
            <text:p>Wir stellen mit unseren Räumlichkeiten und künstlerischen Werkstätten Orte für Kurse, Veranstaltungen und Aktionen zur Verfügung - vom Kochen über Sport und Begegnung bis hin zu Kunst und Kultur ist Vieles möglich.</text:p>
          </table:table-cell>
          <table:table-cell office:value-type="string">
            <text:p>kontakt@johannstaedterkulturtreff.de</text:p>
          </table:table-cell>
          <table:table-cell office:value-type="string">
            <text:p>http://www.johannstaedterkulturtreff.de</text:p>
          </table:table-cell>
          <table:table-cell office:value-type="string">
            <text:p>https://www.facebook.com/pages/Johannst%C3%A4dter-Kulturtreff-eV/168294379862523?ref=tn_tnmn</text:p>
          </table:table-cell>
          <table:table-cell office:value-type="string">
            <text:p>0351 4472823</text:p>
          </table:table-cell>
          <table:table-cell office:value-type="string">
            <text:p>workshop-room</text:p>
          </table:table-cell>
          <table:table-cell office:value-type="float" office:value="0">
            <text:p>0</text:p>
          </table:table-cell>
          <table:table-cell office:value-type="string">
            <text:p/>
          </table:table-cell>
          <table:table-cell office:value-type="string">
            <text:p>Matthes Blank</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de,en</text:p>
          </table:table-cell>
          <table:table-cell office:value-type="float" office:value="1">
            <text:p>1</text:p>
          </table:table-cell>
          <table:table-cell office:value-type="string">
            <text:p/>
          </table:table-cell>
          <table:table-cell office:value-type="string">
            <text:p>556e1d2bc8980</text:p>
          </table:table-cell>
          <table:table-cell office:value-type="string">
            <text:p>de</text:p>
          </table:table-cell>
          <table:table-cell office:value-type="date" office:date-value="2015-06-02T23:16:27" table:style-name="DateTimeCell">
            <text:p>2015-06-02 23:16:27</text:p>
          </table:table-cell>
          <table:table-cell office:value-type="date" office:date-value="2016-06-21T17:22:44" table:style-name="DateTimeCell">
            <text:p>2016-06-21 17:22:44</text:p>
          </table:table-cell>
        </table:table-row>
        <table:table-row>
          <table:table-cell office:value-type="string">
            <text:p>3480a77f-3eea-457f-a6c5-1ad7e349d8fd</text:p>
          </table:table-cell>
          <table:table-cell office:value-type="string">
            <text:p>2b065e7b-716d-4e43-bb0a-452c03062050</text:p>
          </table:table-cell>
          <table:table-cell office:value-type="string">
            <text:p>NULL</text:p>
          </table:table-cell>
          <table:table-cell office:value-type="float" office:value="1">
            <text:p>1</text:p>
          </table:table-cell>
          <table:table-cell office:value-type="string">
            <text:p>NULL</text:p>
          </table:table-cell>
          <table:table-cell office:value-type="string">
            <text:p>NULL</text:p>
          </table:table-cell>
          <table:table-cell office:value-type="string">
            <text:p>NULL</text:p>
          </table:table-cell>
          <table:table-cell office:value-type="string">
            <text:p>NULL</text:p>
          </table:table-cell>
          <table:table-cell office:value-type="string">
            <text:p>dresden</text:p>
          </table:table-cell>
          <table:table-cell office:value-type="string">
            <text:p>Paten für Geflüchtete GESUCHT</text:p>
          </table:table-cell>
          <table:table-cell office:value-type="string">
            <text:p>Das Netzwerk „Prohlis ist bunt“, sucht Bürgerinnen und Bürger die sich ehrenamtlich für Flüchtlinge engagieren möchten. 
Aktuell suchen wir Personen, die bereit sind, Flüchtlinge zu unterstützen. Solche „Paten“ sollen die Flüchtlinge, die hier in Prohlis dezentral in Wohnungen leben, bei alltäglichen Dingen unterstützen, etwas unternehmen oder auch Kontakte zu Nachbarn vermitteln. Hierbei arbeiten Sie mit Sozialarbeiterinnen und Sozialarbeitern zusammen, die aber für zu viele Flüchtlinge zuständig sind. Deshalb sind Engagierte dringend gebraucht und erwünscht!
Wenn Sie Interesse haben, melden Sie sich im Quartiersmanagement</text:p>
          </table:table-cell>
          <table:table-cell office:value-type="string">
            <text:p>info@qm-prohlis.de</text:p>
          </table:table-cell>
          <table:table-cell office:value-type="string">
            <text:p/>
          </table:table-cell>
          <table:table-cell office:value-type="string">
            <text:p/>
          </table:table-cell>
          <table:table-cell office:value-type="string">
            <text:p>0351 27 272 16</text:p>
          </table:table-cell>
          <table:table-cell office:value-type="string">
            <text:p/>
          </table:table-cell>
          <table:table-cell office:value-type="float" office:value="0">
            <text:p>0</text:p>
          </table:table-cell>
          <table:table-cell office:value-type="string">
            <text:p>Quartiersmanagement Prohlis, Fr. Gottmann</text:p>
          </table:table-cell>
          <table:table-cell office:value-type="string">
            <text:p/>
          </table:table-cell>
          <table:table-cell office:value-type="string">
            <text:p>NULL</text:p>
          </table:table-cell>
          <table:table-cell office:value-type="string">
            <text:p>NULL</text:p>
          </table:table-cell>
          <table:table-cell office:value-type="float" office:value="1">
            <text:p>1</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5884c70da562</text:p>
          </table:table-cell>
          <table:table-cell office:value-type="string">
            <text:p>de</text:p>
          </table:table-cell>
          <table:table-cell office:value-type="date" office:date-value="2015-06-22T19:57:04" table:style-name="DateTimeCell">
            <text:p>2015-06-22 19:57:04</text:p>
          </table:table-cell>
          <table:table-cell office:value-type="date" office:date-value="2016-06-21T17:22:48" table:style-name="DateTimeCell">
            <text:p>2016-06-21 17:22:48</text:p>
          </table:table-cell>
        </table:table-row>
        <table:table-row>
          <table:table-cell office:value-type="string">
            <text:p>353ddfc5-bdf8-43de-9443-7648dc9c5613</text:p>
          </table:table-cell>
          <table:table-cell office:value-type="string">
            <text:p>913c00ed-3b0c-4471-a3a8-ac73e8c43ebf</text:p>
          </table:table-cell>
          <table:table-cell office:value-type="string">
            <text:p>NULL</text:p>
          </table:table-cell>
          <table:table-cell office:value-type="float" office:value="1">
            <text:p>1</text:p>
          </table:table-cell>
          <table:table-cell office:value-type="string">
            <text:p>NULL</text:p>
          </table:table-cell>
          <table:table-cell office:value-type="string">
            <text:p>NULL</text:p>
          </table:table-cell>
          <table:table-cell office:value-type="string">
            <text:p>NULL</text:p>
          </table:table-cell>
          <table:table-cell office:value-type="string">
            <text:p>NULL</text:p>
          </table:table-cell>
          <table:table-cell office:value-type="string">
            <text:p>dresden</text:p>
          </table:table-cell>
          <table:table-cell office:value-type="string">
            <text:p>Familienzentrum Pirna - Pirnaer Tafel</text:p>
          </table:table-cell>
          <table:table-cell office:value-type="string">
            <text:p>Lebensmittelspenden</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
          </table:table-cell>
          <table:table-cell office:value-type="string">
            <text:p/>
          </table:table-cell>
          <table:table-cell office:value-type="string">
            <text:p>NULL</text:p>
          </table:table-cell>
          <table:table-cell office:value-type="string">
            <text:p>NULL</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6cb12989c9fa</text:p>
          </table:table-cell>
          <table:table-cell office:value-type="string">
            <text:p>de</text:p>
          </table:table-cell>
          <table:table-cell office:value-type="date" office:date-value="2016-02-22T14:52:24" table:style-name="DateTimeCell">
            <text:p>2016-02-22 14:52:24</text:p>
          </table:table-cell>
          <table:table-cell office:value-type="date" office:date-value="2016-06-21T17:22:55" table:style-name="DateTimeCell">
            <text:p>2016-06-21 17:22:55</text:p>
          </table:table-cell>
        </table:table-row>
        <table:table-row>
          <table:table-cell office:value-type="string">
            <text:p>3690f5b4-6caa-4b1b-bb9c-c8f3162dfad9</text:p>
          </table:table-cell>
          <table:table-cell office:value-type="string">
            <text:p>NULL</text:p>
          </table:table-cell>
          <table:table-cell office:value-type="string">
            <text:p>adfb2457-819c-4574-ace1-56f5b38d8f96</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Refugee-Lauftreff Dresden</text:p>
          </table:table-cell>
          <table:table-cell office:value-type="string">
            <text:p>"Sport makes us strong, Sport makes us happy and Sport join us together!" - das ist der Slogan, für den die Refugee-Lauftreffs stehen und gegründet worden. Wir sind eine kleine, aber stetig wachsende Gemeinschaft, die ausgehend von Dresden Lauftreffs mit Flüchtlingen organisiert. Unser Ziel ist es den Menschen, die zu uns kommen, eine Beschäftigung zum Ausgleich des teilweise tristen Daseins und eine Plattform zu bieten, auf der man sich Austauschen und Kennenlernen kann.</text:p>
          </table:table-cell>
          <table:table-cell office:value-type="string">
            <text:p>info@refugee-lauftreffs.de</text:p>
          </table:table-cell>
          <table:table-cell office:value-type="string">
            <text:p>http://refugee-lauftreffs.de/orte/dresden.html</text:p>
          </table:table-cell>
          <table:table-cell office:value-type="string">
            <text:p>https://www.facebook.com/groups/refugee.lauftreff.dresden/</text:p>
          </table:table-cell>
          <table:table-cell office:value-type="string">
            <text:p/>
          </table:table-cell>
          <table:table-cell office:value-type="string">
            <text:p>sports</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6a93e22e3cc5</text:p>
          </table:table-cell>
          <table:table-cell office:value-type="string">
            <text:p>de</text:p>
          </table:table-cell>
          <table:table-cell office:value-type="date" office:date-value="2016-01-27T23:01:06" table:style-name="DateTimeCell">
            <text:p>2016-01-27 23:01:06</text:p>
          </table:table-cell>
          <table:table-cell office:value-type="date" office:date-value="2016-06-21T17:22:54" table:style-name="DateTimeCell">
            <text:p>2016-06-21 17:22:54</text:p>
          </table:table-cell>
        </table:table-row>
        <table:table-row>
          <table:table-cell office:value-type="string">
            <text:p>36f7e90a-6a76-4c31-b352-716fe37ad1f1</text:p>
          </table:table-cell>
          <table:table-cell office:value-type="string">
            <text:p>NULL</text:p>
          </table:table-cell>
          <table:table-cell office:value-type="string">
            <text:p>adfb2457-819c-4574-ace1-56f5b38d8f96</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Das WELTCHEN</text:p>
          </table:table-cell>
          <table:table-cell office:value-type="string">
            <text:p>Im Gemeinschaftsgarten treffen sich Menschen zum gemeinsamen Gärtnern, Kennenlernen, Sprache üben und Entspannen.
Ort: gegenüber der Homiliusstraße 19 in Mickten</text:p>
          </table:table-cell>
          <table:table-cell office:value-type="string">
            <text:p>tobias.funke@evlks.de ; fluechtlingsarbeit@laurentius-dresden.de</text:p>
          </table:table-cell>
          <table:table-cell office:value-type="string">
            <text:p>https://dasweltchen.wordpress.com/ ; http://fluechtlingsarbeit.laurentius-dresden.de/</text:p>
          </table:table-cell>
          <table:table-cell office:value-type="string">
            <text:p/>
          </table:table-cell>
          <table:table-cell office:value-type="string">
            <text:p/>
          </table:table-cell>
          <table:table-cell office:value-type="string">
            <text:p>gardening</text:p>
          </table:table-cell>
          <table:table-cell office:value-type="float" office:value="0">
            <text:p>0</text:p>
          </table:table-cell>
          <table:table-cell office:value-type="string">
            <text:p>Tobias Funke ; Elke Noack</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NULL</text:p>
          </table:table-cell>
          <table:table-cell office:value-type="string">
            <text:p>5713bfcab0068</text:p>
          </table:table-cell>
          <table:table-cell office:value-type="string">
            <text:p>de</text:p>
          </table:table-cell>
          <table:table-cell office:value-type="date" office:date-value="2016-04-17T18:54:34" table:style-name="DateTimeCell">
            <text:p>2016-04-17 18:54:34</text:p>
          </table:table-cell>
          <table:table-cell office:value-type="date" office:date-value="2016-06-21T17:22:56" table:style-name="DateTimeCell">
            <text:p>2016-06-21 17:22:56</text:p>
          </table:table-cell>
        </table:table-row>
        <table:table-row>
          <table:table-cell office:value-type="string">
            <text:p>37f4c691-ee88-4b51-af13-977396c5e62f</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SPIKE Dresden</text:p>
          </table:table-cell>
          <table:table-cell office:value-type="string">
            <text:p>Wir organisieren konkrete Hilfe für Geflüchtete. Wir bieten einen freundlichen und offenen Ort der Begegnung, für die Freizeitgestaltung, für soziales Engagement,  zur Unterstützung und als Anlaufstelle für Netzwerkpartner. Unsere Räume stehen auch über die Öffnungszeiten hinaus für Aktionen zur Verfügung (z.B. vormittags). Immer mittwochs von 15 bis 20 Uhr und alle 14 Tage Sonntag von 16 bis 20 Uhr treffen sich Engagierte und Interessierte bei uns, um Kontakte zu knüpfen, Geflüchteten zu begegnen und besondere Aktivitäten und Angebote gemeinsam zu planen.</text:p>
          </table:table-cell>
          <table:table-cell office:value-type="string">
            <text:p>kontakt@spikedresden.de</text:p>
          </table:table-cell>
          <table:table-cell office:value-type="string">
            <text:p>http://www.spikedresden.de</text:p>
          </table:table-cell>
          <table:table-cell office:value-type="string">
            <text:p>http://www.facebook.com/SPIKEdresden</text:p>
          </table:table-cell>
          <table:table-cell office:value-type="string">
            <text:p>0351/ 281 80 84</text:p>
          </table:table-cell>
          <table:table-cell office:value-type="string">
            <text:p>meeting-place</text:p>
          </table:table-cell>
          <table:table-cell office:value-type="float" office:value="0">
            <text:p>0</text:p>
          </table:table-cell>
          <table:table-cell office:value-type="string">
            <text:p>Ellen Demnitz-Schmidt, Frank Meißner</text:p>
          </table:table-cell>
          <table:table-cell office:value-type="string">
            <text:p>Ellen Demnitz-Schmidt</text:p>
          </table:table-cell>
          <table:table-cell office:value-type="string">
            <text:p>http://www.powerpowl.com/wp-content/uploads/2014/12/PB170075.jpg</text:p>
          </table:table-cell>
          <table:table-cell office:value-type="string">
            <text:p>image</text:p>
          </table:table-cell>
          <table:table-cell office:value-type="float" office:value="0">
            <text:p>0</text:p>
          </table:table-cell>
          <table:table-cell office:value-type="float" office:value="1">
            <text:p>1</text:p>
          </table:table-cell>
          <table:table-cell office:value-type="string">
            <text:p>de,en</text:p>
          </table:table-cell>
          <table:table-cell office:value-type="float" office:value="1">
            <text:p>1</text:p>
          </table:table-cell>
          <table:table-cell office:value-type="string">
            <text:p/>
          </table:table-cell>
          <table:table-cell office:value-type="string">
            <text:p>556e1d2b513d0</text:p>
          </table:table-cell>
          <table:table-cell office:value-type="string">
            <text:p>de</text:p>
          </table:table-cell>
          <table:table-cell office:value-type="date" office:date-value="2015-06-02T23:16:27" table:style-name="DateTimeCell">
            <text:p>2015-06-02 23:16:27</text:p>
          </table:table-cell>
          <table:table-cell office:value-type="date" office:date-value="2016-06-21T17:22:43" table:style-name="DateTimeCell">
            <text:p>2016-06-21 17:22:43</text:p>
          </table:table-cell>
        </table:table-row>
        <table:table-row>
          <table:table-cell office:value-type="string">
            <text:p>3899a8de-1d87-4ccf-a317-c458ab04d1fa</text:p>
          </table:table-cell>
          <table:table-cell office:value-type="string">
            <text:p>NULL</text:p>
          </table:table-cell>
          <table:table-cell office:value-type="string">
            <text:p>adfb2457-819c-4574-ace1-56f5b38d8f96</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Offenes Ultimate Frisbee Tranining</text:p>
          </table:table-cell>
          <table:table-cell office:value-type="string">
            <text:p>Offenes Ultimate Frisbee Training für und mit Asylbewerbern.

Freitags 18.00-20.00 im Ostragehege (Rasenplatz 16).
Treff 17.30 vor dem Eingang der Zeltstadt Bremer Str, oder 18.00 am Feld.

Anfänger sind willkommen! :)</text:p>
          </table:table-cell>
          <table:table-cell office:value-type="string">
            <text:p>welcome@drehstn-deckel.de</text:p>
          </table:table-cell>
          <table:table-cell office:value-type="string">
            <text:p>http://www.drehstn-deckel.de</text:p>
          </table:table-cell>
          <table:table-cell office:value-type="string">
            <text:p>http://www.facebook.com/Drehstn-Deckel-eV-172696016136977/</text:p>
          </table:table-cell>
          <table:table-cell office:value-type="string">
            <text:p/>
          </table:table-cell>
          <table:table-cell office:value-type="string">
            <text:p>sports</text:p>
          </table:table-cell>
          <table:table-cell office:value-type="float" office:value="0">
            <text:p>0</text:p>
          </table:table-cell>
          <table:table-cell office:value-type="string">
            <text:p>Judith, Alex</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de,en,fr</text:p>
          </table:table-cell>
          <table:table-cell office:value-type="float" office:value="1">
            <text:p>1</text:p>
          </table:table-cell>
          <table:table-cell office:value-type="string">
            <text:p>NULL</text:p>
          </table:table-cell>
          <table:table-cell office:value-type="string">
            <text:p>55f4acc8f1fab</text:p>
          </table:table-cell>
          <table:table-cell office:value-type="string">
            <text:p>de</text:p>
          </table:table-cell>
          <table:table-cell office:value-type="date" office:date-value="2015-09-13T00:52:56" table:style-name="DateTimeCell">
            <text:p>2015-09-13 00:52:56</text:p>
          </table:table-cell>
          <table:table-cell office:value-type="date" office:date-value="2016-06-21T17:22:50" table:style-name="DateTimeCell">
            <text:p>2016-06-21 17:22:50</text:p>
          </table:table-cell>
        </table:table-row>
        <table:table-row>
          <table:table-cell office:value-type="string">
            <text:p>3ada5305-0ae0-43bb-9c6e-92ca61d8e891</text:p>
          </table:table-cell>
          <table:table-cell office:value-type="string">
            <text:p>NULL</text:p>
          </table:table-cell>
          <table:table-cell office:value-type="string">
            <text:p>adfb2457-819c-4574-ace1-56f5b38d8f96</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Museen der Stadt Dresden</text:p>
          </table:table-cell>
          <table:table-cell office:value-type="string">
            <text:p>Die Museen der Stadt Dresden bieten jeden Freitag (außer an Feiertagen) ab 12 Uhr kostenlosen Eintritt in die Häuser an. Bei Öffnungszeiten ab 13:00 Uhr gilt der freie Eintritt ab 13:00 Uhr.</text:p>
          </table:table-cell>
          <table:table-cell office:value-type="string">
            <text:p>sekretariat@museen-dresden.de</text:p>
          </table:table-cell>
          <table:table-cell office:value-type="string">
            <text:p>http://www.museen-dresden.de</text:p>
          </table:table-cell>
          <table:table-cell office:value-type="string">
            <text:p/>
          </table:table-cell>
          <table:table-cell office:value-type="string">
            <text:p/>
          </table:table-cell>
          <table:table-cell office:value-type="string">
            <text:p>museum</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66f04910bae6</text:p>
          </table:table-cell>
          <table:table-cell office:value-type="string">
            <text:p>de</text:p>
          </table:table-cell>
          <table:table-cell office:value-type="date" office:date-value="2015-12-14T19:04:01" table:style-name="DateTimeCell">
            <text:p>2015-12-14 19:04:01</text:p>
          </table:table-cell>
          <table:table-cell office:value-type="date" office:date-value="2016-06-21T17:22:53" table:style-name="DateTimeCell">
            <text:p>2016-06-21 17:22:53</text:p>
          </table:table-cell>
        </table:table-row>
        <table:table-row>
          <table:table-cell office:value-type="string">
            <text:p>3b2e470f-bef7-4647-88b8-04336dd23d40</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LAG politisch-kulturelle Bildung Sachsen e. V.</text:p>
          </table:table-cell>
          <table:table-cell office:value-type="string">
            <text:p>Wir beschäftigen uns seit vielen  Jahren mit den Themen Rassismus, Migration, Flucht und Asyl und bieten Weiterbildungen für haupt- und ehrenamtliche Multiplikator_innen an. 
Hierbei steht die Frage, wie wir selbst möglichst rassismuskritisch agieren können im Vordergrund. Auch bieten wir Empowerment-Seminare für Menschen an, welche negativ von Rassismus betroffen sind. Termine, Inhalte, konkrete Bedarfe können abgesprochen werden.</text:p>
          </table:table-cell>
          <table:table-cell office:value-type="string">
            <text:p>kontakt@pokubi-sachsen.de</text:p>
          </table:table-cell>
          <table:table-cell office:value-type="string">
            <text:p>http://www.pokubi-sachsen.de</text:p>
          </table:table-cell>
          <table:table-cell office:value-type="string">
            <text:p/>
          </table:table-cell>
          <table:table-cell office:value-type="string">
            <text:p>0174-8032276</text:p>
          </table:table-cell>
          <table:table-cell office:value-type="string">
            <text:p>workshop</text:p>
          </table:table-cell>
          <table:table-cell office:value-type="float" office:value="0">
            <text:p>0</text:p>
          </table:table-cell>
          <table:table-cell office:value-type="string">
            <text:p>Kerstin Knye</text:p>
          </table:table-cell>
          <table:table-cell office:value-type="string">
            <text:p>Kerstin Knye</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de,en,ru,es,pt,uk</text:p>
          </table:table-cell>
          <table:table-cell office:value-type="float" office:value="1">
            <text:p>1</text:p>
          </table:table-cell>
          <table:table-cell office:value-type="string">
            <text:p/>
          </table:table-cell>
          <table:table-cell office:value-type="string">
            <text:p>556e1d2ccf2da</text:p>
          </table:table-cell>
          <table:table-cell office:value-type="string">
            <text:p>de</text:p>
          </table:table-cell>
          <table:table-cell office:value-type="date" office:date-value="2015-06-02T23:16:28" table:style-name="DateTimeCell">
            <text:p>2015-06-02 23:16:28</text:p>
          </table:table-cell>
          <table:table-cell office:value-type="date" office:date-value="2016-06-21T17:22:44" table:style-name="DateTimeCell">
            <text:p>2016-06-21 17:22:44</text:p>
          </table:table-cell>
        </table:table-row>
        <table:table-row>
          <table:table-cell office:value-type="string">
            <text:p>3c1ed019-16ee-4514-86ee-9ede73116348</text:p>
          </table:table-cell>
          <table:table-cell office:value-type="string">
            <text:p>NULL</text:p>
          </table:table-cell>
          <table:table-cell office:value-type="string">
            <text:p>5dddf63d-ccf6-44e2-8daf-81bb44507fdd</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Dolmetscher direkt</text:p>
          </table:table-cell>
          <table:table-cell office:value-type="string">
            <text:p>Unser Übersetzungsdienst dolmetscher-direkt.de hilft Ihnen bei Ihrer Arbeit mit Menschen, die nicht oder nur sehr schlecht die deutsche Sprache verstehen.
Wie funktioniert unser Dienst?
 
Sie rufen unsere kostenfreie Hotline an, wir schließen mit Ihrem Vorgesetzten oder Ihnen selbst einen Rahmenvertrag, der die Zusammenarbeit unserer telefonischen Übersetzungstätigkeit regelt. Sie erhalten dann eine deutsche Festnetznummer, unter der Sie die Übersetzungsdienstleistung nach unseren gemeinsamen Vereinbarungen in Anspruch nehmen können.
Sie rufen Ihre Dolmetscherhotline an, stellen am besten den Lautsprecher Ihres Telefons laut und wir übersetzen von der deutschen Sprache in die Zielsprache und zurück.
Am Monatsende erhalten Sie eine minutengenaue Übersicht der geführten Telefonate vom Anrufertelefon zur Dolmetscherdienst.
 </text:p>
          </table:table-cell>
          <table:table-cell office:value-type="string">
            <text:p>info@dolmetscher-direkt.de</text:p>
          </table:table-cell>
          <table:table-cell office:value-type="string">
            <text:p>http://www.dolmetscher-direkt.de</text:p>
          </table:table-cell>
          <table:table-cell office:value-type="string">
            <text:p/>
          </table:table-cell>
          <table:table-cell office:value-type="string">
            <text:p>0800 72406 29 (Kostenfreie Infohotline) </text:p>
          </table:table-cell>
          <table:table-cell office:value-type="string">
            <text:p>interpreter</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de, ara, fa,ku, ru,en,pl</text:p>
          </table:table-cell>
          <table:table-cell office:value-type="float" office:value="1">
            <text:p>1</text:p>
          </table:table-cell>
          <table:table-cell office:value-type="string">
            <text:p/>
          </table:table-cell>
          <table:table-cell office:value-type="string">
            <text:p>569d3a7d4bdc7</text:p>
          </table:table-cell>
          <table:table-cell office:value-type="string">
            <text:p>de</text:p>
          </table:table-cell>
          <table:table-cell office:value-type="date" office:date-value="2016-01-18T20:18:21" table:style-name="DateTimeCell">
            <text:p>2016-01-18 20:18:21</text:p>
          </table:table-cell>
          <table:table-cell office:value-type="date" office:date-value="2016-06-21T17:22:54" table:style-name="DateTimeCell">
            <text:p>2016-06-21 17:22:54</text:p>
          </table:table-cell>
        </table:table-row>
        <table:table-row>
          <table:table-cell office:value-type="string">
            <text:p>3e60882a-468d-450f-9784-de3b454605c5</text:p>
          </table:table-cell>
          <table:table-cell office:value-type="string">
            <text:p>300b3d5d-8835-4dd0-9caa-4005bce6e186</text:p>
          </table:table-cell>
          <table:table-cell office:value-type="string">
            <text:p>NULL</text:p>
          </table:table-cell>
          <table:table-cell office:value-type="float" office:value="1">
            <text:p>1</text:p>
          </table:table-cell>
          <table:table-cell office:value-type="string">
            <text:p>NULL</text:p>
          </table:table-cell>
          <table:table-cell office:value-type="string">
            <text:p>NULL</text:p>
          </table:table-cell>
          <table:table-cell office:value-type="string">
            <text:p>NULL</text:p>
          </table:table-cell>
          <table:table-cell office:value-type="string">
            <text:p>NULL</text:p>
          </table:table-cell>
          <table:table-cell office:value-type="string">
            <text:p>dresden</text:p>
          </table:table-cell>
          <table:table-cell office:value-type="string">
            <text:p>Ehrenamtskoordinator der Stadt Dresden</text:p>
          </table:table-cell>
          <table:table-cell office:value-type="string">
            <text:p>Bei der Dresdner Stadtverwaltung können Freiwillige anfragen, wie und wo sie sich engagieren können. Der Asyl-Ehrenamts-Koordinator Clemens Hirschwald beantwortet die Fragen von Engagierten.</text:p>
          </table:table-cell>
          <table:table-cell office:value-type="string">
            <text:p>ehrenamt-asyl@dresden.de</text:p>
          </table:table-cell>
          <table:table-cell office:value-type="string">
            <text:p/>
          </table:table-cell>
          <table:table-cell office:value-type="string">
            <text:p/>
          </table:table-cell>
          <table:table-cell office:value-type="string">
            <text:p>0351 488 14 22</text:p>
          </table:table-cell>
          <table:table-cell office:value-type="string">
            <text:p/>
          </table:table-cell>
          <table:table-cell office:value-type="float" office:value="0">
            <text:p>0</text:p>
          </table:table-cell>
          <table:table-cell office:value-type="string">
            <text:p> Clemens Hirschwald</text:p>
          </table:table-cell>
          <table:table-cell office:value-type="string">
            <text:p/>
          </table:table-cell>
          <table:table-cell office:value-type="string">
            <text:p>NULL</text:p>
          </table:table-cell>
          <table:table-cell office:value-type="string">
            <text:p>NULL</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5e9c0674ebb8</text:p>
          </table:table-cell>
          <table:table-cell office:value-type="string">
            <text:p>de</text:p>
          </table:table-cell>
          <table:table-cell office:value-type="date" office:date-value="2015-09-04T18:01:43" table:style-name="DateTimeCell">
            <text:p>2015-09-04 18:01:43</text:p>
          </table:table-cell>
          <table:table-cell office:value-type="date" office:date-value="2016-06-21T17:22:49" table:style-name="DateTimeCell">
            <text:p>2016-06-21 17:22:49</text:p>
          </table:table-cell>
        </table:table-row>
        <table:table-row>
          <table:table-cell office:value-type="string">
            <text:p>3e62e8d6-5a8f-4078-bbd6-b98548210869</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Women* refugee meeting</text:p>
          </table:table-cell>
          <table:table-cell office:value-type="string">
            <text:p>Mehrsprachiges  Angebot: Verschiedene Freizeitaktivitäten für Flüchtlingsfrauen, wie essen, kochen, tanzen, Sport üben, deutsche Frauen kennenlernen</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meeting-place</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56e1d2f2a5e3</text:p>
          </table:table-cell>
          <table:table-cell office:value-type="string">
            <text:p>de</text:p>
          </table:table-cell>
          <table:table-cell office:value-type="date" office:date-value="2015-06-02T23:16:31" table:style-name="DateTimeCell">
            <text:p>2015-06-02 23:16:31</text:p>
          </table:table-cell>
          <table:table-cell office:value-type="date" office:date-value="2016-06-21T17:22:45" table:style-name="DateTimeCell">
            <text:p>2016-06-21 17:22:45</text:p>
          </table:table-cell>
        </table:table-row>
        <table:table-row>
          <table:table-cell office:value-type="string">
            <text:p>4047a87c-d062-45d9-ad9f-e4a913a33e14</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Bündnis Buntes Meißen</text:p>
          </table:table-cell>
          <table:table-cell office:value-type="string">
            <text:p/>
          </table:table-cell>
          <table:table-cell office:value-type="string">
            <text:p>info@buntes-meissen.de</text:p>
          </table:table-cell>
          <table:table-cell office:value-type="string">
            <text:p>http://www.buntes-meissen.de</text:p>
          </table:table-cell>
          <table:table-cell office:value-type="string">
            <text:p>https://www.facebook.com/pages/Buntes-MeiÃŸen/</text:p>
          </table:table-cell>
          <table:table-cell office:value-type="string">
            <text:p/>
          </table:table-cell>
          <table:table-cell office:value-type="string">
            <text:p>welcome-network</text:p>
          </table:table-cell>
          <table:table-cell office:value-type="float" office:value="0">
            <text:p>0</text:p>
          </table:table-cell>
          <table:table-cell office:value-type="string">
            <text:p/>
          </table:table-cell>
          <table:table-cell office:value-type="string">
            <text:p>Andreas BÃ¤risch/Kathleen Nagler</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56e1d2bd5a6f</text:p>
          </table:table-cell>
          <table:table-cell office:value-type="string">
            <text:p>de</text:p>
          </table:table-cell>
          <table:table-cell office:value-type="date" office:date-value="2015-06-02T23:16:27" table:style-name="DateTimeCell">
            <text:p>2015-06-02 23:16:27</text:p>
          </table:table-cell>
          <table:table-cell office:value-type="date" office:date-value="2016-06-21T17:22:44" table:style-name="DateTimeCell">
            <text:p>2016-06-21 17:22:44</text:p>
          </table:table-cell>
        </table:table-row>
        <table:table-row>
          <table:table-cell office:value-type="string">
            <text:p>4477fd3c-ffba-49cd-aa4b-a562c9d9ef3c</text:p>
          </table:table-cell>
          <table:table-cell office:value-type="string">
            <text:p>NULL</text:p>
          </table:table-cell>
          <table:table-cell office:value-type="string">
            <text:p>adfb2457-819c-4574-ace1-56f5b38d8f96</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Offenes Werkstattzentrum #Rosenwerk</text:p>
          </table:table-cell>
          <table:table-cell office:value-type="string">
            <text:p>Das #Rosenwerk befindet sich in einem Gewerbegebiet nahe der Innenstadt. Eingebettet im Nirgendwo zwischen dem Löbtauer Heizkraftwerk, dem Hauptbahnhof und Dresden Mitte. Die offene Produktionsinfrastruktur der zwei Werkstattprojekte Werk.Stadt.Laden. und FabLabDD stellt Geräte und Verfahren, die über die Möglichkeiten des Einzelnen hinausgehen. Ihre Nutzung ist für alle möglich, von der Nachbarschaft  Hobbybastlern und Familien über zivilgesellschaftlichen Akteure, Kunst- und Kulturschaffende und natürlich auch für Menschen die hier Asyl suchen aber nicht nichts tun möchten!
</text:p>
          </table:table-cell>
          <table:table-cell office:value-type="string">
            <text:p>vorstand@konglomerat.org</text:p>
          </table:table-cell>
          <table:table-cell office:value-type="string">
            <text:p>http://www.rosenwerk.co</text:p>
          </table:table-cell>
          <table:table-cell office:value-type="string">
            <text:p>https://www.facebook.com/wsl21</text:p>
          </table:table-cell>
          <table:table-cell office:value-type="string">
            <text:p>+491721407156</text:p>
          </table:table-cell>
          <table:table-cell office:value-type="string">
            <text:p>workshop-room</text:p>
          </table:table-cell>
          <table:table-cell office:value-type="float" office:value="0">
            <text:p>0</text:p>
          </table:table-cell>
          <table:table-cell office:value-type="string">
            <text:p>Matthias Röder</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de,en</text:p>
          </table:table-cell>
          <table:table-cell office:value-type="float" office:value="1">
            <text:p>1</text:p>
          </table:table-cell>
          <table:table-cell office:value-type="string">
            <text:p>NULL</text:p>
          </table:table-cell>
          <table:table-cell office:value-type="string">
            <text:p>55d7918e5ffab</text:p>
          </table:table-cell>
          <table:table-cell office:value-type="string">
            <text:p>de</text:p>
          </table:table-cell>
          <table:table-cell office:value-type="date" office:date-value="2015-08-21T23:01:02" table:style-name="DateTimeCell">
            <text:p>2015-08-21 23:01:02</text:p>
          </table:table-cell>
          <table:table-cell office:value-type="date" office:date-value="2016-06-21T17:22:49" table:style-name="DateTimeCell">
            <text:p>2016-06-21 17:22:49</text:p>
          </table:table-cell>
        </table:table-row>
        <table:table-row>
          <table:table-cell office:value-type="string">
            <text:p>4491f731-f2b8-496b-944a-ee487a0984f4</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Laubegast ist Bunt</text:p>
          </table:table-cell>
          <table:table-cell office:value-type="string">
            <text:p>Das Bürgernetzwerk Laubegast ist Bunt bemüht sich bereits seit 2010 intensiv um Demokratieförderung, Weltoffenheit und Toleranz im Stadtteil. Seit 2014 ist die Flüchtlingshilfe einer der Arbeitsschwerpunkte.</text:p>
          </table:table-cell>
          <table:table-cell office:value-type="string">
            <text:p>info@laubegast-ist-bunt.de</text:p>
          </table:table-cell>
          <table:table-cell office:value-type="string">
            <text:p>http://www.laubegast-ist-bunt.de</text:p>
          </table:table-cell>
          <table:table-cell office:value-type="string">
            <text:p>https://www.facebook.com/laubegastistbunt</text:p>
          </table:table-cell>
          <table:table-cell office:value-type="string">
            <text:p>01575 2559437, 0351 25300190</text:p>
          </table:table-cell>
          <table:table-cell office:value-type="string">
            <text:p>welcome-network</text:p>
          </table:table-cell>
          <table:table-cell office:value-type="float" office:value="0">
            <text:p>0</text:p>
          </table:table-cell>
          <table:table-cell office:value-type="string">
            <text:p>Claus Dethleff</text:p>
          </table:table-cell>
          <table:table-cell office:value-type="string">
            <text:p>Claus Dethleff</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de,en</text:p>
          </table:table-cell>
          <table:table-cell office:value-type="float" office:value="1">
            <text:p>1</text:p>
          </table:table-cell>
          <table:table-cell office:value-type="string">
            <text:p/>
          </table:table-cell>
          <table:table-cell office:value-type="string">
            <text:p>556e1d2aa48d9</text:p>
          </table:table-cell>
          <table:table-cell office:value-type="string">
            <text:p>de</text:p>
          </table:table-cell>
          <table:table-cell office:value-type="date" office:date-value="2015-06-02T23:16:26" table:style-name="DateTimeCell">
            <text:p>2015-06-02 23:16:26</text:p>
          </table:table-cell>
          <table:table-cell office:value-type="date" office:date-value="2016-06-21T17:22:43" table:style-name="DateTimeCell">
            <text:p>2016-06-21 17:22:43</text:p>
          </table:table-cell>
        </table:table-row>
        <table:table-row>
          <table:table-cell office:value-type="string">
            <text:p>4569e3ef-fdb3-4a79-823e-1c6dabdfec96</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International Friends Dresden</text:p>
          </table:table-cell>
          <table:table-cell office:value-type="string">
            <text:p>THE group for all international people living in Dresden and locals who want to hang out with people from other cultures and make international friends.

International Friends Dresden Meeting
Ort: meist Spätshop NM9 am Goldenen Reiter
Zeit(Intervall): Jeden Samstag von 20 Uhr bis spät
Was: nette internationale Menschen kennenlernen, quatschen, feiern

Deutscher Stammtisch
Ort: meist ein Lokal in der Neustadt (Diwan, Barneby...)
Zeit(Intervall): Fast jeden Donnerstag ab 19/20 Uhr
Was: mit netten internationalen Menschen auf deutsch reden, quatschen, feiern</text:p>
          </table:table-cell>
          <table:table-cell office:value-type="string">
            <text:p/>
          </table:table-cell>
          <table:table-cell office:value-type="string">
            <text:p/>
          </table:table-cell>
          <table:table-cell office:value-type="string">
            <text:p>https://www.facebook.com/groups/internationalfriendsdresden/</text:p>
          </table:table-cell>
          <table:table-cell office:value-type="string">
            <text:p/>
          </table:table-cell>
          <table:table-cell office:value-type="string">
            <text:p>meeting-place</text:p>
          </table:table-cell>
          <table:table-cell office:value-type="float" office:value="0">
            <text:p>0</text:p>
          </table:table-cell>
          <table:table-cell office:value-type="string">
            <text:p>Veit KÃ¼hne</text:p>
          </table:table-cell>
          <table:table-cell office:value-type="string">
            <text:p/>
          </table:table-cell>
          <table:table-cell office:value-type="string">
            <text:p>https://scontent-ams3-1.xx.fbcdn.net/v/t1.0-9/13087414_10153974416620071_4549319375163455424_n.jpg?oh=da4341a79ff5f91c9e5908926769c794&amp;oe=57CD6EE5</text:p>
          </table:table-cell>
          <table:table-cell office:value-type="string">
            <text:p>image</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59659d146c4b</text:p>
          </table:table-cell>
          <table:table-cell office:value-type="string">
            <text:p>de</text:p>
          </table:table-cell>
          <table:table-cell office:value-type="date" office:date-value="2015-07-03T11:45:53" table:style-name="DateTimeCell">
            <text:p>2015-07-03 11:45:53</text:p>
          </table:table-cell>
          <table:table-cell office:value-type="date" office:date-value="2016-06-21T17:22:48" table:style-name="DateTimeCell">
            <text:p>2016-06-21 17:22:48</text:p>
          </table:table-cell>
        </table:table-row>
        <table:table-row>
          <table:table-cell office:value-type="string">
            <text:p>465b41e2-3a92-43e6-af5a-6edfe75ac6a7</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Haselbachtal hilft</text:p>
          </table:table-cell>
          <table:table-cell office:value-type="string">
            <text:p/>
          </table:table-cell>
          <table:table-cell office:value-type="string">
            <text:p/>
          </table:table-cell>
          <table:table-cell office:value-type="string">
            <text:p>https://haselbachtalhilft.wordpress.com/</text:p>
          </table:table-cell>
          <table:table-cell office:value-type="string">
            <text:p>https://www.facebook.com/pages/F%C3%BCr-ein-Haselbachtal-mit-Herz-und-Verstand/695421900570947</text:p>
          </table:table-cell>
          <table:table-cell office:value-type="string">
            <text:p/>
          </table:table-cell>
          <table:table-cell office:value-type="string">
            <text:p>welcome-network</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5c463c88c5ec</text:p>
          </table:table-cell>
          <table:table-cell office:value-type="string">
            <text:p>de</text:p>
          </table:table-cell>
          <table:table-cell office:value-type="date" office:date-value="2015-08-07T09:52:40" table:style-name="DateTimeCell">
            <text:p>2015-08-07 09:52:40</text:p>
          </table:table-cell>
          <table:table-cell office:value-type="date" office:date-value="2016-06-21T17:22:48" table:style-name="DateTimeCell">
            <text:p>2016-06-21 17:22:48</text:p>
          </table:table-cell>
        </table:table-row>
        <table:table-row>
          <table:table-cell office:value-type="string">
            <text:p>4896b5ba-985d-4932-b566-b055dbc70561</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Verein Pro Pieschen e.V.</text:p>
          </table:table-cell>
          <table:table-cell office:value-type="string">
            <text:p/>
          </table:table-cell>
          <table:table-cell office:value-type="string">
            <text:p>info@propieschen.de</text:p>
          </table:table-cell>
          <table:table-cell office:value-type="string">
            <text:p>http://www.propieschen.de</text:p>
          </table:table-cell>
          <table:table-cell office:value-type="string">
            <text:p>https://www.facebook.com/propieschen?ref=hl</text:p>
          </table:table-cell>
          <table:table-cell office:value-type="string">
            <text:p>01778584201</text:p>
          </table:table-cell>
          <table:table-cell office:value-type="string">
            <text:p>welcome-network</text:p>
          </table:table-cell>
          <table:table-cell office:value-type="float" office:value="0">
            <text:p>0</text:p>
          </table:table-cell>
          <table:table-cell office:value-type="string">
            <text:p/>
          </table:table-cell>
          <table:table-cell office:value-type="string">
            <text:p>Heidi Geiler</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56e1d2bcad46</text:p>
          </table:table-cell>
          <table:table-cell office:value-type="string">
            <text:p>de</text:p>
          </table:table-cell>
          <table:table-cell office:value-type="date" office:date-value="2015-06-02T23:16:27" table:style-name="DateTimeCell">
            <text:p>2015-06-02 23:16:27</text:p>
          </table:table-cell>
          <table:table-cell office:value-type="date" office:date-value="2016-06-21T17:22:44" table:style-name="DateTimeCell">
            <text:p>2016-06-21 17:22:44</text:p>
          </table:table-cell>
        </table:table-row>
        <table:table-row>
          <table:table-cell office:value-type="string">
            <text:p>48e9a54f-41a5-4b9d-9e28-8a540b9cb508</text:p>
          </table:table-cell>
          <table:table-cell office:value-type="string">
            <text:p>NULL</text:p>
          </table:table-cell>
          <table:table-cell office:value-type="string">
            <text:p>5dddf63d-ccf6-44e2-8daf-81bb44507fdd</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Deutschkurs Versöhnungskirche</text:p>
          </table:table-cell>
          <table:table-cell office:value-type="string">
            <text:p>Im Gemeindehaus der Versöhnungskirche finden durch ehrenamtliche Helfer der Kirchgemeinde Dresden-Blasewitz und weiterer Gemeinden regelmäßig Deutschkurse statt. Die Anzahl der Helfer entspricht dabei meist denen der Schüler, sodass im Zweiergespräch intensiv deutsch gelernt werden kann.</text:p>
          </table:table-cell>
          <table:table-cell office:value-type="string">
            <text:p>schoenhoeferAM@gmx.de</text:p>
          </table:table-cell>
          <table:table-cell office:value-type="string">
            <text:p>http://kirchgemeinde-dresden-blasewitz.de</text:p>
          </table:table-cell>
          <table:table-cell office:value-type="string">
            <text:p/>
          </table:table-cell>
          <table:table-cell office:value-type="string">
            <text:p>0351 50196590</text:p>
          </table:table-cell>
          <table:table-cell office:value-type="string">
            <text:p>german-course</text:p>
          </table:table-cell>
          <table:table-cell office:value-type="float" office:value="0">
            <text:p>0</text:p>
          </table:table-cell>
          <table:table-cell office:value-type="string">
            <text:p>Frau Schönhöfer</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de</text:p>
          </table:table-cell>
          <table:table-cell office:value-type="float" office:value="1">
            <text:p>1</text:p>
          </table:table-cell>
          <table:table-cell office:value-type="string">
            <text:p>NULL</text:p>
          </table:table-cell>
          <table:table-cell office:value-type="string">
            <text:p>557b43a370933</text:p>
          </table:table-cell>
          <table:table-cell office:value-type="string">
            <text:p>de</text:p>
          </table:table-cell>
          <table:table-cell office:value-type="date" office:date-value="2015-06-12T22:40:03" table:style-name="DateTimeCell">
            <text:p>2015-06-12 22:40:03</text:p>
          </table:table-cell>
          <table:table-cell office:value-type="date" office:date-value="2016-06-21T17:22:47" table:style-name="DateTimeCell">
            <text:p>2016-06-21 17:22:47</text:p>
          </table:table-cell>
        </table:table-row>
        <table:table-row>
          <table:table-cell office:value-type="string">
            <text:p>498ea1d6-2f04-47e8-af1d-efeb27f6cae3</text:p>
          </table:table-cell>
          <table:table-cell office:value-type="string">
            <text:p>ff2a44a9-d2ac-4d88-a100-ee3d16b3613d</text:p>
          </table:table-cell>
          <table:table-cell office:value-type="string">
            <text:p>NULL</text:p>
          </table:table-cell>
          <table:table-cell office:value-type="float" office:value="1">
            <text:p>1</text:p>
          </table:table-cell>
          <table:table-cell office:value-type="string">
            <text:p>NULL</text:p>
          </table:table-cell>
          <table:table-cell office:value-type="string">
            <text:p>NULL</text:p>
          </table:table-cell>
          <table:table-cell office:value-type="string">
            <text:p>NULL</text:p>
          </table:table-cell>
          <table:table-cell office:value-type="string">
            <text:p>NULL</text:p>
          </table:table-cell>
          <table:table-cell office:value-type="string">
            <text:p>dresden</text:p>
          </table:table-cell>
          <table:table-cell office:value-type="string">
            <text:p>Schwimmkurse</text:p>
          </table:table-cell>
          <table:table-cell office:value-type="string">
            <text:p>Schwimmkurse für asylsuchende Kinder und Jugendliche in der Sportschwimmhalle Seminarstraße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
          </table:table-cell>
          <table:table-cell office:value-type="string">
            <text:p/>
          </table:table-cell>
          <table:table-cell office:value-type="string">
            <text:p>NULL</text:p>
          </table:table-cell>
          <table:table-cell office:value-type="string">
            <text:p>NULL</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6ce2477b18bc</text:p>
          </table:table-cell>
          <table:table-cell office:value-type="string">
            <text:p>de</text:p>
          </table:table-cell>
          <table:table-cell office:value-type="date" office:date-value="2016-02-24T22:45:27" table:style-name="DateTimeCell">
            <text:p>2016-02-24 22:45:27</text:p>
          </table:table-cell>
          <table:table-cell office:value-type="date" office:date-value="2016-06-21T17:22:55" table:style-name="DateTimeCell">
            <text:p>2016-06-21 17:22:55</text:p>
          </table:table-cell>
        </table:table-row>
        <table:table-row>
          <table:table-cell office:value-type="string">
            <text:p>4afc31e4-c9f8-4dfc-98b8-afb74a235031</text:p>
          </table:table-cell>
          <table:table-cell office:value-type="string">
            <text:p>8f566807-4592-4a11-aab2-7ad5d93633ea</text:p>
          </table:table-cell>
          <table:table-cell office:value-type="string">
            <text:p>NULL</text:p>
          </table:table-cell>
          <table:table-cell office:value-type="float" office:value="1">
            <text:p>1</text:p>
          </table:table-cell>
          <table:table-cell office:value-type="string">
            <text:p>NULL</text:p>
          </table:table-cell>
          <table:table-cell office:value-type="string">
            <text:p>NULL</text:p>
          </table:table-cell>
          <table:table-cell office:value-type="string">
            <text:p>NULL</text:p>
          </table:table-cell>
          <table:table-cell office:value-type="string">
            <text:p>NULL</text:p>
          </table:table-cell>
          <table:table-cell office:value-type="string">
            <text:p>dresden</text:p>
          </table:table-cell>
          <table:table-cell office:value-type="string">
            <text:p>Jugendmigrationsdienst</text:p>
          </table:table-cell>
          <table:table-cell office:value-type="string">
            <text:p>Beratung für Jugendliche und junge Erwachsene bis 27 Jahre zu den Themen: 
Sprachkurse, Schule, Ausbildung, Anerkennung von Schulzeugnissen u.a.
Dolmetscher während der Öffnungszeiten.</text:p>
          </table:table-cell>
          <table:table-cell office:value-type="string">
            <text:p>jmd@caritas-dresden.de</text:p>
          </table:table-cell>
          <table:table-cell office:value-type="string">
            <text:p>http://www.caritas-dresden.de/hilfeampberatung/migrationsberatung/jugendmigrationsdienst/</text:p>
          </table:table-cell>
          <table:table-cell office:value-type="string">
            <text:p/>
          </table:table-cell>
          <table:table-cell office:value-type="string">
            <text:p>0351 49 84 746; 0351 49 84 742; 0351 49 84 745; 0351 49 84 726</text:p>
          </table:table-cell>
          <table:table-cell office:value-type="string">
            <text:p>job-counselling</text:p>
          </table:table-cell>
          <table:table-cell office:value-type="float" office:value="0">
            <text:p>0</text:p>
          </table:table-cell>
          <table:table-cell office:value-type="string">
            <text:p/>
          </table:table-cell>
          <table:table-cell office:value-type="string">
            <text:p/>
          </table:table-cell>
          <table:table-cell office:value-type="string">
            <text:p>NULL</text:p>
          </table:table-cell>
          <table:table-cell office:value-type="string">
            <text:p>NULL</text:p>
          </table:table-cell>
          <table:table-cell office:value-type="float" office:value="0">
            <text:p>0</text:p>
          </table:table-cell>
          <table:table-cell office:value-type="float" office:value="0">
            <text:p>0</text:p>
          </table:table-cell>
          <table:table-cell office:value-type="string">
            <text:p>de,en,ru,ar</text:p>
          </table:table-cell>
          <table:table-cell office:value-type="float" office:value="1">
            <text:p>1</text:p>
          </table:table-cell>
          <table:table-cell office:value-type="string">
            <text:p/>
          </table:table-cell>
          <table:table-cell office:value-type="string">
            <text:p>556e1d54a8b19</text:p>
          </table:table-cell>
          <table:table-cell office:value-type="string">
            <text:p>de</text:p>
          </table:table-cell>
          <table:table-cell office:value-type="date" office:date-value="2015-06-02T23:17:08" table:style-name="DateTimeCell">
            <text:p>2015-06-02 23:17:08</text:p>
          </table:table-cell>
          <table:table-cell office:value-type="date" office:date-value="2016-06-21T17:22:46" table:style-name="DateTimeCell">
            <text:p>2016-06-21 17:22:46</text:p>
          </table:table-cell>
        </table:table-row>
        <table:table-row>
          <table:table-cell office:value-type="string">
            <text:p>4b7f7486-82c2-4abf-bb13-8fdafe2a8f77</text:p>
          </table:table-cell>
          <table:table-cell office:value-type="string">
            <text:p>NULL</text:p>
          </table:table-cell>
          <table:table-cell office:value-type="string">
            <text:p>df402493-f467-4472-8b98-9038d2ac967e</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Ausländerrat Dresden e.V.</text:p>
          </table:table-cell>
          <table:table-cell office:value-type="string">
            <text:p/>
          </table:table-cell>
          <table:table-cell office:value-type="string">
            <text:p>info@auslaenderrat.de</text:p>
          </table:table-cell>
          <table:table-cell office:value-type="string">
            <text:p>http://www.auslaenderrat-dresden.de</text:p>
          </table:table-cell>
          <table:table-cell office:value-type="string">
            <text:p>http://www.facebook.com/Auslaenderrat.Dresden</text:p>
          </table:table-cell>
          <table:table-cell office:value-type="string">
            <text:p/>
          </table:table-cell>
          <table:table-cell office:value-type="string">
            <text:p>asylum-counselling</text:p>
          </table:table-cell>
          <table:table-cell office:value-type="float" office:value="0">
            <text:p>0</text:p>
          </table:table-cell>
          <table:table-cell office:value-type="string">
            <text:p/>
          </table:table-cell>
          <table:table-cell office:value-type="string">
            <text:p>Markus Degenkolb</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de,en,ru,ar</text:p>
          </table:table-cell>
          <table:table-cell office:value-type="float" office:value="1">
            <text:p>1</text:p>
          </table:table-cell>
          <table:table-cell office:value-type="string">
            <text:p/>
          </table:table-cell>
          <table:table-cell office:value-type="string">
            <text:p>556e1d2c436b4</text:p>
          </table:table-cell>
          <table:table-cell office:value-type="string">
            <text:p>de</text:p>
          </table:table-cell>
          <table:table-cell office:value-type="date" office:date-value="2015-06-02T23:16:28" table:style-name="DateTimeCell">
            <text:p>2015-06-02 23:16:28</text:p>
          </table:table-cell>
          <table:table-cell office:value-type="date" office:date-value="2016-06-21T17:22:44" table:style-name="DateTimeCell">
            <text:p>2016-06-21 17:22:44</text:p>
          </table:table-cell>
        </table:table-row>
        <table:table-row>
          <table:table-cell office:value-type="string">
            <text:p>4b89df5f-3a2e-41f2-b4a4-2340b48177c6</text:p>
          </table:table-cell>
          <table:table-cell office:value-type="string">
            <text:p>NULL</text:p>
          </table:table-cell>
          <table:table-cell office:value-type="string">
            <text:p>df402493-f467-4472-8b98-9038d2ac967e</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Jugendwerk Dresden</text:p>
          </table:table-cell>
          <table:table-cell office:value-type="string">
            <text:p>We found our youth group to help Syrian refugees, who are in our age and arrive in Dresden. Help to learn German, to get to know a new culture, a new town, a new school system,... to find friends and to know again what it means and how it feels to be in an save environment.
While we mainly will operate in our local area, we can take effect on far away places like Syria itself, where people try to survive, by organizing actions in the community, raising money and forward it to UNHCR or Unicef.

Project:  World Refugee Day on June 20th in Dresden </text:p>
          </table:table-cell>
          <table:table-cell office:value-type="string">
            <text:p>change@betterplace.org</text:p>
          </table:table-cell>
          <table:table-cell office:value-type="string">
            <text:p>https://www.betterplace.org/en/organisations/jugendwerkdresden</text:p>
          </table:table-cell>
          <table:table-cell office:value-type="string">
            <text:p/>
          </table:table-cell>
          <table:table-cell office:value-type="string">
            <text:p/>
          </table:table-cell>
          <table:table-cell office:value-type="string">
            <text:p>job-counselling</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56e1d2f46873</text:p>
          </table:table-cell>
          <table:table-cell office:value-type="string">
            <text:p>de</text:p>
          </table:table-cell>
          <table:table-cell office:value-type="date" office:date-value="2015-06-02T23:16:31" table:style-name="DateTimeCell">
            <text:p>2015-06-02 23:16:31</text:p>
          </table:table-cell>
          <table:table-cell office:value-type="date" office:date-value="2016-06-21T17:22:45" table:style-name="DateTimeCell">
            <text:p>2016-06-21 17:22:45</text:p>
          </table:table-cell>
        </table:table-row>
        <table:table-row>
          <table:table-cell office:value-type="string">
            <text:p>4b9450d2-50e7-4e53-acee-eef9a6af5486</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Initiative für Flüchtlinge Bühlau-Rochwitz</text:p>
          </table:table-cell>
          <table:table-cell office:value-type="string">
            <text:p/>
          </table:table-cell>
          <table:table-cell office:value-type="string">
            <text:p>Christian-karpf@gmx.de</text:p>
          </table:table-cell>
          <table:table-cell office:value-type="string">
            <text:p/>
          </table:table-cell>
          <table:table-cell office:value-type="string">
            <text:p/>
          </table:table-cell>
          <table:table-cell office:value-type="string">
            <text:p/>
          </table:table-cell>
          <table:table-cell office:value-type="string">
            <text:p>welcome-network</text:p>
          </table:table-cell>
          <table:table-cell office:value-type="float" office:value="0">
            <text:p>0</text:p>
          </table:table-cell>
          <table:table-cell office:value-type="string">
            <text:p/>
          </table:table-cell>
          <table:table-cell office:value-type="string">
            <text:p>Christian Karpf</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56e1d2f16fb3</text:p>
          </table:table-cell>
          <table:table-cell office:value-type="string">
            <text:p>de</text:p>
          </table:table-cell>
          <table:table-cell office:value-type="date" office:date-value="2015-06-02T23:16:31" table:style-name="DateTimeCell">
            <text:p>2015-06-02 23:16:31</text:p>
          </table:table-cell>
          <table:table-cell office:value-type="date" office:date-value="2016-06-21T17:22:44" table:style-name="DateTimeCell">
            <text:p>2016-06-21 17:22:44</text:p>
          </table:table-cell>
        </table:table-row>
        <table:table-row>
          <table:table-cell office:value-type="string">
            <text:p>4cc02192-33dd-416c-9c76-38a739a3d62f</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Netzwerk Asyl Klingenberg</text:p>
          </table:table-cell>
          <table:table-cell office:value-type="string">
            <text:p>Wir sind ein seit 2015 bestehendes Netzwerk aus Bürger/innen und Vertreter/innen unterschiedlichster Institutionen aus Klingenberg und Umgebung.

Wir möchte geflüchtete Menschen dabei unterstützen, in unserer Gemeinde anzukommen, wofür wir wöchentlich Deutschkurse und monatlich Begegnungstreffen organisieren.

Mit unserer Arbeit wollen wir eine Brücke schlagen zwischen neuen und alteingesessenen Klingenbergern.</text:p>
          </table:table-cell>
          <table:table-cell office:value-type="string">
            <text:p>netzwerk.asyl@gemeinde-klingenberg.de</text:p>
          </table:table-cell>
          <table:table-cell office:value-type="string">
            <text:p>http://netzwerk-asyl-klingenberg.de/</text:p>
          </table:table-cell>
          <table:table-cell office:value-type="string">
            <text:p>https://www.facebook.com/netzwerkasylklingenberg/</text:p>
          </table:table-cell>
          <table:table-cell office:value-type="string">
            <text:p/>
          </table:table-cell>
          <table:table-cell office:value-type="string">
            <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1">
            <text:p>1</text:p>
          </table:table-cell>
          <table:table-cell office:value-type="float" office:value="0">
            <text:p>0</text:p>
          </table:table-cell>
          <table:table-cell office:value-type="string">
            <text:p/>
          </table:table-cell>
          <table:table-cell office:value-type="float" office:value="1">
            <text:p>1</text:p>
          </table:table-cell>
          <table:table-cell office:value-type="string">
            <text:p>NULL</text:p>
          </table:table-cell>
          <table:table-cell office:value-type="string">
            <text:p>570d0a5893b96</text:p>
          </table:table-cell>
          <table:table-cell office:value-type="string">
            <text:p>de</text:p>
          </table:table-cell>
          <table:table-cell office:value-type="date" office:date-value="2016-04-12T16:46:48" table:style-name="DateTimeCell">
            <text:p>2016-04-12 16:46:48</text:p>
          </table:table-cell>
          <table:table-cell office:value-type="date" office:date-value="2016-06-21T17:22:56" table:style-name="DateTimeCell">
            <text:p>2016-06-21 17:22:56</text:p>
          </table:table-cell>
        </table:table-row>
        <table:table-row>
          <table:table-cell office:value-type="string">
            <text:p>4f734222-7236-4a3d-b1cf-fcb89c27ab05</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International Church of Dresden</text:p>
          </table:table-cell>
          <table:table-cell office:value-type="string">
            <text:p>An English-Speaking International Church.
Service every Sunday at 10:30.</text:p>
          </table:table-cell>
          <table:table-cell office:value-type="string">
            <text:p>pastorbill@ibc-dresden.org</text:p>
          </table:table-cell>
          <table:table-cell office:value-type="string">
            <text:p>http://www.ic-dresden.org/</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
          </table:table-cell>
          <table:table-cell office:value-type="string">
            <text:p/>
          </table:table-cell>
          <table:table-cell office:value-type="string">
            <text:p>http://www.ic-dresden.org/images/banners/header_test.png</text:p>
          </table:table-cell>
          <table:table-cell office:value-type="string">
            <text:p>image</text:p>
          </table:table-cell>
          <table:table-cell office:value-type="float" office:value="0">
            <text:p>0</text:p>
          </table:table-cell>
          <table:table-cell office:value-type="float" office:value="0">
            <text:p>0</text:p>
          </table:table-cell>
          <table:table-cell office:value-type="string">
            <text:p>en</text:p>
          </table:table-cell>
          <table:table-cell office:value-type="float" office:value="1">
            <text:p>1</text:p>
          </table:table-cell>
          <table:table-cell office:value-type="string">
            <text:p>NULL</text:p>
          </table:table-cell>
          <table:table-cell office:value-type="string">
            <text:p>5633bd2c08fac</text:p>
          </table:table-cell>
          <table:table-cell office:value-type="string">
            <text:p>de</text:p>
          </table:table-cell>
          <table:table-cell office:value-type="date" office:date-value="2015-10-30T19:55:40" table:style-name="DateTimeCell">
            <text:p>2015-10-30 19:55:40</text:p>
          </table:table-cell>
          <table:table-cell office:value-type="date" office:date-value="2016-06-21T17:22:51" table:style-name="DateTimeCell">
            <text:p>2016-06-21 17:22:51</text:p>
          </table:table-cell>
        </table:table-row>
        <table:table-row>
          <table:table-cell office:value-type="string">
            <text:p>5547ec6b-5363-452c-bc61-f8341b391cf0</text:p>
          </table:table-cell>
          <table:table-cell office:value-type="string">
            <text:p>NULL</text:p>
          </table:table-cell>
          <table:table-cell office:value-type="string">
            <text:p>d29bbe86-ecd6-42df-8054-70a90ec7b535</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Sächsisches Umschulungs- und Fortbildungswerk Dresden</text:p>
          </table:table-cell>
          <table:table-cell office:value-type="string">
            <text:p>Das Sächsische Umschulungs- und Fortbildungswerk Dresden e. V. (SUFW) ist ein anerkannter Anbieter in den Bereichen Aus- und Weiterbildung, Berufsvorbereitung und Beschäftigung.

In uns finden Sie einen zuverlässigen Partner für

Berufsorientierung und Berufsvorbereitung

berufliche Erstausbildung

Schulung von Mitarbeitern

Weiterbildung und Umschulung

Unterstützung und Hilfe mit sozialem Engagement

Vermittlung von Auszubildenden und Arbeitskräften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job-counselling</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6353b5745b6a</text:p>
          </table:table-cell>
          <table:table-cell office:value-type="string">
            <text:p>de</text:p>
          </table:table-cell>
          <table:table-cell office:value-type="date" office:date-value="2015-10-31T23:06:15" table:style-name="DateTimeCell">
            <text:p>2015-10-31 23:06:15</text:p>
          </table:table-cell>
          <table:table-cell office:value-type="date" office:date-value="2016-06-21T17:22:51" table:style-name="DateTimeCell">
            <text:p>2016-06-21 17:22:51</text:p>
          </table:table-cell>
        </table:table-row>
        <table:table-row>
          <table:table-cell office:value-type="string">
            <text:p>559aaeae-fb5e-4481-9cc9-b0b77e48dcb4</text:p>
          </table:table-cell>
          <table:table-cell office:value-type="string">
            <text:p>78d41215-5b43-4f78-b254-a5b3329325b6</text:p>
          </table:table-cell>
          <table:table-cell office:value-type="string">
            <text:p>NULL</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
          </table:table-cell>
          <table:table-cell office:value-type="string">
            <text:p>Für das Flüchtlingsland Eritrea.

Du möchtest diese Initiative unterstützen? Dann schreib an: lehrer@glfr.de</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Michael Winkler</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65b8005f0003</text:p>
          </table:table-cell>
          <table:table-cell office:value-type="string">
            <text:p>de</text:p>
          </table:table-cell>
          <table:table-cell office:value-type="date" office:date-value="2015-11-29T23:45:25" table:style-name="DateTimeCell">
            <text:p>2015-11-29 23:45:25</text:p>
          </table:table-cell>
          <table:table-cell office:value-type="date" office:date-value="2016-06-21T17:22:52" table:style-name="DateTimeCell">
            <text:p>2016-06-21 17:22:52</text:p>
          </table:table-cell>
        </table:table-row>
        <table:table-row>
          <table:table-cell office:value-type="string">
            <text:p>55de961a-7587-42c7-bcd8-b007970e9e8e</text:p>
          </table:table-cell>
          <table:table-cell office:value-type="string">
            <text:p>b1850d50-4dd8-41cd-9f1d-02625420137d</text:p>
          </table:table-cell>
          <table:table-cell office:value-type="string">
            <text:p>NULL</text:p>
          </table:table-cell>
          <table:table-cell office:value-type="float" office:value="1">
            <text:p>1</text:p>
          </table:table-cell>
          <table:table-cell office:value-type="string">
            <text:p>NULL</text:p>
          </table:table-cell>
          <table:table-cell office:value-type="string">
            <text:p>NULL</text:p>
          </table:table-cell>
          <table:table-cell office:value-type="string">
            <text:p>NULL</text:p>
          </table:table-cell>
          <table:table-cell office:value-type="string">
            <text:p>NULL</text:p>
          </table:table-cell>
          <table:table-cell office:value-type="string">
            <text:p>dresden</text:p>
          </table:table-cell>
          <table:table-cell office:value-type="string">
            <text:p>Kleiderkammer des DRK Kreisverband Pirna e.V.</text:p>
          </table:table-cell>
          <table:table-cell office:value-type="string">
            <text:p>Die  Kleiderkammer  stattet  bedürftige,  sozial schwache  Bürger/innen  der  Stadt  Pirna  und der Umgebung sowie Um- und Aussiedler und Asylbewerber kostenfrei mit Bekleidung, Schuhen, Tisch- und Bettwäsche, Haushaltsartikeln 
und Spielzeug aus. Wir versorgen weit über eintausend bedürftige 
Personen  mit  bis  zu  25.000  Kleidungsstücken im Jahr.

Aktuellen Bedarf bitte erfragen via Telefon, facebook oder Website!</text:p>
          </table:table-cell>
          <table:table-cell office:value-type="string">
            <text:p/>
          </table:table-cell>
          <table:table-cell office:value-type="string">
            <text:p/>
          </table:table-cell>
          <table:table-cell office:value-type="string">
            <text:p/>
          </table:table-cell>
          <table:table-cell office:value-type="string">
            <text:p>03501 460 179</text:p>
          </table:table-cell>
          <table:table-cell office:value-type="string">
            <text:p/>
          </table:table-cell>
          <table:table-cell office:value-type="float" office:value="0">
            <text:p>0</text:p>
          </table:table-cell>
          <table:table-cell office:value-type="string">
            <text:p/>
          </table:table-cell>
          <table:table-cell office:value-type="string">
            <text:p/>
          </table:table-cell>
          <table:table-cell office:value-type="string">
            <text:p>NULL</text:p>
          </table:table-cell>
          <table:table-cell office:value-type="string">
            <text:p>NULL</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5e9c1b87a00c</text:p>
          </table:table-cell>
          <table:table-cell office:value-type="string">
            <text:p>de</text:p>
          </table:table-cell>
          <table:table-cell office:value-type="date" office:date-value="2015-09-04T18:07:20" table:style-name="DateTimeCell">
            <text:p>2015-09-04 18:07:20</text:p>
          </table:table-cell>
          <table:table-cell office:value-type="date" office:date-value="2016-06-21T17:22:49" table:style-name="DateTimeCell">
            <text:p>2016-06-21 17:22:49</text:p>
          </table:table-cell>
        </table:table-row>
        <table:table-row>
          <table:table-cell office:value-type="string">
            <text:p>57f52539-655e-4792-8448-5c9428ca0376</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Weinböhla Hilft</text:p>
          </table:table-cell>
          <table:table-cell office:value-type="string">
            <text:p>Die Initiative "Weinböhla Hilft" setzt sich für ein gutes Miteinander und einen weltoffenen und toleranten Umgang mit Menschen aus allen Nationen ein und möchte Flüchtlingen im Alltag unterstützen.

Wie könnt ihr helfen? 
Ihr schickt uns ne Mail (Kontakt) und lasst Euch einfach in den "Interessentenverteiler" aufnehmen. Dann bekommt Ihr regelmäßig und aktuell von uns Nachricht, wenn was/jemand gebraucht wird, oder wenn größere Aktionen nötig sind.

Oder Ihr lasst Euch in den "Initiatorenvertreiler" aufnehmen und werdet zu unseren regelmäßigen Stammtischen, sowie ins Forum eingeladen, wo Ihr gerne Eure Ideen einbringen könnt, oder einfach in einer Initiativgruppe mitarbeiten könnt. </text:p>
          </table:table-cell>
          <table:table-cell office:value-type="string">
            <text:p>weinboehla-hilft@gmx.de</text:p>
          </table:table-cell>
          <table:table-cell office:value-type="string">
            <text:p>http://weinboehla-hilft.jimdo.com/</text:p>
          </table:table-cell>
          <table:table-cell office:value-type="string">
            <text:p>https://www.facebook.com/Weinb%C3%B6hla-Hilft-887249084686783/</text:p>
          </table:table-cell>
          <table:table-cell office:value-type="string">
            <text:p>035243 580269 (permanenter Anrufbeantworter)</text:p>
          </table:table-cell>
          <table:table-cell office:value-type="string">
            <text:p>welcome-network</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NULL</text:p>
          </table:table-cell>
          <table:table-cell office:value-type="string">
            <text:p>5645dbc186353</text:p>
          </table:table-cell>
          <table:table-cell office:value-type="string">
            <text:p>de</text:p>
          </table:table-cell>
          <table:table-cell office:value-type="date" office:date-value="2015-11-13T13:46:57" table:style-name="DateTimeCell">
            <text:p>2015-11-13 13:46:57</text:p>
          </table:table-cell>
          <table:table-cell office:value-type="date" office:date-value="2016-06-21T17:22:52" table:style-name="DateTimeCell">
            <text:p>2016-06-21 17:22:52</text:p>
          </table:table-cell>
        </table:table-row>
        <table:table-row>
          <table:table-cell office:value-type="string">
            <text:p>58da92bd-12bd-4a0b-af3e-d71abdfe922f</text:p>
          </table:table-cell>
          <table:table-cell office:value-type="string">
            <text:p>NULL</text:p>
          </table:table-cell>
          <table:table-cell office:value-type="string">
            <text:p>744f41e9-799c-432b-a9a3-e78d471ec51a</text:p>
          </table:table-cell>
          <table:table-cell office:value-type="float" office:value="1">
            <text:p>1</text:p>
          </table:table-cell>
          <table:table-cell office:value-type="string">
            <text:p>NULL</text:p>
          </table:table-cell>
          <table:table-cell office:value-type="string">
            <text:p>NULL</text:p>
          </table:table-cell>
          <table:table-cell office:value-type="string">
            <text:p>NULL</text:p>
          </table:table-cell>
          <table:table-cell office:value-type="string">
            <text:p>NULL</text:p>
          </table:table-cell>
          <table:table-cell office:value-type="string">
            <text:p>dresden</text:p>
          </table:table-cell>
          <table:table-cell office:value-type="string">
            <text:p>Kleiderladen der Heilsarmee</text:p>
          </table:table-cell>
          <table:table-cell office:value-type="string">
            <text:p>...</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
          </table:table-cell>
          <table:table-cell office:value-type="string">
            <text:p/>
          </table:table-cell>
          <table:table-cell office:value-type="string">
            <text:p>NULL</text:p>
          </table:table-cell>
          <table:table-cell office:value-type="string">
            <text:p>NULL</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570b8db255b3</text:p>
          </table:table-cell>
          <table:table-cell office:value-type="string">
            <text:p>de</text:p>
          </table:table-cell>
          <table:table-cell office:value-type="date" office:date-value="2015-06-04T22:45:15" table:style-name="DateTimeCell">
            <text:p>2015-06-04 22:45:15</text:p>
          </table:table-cell>
          <table:table-cell office:value-type="date" office:date-value="2016-06-21T17:22:46" table:style-name="DateTimeCell">
            <text:p>2016-06-21 17:22:46</text:p>
          </table:table-cell>
        </table:table-row>
        <table:table-row>
          <table:table-cell office:value-type="string">
            <text:p>5c5d7366-ae5e-4441-885b-89d4e2da4826</text:p>
          </table:table-cell>
          <table:table-cell office:value-type="string">
            <text:p>NULL</text:p>
          </table:table-cell>
          <table:table-cell office:value-type="string">
            <text:p>adfb2457-819c-4574-ace1-56f5b38d8f96</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Interkultureller Lauftreff &gt;&gt;SKIP&lt;&lt;</text:p>
          </table:table-cell>
          <table:table-cell office:value-type="string">
            <text:p>Herzlich willkommen! Jeden Dienstag treffen wir uns um 18:00 Uhr an der  Elbe (Fährstelle Neustadt), um gemeinsam Sport zu treiben, den Alltag  hinter uns zu lassen und die Landschaft zu genießen. Wichtiger als die  sportliche Leistung sind uns das gemeinsame Erlebnis und der gegenseitige  Austausch. Wir laufen je nach individueller Kondition in 1–2 Stunden 5–20  km. Auf dem Weg am Ziel – sei dabei!</text:p>
          </table:table-cell>
          <table:table-cell office:value-type="string">
            <text:p>skip-lauftreff@gmx.de</text:p>
          </table:table-cell>
          <table:table-cell office:value-type="string">
            <text:p/>
          </table:table-cell>
          <table:table-cell office:value-type="string">
            <text:p/>
          </table:table-cell>
          <table:table-cell office:value-type="string">
            <text:p/>
          </table:table-cell>
          <table:table-cell office:value-type="string">
            <text:p>sports</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de,en,it</text:p>
          </table:table-cell>
          <table:table-cell office:value-type="float" office:value="1">
            <text:p>1</text:p>
          </table:table-cell>
          <table:table-cell office:value-type="string">
            <text:p>NULL</text:p>
          </table:table-cell>
          <table:table-cell office:value-type="string">
            <text:p>5607f6061aea1</text:p>
          </table:table-cell>
          <table:table-cell office:value-type="string">
            <text:p>de</text:p>
          </table:table-cell>
          <table:table-cell office:value-type="date" office:date-value="2015-09-27T15:58:30" table:style-name="DateTimeCell">
            <text:p>2015-09-27 15:58:30</text:p>
          </table:table-cell>
          <table:table-cell office:value-type="date" office:date-value="2016-06-21T17:22:50" table:style-name="DateTimeCell">
            <text:p>2016-06-21 17:22:50</text:p>
          </table:table-cell>
        </table:table-row>
        <table:table-row>
          <table:table-cell office:value-type="string">
            <text:p>5d9b574a-a03d-46b0-b092-68a052a31d1c</text:p>
          </table:table-cell>
          <table:table-cell office:value-type="string">
            <text:p>NULL</text:p>
          </table:table-cell>
          <table:table-cell office:value-type="string">
            <text:p>fa815876-ad1d-433e-87ff-8de20639e2b1</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Traumaberatung</text:p>
          </table:table-cell>
          <table:table-cell office:value-type="string">
            <text:p/>
          </table:table-cell>
          <table:table-cell office:value-type="string">
            <text:p/>
          </table:table-cell>
          <table:table-cell office:value-type="string">
            <text:p>http://www.psychosomatik-ukd.de/</text:p>
          </table:table-cell>
          <table:table-cell office:value-type="string">
            <text:p/>
          </table:table-cell>
          <table:table-cell office:value-type="string">
            <text:p>0351-458-17094</text:p>
          </table:table-cell>
          <table:table-cell office:value-type="string">
            <text:p>psychological-counselling</text:p>
          </table:table-cell>
          <table:table-cell office:value-type="float" office:value="0">
            <text:p>0</text:p>
          </table:table-cell>
          <table:table-cell office:value-type="string">
            <text:p>Prof. Dr. med. habil. Kerstin Weidner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56e1d2d4d338</text:p>
          </table:table-cell>
          <table:table-cell office:value-type="string">
            <text:p>de</text:p>
          </table:table-cell>
          <table:table-cell office:value-type="date" office:date-value="2015-06-02T23:16:29" table:style-name="DateTimeCell">
            <text:p>2015-06-02 23:16:29</text:p>
          </table:table-cell>
          <table:table-cell office:value-type="date" office:date-value="2016-06-21T17:22:44" table:style-name="DateTimeCell">
            <text:p>2016-06-21 17:22:44</text:p>
          </table:table-cell>
        </table:table-row>
        <table:table-row>
          <table:table-cell office:value-type="string">
            <text:p>5fd83ac9-8650-47ce-bcf2-fc409362f20b</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Willkommen im Hochland</text:p>
          </table:table-cell>
          <table:table-cell office:value-type="string">
            <text:p>Zweck des gegründeten Vereins ist die Verbesserung der Lebensbedingungen von Flüchtlingen und Asylbewerbern im Dresdner 
und angrenzenden Gebieten. Dieser Zweck wird insbesondere durch unterstützende und begleitende Hilfeleistung bei der Ankunft in
Dresden und zur besseren Integration von neuen Bewohnern angestrebt. Dazu gehören auch Beratung, Betreuung, Entwicklung von 
Beschäftigungsmöglichkeiten, interkulturelle und sonstige Veranstaltungen. </text:p>
          </table:table-cell>
          <table:table-cell office:value-type="string">
            <text:p>post@willkommen-im-hochland.de</text:p>
          </table:table-cell>
          <table:table-cell office:value-type="string">
            <text:p>https://www.willkommen-im-hochland.de</text:p>
          </table:table-cell>
          <table:table-cell office:value-type="string">
            <text:p>https://www.facebook.com/Willkommen-im-Hochland-eV-1578746365730217/</text:p>
          </table:table-cell>
          <table:table-cell office:value-type="string">
            <text:p/>
          </table:table-cell>
          <table:table-cell office:value-type="string">
            <text:p>welcome-network</text:p>
          </table:table-cell>
          <table:table-cell office:value-type="float" office:value="0">
            <text:p>0</text:p>
          </table:table-cell>
          <table:table-cell office:value-type="string">
            <text:p/>
          </table:table-cell>
          <table:table-cell office:value-type="string">
            <text:p>Michael Bockting, Andrea Schomberg, Ralf Wilhelm,Herbert Effinger, Gebhard Ruess</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de,en</text:p>
          </table:table-cell>
          <table:table-cell office:value-type="float" office:value="1">
            <text:p>1</text:p>
          </table:table-cell>
          <table:table-cell office:value-type="string">
            <text:p/>
          </table:table-cell>
          <table:table-cell office:value-type="string">
            <text:p>556e1d2b97066</text:p>
          </table:table-cell>
          <table:table-cell office:value-type="string">
            <text:p>de</text:p>
          </table:table-cell>
          <table:table-cell office:value-type="date" office:date-value="2015-06-02T23:16:27" table:style-name="DateTimeCell">
            <text:p>2015-06-02 23:16:27</text:p>
          </table:table-cell>
          <table:table-cell office:value-type="date" office:date-value="2016-06-21T17:22:44" table:style-name="DateTimeCell">
            <text:p>2016-06-21 17:22:44</text:p>
          </table:table-cell>
        </table:table-row>
        <table:table-row>
          <table:table-cell office:value-type="string">
            <text:p>5ff3a44a-5a5a-42bc-9da9-8036c57930f8</text:p>
          </table:table-cell>
          <table:table-cell office:value-type="string">
            <text:p>NULL</text:p>
          </table:table-cell>
          <table:table-cell office:value-type="string">
            <text:p>adfb2457-819c-4574-ace1-56f5b38d8f96</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Straßenkreuzer Treff</text:p>
          </table:table-cell>
          <table:table-cell office:value-type="string">
            <text:p>Wir sind ein Projekt der Mobilen Jugendarbeit und haben immer Freitags von 16-19 Uhr für alle Jugendlichen und junge Erwachsenen geöffnet.</text:p>
          </table:table-cell>
          <table:table-cell office:value-type="string">
            <text:p>strassenkreuzer@roter-baum.de</text:p>
          </table:table-cell>
          <table:table-cell office:value-type="string">
            <text:p/>
          </table:table-cell>
          <table:table-cell office:value-type="string">
            <text:p>http://facebook.com/straszenkreuzer</text:p>
          </table:table-cell>
          <table:table-cell office:value-type="string">
            <text:p/>
          </table:table-cell>
          <table:table-cell office:value-type="string">
            <text:p>youth-club</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1">
            <text:p>1</text:p>
          </table:table-cell>
          <table:table-cell office:value-type="string">
            <text:p/>
          </table:table-cell>
          <table:table-cell office:value-type="float" office:value="1">
            <text:p>1</text:p>
          </table:table-cell>
          <table:table-cell office:value-type="string">
            <text:p>NULL</text:p>
          </table:table-cell>
          <table:table-cell office:value-type="string">
            <text:p>56f1036a002b3</text:p>
          </table:table-cell>
          <table:table-cell office:value-type="string">
            <text:p>de</text:p>
          </table:table-cell>
          <table:table-cell office:value-type="date" office:date-value="2016-03-22T09:33:45" table:style-name="DateTimeCell">
            <text:p>2016-03-22 09:33:45</text:p>
          </table:table-cell>
          <table:table-cell office:value-type="date" office:date-value="2016-06-21T17:22:55" table:style-name="DateTimeCell">
            <text:p>2016-06-21 17:22:55</text:p>
          </table:table-cell>
        </table:table-row>
        <table:table-row>
          <table:table-cell office:value-type="string">
            <text:p>6035ee97-72dc-4b04-8e51-b1dc82e7662b</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Anker Friedrichstadt e.V.</text:p>
          </table:table-cell>
          <table:table-cell office:value-type="string">
            <text:p>Ehrenamtliche Flüchtlingshilfe: Vermittlung von Patenschaften, regelmäßige Veranstaltungen, Deutschkurse, Kontaktcafé, Stadtteilarbeit</text:p>
          </table:table-cell>
          <table:table-cell office:value-type="string">
            <text:p>anker@fueralle.org</text:p>
          </table:table-cell>
          <table:table-cell office:value-type="string">
            <text:p/>
          </table:table-cell>
          <table:table-cell office:value-type="string">
            <text:p/>
          </table:table-cell>
          <table:table-cell office:value-type="string">
            <text:p/>
          </table:table-cell>
          <table:table-cell office:value-type="string">
            <text:p>meeting-place</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1">
            <text:p>1</text:p>
          </table:table-cell>
          <table:table-cell office:value-type="float" office:value="0">
            <text:p>0</text:p>
          </table:table-cell>
          <table:table-cell office:value-type="string">
            <text:p/>
          </table:table-cell>
          <table:table-cell office:value-type="float" office:value="1">
            <text:p>1</text:p>
          </table:table-cell>
          <table:table-cell office:value-type="string">
            <text:p>NULL</text:p>
          </table:table-cell>
          <table:table-cell office:value-type="string">
            <text:p>56f271bf9cfa0</text:p>
          </table:table-cell>
          <table:table-cell office:value-type="string">
            <text:p>de</text:p>
          </table:table-cell>
          <table:table-cell office:value-type="date" office:date-value="2016-03-23T11:36:47" table:style-name="DateTimeCell">
            <text:p>2016-03-23 11:36:47</text:p>
          </table:table-cell>
          <table:table-cell office:value-type="date" office:date-value="2016-06-21T17:22:56" table:style-name="DateTimeCell">
            <text:p>2016-06-21 17:22:56</text:p>
          </table:table-cell>
        </table:table-row>
        <table:table-row>
          <table:table-cell office:value-type="string">
            <text:p>621f1f0e-6c02-4b93-a81e-d88872480577</text:p>
          </table:table-cell>
          <table:table-cell office:value-type="string">
            <text:p>NULL</text:p>
          </table:table-cell>
          <table:table-cell office:value-type="string">
            <text:p>5dddf63d-ccf6-44e2-8daf-81bb44507fdd</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DAMF Deutschkurse für Asylsuchende</text:p>
          </table:table-cell>
          <table:table-cell office:value-type="string">
            <text:p>Deutschkurse von Alphabetisierung bis Ende A1 in 6 Niveaustufen für Asylsuchende, die kein oder noch kein Recht auf ESF- oder Integrationskurse haben; mehr als 100 ehrenamtliche Lehrer_innen unterrichten ca. 40 Kurse; alle 2 Monate starten neue Kurse; die Einstufung erfolgt parallel fortlaufend

Kontakt für interessierte Lehrer_innen
mitmachen@damf-dresden.de </text:p>
          </table:table-cell>
          <table:table-cell office:value-type="string">
            <text:p>post@damf-dresden.de</text:p>
          </table:table-cell>
          <table:table-cell office:value-type="string">
            <text:p>http://www.damf-dresden.de</text:p>
          </table:table-cell>
          <table:table-cell office:value-type="string">
            <text:p>https://www.facebook.com/damf.dresden</text:p>
          </table:table-cell>
          <table:table-cell office:value-type="string">
            <text:p/>
          </table:table-cell>
          <table:table-cell office:value-type="string">
            <text:p>german-course</text:p>
          </table:table-cell>
          <table:table-cell office:value-type="float" office:value="0">
            <text:p>0</text:p>
          </table:table-cell>
          <table:table-cell office:value-type="string">
            <text:p>Kristin Kossatz, Rico Ehren</text:p>
          </table:table-cell>
          <table:table-cell office:value-type="string">
            <text:p>Rico Ehren</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56e1d2a598c7</text:p>
          </table:table-cell>
          <table:table-cell office:value-type="string">
            <text:p>de</text:p>
          </table:table-cell>
          <table:table-cell office:value-type="date" office:date-value="2015-06-02T23:16:26" table:style-name="DateTimeCell">
            <text:p>2015-06-02 23:16:26</text:p>
          </table:table-cell>
          <table:table-cell office:value-type="date" office:date-value="2016-06-21T17:22:43" table:style-name="DateTimeCell">
            <text:p>2016-06-21 17:22:43</text:p>
          </table:table-cell>
        </table:table-row>
        <table:table-row>
          <table:table-cell office:value-type="string">
            <text:p>624343aa-33c9-48f9-b010-fe0a564306c6</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Bautzen bleibt bunt</text:p>
          </table:table-cell>
          <table:table-cell office:value-type="string">
            <text:p>"Bautzen bleibt bunt - Budysin wostanje pisany" heißt...

+ Sich für eine Willkommenskultur Asylsuchender und Ausländer in Bautzen einzusetzen

+ Für ein friedvolles Miteinander von Bürgern und Asylsuchenden Flagge zu zeigen
+ Stellung zu beziehen gegen rassistische, unmenschliche Äußerungen und Vorurteile

Das Bündnis "Bautzen bleibt bunt - Budysin wostanje pisany" steht für Weltoffenheit, Menschlichkeit und Toleranz! Es ist überparteilich, überkonfessionell, nichtkommerziell.</text:p>
          </table:table-cell>
          <table:table-cell office:value-type="string">
            <text:p>info@bautzenbleibtbunt.de</text:p>
          </table:table-cell>
          <table:table-cell office:value-type="string">
            <text:p>http://www.bautzenbleibtbunt.de/</text:p>
          </table:table-cell>
          <table:table-cell office:value-type="string">
            <text:p>https://www.facebook.com/bautzen.bleibt.bunt</text:p>
          </table:table-cell>
          <table:table-cell office:value-type="string">
            <text:p/>
          </table:table-cell>
          <table:table-cell office:value-type="string">
            <text:p>welcome-network</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631defbc0ec3</text:p>
          </table:table-cell>
          <table:table-cell office:value-type="string">
            <text:p>de</text:p>
          </table:table-cell>
          <table:table-cell office:value-type="date" office:date-value="2015-10-29T09:55:23" table:style-name="DateTimeCell">
            <text:p>2015-10-29 09:55:23</text:p>
          </table:table-cell>
          <table:table-cell office:value-type="date" office:date-value="2016-06-21T17:22:51" table:style-name="DateTimeCell">
            <text:p>2016-06-21 17:22:51</text:p>
          </table:table-cell>
        </table:table-row>
        <table:table-row>
          <table:table-cell office:value-type="string">
            <text:p>6313fad9-0996-4694-a7f2-13a46010ca57</text:p>
          </table:table-cell>
          <table:table-cell office:value-type="string">
            <text:p>NULL</text:p>
          </table:table-cell>
          <table:table-cell office:value-type="string">
            <text:p>df402493-f467-4472-8b98-9038d2ac967e</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Ökumenisches Informationszentrum ÖIZ e. V.</text:p>
          </table:table-cell>
          <table:table-cell office:value-type="string">
            <text:p>www.kirche-dresden.de/fluechtlingsarbeit</text:p>
          </table:table-cell>
          <table:table-cell office:value-type="string">
            <text:p>ehrenamt-asyl@infozentrum-dresden.de</text:p>
          </table:table-cell>
          <table:table-cell office:value-type="string">
            <text:p>http://www.infozentrum-dresden.de</text:p>
          </table:table-cell>
          <table:table-cell office:value-type="string">
            <text:p/>
          </table:table-cell>
          <table:table-cell office:value-type="string">
            <text:p/>
          </table:table-cell>
          <table:table-cell office:value-type="string">
            <text:p>asylum-counselling</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57c6b3f8a743</text:p>
          </table:table-cell>
          <table:table-cell office:value-type="string">
            <text:p>de</text:p>
          </table:table-cell>
          <table:table-cell office:value-type="date" office:date-value="2015-06-13T19:41:19" table:style-name="DateTimeCell">
            <text:p>2015-06-13 19:41:19</text:p>
          </table:table-cell>
          <table:table-cell office:value-type="date" office:date-value="2016-06-21T17:22:47" table:style-name="DateTimeCell">
            <text:p>2016-06-21 17:22:47</text:p>
          </table:table-cell>
        </table:table-row>
        <table:table-row>
          <table:table-cell office:value-type="string">
            <text:p>635f6c9d-a63b-4087-b4c6-e45b3329f2d1</text:p>
          </table:table-cell>
          <table:table-cell office:value-type="string">
            <text:p>NULL</text:p>
          </table:table-cell>
          <table:table-cell office:value-type="string">
            <text:p>744f41e9-799c-432b-a9a3-e78d471ec51a</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Spendensammelstelle "Willkommen in Löbtau"</text:p>
          </table:table-cell>
          <table:table-cell office:value-type="string">
            <text:p>Im Hinterhaus der Emil-Überall Straße 6 werden jeden Dienstag und Freitag 17-18Uhr Spenden gesammelt und ausgegeben.</text:p>
          </table:table-cell>
          <table:table-cell office:value-type="string">
            <text:p>kontakt@willkommen-in-loebtau.de</text:p>
          </table:table-cell>
          <table:table-cell office:value-type="string">
            <text:p>http://www.willkommen-in-loebtau.de</text:p>
          </table:table-cell>
          <table:table-cell office:value-type="string">
            <text:p/>
          </table:table-cell>
          <table:table-cell office:value-type="string">
            <text:p/>
          </table:table-cell>
          <table:table-cell office:value-type="string">
            <text:p>clothes</text:p>
          </table:table-cell>
          <table:table-cell office:value-type="float" office:value="0">
            <text:p>0</text:p>
          </table:table-cell>
          <table:table-cell office:value-type="string">
            <text:p>Susanne Pitz</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NULL</text:p>
          </table:table-cell>
          <table:table-cell office:value-type="string">
            <text:p>559252adbc796</text:p>
          </table:table-cell>
          <table:table-cell office:value-type="string">
            <text:p>de</text:p>
          </table:table-cell>
          <table:table-cell office:value-type="date" office:date-value="2015-06-30T10:26:21" table:style-name="DateTimeCell">
            <text:p>2015-06-30 10:26:21</text:p>
          </table:table-cell>
          <table:table-cell office:value-type="date" office:date-value="2016-06-21T17:22:48" table:style-name="DateTimeCell">
            <text:p>2016-06-21 17:22:48</text:p>
          </table:table-cell>
        </table:table-row>
        <table:table-row>
          <table:table-cell office:value-type="string">
            <text:p>641a2afd-366f-40b8-9578-66798c70f222</text:p>
          </table:table-cell>
          <table:table-cell office:value-type="string">
            <text:p>159367f9-b42e-4120-8474-d6acfe9d251b</text:p>
          </table:table-cell>
          <table:table-cell office:value-type="string">
            <text:p>NULL</text:p>
          </table:table-cell>
          <table:table-cell office:value-type="float" office:value="1">
            <text:p>1</text:p>
          </table:table-cell>
          <table:table-cell office:value-type="string">
            <text:p>NULL</text:p>
          </table:table-cell>
          <table:table-cell office:value-type="string">
            <text:p>NULL</text:p>
          </table:table-cell>
          <table:table-cell office:value-type="string">
            <text:p>NULL</text:p>
          </table:table-cell>
          <table:table-cell office:value-type="string">
            <text:p>NULL</text:p>
          </table:table-cell>
          <table:table-cell office:value-type="string">
            <text:p>dresden</text:p>
          </table:table-cell>
          <table:table-cell office:value-type="string">
            <text:p>Internationales Café Lichtblick</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
          </table:table-cell>
          <table:table-cell office:value-type="string">
            <text:p/>
          </table:table-cell>
          <table:table-cell office:value-type="string">
            <text:p>NULL</text:p>
          </table:table-cell>
          <table:table-cell office:value-type="string">
            <text:p>NULL</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66aefcf60922</text:p>
          </table:table-cell>
          <table:table-cell office:value-type="string">
            <text:p>de</text:p>
          </table:table-cell>
          <table:table-cell office:value-type="date" office:date-value="2015-12-11T16:46:23" table:style-name="DateTimeCell">
            <text:p>2015-12-11 16:46:23</text:p>
          </table:table-cell>
          <table:table-cell office:value-type="date" office:date-value="2016-06-21T17:22:53" table:style-name="DateTimeCell">
            <text:p>2016-06-21 17:22:53</text:p>
          </table:table-cell>
        </table:table-row>
        <table:table-row>
          <table:table-cell office:value-type="string">
            <text:p>647bb188-acc3-4900-832d-67d91a5afdcb</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Dresden für Alle e.V.</text:p>
          </table:table-cell>
          <table:table-cell office:value-type="string">
            <text:p>Dresden für Alle!
Ein Netzwerk für alle, die sich als Menschen in Dresden verstehen, unabhängig ihrer Nation, Religion, Hautfarbe oder ihres Geschlechts

Das Netzwerk Dresden für Alle verbindet Menschen und Organisationen, die sich im Sinne des Grundkonsenses für eine demokratische, menschenwürdige und inklusive Stadtgesellschaft engagieren. Das Netzwerk ist prinzipiell offen für alle Akteure, die sich auf den Grundkonsens des Netzwerks verpflichten. Das Netzwerk repräsentiert damit ein möglichst breites Spektrum der engagierten, demokratischen Stadtgesellschaft. Die Arbeitsweise des Netzwerks ist selbstbestimmt, demokratisch und partizipativ. Es ist handlungsfähig und mobilisierbar und verfügt über ein effizientes Management. Das Netzwerk soll ressourcenschonend betrieben und genutzt werden können.</text:p>
          </table:table-cell>
          <table:table-cell office:value-type="string">
            <text:p>info@dresdenfueralle.de</text:p>
          </table:table-cell>
          <table:table-cell office:value-type="string">
            <text:p>http://www.dresdenfueralle.de/</text:p>
          </table:table-cell>
          <table:table-cell office:value-type="string">
            <text:p>https://www.facebook.com/dresdenfueralle</text:p>
          </table:table-cell>
          <table:table-cell office:value-type="string">
            <text:p>0351 320 156 64</text:p>
          </table:table-cell>
          <table:table-cell office:value-type="string">
            <text:p>NULL</text:p>
          </table:table-cell>
          <table:table-cell office:value-type="float" office:value="0">
            <text:p>0</text:p>
          </table:table-cell>
          <table:table-cell office:value-type="string">
            <text:p>Gabriele Feyler und Eric Hattke</text:p>
          </table:table-cell>
          <table:table-cell office:value-type="string">
            <text:p>Steffen</text:p>
          </table:table-cell>
          <table:table-cell office:value-type="string">
            <text:p>https://scontent-frt3-1.xx.fbcdn.net/hphotos-xpl1/t31.0-8/12628551_1733960463503987_194352595723074637_o.jpg</text:p>
          </table:table-cell>
          <table:table-cell office:value-type="string">
            <text:p>image</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631e6699770a</text:p>
          </table:table-cell>
          <table:table-cell office:value-type="string">
            <text:p>de</text:p>
          </table:table-cell>
          <table:table-cell office:value-type="date" office:date-value="2015-10-29T10:27:05" table:style-name="DateTimeCell">
            <text:p>2015-10-29 10:27:05</text:p>
          </table:table-cell>
          <table:table-cell office:value-type="date" office:date-value="2016-06-21T17:22:51" table:style-name="DateTimeCell">
            <text:p>2016-06-21 17:22:51</text:p>
          </table:table-cell>
        </table:table-row>
        <table:table-row>
          <table:table-cell office:value-type="string">
            <text:p>649ee4d8-63d5-4b90-9f53-09439f12a4b9</text:p>
          </table:table-cell>
          <table:table-cell office:value-type="string">
            <text:p>NULL</text:p>
          </table:table-cell>
          <table:table-cell office:value-type="string">
            <text:p>adfb2457-819c-4574-ace1-56f5b38d8f96</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Hockey für Integration und Toleranz</text:p>
          </table:table-cell>
          <table:table-cell office:value-type="string">
            <text:p>Lust auf Sport?
Komm zum Hockey!
Hockey - das steht für Ausdauer, Schnelligkeit, Kraft, Teamgeist und jede Menge Spaß! Wir suchen Mädchen und Jungs, die in unseren Mannschaften mitspielen!

Wir freuen uns auf euch! 

Wann? Start im September 2015! 

Bitte bringt Sportschuhe und Sportkleidung mit (wenn möglich) 

Tram 12, Station Birkenhainerstraße

</text:p>
          </table:table-cell>
          <table:table-cell office:value-type="string">
            <text:p>HIT@dresden-hockey.de</text:p>
          </table:table-cell>
          <table:table-cell office:value-type="string">
            <text:p>http://dresden-hockey.de/media/hit/HIT_Deutsch.pdf</text:p>
          </table:table-cell>
          <table:table-cell office:value-type="string">
            <text:p>https://www.facebook.com/Dresden.Hockey?fref=ts</text:p>
          </table:table-cell>
          <table:table-cell office:value-type="string">
            <text:p>015734704733</text:p>
          </table:table-cell>
          <table:table-cell office:value-type="string">
            <text:p>sports</text:p>
          </table:table-cell>
          <table:table-cell office:value-type="float" office:value="0">
            <text:p>0</text:p>
          </table:table-cell>
          <table:table-cell office:value-type="string">
            <text:p>Caroline Konsek,  Veronika von Spee</text:p>
          </table:table-cell>
          <table:table-cell office:value-type="string">
            <text:p> Veronika von Spee</text:p>
          </table:table-cell>
          <table:table-cell office:value-type="string">
            <text:p/>
          </table:table-cell>
          <table:table-cell office:value-type="string">
            <text:p/>
          </table:table-cell>
          <table:table-cell office:value-type="float" office:value="0">
            <text:p>0</text:p>
          </table:table-cell>
          <table:table-cell office:value-type="float" office:value="1">
            <text:p>1</text:p>
          </table:table-cell>
          <table:table-cell office:value-type="string">
            <text:p/>
          </table:table-cell>
          <table:table-cell office:value-type="float" office:value="1">
            <text:p>1</text:p>
          </table:table-cell>
          <table:table-cell office:value-type="string">
            <text:p>NULL</text:p>
          </table:table-cell>
          <table:table-cell office:value-type="string">
            <text:p>55fd7f1c2584d</text:p>
          </table:table-cell>
          <table:table-cell office:value-type="string">
            <text:p>de</text:p>
          </table:table-cell>
          <table:table-cell office:value-type="date" office:date-value="2015-09-19T17:28:28" table:style-name="DateTimeCell">
            <text:p>2015-09-19 17:28:28</text:p>
          </table:table-cell>
          <table:table-cell office:value-type="date" office:date-value="2016-06-21T17:22:50" table:style-name="DateTimeCell">
            <text:p>2016-06-21 17:22:50</text:p>
          </table:table-cell>
        </table:table-row>
        <table:table-row>
          <table:table-cell office:value-type="string">
            <text:p>663c5b38-2400-40e3-b6ac-cfea9b5ca61d</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Amnesty International Hochschulgruppe</text:p>
          </table:table-cell>
          <table:table-cell office:value-type="string">
            <text:p>Wir sind die Amnesty International Hochschulgruppe Dresden. Wir stehen allen interessierten Studenten in Dresden offen. Wir treffen uns während der Semester regelmäßig in den Untergruppen und etwa einmal monatlich auch als Gesamtgruppe.

GRUPPE ASYL
Nach einer kurzen Ruhepause hat sich unsere Untergruppe im WS 2014/2015 neu gegründet. Anknüpfend an bisherige Aktionen planen wir bisher Folgendes: 
 
- Vorbereitung eines Film- und/oder Diskussionsabends rund um die Themen Asyl, Migration und Flucht.
- Teilnahme an Kundgebungen und Demos
- In Absprache mit Sozialarbeitern/ Sozialarbeiterinnen gemeinsame Treffen/Veranstaltung mit Asylsuchenden.
 
Falls dich diese Themen ansprechen oder du auch noch neue Ideen hast, kannst du diese gerne bei unserem nächsten Gruppentreffen einbringen.</text:p>
          </table:table-cell>
          <table:table-cell office:value-type="string">
            <text:p>AI-HSG-dresden@web.de</text:p>
          </table:table-cell>
          <table:table-cell office:value-type="string">
            <text:p>https://amnesty.tu-dresden.de/</text:p>
          </table:table-cell>
          <table:table-cell office:value-type="string">
            <text:p>https://www.facebook.com/aihsgdd</text:p>
          </table:table-cell>
          <table:table-cell office:value-type="string">
            <text:p/>
          </table:table-cell>
          <table:table-cell office:value-type="string">
            <text:p/>
          </table:table-cell>
          <table:table-cell office:value-type="float" office:value="0">
            <text:p>0</text:p>
          </table:table-cell>
          <table:table-cell office:value-type="string">
            <text:p>Felix Ruppricht</text:p>
          </table:table-cell>
          <table:table-cell office:value-type="string">
            <text:p/>
          </table:table-cell>
          <table:table-cell office:value-type="string">
            <text:p>https://amnesty.tu-dresden.de/drupal/sites/all/themes/aitheme/logo.png</text:p>
          </table:table-cell>
          <table:table-cell office:value-type="string">
            <text:p>image</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6a93a1f60730</text:p>
          </table:table-cell>
          <table:table-cell office:value-type="string">
            <text:p>de</text:p>
          </table:table-cell>
          <table:table-cell office:value-type="date" office:date-value="2016-01-27T22:43:59" table:style-name="DateTimeCell">
            <text:p>2016-01-27 22:43:59</text:p>
          </table:table-cell>
          <table:table-cell office:value-type="date" office:date-value="2016-06-21T17:22:54" table:style-name="DateTimeCell">
            <text:p>2016-06-21 17:22:54</text:p>
          </table:table-cell>
        </table:table-row>
        <table:table-row>
          <table:table-cell office:value-type="string">
            <text:p>6691b43c-68b5-4826-874b-832dc60c7229</text:p>
          </table:table-cell>
          <table:table-cell office:value-type="string">
            <text:p>NULL</text:p>
          </table:table-cell>
          <table:table-cell office:value-type="string">
            <text:p>df402493-f467-4472-8b98-9038d2ac967e</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Ausländerrat Dresden e.V.</text:p>
          </table:table-cell>
          <table:table-cell office:value-type="string">
            <text:p>Beratung/Kinder-, Jugend- und Familienarbeit
</text:p>
          </table:table-cell>
          <table:table-cell office:value-type="string">
            <text:p>beratung@auslaenderrat.de</text:p>
          </table:table-cell>
          <table:table-cell office:value-type="string">
            <text:p/>
          </table:table-cell>
          <table:table-cell office:value-type="string">
            <text:p/>
          </table:table-cell>
          <table:table-cell office:value-type="string">
            <text:p/>
          </table:table-cell>
          <table:table-cell office:value-type="string">
            <text:p>social-counselling</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5ef2a2d9d9ac</text:p>
          </table:table-cell>
          <table:table-cell office:value-type="string">
            <text:p>de</text:p>
          </table:table-cell>
          <table:table-cell office:value-type="date" office:date-value="2015-09-08T20:34:21" table:style-name="DateTimeCell">
            <text:p>2015-09-08 20:34:21</text:p>
          </table:table-cell>
          <table:table-cell office:value-type="date" office:date-value="2016-06-21T17:22:49" table:style-name="DateTimeCell">
            <text:p>2016-06-21 17:22:49</text:p>
          </table:table-cell>
        </table:table-row>
        <table:table-row>
          <table:table-cell office:value-type="string">
            <text:p>68d13ce3-4a5e-46c2-8d1b-958353272006</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Netzwerk "Gorbitz International"</text:p>
          </table:table-cell>
          <table:table-cell office:value-type="string">
            <text:p>Das Netzwerk "Gorbitz International" ist ein Bündnis von Frauen und Männern aus Gorbitz und Umgebung, aus Vertretern von Einrichtungen, Kirchgemeinden, Parteien und Vereinen, die alle für eine gute Nachbarschaft im Stadtteil entreten und eine Wollkommenskultur für Menschen anderer Herkunft pflegen wollen. Im Rahmen des Netzwerks bestehen Untergruppen und Projekte, wie z.B. Begegnungscafe, UAG Organisation und Öffentlichkeitsarbeit, Gemeinschaftsgarten u.a. </text:p>
          </table:table-cell>
          <table:table-cell office:value-type="string">
            <text:p>heinisch@gorbitz-international.de</text:p>
          </table:table-cell>
          <table:table-cell office:value-type="string">
            <text:p>http://gorbitz-international.de/projekte/go-in-begegnungscafe/</text:p>
          </table:table-cell>
          <table:table-cell office:value-type="string">
            <text:p/>
          </table:table-cell>
          <table:table-cell office:value-type="string">
            <text:p/>
          </table:table-cell>
          <table:table-cell office:value-type="string">
            <text:p>welcome-network</text:p>
          </table:table-cell>
          <table:table-cell office:value-type="float" office:value="0">
            <text:p>0</text:p>
          </table:table-cell>
          <table:table-cell office:value-type="string">
            <text:p/>
          </table:table-cell>
          <table:table-cell office:value-type="string">
            <text:p>Wolfgang Mueller, Ulrich Krause</text:p>
          </table:table-cell>
          <table:table-cell office:value-type="string">
            <text:p>http://i2.wp.com/gorbitz-international.de/wp-content/uploads/2015/04/Header_Logo.png?w=1180</text:p>
          </table:table-cell>
          <table:table-cell office:value-type="string">
            <text:p>image</text:p>
          </table:table-cell>
          <table:table-cell office:value-type="float" office:value="0">
            <text:p>0</text:p>
          </table:table-cell>
          <table:table-cell office:value-type="float" office:value="1">
            <text:p>1</text:p>
          </table:table-cell>
          <table:table-cell office:value-type="string">
            <text:p>de,en</text:p>
          </table:table-cell>
          <table:table-cell office:value-type="float" office:value="1">
            <text:p>1</text:p>
          </table:table-cell>
          <table:table-cell office:value-type="string">
            <text:p/>
          </table:table-cell>
          <table:table-cell office:value-type="string">
            <text:p>556e1d2cbbb72</text:p>
          </table:table-cell>
          <table:table-cell office:value-type="string">
            <text:p>de</text:p>
          </table:table-cell>
          <table:table-cell office:value-type="date" office:date-value="2015-06-02T23:16:28" table:style-name="DateTimeCell">
            <text:p>2015-06-02 23:16:28</text:p>
          </table:table-cell>
          <table:table-cell office:value-type="date" office:date-value="2016-06-21T17:22:44" table:style-name="DateTimeCell">
            <text:p>2016-06-21 17:22:44</text:p>
          </table:table-cell>
        </table:table-row>
        <table:table-row>
          <table:table-cell office:value-type="string">
            <text:p>6a0ef692-f9ca-4921-be0d-2c00248f9b02</text:p>
          </table:table-cell>
          <table:table-cell office:value-type="string">
            <text:p>NULL</text:p>
          </table:table-cell>
          <table:table-cell office:value-type="string">
            <text:p>5dddf63d-ccf6-44e2-8daf-81bb44507fdd</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Euro-Schulen Dresden - Deutschkurse</text:p>
          </table:table-cell>
          <table:table-cell office:value-type="string">
            <text:p>ESF-finanzierte Deutschkurse für Asylbewerber ab der Sprachniveaustufe A1, Anmeldung innerhalb der Sprechzeiten (montags und dienstags, jeweils 8:30-12:30Uhr und 14:30-16Uhr), Einstufungstests und Kursbeginne fortlaufend</text:p>
          </table:table-cell>
          <table:table-cell office:value-type="string">
            <text:p>dresden@eso.de</text:p>
          </table:table-cell>
          <table:table-cell office:value-type="string">
            <text:p>http://www.eso.de/dresden/</text:p>
          </table:table-cell>
          <table:table-cell office:value-type="string">
            <text:p/>
          </table:table-cell>
          <table:table-cell office:value-type="string">
            <text:p>0351 - 4845120</text:p>
          </table:table-cell>
          <table:table-cell office:value-type="string">
            <text:p>german-course</text:p>
          </table:table-cell>
          <table:table-cell office:value-type="float" office:value="0">
            <text:p>0</text:p>
          </table:table-cell>
          <table:table-cell office:value-type="string">
            <text:p>Malgorzata Büttner</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de,en,ru</text:p>
          </table:table-cell>
          <table:table-cell office:value-type="float" office:value="1">
            <text:p>1</text:p>
          </table:table-cell>
          <table:table-cell office:value-type="string">
            <text:p>NULL</text:p>
          </table:table-cell>
          <table:table-cell office:value-type="string">
            <text:p>558a65e88d39a</text:p>
          </table:table-cell>
          <table:table-cell office:value-type="string">
            <text:p>de</text:p>
          </table:table-cell>
          <table:table-cell office:value-type="date" office:date-value="2015-06-24T10:10:16" table:style-name="DateTimeCell">
            <text:p>2015-06-24 10:10:16</text:p>
          </table:table-cell>
          <table:table-cell office:value-type="date" office:date-value="2016-06-21T17:22:48" table:style-name="DateTimeCell">
            <text:p>2016-06-21 17:22:48</text:p>
          </table:table-cell>
        </table:table-row>
        <table:table-row>
          <table:table-cell office:value-type="string">
            <text:p>6bbb8d66-e38c-46ac-9bb2-c56ad95ed396</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Gruppe Cartonage</text:p>
          </table:table-cell>
          <table:table-cell office:value-type="string">
            <text:p>Die gruppe.cartonage ist ein freier Zusammenschluss von Menschen.

Wir setzten uns ein für eine Welt, in der die Bewegungsfreiheit Selbstverständlichkeit ist. Dazu gehören zwei Prinzipien: Das Recht zu gehen ist mit dem Recht zu bleiben untrennbar verbunden. 
Wir nehmen uns das Motto „think global – act local!“ zu Herzen. In unserer Arbeit wollen wir Menschen vor Ort mit den weltumspannenden Themen Rassismus und Migrationsregime vertraut machen. Unsere Arbeit ist von der Überzeugung von gelebter Demokratie und universell gültiger Gleichberechtigung getragen.

Für gewöhnlich kochen wir einmal im Monat (2. Mittwoch) im AZ Conni. Nach veganer küfa à la cartonage servieren wir den politischen Nachtisch in Form von Filmen, Vorträgen, Diskussionen, Theater, Shows und Lesungen. Doch auch Ausstellungen und Podiumsdiskussionen gehören zu unserem Repertoire. </text:p>
          </table:table-cell>
          <table:table-cell office:value-type="string">
            <text:p>gruppe.cartonage@notraces.net</text:p>
          </table:table-cell>
          <table:table-cell office:value-type="string">
            <text:p>http://cartonage.blogsport.de/</text:p>
          </table:table-cell>
          <table:table-cell office:value-type="string">
            <text:p/>
          </table:table-cell>
          <table:table-cell office:value-type="string">
            <text:p/>
          </table:table-cell>
          <table:table-cell office:value-type="string">
            <text:p>workshop</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56e1d2ea645d</text:p>
          </table:table-cell>
          <table:table-cell office:value-type="string">
            <text:p>de</text:p>
          </table:table-cell>
          <table:table-cell office:value-type="date" office:date-value="2015-06-02T23:16:30" table:style-name="DateTimeCell">
            <text:p>2015-06-02 23:16:30</text:p>
          </table:table-cell>
          <table:table-cell office:value-type="date" office:date-value="2016-06-21T17:22:44" table:style-name="DateTimeCell">
            <text:p>2016-06-21 17:22:44</text:p>
          </table:table-cell>
        </table:table-row>
        <table:table-row>
          <table:table-cell office:value-type="string">
            <text:p>6bde5bf6-d412-4de2-a71d-b09339dd4fd2</text:p>
          </table:table-cell>
          <table:table-cell office:value-type="string">
            <text:p>NULL</text:p>
          </table:table-cell>
          <table:table-cell office:value-type="string">
            <text:p>744f41e9-799c-432b-a9a3-e78d471ec51a</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Sozialer Möbeldienst</text:p>
          </table:table-cell>
          <table:table-cell office:value-type="string">
            <text:p>Gebrauchte Möbel und nicht  mehr benötigte Einrichtungs-gegenstände werden sozialbedürftigen Bürgern auf Berechtigungsschein des Jobcenters oder des Sozialamtes weitergegeben.

Abholung nach Terminvereinbarung (per Telefon oder Email) 
Mo-Fr 07:00 Uhr bis 19:00 Uhr
Sa 07:00 Uhr bis 12:00 Uh</text:p>
          </table:table-cell>
          <table:table-cell office:value-type="string">
            <text:p>moebel@sufw.de</text:p>
          </table:table-cell>
          <table:table-cell office:value-type="string">
            <text:p>http://www.sufw.de/sozialer-moebeldienst-kaufhaus.html</text:p>
          </table:table-cell>
          <table:table-cell office:value-type="string">
            <text:p/>
          </table:table-cell>
          <table:table-cell office:value-type="string">
            <text:p>0351 2727224</text:p>
          </table:table-cell>
          <table:table-cell office:value-type="string">
            <text:p>furniture</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66beb435742e</text:p>
          </table:table-cell>
          <table:table-cell office:value-type="string">
            <text:p>de</text:p>
          </table:table-cell>
          <table:table-cell office:value-type="date" office:date-value="2015-12-12T10:39:15" table:style-name="DateTimeCell">
            <text:p>2015-12-12 10:39:15</text:p>
          </table:table-cell>
          <table:table-cell office:value-type="date" office:date-value="2016-06-21T17:22:53" table:style-name="DateTimeCell">
            <text:p>2016-06-21 17:22:53</text:p>
          </table:table-cell>
        </table:table-row>
        <table:table-row>
          <table:table-cell office:value-type="string">
            <text:p>6fcf71ee-c2e3-4602-9c50-68cb24d7986c</text:p>
          </table:table-cell>
          <table:table-cell office:value-type="string">
            <text:p>NULL</text:p>
          </table:table-cell>
          <table:table-cell office:value-type="string">
            <text:p>df402493-f467-4472-8b98-9038d2ac967e</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Sächsischer Flüchtlingsrat</text:p>
          </table:table-cell>
          <table:table-cell office:value-type="string">
            <text:p/>
          </table:table-cell>
          <table:table-cell office:value-type="string">
            <text:p>info@saechsischer-fluechtlingsrat.de</text:p>
          </table:table-cell>
          <table:table-cell office:value-type="string">
            <text:p>http://saechsischer-fluechtlingsrat.de/</text:p>
          </table:table-cell>
          <table:table-cell office:value-type="string">
            <text:p>https://www.facebook.com/pages/S%C3%A4chsischer-Fl%C3%BCchtlingsrat-eV/204490826370915?fref=ts</text:p>
          </table:table-cell>
          <table:table-cell office:value-type="string">
            <text:p>0351/30990102, 0351/87451710</text:p>
          </table:table-cell>
          <table:table-cell office:value-type="string">
            <text:p>asylum-counselling</text:p>
          </table:table-cell>
          <table:table-cell office:value-type="float" office:value="0">
            <text:p>0</text:p>
          </table:table-cell>
          <table:table-cell office:value-type="string">
            <text:p/>
          </table:table-cell>
          <table:table-cell office:value-type="string">
            <text:p>Ali Moradi, Patrick Irmer</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de,en,ar,fa,ru,fr,it</text:p>
          </table:table-cell>
          <table:table-cell office:value-type="float" office:value="1">
            <text:p>1</text:p>
          </table:table-cell>
          <table:table-cell office:value-type="string">
            <text:p/>
          </table:table-cell>
          <table:table-cell office:value-type="string">
            <text:p>556e1d2d47a01</text:p>
          </table:table-cell>
          <table:table-cell office:value-type="string">
            <text:p>de</text:p>
          </table:table-cell>
          <table:table-cell office:value-type="date" office:date-value="2015-06-02T23:16:29" table:style-name="DateTimeCell">
            <text:p>2015-06-02 23:16:29</text:p>
          </table:table-cell>
          <table:table-cell office:value-type="date" office:date-value="2016-06-21T17:22:44" table:style-name="DateTimeCell">
            <text:p>2016-06-21 17:22:44</text:p>
          </table:table-cell>
        </table:table-row>
        <table:table-row>
          <table:table-cell office:value-type="string">
            <text:p>712b1659-5859-4d08-90d9-8da7470ec222</text:p>
          </table:table-cell>
          <table:table-cell office:value-type="string">
            <text:p>NULL</text:p>
          </table:table-cell>
          <table:table-cell office:value-type="string">
            <text:p>adfb2457-819c-4574-ace1-56f5b38d8f96</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Kinder- und Familientreff Mosaik</text:p>
          </table:table-cell>
          <table:table-cell office:value-type="string">
            <text:p>Kindertreff, Familientreff, Eltern-Kind-Gruppe, Kletterangebot, Tanzangebot, Keramikangebot, Beratung, Mobile Angebote/Fahrten</text:p>
          </table:table-cell>
          <table:table-cell office:value-type="string">
            <text:p>leuben@vsp-dresden.de</text:p>
          </table:table-cell>
          <table:table-cell office:value-type="string">
            <text:p>http://www.vsp-dresden.org</text:p>
          </table:table-cell>
          <table:table-cell office:value-type="string">
            <text:p/>
          </table:table-cell>
          <table:table-cell office:value-type="string">
            <text:p>0351-2728489</text:p>
          </table:table-cell>
          <table:table-cell office:value-type="string">
            <text:p>youth-club</text:p>
          </table:table-cell>
          <table:table-cell office:value-type="float" office:value="0">
            <text:p>0</text:p>
          </table:table-cell>
          <table:table-cell office:value-type="string">
            <text:p>Katrin, Elisabeth, Andreas</text:p>
          </table:table-cell>
          <table:table-cell office:value-type="string">
            <text:p>Katrin Baumgart, Elisabeth Drechsel, Andreas Ermer</text:p>
          </table:table-cell>
          <table:table-cell office:value-type="string">
            <text:p/>
          </table:table-cell>
          <table:table-cell office:value-type="string">
            <text:p/>
          </table:table-cell>
          <table:table-cell office:value-type="float" office:value="0">
            <text:p>0</text:p>
          </table:table-cell>
          <table:table-cell office:value-type="float" office:value="1">
            <text:p>1</text:p>
          </table:table-cell>
          <table:table-cell office:value-type="string">
            <text:p>de,en,it</text:p>
          </table:table-cell>
          <table:table-cell office:value-type="float" office:value="1">
            <text:p>1</text:p>
          </table:table-cell>
          <table:table-cell office:value-type="string">
            <text:p/>
          </table:table-cell>
          <table:table-cell office:value-type="string">
            <text:p>55d4b8f269133</text:p>
          </table:table-cell>
          <table:table-cell office:value-type="string">
            <text:p>de</text:p>
          </table:table-cell>
          <table:table-cell office:value-type="date" office:date-value="2015-08-19T19:12:18" table:style-name="DateTimeCell">
            <text:p>2015-08-19 19:12:18</text:p>
          </table:table-cell>
          <table:table-cell office:value-type="date" office:date-value="2016-06-21T17:22:49" table:style-name="DateTimeCell">
            <text:p>2016-06-21 17:22:49</text:p>
          </table:table-cell>
        </table:table-row>
        <table:table-row>
          <table:table-cell office:value-type="string">
            <text:p>72aa3ca9-6c37-47ce-9599-ea10364ca5ff</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Gemeinsam in Dresden West</text:p>
          </table:table-cell>
          <table:table-cell office:value-type="string">
            <text:p>Wir suchen dringend Unterstützung!

Wir sind eine Gemeinschaft von Engagierten im Dresdner Westen (Cotta, Briesnitz, Stetzsch). Wir unterstützen derzeit die Bewohner des Übergangswohnheims auf der Podemusstr. 9 im Ortsteil Stetzsch. Wir verstehen uns als Ansprechpartner und Vermittler für die Bewohner des Übergangswohnheims und auch die umliegenden Anwohner. Wir organisieren regelmäßige Treffen mit den Bewohnern im Übergangswohnheim, helfen bei der Vermittlung von Deutschkursen, informieren über Ausbildung und Jobs und organisieren sportliche Aktivitäten. 

Alle Interessierten, die uns unterstützen wollen (oder Unterstützung suchen), können sich über unsere Kontakt-Mail-Adresse kontakt@gemeinsam-in-dd-west.de an uns wenden. Über diese bekommt man alle weiteren Infos, z.B. über unsere regelmäßigen Treffen. Einen festen Termin gibt es für die Treffen nicht.</text:p>
          </table:table-cell>
          <table:table-cell office:value-type="string">
            <text:p>kontakt@gemeinsam-in-dd-west.de</text:p>
          </table:table-cell>
          <table:table-cell office:value-type="string">
            <text:p>http://www.gemeinsam-in-dd-west.de</text:p>
          </table:table-cell>
          <table:table-cell office:value-type="string">
            <text:p/>
          </table:table-cell>
          <table:table-cell office:value-type="string">
            <text:p/>
          </table:table-cell>
          <table:table-cell office:value-type="string">
            <text:p>welcome-network</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NULL</text:p>
          </table:table-cell>
          <table:table-cell office:value-type="string">
            <text:p>5612d65b4caba</text:p>
          </table:table-cell>
          <table:table-cell office:value-type="string">
            <text:p>de</text:p>
          </table:table-cell>
          <table:table-cell office:value-type="date" office:date-value="2015-10-05T21:58:19" table:style-name="DateTimeCell">
            <text:p>2015-10-05 21:58:19</text:p>
          </table:table-cell>
          <table:table-cell office:value-type="date" office:date-value="2016-06-21T17:22:50" table:style-name="DateTimeCell">
            <text:p>2016-06-21 17:22:50</text:p>
          </table:table-cell>
        </table:table-row>
        <table:table-row>
          <table:table-cell office:value-type="string">
            <text:p>73007741-0bc0-4bbc-aa0e-ec906cc1a24c</text:p>
          </table:table-cell>
          <table:table-cell office:value-type="string">
            <text:p>d328d9ba-11e2-4b7b-91f1-625d4bb1f006</text:p>
          </table:table-cell>
          <table:table-cell office:value-type="string">
            <text:p>NULL</text:p>
          </table:table-cell>
          <table:table-cell office:value-type="float" office:value="1">
            <text:p>1</text:p>
          </table:table-cell>
          <table:table-cell office:value-type="string">
            <text:p>NULL</text:p>
          </table:table-cell>
          <table:table-cell office:value-type="string">
            <text:p>NULL</text:p>
          </table:table-cell>
          <table:table-cell office:value-type="string">
            <text:p>NULL</text:p>
          </table:table-cell>
          <table:table-cell office:value-type="string">
            <text:p>NULL</text:p>
          </table:table-cell>
          <table:table-cell office:value-type="string">
            <text:p>dresden</text:p>
          </table:table-cell>
          <table:table-cell office:value-type="string">
            <text:p>Pieschen für alle - Standort Kinder- und Jugendhaus EMMERS</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
          </table:table-cell>
          <table:table-cell office:value-type="string">
            <text:p/>
          </table:table-cell>
          <table:table-cell office:value-type="string">
            <text:p>NULL</text:p>
          </table:table-cell>
          <table:table-cell office:value-type="string">
            <text:p>NULL</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56e1d4118730</text:p>
          </table:table-cell>
          <table:table-cell office:value-type="string">
            <text:p>de</text:p>
          </table:table-cell>
          <table:table-cell office:value-type="date" office:date-value="2015-06-02T23:16:49" table:style-name="DateTimeCell">
            <text:p>2015-06-02 23:16:49</text:p>
          </table:table-cell>
          <table:table-cell office:value-type="date" office:date-value="2016-06-21T17:22:45" table:style-name="DateTimeCell">
            <text:p>2016-06-21 17:22:45</text:p>
          </table:table-cell>
        </table:table-row>
        <table:table-row>
          <table:table-cell office:value-type="string">
            <text:p>75dba53d-84da-40fa-99c6-6d7d42cf4e1d</text:p>
          </table:table-cell>
          <table:table-cell office:value-type="string">
            <text:p>4b7f7486-82c2-4abf-bb13-8fdafe2a8f77</text:p>
          </table:table-cell>
          <table:table-cell office:value-type="string">
            <text:p>NULL</text:p>
          </table:table-cell>
          <table:table-cell office:value-type="float" office:value="1">
            <text:p>1</text:p>
          </table:table-cell>
          <table:table-cell office:value-type="string">
            <text:p>NULL</text:p>
          </table:table-cell>
          <table:table-cell office:value-type="string">
            <text:p>NULL</text:p>
          </table:table-cell>
          <table:table-cell office:value-type="string">
            <text:p>NULL</text:p>
          </table:table-cell>
          <table:table-cell office:value-type="string">
            <text:p>NULL</text:p>
          </table:table-cell>
          <table:table-cell office:value-type="string">
            <text:p>dresden</text:p>
          </table:table-cell>
          <table:table-cell office:value-type="string">
            <text:p>Ausländerrat Dresden e.V. - Bildungspatenschaften </text:p>
          </table:table-cell>
          <table:table-cell office:value-type="string">
            <text:p>Bildungspatenschaften </text:p>
          </table:table-cell>
          <table:table-cell office:value-type="string">
            <text:p>grossmann@auslaenderrat.de</text:p>
          </table:table-cell>
          <table:table-cell office:value-type="string">
            <text:p/>
          </table:table-cell>
          <table:table-cell office:value-type="string">
            <text:p/>
          </table:table-cell>
          <table:table-cell office:value-type="string">
            <text:p>035140754252</text:p>
          </table:table-cell>
          <table:table-cell office:value-type="string">
            <text:p/>
          </table:table-cell>
          <table:table-cell office:value-type="float" office:value="0">
            <text:p>0</text:p>
          </table:table-cell>
          <table:table-cell office:value-type="string">
            <text:p>Antje Großmann</text:p>
          </table:table-cell>
          <table:table-cell office:value-type="string">
            <text:p/>
          </table:table-cell>
          <table:table-cell office:value-type="string">
            <text:p>NULL</text:p>
          </table:table-cell>
          <table:table-cell office:value-type="string">
            <text:p>NULL</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5ef3082894ec</text:p>
          </table:table-cell>
          <table:table-cell office:value-type="string">
            <text:p>de</text:p>
          </table:table-cell>
          <table:table-cell office:value-type="date" office:date-value="2015-09-08T21:01:22" table:style-name="DateTimeCell">
            <text:p>2015-09-08 21:01:22</text:p>
          </table:table-cell>
          <table:table-cell office:value-type="date" office:date-value="2016-06-21T17:22:49" table:style-name="DateTimeCell">
            <text:p>2016-06-21 17:22:49</text:p>
          </table:table-cell>
        </table:table-row>
        <table:table-row>
          <table:table-cell office:value-type="string">
            <text:p>778dbfa7-45ad-4b6f-bc1a-77dc72030974</text:p>
          </table:table-cell>
          <table:table-cell office:value-type="string">
            <text:p>NULL</text:p>
          </table:table-cell>
          <table:table-cell office:value-type="string">
            <text:p>adfb2457-819c-4574-ace1-56f5b38d8f96</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Lese&amp;Film-Club</text:p>
          </table:table-cell>
          <table:table-cell office:value-type="string">
            <text:p>Der Lese&amp;Film-Club ist ein Treff für Kinder und junggebliebene Jugendliche, die Bücher und Filme lieben, vorallem Filme zu Büchern.
Jeden Samstag öffnet das Casablanca seine Türen und lädt von 10:00 bis 12:00 Uhr zum lauschen und schauen ein. Alle Bücher mit Filme werden von den Teilnehmern selber ausgesucht.

Das Angebot ist kostenfrei, und findet jeden Samstag von 10:00 bis 12:00 Uhr statt.

Anmeldung an anne@casablanca-dresden.de</text:p>
          </table:table-cell>
          <table:table-cell office:value-type="string">
            <text:p>anne@casablanca-dresden.de</text:p>
          </table:table-cell>
          <table:table-cell office:value-type="string">
            <text:p>http://casablanca-dresden.de</text:p>
          </table:table-cell>
          <table:table-cell office:value-type="string">
            <text:p>https://www.facebook.com/casablanca.dresden/</text:p>
          </table:table-cell>
          <table:table-cell office:value-type="string">
            <text:p/>
          </table:table-cell>
          <table:table-cell office:value-type="string">
            <text:p>youth-club</text:p>
          </table:table-cell>
          <table:table-cell office:value-type="float" office:value="0">
            <text:p>0</text:p>
          </table:table-cell>
          <table:table-cell office:value-type="string">
            <text:p>Anne Hilliger</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1">
            <text:p>1</text:p>
          </table:table-cell>
          <table:table-cell office:value-type="string">
            <text:p>de,en</text:p>
          </table:table-cell>
          <table:table-cell office:value-type="float" office:value="1">
            <text:p>1</text:p>
          </table:table-cell>
          <table:table-cell office:value-type="string">
            <text:p>NULL</text:p>
          </table:table-cell>
          <table:table-cell office:value-type="string">
            <text:p>570fabedf21f4</text:p>
          </table:table-cell>
          <table:table-cell office:value-type="string">
            <text:p>de</text:p>
          </table:table-cell>
          <table:table-cell office:value-type="date" office:date-value="2016-04-14T16:40:45" table:style-name="DateTimeCell">
            <text:p>2016-04-14 16:40:45</text:p>
          </table:table-cell>
          <table:table-cell office:value-type="date" office:date-value="2016-06-21T17:22:56" table:style-name="DateTimeCell">
            <text:p>2016-06-21 17:22:56</text:p>
          </table:table-cell>
        </table:table-row>
        <table:table-row>
          <table:table-cell office:value-type="string">
            <text:p>77e01a4a-78bd-46d9-94b9-f55e1b649397</text:p>
          </table:table-cell>
          <table:table-cell office:value-type="string">
            <text:p>4b7f7486-82c2-4abf-bb13-8fdafe2a8f77</text:p>
          </table:table-cell>
          <table:table-cell office:value-type="string">
            <text:p>NULL</text:p>
          </table:table-cell>
          <table:table-cell office:value-type="float" office:value="1">
            <text:p>1</text:p>
          </table:table-cell>
          <table:table-cell office:value-type="string">
            <text:p>NULL</text:p>
          </table:table-cell>
          <table:table-cell office:value-type="string">
            <text:p>NULL</text:p>
          </table:table-cell>
          <table:table-cell office:value-type="string">
            <text:p>NULL</text:p>
          </table:table-cell>
          <table:table-cell office:value-type="string">
            <text:p>NULL</text:p>
          </table:table-cell>
          <table:table-cell office:value-type="string">
            <text:p>dresden</text:p>
          </table:table-cell>
          <table:table-cell office:value-type="string">
            <text:p>Ausländerrat Dresden e.V. - Außenstelle Johannstadt (Beratung)</text:p>
          </table:table-cell>
          <table:table-cell office:value-type="string">
            <text:p>Beratung zur Erziehung, Kita, Familie, Schule, Mehrsprachigkeit/ Frauentreff
</text:p>
          </table:table-cell>
          <table:table-cell office:value-type="string">
            <text:p>familien@auslaenderrat.de</text:p>
          </table:table-cell>
          <table:table-cell office:value-type="string">
            <text:p/>
          </table:table-cell>
          <table:table-cell office:value-type="string">
            <text:p/>
          </table:table-cell>
          <table:table-cell office:value-type="string">
            <text:p>0351 307 09 69</text:p>
          </table:table-cell>
          <table:table-cell office:value-type="string">
            <text:p/>
          </table:table-cell>
          <table:table-cell office:value-type="float" office:value="0">
            <text:p>0</text:p>
          </table:table-cell>
          <table:table-cell office:value-type="string">
            <text:p/>
          </table:table-cell>
          <table:table-cell office:value-type="string">
            <text:p/>
          </table:table-cell>
          <table:table-cell office:value-type="string">
            <text:p>NULL</text:p>
          </table:table-cell>
          <table:table-cell office:value-type="string">
            <text:p>NULL</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5ef2b3a1becb</text:p>
          </table:table-cell>
          <table:table-cell office:value-type="string">
            <text:p>de</text:p>
          </table:table-cell>
          <table:table-cell office:value-type="date" office:date-value="2015-09-08T20:38:50" table:style-name="DateTimeCell">
            <text:p>2015-09-08 20:38:50</text:p>
          </table:table-cell>
          <table:table-cell office:value-type="date" office:date-value="2016-06-21T17:22:49" table:style-name="DateTimeCell">
            <text:p>2016-06-21 17:22:49</text:p>
          </table:table-cell>
        </table:table-row>
        <table:table-row>
          <table:table-cell office:value-type="string">
            <text:p>78d41215-5b43-4f78-b254-a5b3329325b6</text:p>
          </table:table-cell>
          <table:table-cell office:value-type="string">
            <text:p>NULL</text:p>
          </table:table-cell>
          <table:table-cell office:value-type="string">
            <text:p>5dddf63d-ccf6-44e2-8daf-81bb44507fdd</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German Lessons for Refugees Dresden</text:p>
          </table:table-cell>
          <table:table-cell office:value-type="string">
            <text:p>Deutschunterricht an verschiedenen Orten Dresdens:

Bibliothek Neustadt
Mo: 14:00-15:00
Mi: 14:30-16:00

Jugendstiftung, Yenidze 
Mo, Mi, Fr: 15:00-17:00 Uhr

Neonworx
Mo: 10:00-12:00 Uhr und 13:00-15:00 Uhr
Di: 9:00-11:00 Uhr und 15:00-17:00 Uhr
Mi: 18:00-20:00 Uhr
Do: 16:00-18:00
Fr: 15:00-17:00 Uhr, 16:00-18:00 Uhr und 18:00-20:00 Uhr

Matthäuskirche
Di: 14:00-15:30 Uhr

Max-Planck-Institut Nöthnitzerstr
Mo-Fr: 12:00-14:00 Uhr

Moritzburg
Mo: 11:00-13:00 Uhr, 14:00-16:00 Uhr und 17:30-19:30 Uhr
Di: 14:00-16:00 Uhr und 17:30-19:30 Uhr
Mi: 11:00-13:00 Uhr und 14:00-16:00 Uhr
Do: 17:30-19:30 Uhr
Fr: 11:00-13:00 Uhr und 14:00-16:00 Uhr

Du möchtest diese Initiative unterstützen?  Dann schreib an: lehrer@glfr.de
</text:p>
          </table:table-cell>
          <table:table-cell office:value-type="string">
            <text:p>dana@glfr.de</text:p>
          </table:table-cell>
          <table:table-cell office:value-type="string">
            <text:p/>
          </table:table-cell>
          <table:table-cell office:value-type="string">
            <text:p>https://www.facebook.com/GermanLessonsforRefugees</text:p>
          </table:table-cell>
          <table:table-cell office:value-type="string">
            <text:p/>
          </table:table-cell>
          <table:table-cell office:value-type="string">
            <text:p>german-course</text:p>
          </table:table-cell>
          <table:table-cell office:value-type="float" office:value="0">
            <text:p>0</text:p>
          </table:table-cell>
          <table:table-cell office:value-type="string">
            <text:p/>
          </table:table-cell>
          <table:table-cell office:value-type="string">
            <text:p/>
          </table:table-cell>
          <table:table-cell office:value-type="string">
            <text:p>https://scontent-lhr3-1.xx.fbcdn.net/v/t1.0-9/12219529_452359104949254_1787207041473667061_n.jpg?oh=aebb876a70079713d05a4e024cad0d73&amp;oe=57E76582</text:p>
          </table:table-cell>
          <table:table-cell office:value-type="string">
            <text:p>image</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65b86be881a7</text:p>
          </table:table-cell>
          <table:table-cell office:value-type="string">
            <text:p>de</text:p>
          </table:table-cell>
          <table:table-cell office:value-type="date" office:date-value="2015-11-30T00:14:06" table:style-name="DateTimeCell">
            <text:p>2015-11-30 00:14:06</text:p>
          </table:table-cell>
          <table:table-cell office:value-type="date" office:date-value="2016-06-21T17:22:52" table:style-name="DateTimeCell">
            <text:p>2016-06-21 17:22:52</text:p>
          </table:table-cell>
        </table:table-row>
        <table:table-row>
          <table:table-cell office:value-type="string">
            <text:p>7ac5e130-a7b1-4ed8-b369-6e9844c094b2</text:p>
          </table:table-cell>
          <table:table-cell office:value-type="string">
            <text:p>NULL</text:p>
          </table:table-cell>
          <table:table-cell office:value-type="string">
            <text:p>df402493-f467-4472-8b98-9038d2ac967e</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Regionalkoordination Flüchtlingssozialarbeit Altstadt/Plauen</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volunteer-coordination</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56e1d2dcbb43</text:p>
          </table:table-cell>
          <table:table-cell office:value-type="string">
            <text:p>de</text:p>
          </table:table-cell>
          <table:table-cell office:value-type="date" office:date-value="2015-06-02T23:16:29" table:style-name="DateTimeCell">
            <text:p>2015-06-02 23:16:29</text:p>
          </table:table-cell>
          <table:table-cell office:value-type="date" office:date-value="2016-06-21T17:22:44" table:style-name="DateTimeCell">
            <text:p>2016-06-21 17:22:44</text:p>
          </table:table-cell>
        </table:table-row>
        <table:table-row>
          <table:table-cell office:value-type="string">
            <text:p>7b018280-3538-44b0-a999-bf1fb81bc9a1</text:p>
          </table:table-cell>
          <table:table-cell office:value-type="string">
            <text:p>NULL</text:p>
          </table:table-cell>
          <table:table-cell office:value-type="string">
            <text:p>adfb2457-819c-4574-ace1-56f5b38d8f96</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Banda Internationale</text:p>
          </table:table-cell>
          <table:table-cell office:value-type="string">
            <text:p>Seit fast fünfzehn Jahren bedienen wir uns ungehemmt am Kulturgut vermeintlich fremder Länder und Völker. Unser Repertoire enthält zum großen Teil Musik aus den Krisenregionen der Welt: Nordafrika, Balkan, Naher Osten, Kolumbien, West-, Ost-, Zentralafrika, Osteuropa...
Wir lieben diese Musik und sind in ihr daheim.
Viele Menschen, für die diese Musik auch Heimat ist, sind auf der Flucht, weit weg von zu Hause.
Wir haben uns für das nächste halbe Jahr vorgenommen, uns auf die Suche nach Musikern unter den Refugees zu machen, und sie einzuladen, mit uns ihre und unsere Musik gemeinsam zu entdecken...egal, welches Instrument sie spielen oder ob sie singen. Helft uns Musiker zu finden, die gern wieder musizieren würden!</text:p>
          </table:table-cell>
          <table:table-cell office:value-type="string">
            <text:p>blazmuzik@icloud.com</text:p>
          </table:table-cell>
          <table:table-cell office:value-type="string">
            <text:p>http://banda-internationale.de</text:p>
          </table:table-cell>
          <table:table-cell office:value-type="string">
            <text:p>http://facebook.com/bandacomunale</text:p>
          </table:table-cell>
          <table:table-cell office:value-type="string">
            <text:p/>
          </table:table-cell>
          <table:table-cell office:value-type="string">
            <text:p>music</text:p>
          </table:table-cell>
          <table:table-cell office:value-type="float" office:value="0">
            <text:p>0</text:p>
          </table:table-cell>
          <table:table-cell office:value-type="string">
            <text:p>Michal</text:p>
          </table:table-cell>
          <table:table-cell office:value-type="string">
            <text:p/>
          </table:table-cell>
          <table:table-cell office:value-type="string">
            <text:p>https://www.youtube.com/watch?v=RURToWXI6QM</text:p>
          </table:table-cell>
          <table:table-cell office:value-type="string">
            <text:p>youtube</text:p>
          </table:table-cell>
          <table:table-cell office:value-type="float" office:value="0">
            <text:p>0</text:p>
          </table:table-cell>
          <table:table-cell office:value-type="float" office:value="0">
            <text:p>0</text:p>
          </table:table-cell>
          <table:table-cell office:value-type="string">
            <text:p>de,pl,ru,es,fr,en</text:p>
          </table:table-cell>
          <table:table-cell office:value-type="float" office:value="1">
            <text:p>1</text:p>
          </table:table-cell>
          <table:table-cell office:value-type="string">
            <text:p>NULL</text:p>
          </table:table-cell>
          <table:table-cell office:value-type="string">
            <text:p>55efe9bb3d98f</text:p>
          </table:table-cell>
          <table:table-cell office:value-type="string">
            <text:p>de</text:p>
          </table:table-cell>
          <table:table-cell office:value-type="date" office:date-value="2015-09-09T10:07:27" table:style-name="DateTimeCell">
            <text:p>2015-09-09 10:07:27</text:p>
          </table:table-cell>
          <table:table-cell office:value-type="date" office:date-value="2016-06-21T17:22:49" table:style-name="DateTimeCell">
            <text:p>2016-06-21 17:22:49</text:p>
          </table:table-cell>
        </table:table-row>
        <table:table-row>
          <table:table-cell office:value-type="string">
            <text:p>7b428368-5426-4a81-a6dd-a8b5660d7eeb</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FrauenBildungsHaus Dresden e.V.</text:p>
          </table:table-cell>
          <table:table-cell office:value-type="string">
            <text:p>Der Mutter-Kind-Treff im FrauenBildungsHaus richtet sich an alle geflüchteten Frauen und Migrantinnen mit Kindern unter drei Jahren bzw. Schwangere. </text:p>
          </table:table-cell>
          <table:table-cell office:value-type="string">
            <text:p>fbz-dresden@gmx.de</text:p>
          </table:table-cell>
          <table:table-cell office:value-type="string">
            <text:p>http://www.frauenbildungszentrum-dresden.de/</text:p>
          </table:table-cell>
          <table:table-cell office:value-type="string">
            <text:p>https://www.facebook.com/frauenbildungszentrumDD/</text:p>
          </table:table-cell>
          <table:table-cell office:value-type="string">
            <text:p>0351 33 77 09</text:p>
          </table:table-cell>
          <table:table-cell office:value-type="string">
            <text:p>meeting-place</text:p>
          </table:table-cell>
          <table:table-cell office:value-type="float" office:value="0">
            <text:p>0</text:p>
          </table:table-cell>
          <table:table-cell office:value-type="string">
            <text:p>Kristina KrÃ¶mer</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de,en,ar</text:p>
          </table:table-cell>
          <table:table-cell office:value-type="float" office:value="1">
            <text:p>1</text:p>
          </table:table-cell>
          <table:table-cell office:value-type="string">
            <text:p/>
          </table:table-cell>
          <table:table-cell office:value-type="string">
            <text:p>56374c1d322fa</text:p>
          </table:table-cell>
          <table:table-cell office:value-type="string">
            <text:p>de</text:p>
          </table:table-cell>
          <table:table-cell office:value-type="date" office:date-value="2015-11-02T12:42:21" table:style-name="DateTimeCell">
            <text:p>2015-11-02 12:42:21</text:p>
          </table:table-cell>
          <table:table-cell office:value-type="date" office:date-value="2016-06-21T17:22:51" table:style-name="DateTimeCell">
            <text:p>2016-06-21 17:22:51</text:p>
          </table:table-cell>
        </table:table-row>
        <table:table-row>
          <table:table-cell office:value-type="string">
            <text:p>7b93d5df-244e-4713-84ad-fc0601a6a118</text:p>
          </table:table-cell>
          <table:table-cell office:value-type="string">
            <text:p>NULL</text:p>
          </table:table-cell>
          <table:table-cell office:value-type="string">
            <text:p>5dddf63d-ccf6-44e2-8daf-81bb44507fdd</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Deutschkurs Hellerau</text:p>
          </table:table-cell>
          <table:table-cell office:value-type="string">
            <text:p>Montag und Donnerstag von 15-16:30 Uhr über dem Besucherzentrum von HELLERAU. Neueinsteiger sind möglich. </text:p>
          </table:table-cell>
          <table:table-cell office:value-type="string">
            <text:p>info@hellerau.org</text:p>
          </table:table-cell>
          <table:table-cell office:value-type="string">
            <text:p>http://www.hellerau.org</text:p>
          </table:table-cell>
          <table:table-cell office:value-type="string">
            <text:p/>
          </table:table-cell>
          <table:table-cell office:value-type="string">
            <text:p/>
          </table:table-cell>
          <table:table-cell office:value-type="string">
            <text:p>german-course</text:p>
          </table:table-cell>
          <table:table-cell office:value-type="float" office:value="0">
            <text:p>0</text:p>
          </table:table-cell>
          <table:table-cell office:value-type="string">
            <text:p>Frauke Wetzel</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de,en,fr,ru</text:p>
          </table:table-cell>
          <table:table-cell office:value-type="float" office:value="1">
            <text:p>1</text:p>
          </table:table-cell>
          <table:table-cell office:value-type="string">
            <text:p>NULL</text:p>
          </table:table-cell>
          <table:table-cell office:value-type="string">
            <text:p>570778a4ac85b</text:p>
          </table:table-cell>
          <table:table-cell office:value-type="string">
            <text:p>de</text:p>
          </table:table-cell>
          <table:table-cell office:value-type="date" office:date-value="2016-04-08T11:23:48" table:style-name="DateTimeCell">
            <text:p>2016-04-08 11:23:48</text:p>
          </table:table-cell>
          <table:table-cell office:value-type="date" office:date-value="2016-06-21T17:22:56" table:style-name="DateTimeCell">
            <text:p>2016-06-21 17:22:56</text:p>
          </table:table-cell>
        </table:table-row>
        <table:table-row>
          <table:table-cell office:value-type="string">
            <text:p>7cd30e36-34e1-4469-b975-d258dc15bc42</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Save me Dresden</text:p>
          </table:table-cell>
          <table:table-cell office:value-type="string">
            <text:p>Politisches Engagement für eine Verbesserung des Resettlement Programmes der BRD. Die Save me Dresden Kampagne wird eingestellt und deshalb nehmen wir keine neuen Personen in das Patenprogramm auf. Das Programm wird aber erstmal vom Sozialamt weitergeführt, hoffentlich auf Dauer. 

Interessierte Personen an Asylpatenschaften oder Resettlementpatenschaften schreiben deshalb an:
ehrenamt-asyl@dresden.de</text:p>
          </table:table-cell>
          <table:table-cell office:value-type="string">
            <text:p>kampagne@save-me-dresden.de</text:p>
          </table:table-cell>
          <table:table-cell office:value-type="string">
            <text:p>http://www.save-me-dresden.de/</text:p>
          </table:table-cell>
          <table:table-cell office:value-type="string">
            <text:p/>
          </table:table-cell>
          <table:table-cell office:value-type="string">
            <text:p>015903128114 Sprechzeit: Do:17-20 So:17-20</text:p>
          </table:table-cell>
          <table:table-cell office:value-type="string">
            <text:p>NULL</text:p>
          </table:table-cell>
          <table:table-cell office:value-type="float" office:value="0">
            <text:p>0</text:p>
          </table:table-cell>
          <table:table-cell office:value-type="string">
            <text:p>Julia Osten, Caroline TrÃ¼benbach, Franzika Fehst</text:p>
          </table:table-cell>
          <table:table-cell office:value-type="string">
            <text:p>Julia Osten</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de,en</text:p>
          </table:table-cell>
          <table:table-cell office:value-type="float" office:value="1">
            <text:p>1</text:p>
          </table:table-cell>
          <table:table-cell office:value-type="string">
            <text:p/>
          </table:table-cell>
          <table:table-cell office:value-type="string">
            <text:p>556e1d2adc55d</text:p>
          </table:table-cell>
          <table:table-cell office:value-type="string">
            <text:p>de</text:p>
          </table:table-cell>
          <table:table-cell office:value-type="date" office:date-value="2015-06-02T23:16:26" table:style-name="DateTimeCell">
            <text:p>2015-06-02 23:16:26</text:p>
          </table:table-cell>
          <table:table-cell office:value-type="date" office:date-value="2016-06-21T17:22:43" table:style-name="DateTimeCell">
            <text:p>2016-06-21 17:22:43</text:p>
          </table:table-cell>
        </table:table-row>
        <table:table-row>
          <table:table-cell office:value-type="string">
            <text:p>7fe2a85e-ddb7-4bbb-bab6-0ed8b6cbcdcb</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Willkommensbündnis Dippoldiswalde</text:p>
          </table:table-cell>
          <table:table-cell office:value-type="string">
            <text:p>Wir sind ein Bündnis, welches Unterstützung für Asylbewerber aus unserer Region anbietet und mit Ihnen gemeinsam für ein tolerantes Miteinander einstehen und werben.</text:p>
          </table:table-cell>
          <table:table-cell office:value-type="string">
            <text:p>willkommensbuendnis.dw@gmail.com</text:p>
          </table:table-cell>
          <table:table-cell office:value-type="string">
            <text:p/>
          </table:table-cell>
          <table:table-cell office:value-type="string">
            <text:p>https://www.facebook.com/pages/Dippser-mit-Herz-Willkommensb%C3%BCndnis-Dippoldiswalde/755095361265150?fref=ts</text:p>
          </table:table-cell>
          <table:table-cell office:value-type="string">
            <text:p/>
          </table:table-cell>
          <table:table-cell office:value-type="string">
            <text:p>welcome-network</text:p>
          </table:table-cell>
          <table:table-cell office:value-type="float" office:value="0">
            <text:p>0</text:p>
          </table:table-cell>
          <table:table-cell office:value-type="string">
            <text:p>Lis-Marie Leuteritz; Desireé Wagner</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de,en</text:p>
          </table:table-cell>
          <table:table-cell office:value-type="float" office:value="1">
            <text:p>1</text:p>
          </table:table-cell>
          <table:table-cell office:value-type="string">
            <text:p>NULL</text:p>
          </table:table-cell>
          <table:table-cell office:value-type="string">
            <text:p>559f7239da3fb</text:p>
          </table:table-cell>
          <table:table-cell office:value-type="string">
            <text:p>de</text:p>
          </table:table-cell>
          <table:table-cell office:value-type="date" office:date-value="2015-07-10T09:20:25" table:style-name="DateTimeCell">
            <text:p>2015-07-10 09:20:25</text:p>
          </table:table-cell>
          <table:table-cell office:value-type="date" office:date-value="2016-06-21T17:22:48" table:style-name="DateTimeCell">
            <text:p>2016-06-21 17:22:48</text:p>
          </table:table-cell>
        </table:table-row>
        <table:table-row>
          <table:table-cell office:value-type="string">
            <text:p>8099b597-dbf5-4e36-b165-23d4fd0491fb</text:p>
          </table:table-cell>
          <table:table-cell office:value-type="string">
            <text:p>91a83966-4a77-4d2d-ab4d-19380ec8362d</text:p>
          </table:table-cell>
          <table:table-cell office:value-type="string">
            <text:p>NULL</text:p>
          </table:table-cell>
          <table:table-cell office:value-type="float" office:value="1">
            <text:p>1</text:p>
          </table:table-cell>
          <table:table-cell office:value-type="string">
            <text:p>NULL</text:p>
          </table:table-cell>
          <table:table-cell office:value-type="string">
            <text:p>NULL</text:p>
          </table:table-cell>
          <table:table-cell office:value-type="string">
            <text:p>NULL</text:p>
          </table:table-cell>
          <table:table-cell office:value-type="string">
            <text:p>NULL</text:p>
          </table:table-cell>
          <table:table-cell office:value-type="string">
            <text:p>dresden</text:p>
          </table:table-cell>
          <table:table-cell office:value-type="string">
            <text:p>Plauderkiste</text:p>
          </table:table-cell>
          <table:table-cell office:value-type="string">
            <text:p>Plauderkiste, Raum für eure Ideen, Begegnung und Treff, kostenloses W-LAN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
          </table:table-cell>
          <table:table-cell office:value-type="string">
            <text:p/>
          </table:table-cell>
          <table:table-cell office:value-type="string">
            <text:p>NULL</text:p>
          </table:table-cell>
          <table:table-cell office:value-type="string">
            <text:p>NULL</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6ce256997afa</text:p>
          </table:table-cell>
          <table:table-cell office:value-type="string">
            <text:p>de</text:p>
          </table:table-cell>
          <table:table-cell office:value-type="date" office:date-value="2016-02-24T22:49:29" table:style-name="DateTimeCell">
            <text:p>2016-02-24 22:49:29</text:p>
          </table:table-cell>
          <table:table-cell office:value-type="date" office:date-value="2016-06-21T17:22:55" table:style-name="DateTimeCell">
            <text:p>2016-06-21 17:22:55</text:p>
          </table:table-cell>
        </table:table-row>
        <table:table-row>
          <table:table-cell office:value-type="string">
            <text:p>82257b9f-1a26-4548-a783-4dabcf4aaf37</text:p>
          </table:table-cell>
          <table:table-cell office:value-type="string">
            <text:p>NULL</text:p>
          </table:table-cell>
          <table:table-cell office:value-type="string">
            <text:p>adfb2457-819c-4574-ace1-56f5b38d8f96</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HELLERAU - Europäisches Zentrum der Künste Dresden</text:p>
          </table:table-cell>
          <table:table-cell office:value-type="string">
            <text:p/>
          </table:table-cell>
          <table:table-cell office:value-type="string">
            <text:p>wetzel@hellerau.org</text:p>
          </table:table-cell>
          <table:table-cell office:value-type="string">
            <text:p>http://www.hellerau.org</text:p>
          </table:table-cell>
          <table:table-cell office:value-type="string">
            <text:p/>
          </table:table-cell>
          <table:table-cell office:value-type="string">
            <text:p>0351 2646237</text:p>
          </table:table-cell>
          <table:table-cell office:value-type="string">
            <text:p>stage</text:p>
          </table:table-cell>
          <table:table-cell office:value-type="float" office:value="0">
            <text:p>0</text:p>
          </table:table-cell>
          <table:table-cell office:value-type="string">
            <text:p>Frauke Wetzel</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56e1d2e46bb4</text:p>
          </table:table-cell>
          <table:table-cell office:value-type="string">
            <text:p>de</text:p>
          </table:table-cell>
          <table:table-cell office:value-type="date" office:date-value="2015-06-02T23:16:30" table:style-name="DateTimeCell">
            <text:p>2015-06-02 23:16:30</text:p>
          </table:table-cell>
          <table:table-cell office:value-type="date" office:date-value="2016-06-21T17:22:44" table:style-name="DateTimeCell">
            <text:p>2016-06-21 17:22:44</text:p>
          </table:table-cell>
        </table:table-row>
        <table:table-row>
          <table:table-cell office:value-type="string">
            <text:p>83d61d46-4097-4da1-b6ed-450419e9f1a8</text:p>
          </table:table-cell>
          <table:table-cell office:value-type="string">
            <text:p>NULL</text:p>
          </table:table-cell>
          <table:table-cell office:value-type="string">
            <text:p>d29bbe86-ecd6-42df-8054-70a90ec7b535</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SLUB</text:p>
          </table:table-cell>
          <table:table-cell office:value-type="string">
            <text:p>Sächsische Staats- und Universitätsbibliothek (SLUB)

Wir bieten KOSTENLOS: offenen Zugang zu Wissen, Bibliotheksführungen, W-LAN, Präsenznutzung unserer Bestände</text:p>
          </table:table-cell>
          <table:table-cell office:value-type="string">
            <text:p>oeffentlichkeitsarbeit@slub-dresden.de</text:p>
          </table:table-cell>
          <table:table-cell office:value-type="string">
            <text:p>http://www.slub-dresden.de</text:p>
          </table:table-cell>
          <table:table-cell office:value-type="string">
            <text:p/>
          </table:table-cell>
          <table:table-cell office:value-type="string">
            <text:p>0351 467 7390</text:p>
          </table:table-cell>
          <table:table-cell office:value-type="string">
            <text:p>library</text:p>
          </table:table-cell>
          <table:table-cell office:value-type="float" office:value="0">
            <text:p>0</text:p>
          </table:table-cell>
          <table:table-cell office:value-type="string">
            <text:p>Antonie Muschalek</text:p>
          </table:table-cell>
          <table:table-cell office:value-type="string">
            <text:p/>
          </table:table-cell>
          <table:table-cell office:value-type="string">
            <text:p>http://www.dswarm.org/wp-content/uploads/2014/12/slub-dresden.png</text:p>
          </table:table-cell>
          <table:table-cell office:value-type="string">
            <text:p>image</text:p>
          </table:table-cell>
          <table:table-cell office:value-type="float" office:value="0">
            <text:p>0</text:p>
          </table:table-cell>
          <table:table-cell office:value-type="float" office:value="0">
            <text:p>0</text:p>
          </table:table-cell>
          <table:table-cell office:value-type="string">
            <text:p>de,en</text:p>
          </table:table-cell>
          <table:table-cell office:value-type="float" office:value="1">
            <text:p>1</text:p>
          </table:table-cell>
          <table:table-cell office:value-type="string">
            <text:p/>
          </table:table-cell>
          <table:table-cell office:value-type="string">
            <text:p>5665ebdccedff</text:p>
          </table:table-cell>
          <table:table-cell office:value-type="string">
            <text:p>de</text:p>
          </table:table-cell>
          <table:table-cell office:value-type="date" office:date-value="2015-12-07T21:28:12" table:style-name="DateTimeCell">
            <text:p>2015-12-07 21:28:12</text:p>
          </table:table-cell>
          <table:table-cell office:value-type="date" office:date-value="2016-06-21T17:22:52" table:style-name="DateTimeCell">
            <text:p>2016-06-21 17:22:52</text:p>
          </table:table-cell>
        </table:table-row>
        <table:table-row>
          <table:table-cell office:value-type="string">
            <text:p>8502c9cf-19a3-4951-829a-ae28643277bd</text:p>
          </table:table-cell>
          <table:table-cell office:value-type="string">
            <text:p>4b7f7486-82c2-4abf-bb13-8fdafe2a8f77</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Ausländerrat Dresden e.V.  - Kita „Kleiner Globus“</text:p>
          </table:table-cell>
          <table:table-cell office:value-type="string">
            <text:p>Kindertagesstätte des Ausländerrats Dresden</text:p>
          </table:table-cell>
          <table:table-cell office:value-type="string">
            <text:p>kita@auslaenderrat.de</text:p>
          </table:table-cell>
          <table:table-cell office:value-type="string">
            <text:p/>
          </table:table-cell>
          <table:table-cell office:value-type="string">
            <text:p/>
          </table:table-cell>
          <table:table-cell office:value-type="string">
            <text:p>0351 64 75 73 62</text:p>
          </table:table-cell>
          <table:table-cell office:value-type="string">
            <text:p>childcare</text:p>
          </table:table-cell>
          <table:table-cell office:value-type="float" office:value="0">
            <text:p>0</text:p>
          </table:table-cell>
          <table:table-cell office:value-type="string">
            <text:p>Swetlana Kreismann</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5ef3154c4bab</text:p>
          </table:table-cell>
          <table:table-cell office:value-type="string">
            <text:p>de</text:p>
          </table:table-cell>
          <table:table-cell office:value-type="date" office:date-value="2015-09-08T21:04:52" table:style-name="DateTimeCell">
            <text:p>2015-09-08 21:04:52</text:p>
          </table:table-cell>
          <table:table-cell office:value-type="date" office:date-value="2016-06-21T17:22:49" table:style-name="DateTimeCell">
            <text:p>2016-06-21 17:22:49</text:p>
          </table:table-cell>
        </table:table-row>
        <table:table-row>
          <table:table-cell office:value-type="string">
            <text:p>85aeb42d-cc88-4700-99cb-6e01bce5408e</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Einladungsamt Dresden</text:p>
          </table:table-cell>
          <table:table-cell office:value-type="string">
            <text:p>Das Einladungsamt vermittelt Einladungen zum Essen zwischen Dresdnern und Zugezogenen aus aller Welt. 
Dresdner, die Lust auf interkulturelle Kontakte haben und jemandem das Ankommen in der Stadt erleichtern wollen und 
Migranten, die Lust haben, mit Menschen, die schon länger hier leben, gemeinsam zu essen, die Kultur kennen zu lernen und die Sprache zu üben, können sich über die Webseite anmelden. 
Wir vermitteln das erste Treffen, dem gerne weitere folgen können. </text:p>
          </table:table-cell>
          <table:table-cell office:value-type="string">
            <text:p>einladung-dresden@web.de</text:p>
          </table:table-cell>
          <table:table-cell office:value-type="string">
            <text:p>http://www.einladungsamt-dresden.jimdo.com</text:p>
          </table:table-cell>
          <table:table-cell office:value-type="string">
            <text:p>http:/www.facebook.com/einladungsamtdresden</text:p>
          </table:table-cell>
          <table:table-cell office:value-type="string">
            <text:p/>
          </table:table-cell>
          <table:table-cell office:value-type="string">
            <text:p>meeting-place</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NULL</text:p>
          </table:table-cell>
          <table:table-cell office:value-type="string">
            <text:p>557f1574b3297</text:p>
          </table:table-cell>
          <table:table-cell office:value-type="string">
            <text:p>de</text:p>
          </table:table-cell>
          <table:table-cell office:value-type="date" office:date-value="2015-06-15T20:12:04" table:style-name="DateTimeCell">
            <text:p>2015-06-15 20:12:04</text:p>
          </table:table-cell>
          <table:table-cell office:value-type="date" office:date-value="2016-06-21T17:22:48" table:style-name="DateTimeCell">
            <text:p>2016-06-21 17:22:48</text:p>
          </table:table-cell>
        </table:table-row>
        <table:table-row>
          <table:table-cell office:value-type="string">
            <text:p>883a440c-041a-467a-a9c7-926f106b4ff3</text:p>
          </table:table-cell>
          <table:table-cell office:value-type="string">
            <text:p>NULL</text:p>
          </table:table-cell>
          <table:table-cell office:value-type="string">
            <text:p>df402493-f467-4472-8b98-9038d2ac967e</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Regionalkoordination Flüchtlingssozialarbeit Cotta</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volunteer-coordination</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56e1d2db8b1b</text:p>
          </table:table-cell>
          <table:table-cell office:value-type="string">
            <text:p>de</text:p>
          </table:table-cell>
          <table:table-cell office:value-type="date" office:date-value="2015-06-02T23:16:29" table:style-name="DateTimeCell">
            <text:p>2015-06-02 23:16:29</text:p>
          </table:table-cell>
          <table:table-cell office:value-type="date" office:date-value="2016-06-21T17:22:44" table:style-name="DateTimeCell">
            <text:p>2016-06-21 17:22:44</text:p>
          </table:table-cell>
        </table:table-row>
        <table:table-row>
          <table:table-cell office:value-type="string">
            <text:p>8842ee12-c49e-4741-a472-c61ad6d9e281</text:p>
          </table:table-cell>
          <table:table-cell office:value-type="string">
            <text:p>NULL</text:p>
          </table:table-cell>
          <table:table-cell office:value-type="string">
            <text:p>744f41e9-799c-432b-a9a3-e78d471ec51a</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Umsonstladen im Sonnenhof</text:p>
          </table:table-cell>
          <table:table-cell office:value-type="string">
            <text:p>Flyer auf: deutsch/arabisch/russisch/französisch/englisch</text:p>
          </table:table-cell>
          <table:table-cell office:value-type="string">
            <text:p/>
          </table:table-cell>
          <table:table-cell office:value-type="string">
            <text:p>https://umsonstladendd.wordpress.com/</text:p>
          </table:table-cell>
          <table:table-cell office:value-type="string">
            <text:p/>
          </table:table-cell>
          <table:table-cell office:value-type="string">
            <text:p/>
          </table:table-cell>
          <table:table-cell office:value-type="string">
            <text:p>NULL</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570b83aadb68</text:p>
          </table:table-cell>
          <table:table-cell office:value-type="string">
            <text:p>de</text:p>
          </table:table-cell>
          <table:table-cell office:value-type="date" office:date-value="2015-06-04T22:42:34" table:style-name="DateTimeCell">
            <text:p>2015-06-04 22:42:34</text:p>
          </table:table-cell>
          <table:table-cell office:value-type="date" office:date-value="2016-06-21T17:22:46" table:style-name="DateTimeCell">
            <text:p>2016-06-21 17:22:46</text:p>
          </table:table-cell>
        </table:table-row>
        <table:table-row>
          <table:table-cell office:value-type="string">
            <text:p>8b6acc04-f4fd-4001-ab07-cbadd89c3011</text:p>
          </table:table-cell>
          <table:table-cell office:value-type="string">
            <text:p>NULL</text:p>
          </table:table-cell>
          <table:table-cell office:value-type="string">
            <text:p>5dddf63d-ccf6-44e2-8daf-81bb44507fdd</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German Lessons for Refugees Dresden x</text:p>
          </table:table-cell>
          <table:table-cell office:value-type="string">
            <text:p/>
          </table:table-cell>
          <table:table-cell office:value-type="string">
            <text:p>dana@glfr.de</text:p>
          </table:table-cell>
          <table:table-cell office:value-type="string">
            <text:p/>
          </table:table-cell>
          <table:table-cell office:value-type="string">
            <text:p>https://www.facebook.com/GermanLessonsforRefugees</text:p>
          </table:table-cell>
          <table:table-cell office:value-type="string">
            <text:p/>
          </table:table-cell>
          <table:table-cell office:value-type="string">
            <text:p>german-course</text:p>
          </table:table-cell>
          <table:table-cell office:value-type="float" office:value="0">
            <text:p>0</text:p>
          </table:table-cell>
          <table:table-cell office:value-type="string">
            <text:p/>
          </table:table-cell>
          <table:table-cell office:value-type="string">
            <text:p/>
          </table:table-cell>
          <table:table-cell office:value-type="string">
            <text:p>https://scontent-lhr3-1.xx.fbcdn.net/v/t1.0-9/12219529_452359104949254_1787207041473667061_n.jpg?oh=aebb876a70079713d05a4e024cad0d73&amp;oe=57E76582</text:p>
          </table:table-cell>
          <table:table-cell office:value-type="string">
            <text:p>image</text:p>
          </table:table-cell>
          <table:table-cell office:value-type="float" office:value="0">
            <text:p>0</text:p>
          </table:table-cell>
          <table:table-cell office:value-type="float" office:value="0">
            <text:p>0</text:p>
          </table:table-cell>
          <table:table-cell office:value-type="string">
            <text:p/>
          </table:table-cell>
          <table:table-cell office:value-type="float" office:value="0">
            <text:p>0</text:p>
          </table:table-cell>
          <table:table-cell office:value-type="string">
            <text:p/>
          </table:table-cell>
          <table:table-cell office:value-type="string">
            <text:p>565b86c40f7c6</text:p>
          </table:table-cell>
          <table:table-cell office:value-type="string">
            <text:p>de</text:p>
          </table:table-cell>
          <table:table-cell office:value-type="date" office:date-value="2015-11-30T00:14:12" table:style-name="DateTimeCell">
            <text:p>2015-11-30 00:14:12</text:p>
          </table:table-cell>
          <table:table-cell office:value-type="date" office:date-value="2016-06-21T17:22:52" table:style-name="DateTimeCell">
            <text:p>2016-06-21 17:22:52</text:p>
          </table:table-cell>
        </table:table-row>
        <table:table-row>
          <table:table-cell office:value-type="string">
            <text:p>8bcefcb2-ddd4-4ce5-896e-61dae606fab8</text:p>
          </table:table-cell>
          <table:table-cell office:value-type="string">
            <text:p>NULL</text:p>
          </table:table-cell>
          <table:table-cell office:value-type="string">
            <text:p>df402493-f467-4472-8b98-9038d2ac967e</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LRA Pirna - Ref Asylleistungen/ Unterbringung</text:p>
          </table:table-cell>
          <table:table-cell office:value-type="string">
            <text:p>Landratsamt Prina - Referat Asylleistungen/ Unterbringung // 

Der Bereich Asylleistung ist zuständig für die Umsetzung des Asylbewerberleistungsgesetzes.

Darin wird geregelt, welche sich tatsächlich in Deutschland aufhaltenden Ausländer leistungsberechtigt sind und welche Leistungen ihnen zustehen.

Mit den gewährten Leistungen müssen u. a. der notwendige Bedarf an Ernährung, Kleidung und Gesundheitspflege abgesichert werden.

Darüber hinaus können aber auch Leistungen bei Krankheit, Schwangerschaft und Geburt gewährt werden.

Als untere Unterbringungsbehörde ist der Landkreis zuständig für die Aufnahme, Unterbringung und Verteilung von Asylbewerbern nach dem Asylverfahrensgesetz und in diesem Zusammenhang für die Schaffung und Betreibung von Unterbringungseinrichtungen in Form von Gemeinschaftsunterkünften oder sonstigen Unterkünften, z. B. Wohnungen.</text:p>
          </table:table-cell>
          <table:table-cell office:value-type="string">
            <text:p>asyl@landratsamt-pirna.de</text:p>
          </table:table-cell>
          <table:table-cell office:value-type="string">
            <text:p>http://www.landratsamt-pirna.de/ref-asylleistungen-unterbringung.html</text:p>
          </table:table-cell>
          <table:table-cell office:value-type="string">
            <text:p/>
          </table:table-cell>
          <table:table-cell office:value-type="string">
            <text:p>0151 / 11348894</text:p>
          </table:table-cell>
          <table:table-cell office:value-type="string">
            <text:p>asylum-counselling</text:p>
          </table:table-cell>
          <table:table-cell office:value-type="float" office:value="0">
            <text:p>0</text:p>
          </table:table-cell>
          <table:table-cell office:value-type="string">
            <text:p/>
          </table:table-cell>
          <table:table-cell office:value-type="string">
            <text:p>Soeren.Michel@landratsamt-pirna.de</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627fc3a21d82</text:p>
          </table:table-cell>
          <table:table-cell office:value-type="string">
            <text:p>de</text:p>
          </table:table-cell>
          <table:table-cell office:value-type="date" office:date-value="2015-10-21T22:57:30" table:style-name="DateTimeCell">
            <text:p>2015-10-21 22:57:30</text:p>
          </table:table-cell>
          <table:table-cell office:value-type="date" office:date-value="2016-06-21T17:22:50" table:style-name="DateTimeCell">
            <text:p>2016-06-21 17:22:50</text:p>
          </table:table-cell>
        </table:table-row>
        <table:table-row>
          <table:table-cell office:value-type="string">
            <text:p>8d04bfd7-1cfb-4ada-8bcb-798bf126c42f</text:p>
          </table:table-cell>
          <table:table-cell office:value-type="string">
            <text:p>NULL</text:p>
          </table:table-cell>
          <table:table-cell office:value-type="string">
            <text:p>df402493-f467-4472-8b98-9038d2ac967e</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AWO Sonnenstein gGmbH, Asylberatung</text:p>
          </table:table-cell>
          <table:table-cell office:value-type="string">
            <text:p/>
          </table:table-cell>
          <table:table-cell office:value-type="string">
            <text:p>asyl@awo-sonnenstein.de</text:p>
          </table:table-cell>
          <table:table-cell office:value-type="string">
            <text:p/>
          </table:table-cell>
          <table:table-cell office:value-type="string">
            <text:p/>
          </table:table-cell>
          <table:table-cell office:value-type="string">
            <text:p>0351-26068027</text:p>
          </table:table-cell>
          <table:table-cell office:value-type="string">
            <text:p>asylum-counselling</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56e1d2b592c6</text:p>
          </table:table-cell>
          <table:table-cell office:value-type="string">
            <text:p>de</text:p>
          </table:table-cell>
          <table:table-cell office:value-type="date" office:date-value="2015-06-02T23:16:27" table:style-name="DateTimeCell">
            <text:p>2015-06-02 23:16:27</text:p>
          </table:table-cell>
          <table:table-cell office:value-type="date" office:date-value="2016-06-21T17:22:43" table:style-name="DateTimeCell">
            <text:p>2016-06-21 17:22:43</text:p>
          </table:table-cell>
        </table:table-row>
        <table:table-row>
          <table:table-cell office:value-type="string">
            <text:p>8d0dcb6f-37a2-4c74-a4c9-15c6ddbf9b9a</text:p>
          </table:table-cell>
          <table:table-cell office:value-type="string">
            <text:p>NULL</text:p>
          </table:table-cell>
          <table:table-cell office:value-type="string">
            <text:p>df402493-f467-4472-8b98-9038d2ac967e</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arche noVa - Initiative für Menschen in Not e.V.</text:p>
          </table:table-cell>
          <table:table-cell office:value-type="string">
            <text:p>Wir unterstützen die Flüchtlingshilfe andere Gruppen durch Bereitstellung von Finanzen in unserem Sachmittelfonds. Wir entwickeln Bildungsangebote für Schulen zum Thema Flucht &amp; Asyl.</text:p>
          </table:table-cell>
          <table:table-cell office:value-type="string">
            <text:p>claudia.holbe@arche-nova.org</text:p>
          </table:table-cell>
          <table:table-cell office:value-type="string">
            <text:p>http://www.arche-nova.org</text:p>
          </table:table-cell>
          <table:table-cell office:value-type="string">
            <text:p>https://de-de.facebook.com/archenova.ev</text:p>
          </table:table-cell>
          <table:table-cell office:value-type="string">
            <text:p>0351-48198422</text:p>
          </table:table-cell>
          <table:table-cell office:value-type="string">
            <text:p>NULL</text:p>
          </table:table-cell>
          <table:table-cell office:value-type="float" office:value="0">
            <text:p>0</text:p>
          </table:table-cell>
          <table:table-cell office:value-type="string">
            <text:p>Claudia Holbe, Frank Engel</text:p>
          </table:table-cell>
          <table:table-cell office:value-type="string">
            <text:p>Claudia Holbe</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de,en</text:p>
          </table:table-cell>
          <table:table-cell office:value-type="float" office:value="1">
            <text:p>1</text:p>
          </table:table-cell>
          <table:table-cell office:value-type="string">
            <text:p/>
          </table:table-cell>
          <table:table-cell office:value-type="string">
            <text:p>556e1d2adf6bc</text:p>
          </table:table-cell>
          <table:table-cell office:value-type="string">
            <text:p>de</text:p>
          </table:table-cell>
          <table:table-cell office:value-type="date" office:date-value="2015-06-02T23:16:26" table:style-name="DateTimeCell">
            <text:p>2015-06-02 23:16:26</text:p>
          </table:table-cell>
          <table:table-cell office:value-type="date" office:date-value="2016-06-21T17:22:43" table:style-name="DateTimeCell">
            <text:p>2016-06-21 17:22:43</text:p>
          </table:table-cell>
        </table:table-row>
        <table:table-row>
          <table:table-cell office:value-type="string">
            <text:p>8d845067-b73a-4ee5-8a64-24ae9c95a10b</text:p>
          </table:table-cell>
          <table:table-cell office:value-type="string">
            <text:p>NULL</text:p>
          </table:table-cell>
          <table:table-cell office:value-type="string">
            <text:p>744f41e9-799c-432b-a9a3-e78d471ec51a</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Soziales Kaufhaus</text:p>
          </table:table-cell>
          <table:table-cell office:value-type="string">
            <text:p>Im Sozialen Kaufhaus auf der Könneritzstraße 25 (Eingang Schützengasse) können nachweislich bedürftige Bürger (ALG II, DD-Pass, Grundsicherung) für wenig Geld einkaufen und so den ohnehin schon knappen Geldbeutel schonen. Jeder Dresden-Pass-Besitzer kann in der Warenhalle mit Punkten einkaufen.

Abholung bzw. Besichtigung nach Terminvereinbarung.</text:p>
          </table:table-cell>
          <table:table-cell office:value-type="string">
            <text:p>gebrauchtes@sufw.de</text:p>
          </table:table-cell>
          <table:table-cell office:value-type="string">
            <text:p>http://www.sufw.de/sozialer-moebeldienst-kaufhaus.html</text:p>
          </table:table-cell>
          <table:table-cell office:value-type="string">
            <text:p/>
          </table:table-cell>
          <table:table-cell office:value-type="string">
            <text:p>0351 4932183</text:p>
          </table:table-cell>
          <table:table-cell office:value-type="string">
            <text:p>clothes</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66be712821c5</text:p>
          </table:table-cell>
          <table:table-cell office:value-type="string">
            <text:p>de</text:p>
          </table:table-cell>
          <table:table-cell office:value-type="date" office:date-value="2015-12-12T10:21:22" table:style-name="DateTimeCell">
            <text:p>2015-12-12 10:21:22</text:p>
          </table:table-cell>
          <table:table-cell office:value-type="date" office:date-value="2016-06-21T17:22:53" table:style-name="DateTimeCell">
            <text:p>2016-06-21 17:22:53</text:p>
          </table:table-cell>
        </table:table-row>
        <table:table-row>
          <table:table-cell office:value-type="string">
            <text:p>8dad05a6-b69f-4682-becf-f1bef60d6bde</text:p>
          </table:table-cell>
          <table:table-cell office:value-type="string">
            <text:p>NULL</text:p>
          </table:table-cell>
          <table:table-cell office:value-type="string">
            <text:p>adfb2457-819c-4574-ace1-56f5b38d8f96</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Junges Radio - Radio selber machen</text:p>
          </table:table-cell>
          <table:table-cell office:value-type="string">
            <text:p>Bei uns könnt ihr selbst Radio machen. Interviews, Umfragen, über Dinge sprechen, die euch bewegen und nicht zu vergessen, eure Musik senden. 
Wir überlegen zusammen, welche Themen ihr gern senden möchtet, wie das alles funktioniert und wie ihr eigene Aufnahmen bearbeiten könnt.
* offen für alle* kostenlos*
für Kinder und Jugendliche von 6 bis 25 Jahren</text:p>
          </table:table-cell>
          <table:table-cell office:value-type="string">
            <text:p>jana.winter@coloradio.org</text:p>
          </table:table-cell>
          <table:table-cell office:value-type="string">
            <text:p>http://www.coloradio.org/jungesradio</text:p>
          </table:table-cell>
          <table:table-cell office:value-type="string">
            <text:p>https://www.facebook.com/Junges-Radio-191580054204495/?ref=hl</text:p>
          </table:table-cell>
          <table:table-cell office:value-type="string">
            <text:p>035132054710</text:p>
          </table:table-cell>
          <table:table-cell office:value-type="string">
            <text:p>NULL</text:p>
          </table:table-cell>
          <table:table-cell office:value-type="float" office:value="0">
            <text:p>0</text:p>
          </table:table-cell>
          <table:table-cell office:value-type="string">
            <text:p>Jana Winter</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1">
            <text:p>1</text:p>
          </table:table-cell>
          <table:table-cell office:value-type="string">
            <text:p>de,en</text:p>
          </table:table-cell>
          <table:table-cell office:value-type="float" office:value="1">
            <text:p>1</text:p>
          </table:table-cell>
          <table:table-cell office:value-type="string">
            <text:p>NULL</text:p>
          </table:table-cell>
          <table:table-cell office:value-type="string">
            <text:p>568d6b62f1bb4</text:p>
          </table:table-cell>
          <table:table-cell office:value-type="string">
            <text:p>de</text:p>
          </table:table-cell>
          <table:table-cell office:value-type="date" office:date-value="2016-01-06T20:30:42" table:style-name="DateTimeCell">
            <text:p>2016-01-06 20:30:42</text:p>
          </table:table-cell>
          <table:table-cell office:value-type="date" office:date-value="2016-06-21T17:22:54" table:style-name="DateTimeCell">
            <text:p>2016-06-21 17:22:54</text:p>
          </table:table-cell>
        </table:table-row>
        <table:table-row>
          <table:table-cell office:value-type="string">
            <text:p>8e8e7fd5-ddeb-4cbe-8d3a-67be26c701c5</text:p>
          </table:table-cell>
          <table:table-cell office:value-type="string">
            <text:p>9c7d881b-12dd-4e96-a6e6-09032682ca4a</text:p>
          </table:table-cell>
          <table:table-cell office:value-type="string">
            <text:p>NULL</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Golgi Park Hellerau</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gardening</text:p>
          </table:table-cell>
          <table:table-cell office:value-type="float" office:value="0">
            <text:p>0</text:p>
          </table:table-cell>
          <table:table-cell office:value-type="string">
            <text:p>Ulla Heinrich</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6598e7b5b27c</text:p>
          </table:table-cell>
          <table:table-cell office:value-type="string">
            <text:p>de</text:p>
          </table:table-cell>
          <table:table-cell office:value-type="date" office:date-value="2015-11-28T12:22:35" table:style-name="DateTimeCell">
            <text:p>2015-11-28 12:22:35</text:p>
          </table:table-cell>
          <table:table-cell office:value-type="date" office:date-value="2016-06-21T17:22:52" table:style-name="DateTimeCell">
            <text:p>2016-06-21 17:22:52</text:p>
          </table:table-cell>
        </table:table-row>
        <table:table-row>
          <table:table-cell office:value-type="string">
            <text:p>8f566807-4592-4a11-aab2-7ad5d93633ea</text:p>
          </table:table-cell>
          <table:table-cell office:value-type="string">
            <text:p>NULL</text:p>
          </table:table-cell>
          <table:table-cell office:value-type="string">
            <text:p>d29bbe86-ecd6-42df-8054-70a90ec7b535</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Caritasverband für Dresden e.V.</text:p>
          </table:table-cell>
          <table:table-cell office:value-type="string">
            <text:p/>
          </table:table-cell>
          <table:table-cell office:value-type="string">
            <text:p>info@caritas-dresden.de</text:p>
          </table:table-cell>
          <table:table-cell office:value-type="string">
            <text:p>http://www.caritas-dresden.de</text:p>
          </table:table-cell>
          <table:table-cell office:value-type="string">
            <text:p/>
          </table:table-cell>
          <table:table-cell office:value-type="string">
            <text:p>+49 (0)351 4984721</text:p>
          </table:table-cell>
          <table:table-cell office:value-type="string">
            <text:p>job-counselling</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57ac3ba0cf23</text:p>
          </table:table-cell>
          <table:table-cell office:value-type="string">
            <text:p>de</text:p>
          </table:table-cell>
          <table:table-cell office:value-type="date" office:date-value="2015-06-12T13:34:18" table:style-name="DateTimeCell">
            <text:p>2015-06-12 13:34:18</text:p>
          </table:table-cell>
          <table:table-cell office:value-type="date" office:date-value="2016-06-21T17:22:47" table:style-name="DateTimeCell">
            <text:p>2016-06-21 17:22:47</text:p>
          </table:table-cell>
        </table:table-row>
        <table:table-row>
          <table:table-cell office:value-type="string">
            <text:p>90db251a-cd25-4f65-8a55-3eaf9dead7ea</text:p>
          </table:table-cell>
          <table:table-cell office:value-type="string">
            <text:p>NULL</text:p>
          </table:table-cell>
          <table:table-cell office:value-type="string">
            <text:p>df402493-f467-4472-8b98-9038d2ac967e</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Regionalkoordination Blasewitz/Schönfeld-Weißig/Loschwitz</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volunteer-coordination</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56e1d2e60423</text:p>
          </table:table-cell>
          <table:table-cell office:value-type="string">
            <text:p>de</text:p>
          </table:table-cell>
          <table:table-cell office:value-type="date" office:date-value="2015-06-02T23:16:30" table:style-name="DateTimeCell">
            <text:p>2015-06-02 23:16:30</text:p>
          </table:table-cell>
          <table:table-cell office:value-type="date" office:date-value="2016-06-21T17:22:44" table:style-name="DateTimeCell">
            <text:p>2016-06-21 17:22:44</text:p>
          </table:table-cell>
        </table:table-row>
        <table:table-row>
          <table:table-cell office:value-type="string">
            <text:p>913c00ed-3b0c-4471-a3a8-ac73e8c43ebf</text:p>
          </table:table-cell>
          <table:table-cell office:value-type="string">
            <text:p>NULL</text:p>
          </table:table-cell>
          <table:table-cell office:value-type="string">
            <text:p>744f41e9-799c-432b-a9a3-e78d471ec51a</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pirna</text:p>
          </table:table-cell>
          <table:table-cell office:value-type="string">
            <text:p>Familienzentrum Pirna - Pirnaer Tafel</text:p>
          </table:table-cell>
          <table:table-cell office:value-type="string">
            <text:p/>
          </table:table-cell>
          <table:table-cell office:value-type="string">
            <text:p>Pirnaer.tafel@gmx.de</text:p>
          </table:table-cell>
          <table:table-cell office:value-type="string">
            <text:p>http://www.pirnaer-tafel.de</text:p>
          </table:table-cell>
          <table:table-cell office:value-type="string">
            <text:p/>
          </table:table-cell>
          <table:table-cell office:value-type="string">
            <text:p>03501 582935</text:p>
          </table:table-cell>
          <table:table-cell office:value-type="string">
            <text:p>food</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6cb100c00dfc</text:p>
          </table:table-cell>
          <table:table-cell office:value-type="string">
            <text:p>de</text:p>
          </table:table-cell>
          <table:table-cell office:value-type="date" office:date-value="2016-02-22T14:41:31" table:style-name="DateTimeCell">
            <text:p>2016-02-22 14:41:31</text:p>
          </table:table-cell>
          <table:table-cell office:value-type="date" office:date-value="2016-06-21T17:22:55" table:style-name="DateTimeCell">
            <text:p>2016-06-21 17:22:55</text:p>
          </table:table-cell>
        </table:table-row>
        <table:table-row>
          <table:table-cell office:value-type="string">
            <text:p>91a83966-4a77-4d2d-ab4d-19380ec8362d</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pirna</text:p>
          </table:table-cell>
          <table:table-cell office:value-type="string">
            <text:p>AKuBiZ e.V.</text:p>
          </table:table-cell>
          <table:table-cell office:value-type="string">
            <text:p>Ein unabhängiger Verein aus Pirna der sich gegen alle Formen der Diskriminierung einsetzt.</text:p>
          </table:table-cell>
          <table:table-cell office:value-type="string">
            <text:p>kontakt@akubiz.de</text:p>
          </table:table-cell>
          <table:table-cell office:value-type="string">
            <text:p>http://akubiz.de</text:p>
          </table:table-cell>
          <table:table-cell office:value-type="string">
            <text:p/>
          </table:table-cell>
          <table:table-cell office:value-type="string">
            <text:p>+49(0)3501 -â  5091303  / +49(0)15787651920</text:p>
          </table:table-cell>
          <table:table-cell office:value-type="string">
            <text:p>NULL</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6ce222a7fa2a</text:p>
          </table:table-cell>
          <table:table-cell office:value-type="string">
            <text:p>de</text:p>
          </table:table-cell>
          <table:table-cell office:value-type="date" office:date-value="2016-02-24T22:35:38" table:style-name="DateTimeCell">
            <text:p>2016-02-24 22:35:38</text:p>
          </table:table-cell>
          <table:table-cell office:value-type="date" office:date-value="2016-06-21T17:22:55" table:style-name="DateTimeCell">
            <text:p>2016-06-21 17:22:55</text:p>
          </table:table-cell>
        </table:table-row>
        <table:table-row>
          <table:table-cell office:value-type="string">
            <text:p>929dabd4-257d-4918-8e36-433b4d19235f</text:p>
          </table:table-cell>
          <table:table-cell office:value-type="string">
            <text:p>NULL</text:p>
          </table:table-cell>
          <table:table-cell office:value-type="string">
            <text:p>df402493-f467-4472-8b98-9038d2ac967e</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Regionalkoordination Neustadt/Klotzsche/Pieschen</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volunteer-coordination</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56e1d2e48238</text:p>
          </table:table-cell>
          <table:table-cell office:value-type="string">
            <text:p>de</text:p>
          </table:table-cell>
          <table:table-cell office:value-type="date" office:date-value="2015-06-02T23:16:30" table:style-name="DateTimeCell">
            <text:p>2015-06-02 23:16:30</text:p>
          </table:table-cell>
          <table:table-cell office:value-type="date" office:date-value="2016-06-21T17:22:44" table:style-name="DateTimeCell">
            <text:p>2016-06-21 17:22:44</text:p>
          </table:table-cell>
        </table:table-row>
        <table:table-row>
          <table:table-cell office:value-type="string">
            <text:p>93416f6e-b86b-42c6-9a6a-6ebd6eaccf36</text:p>
          </table:table-cell>
          <table:table-cell office:value-type="string">
            <text:p>NULL</text:p>
          </table:table-cell>
          <table:table-cell office:value-type="string">
            <text:p>adfb2457-819c-4574-ace1-56f5b38d8f96</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District Museum for Contemporary Art e.V.</text:p>
          </table:table-cell>
          <table:table-cell office:value-type="string">
            <text:p>Zu den Öffnungszeiten - und nach Absprache davon unabhängig kann das WLAN genutzt werden. Darüber hinaus ist denkbar, dass sich die Zeit im Museum besser verbringen lässt, als in einer Turnhalle etc. Bei uns gibt es einen Fernseher, einen Rechner, Stühle, Tische, Heizung und: Kunst!</text:p>
          </table:table-cell>
          <table:table-cell office:value-type="string">
            <text:p>info@districtmuseum.com</text:p>
          </table:table-cell>
          <table:table-cell office:value-type="string">
            <text:p>http://www.districtmuseum.com</text:p>
          </table:table-cell>
          <table:table-cell office:value-type="string">
            <text:p>https://www.facebook.com/districtmuseum/</text:p>
          </table:table-cell>
          <table:table-cell office:value-type="string">
            <text:p>0176 313 031 23</text:p>
          </table:table-cell>
          <table:table-cell office:value-type="string">
            <text:p>workshop-room</text:p>
          </table:table-cell>
          <table:table-cell office:value-type="float" office:value="0">
            <text:p>0</text:p>
          </table:table-cell>
          <table:table-cell office:value-type="string">
            <text:p>Lexa Stoll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de,en</text:p>
          </table:table-cell>
          <table:table-cell office:value-type="float" office:value="0">
            <text:p>0</text:p>
          </table:table-cell>
          <table:table-cell office:value-type="string">
            <text:p>NULL</text:p>
          </table:table-cell>
          <table:table-cell office:value-type="string">
            <text:p>563754bff2ff2</text:p>
          </table:table-cell>
          <table:table-cell office:value-type="string">
            <text:p>de</text:p>
          </table:table-cell>
          <table:table-cell office:value-type="date" office:date-value="2015-11-02T13:19:11" table:style-name="DateTimeCell">
            <text:p>2015-11-02 13:19:11</text:p>
          </table:table-cell>
          <table:table-cell office:value-type="date" office:date-value="2016-06-21T17:22:51" table:style-name="DateTimeCell">
            <text:p>2016-06-21 17:22:51</text:p>
          </table:table-cell>
        </table:table-row>
        <table:table-row>
          <table:table-cell office:value-type="string">
            <text:p>94971205-75b4-4f4c-b7d1-6bc9967879a0</text:p>
          </table:table-cell>
          <table:table-cell office:value-type="string">
            <text:p>NULL</text:p>
          </table:table-cell>
          <table:table-cell office:value-type="string">
            <text:p>df402493-f467-4472-8b98-9038d2ac967e</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Regionalkoordination Prohlis/Leuben</text:p>
          </table:table-cell>
          <table:table-cell office:value-type="string">
            <text:p>Koordination der Angebote für Asylbewerber in Prohlis und Leuben, Ehrenamtsarbeit</text:p>
          </table:table-cell>
          <table:table-cell office:value-type="string">
            <text:p>asyl@caritas-dresden.de</text:p>
          </table:table-cell>
          <table:table-cell office:value-type="string">
            <text:p>http://www.caritas-dresden.de/hilfeampberatung/migrationsberatung/fluechtlingssozialarbeit/fluechtlingsberatung</text:p>
          </table:table-cell>
          <table:table-cell office:value-type="string">
            <text:p/>
          </table:table-cell>
          <table:table-cell office:value-type="string">
            <text:p>Prohlis: 0157 38524468; Leuben: 0152 54918797</text:p>
          </table:table-cell>
          <table:table-cell office:value-type="string">
            <text:p>volunteer-coordination</text:p>
          </table:table-cell>
          <table:table-cell office:value-type="float" office:value="0">
            <text:p>0</text:p>
          </table:table-cell>
          <table:table-cell office:value-type="string">
            <text:p>Herr Dietze , Herr Fried</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arabisch, russisch,englisch,</text:p>
          </table:table-cell>
          <table:table-cell office:value-type="float" office:value="1">
            <text:p>1</text:p>
          </table:table-cell>
          <table:table-cell office:value-type="string">
            <text:p/>
          </table:table-cell>
          <table:table-cell office:value-type="string">
            <text:p>556e1d2dbd631</text:p>
          </table:table-cell>
          <table:table-cell office:value-type="string">
            <text:p>de</text:p>
          </table:table-cell>
          <table:table-cell office:value-type="date" office:date-value="2015-06-02T23:16:29" table:style-name="DateTimeCell">
            <text:p>2015-06-02 23:16:29</text:p>
          </table:table-cell>
          <table:table-cell office:value-type="date" office:date-value="2016-06-21T17:22:44" table:style-name="DateTimeCell">
            <text:p>2016-06-21 17:22:44</text:p>
          </table:table-cell>
        </table:table-row>
        <table:table-row>
          <table:table-cell office:value-type="string">
            <text:p>97fc5bd2-6eb6-4f02-af19-4654900d4323</text:p>
          </table:table-cell>
          <table:table-cell office:value-type="string">
            <text:p>NULL</text:p>
          </table:table-cell>
          <table:table-cell office:value-type="string">
            <text:p>d29bbe86-ecd6-42df-8054-70a90ec7b535</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Frauenförderwerk Dresden e.V.</text:p>
          </table:table-cell>
          <table:table-cell office:value-type="string">
            <text:p>Wir bieten Berufsberatung speziell für Frauen an.</text:p>
          </table:table-cell>
          <table:table-cell office:value-type="string">
            <text:p>post@frauenfoerderwerk.de</text:p>
          </table:table-cell>
          <table:table-cell office:value-type="string">
            <text:p>http://www.frauenfoerderwerk.de/</text:p>
          </table:table-cell>
          <table:table-cell office:value-type="string">
            <text:p/>
          </table:table-cell>
          <table:table-cell office:value-type="string">
            <text:p>0351 2026926</text:p>
          </table:table-cell>
          <table:table-cell office:value-type="string">
            <text:p>job-counselling</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5f1f5142c595</text:p>
          </table:table-cell>
          <table:table-cell office:value-type="string">
            <text:p>de</text:p>
          </table:table-cell>
          <table:table-cell office:value-type="date" office:date-value="2015-09-10T23:24:36" table:style-name="DateTimeCell">
            <text:p>2015-09-10 23:24:36</text:p>
          </table:table-cell>
          <table:table-cell office:value-type="date" office:date-value="2016-06-21T17:22:49" table:style-name="DateTimeCell">
            <text:p>2016-06-21 17:22:49</text:p>
          </table:table-cell>
        </table:table-row>
        <table:table-row>
          <table:table-cell office:value-type="string">
            <text:p>9aa8e8ee-77ed-4c0c-b986-cf8375f79928</text:p>
          </table:table-cell>
          <table:table-cell office:value-type="string">
            <text:p>NULL</text:p>
          </table:table-cell>
          <table:table-cell office:value-type="string">
            <text:p>NULL</text:p>
          </table:table-cell>
          <table:table-cell office:value-type="float" office:value="1">
            <text:p>1</text:p>
          </table:table-cell>
          <table:table-cell office:value-type="string">
            <text:p>NULL</text:p>
          </table:table-cell>
          <table:table-cell office:value-type="string">
            <text:p>NULL</text:p>
          </table:table-cell>
          <table:table-cell office:value-type="string">
            <text:p>NULL</text:p>
          </table:table-cell>
          <table:table-cell office:value-type="string">
            <text:p>NULL</text:p>
          </table:table-cell>
          <table:table-cell office:value-type="string">
            <text:p>dresden</text:p>
          </table:table-cell>
          <table:table-cell office:value-type="string">
            <text:p>Aids-Hilfe Dresden e. V.</text:p>
          </table:table-cell>
          <table:table-cell office:value-type="string">
            <text:p>Beratung zur sexuellen Gesundheit; Beratung zu HIV und sexuell übertragbaren Infektionen; Begleitung und Unterstützung von HIV-positiven Menschen</text:p>
          </table:table-cell>
          <table:table-cell office:value-type="string">
            <text:p>info@aidshilfe-dresden.de</text:p>
          </table:table-cell>
          <table:table-cell office:value-type="string">
            <text:p>http://dresden.aidshilfe.de</text:p>
          </table:table-cell>
          <table:table-cell office:value-type="string">
            <text:p>https://www.facebook.com/Aids-Hilfe-Dresden-eV-207201122643250/?fref=ts</text:p>
          </table:table-cell>
          <table:table-cell office:value-type="string">
            <text:p>0351 441 61 41</text:p>
          </table:table-cell>
          <table:table-cell office:value-type="string">
            <text:p>medical-counselling</text:p>
          </table:table-cell>
          <table:table-cell office:value-type="float" office:value="0">
            <text:p>0</text:p>
          </table:table-cell>
          <table:table-cell office:value-type="string">
            <text:p>Christian Willno</text:p>
          </table:table-cell>
          <table:table-cell office:value-type="string">
            <text:p>Christian Willno</text:p>
          </table:table-cell>
          <table:table-cell office:value-type="string">
            <text:p>NULL</text:p>
          </table:table-cell>
          <table:table-cell office:value-type="string">
            <text:p>NULL</text:p>
          </table:table-cell>
          <table:table-cell office:value-type="float" office:value="0">
            <text:p>0</text:p>
          </table:table-cell>
          <table:table-cell office:value-type="float" office:value="0">
            <text:p>0</text:p>
          </table:table-cell>
          <table:table-cell office:value-type="string">
            <text:p>de,en</text:p>
          </table:table-cell>
          <table:table-cell office:value-type="float" office:value="1">
            <text:p>1</text:p>
          </table:table-cell>
          <table:table-cell office:value-type="string">
            <text:p/>
          </table:table-cell>
          <table:table-cell office:value-type="string">
            <text:p>563739a4930c9</text:p>
          </table:table-cell>
          <table:table-cell office:value-type="string">
            <text:p>de</text:p>
          </table:table-cell>
          <table:table-cell office:value-type="date" office:date-value="2015-11-02T11:23:32" table:style-name="DateTimeCell">
            <text:p>2015-11-02 11:23:32</text:p>
          </table:table-cell>
          <table:table-cell office:value-type="date" office:date-value="2016-06-21T17:22:51" table:style-name="DateTimeCell">
            <text:p>2016-06-21 17:22:51</text:p>
          </table:table-cell>
        </table:table-row>
        <table:table-row>
          <table:table-cell office:value-type="string">
            <text:p>9bcfa81e-4d88-4f37-88f9-a427c87b37cf</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Willkommensbündnis Freital</text:p>
          </table:table-cell>
          <table:table-cell office:value-type="string">
            <text:p>Das Willkommensbündnis Freital ist ein Zusammenschluss von engagierten Bürgern aus Freital und Umgebung, die sich für eine Willkommenskultur FÜR und die Unterstützung VON geflüchteten Menschen in der Region einsetzen. Wir agieren überparteilich und nicht konfessionsgebunden. Wir wollen dort aktiv werden, wo die Pflichtaufgabe der Kommune, nämlich die Unterbringung und Versorgung der Geflüchteten, endet. Dabei verstehen wir uns als Ergänzung zu den professionellen Helfern der Flüchtlingssozialarbeit. Wir möchten an dieser Stelle klarstellen, dass die professionelle Flüchtlingssozialarbeit unbedingt nötig ist, sogar noch verbessert und ausgebaut werden muss! Unsere Angebote sind ein Zusatz dazu und können keinesfalls die Profis ersetzen. Wir veranstalten Begegnungsnachmittage, bieten mit Hilfe von ehrenamtlichen Lehrerinnen Deutschkurse an, wir organisieren Spielenachmittage im Heim, Wanderungen und Sportangebote in der Turnhalle des Weißeritzgymnasiums. Unsere Aufgaben sehen wir in den Bereichen: Öffentlichkeitsarbeit, Kultur- und Sportangebote, Begegnungsnachmittage, Deutschkurse und Patenschaften. Dazu haben wir entsprechende Arbeitsgruppen gebildet.</text:p>
          </table:table-cell>
          <table:table-cell office:value-type="string">
            <text:p>kontakt@willkommensbuendnis-freital.de</text:p>
          </table:table-cell>
          <table:table-cell office:value-type="string">
            <text:p>http://www.willkommensbuendnis-freital.de</text:p>
          </table:table-cell>
          <table:table-cell office:value-type="string">
            <text:p>https://www.facebook.com/pages/WillkommensbÃ¼ndnis-Freital/467712353394016</text:p>
          </table:table-cell>
          <table:table-cell office:value-type="string">
            <text:p>0151 10057433</text:p>
          </table:table-cell>
          <table:table-cell office:value-type="string">
            <text:p>welcome-network</text:p>
          </table:table-cell>
          <table:table-cell office:value-type="float" office:value="0">
            <text:p>0</text:p>
          </table:table-cell>
          <table:table-cell office:value-type="string">
            <text:p>K. v. d. Heiden</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5770792d6232</text:p>
          </table:table-cell>
          <table:table-cell office:value-type="string">
            <text:p>de</text:p>
          </table:table-cell>
          <table:table-cell office:value-type="date" office:date-value="2015-06-09T17:34:42" table:style-name="DateTimeCell">
            <text:p>2015-06-09 17:34:42</text:p>
          </table:table-cell>
          <table:table-cell office:value-type="date" office:date-value="2016-06-21T17:22:47" table:style-name="DateTimeCell">
            <text:p>2016-06-21 17:22:47</text:p>
          </table:table-cell>
        </table:table-row>
        <table:table-row>
          <table:table-cell office:value-type="string">
            <text:p>9c7d881b-12dd-4e96-a6e6-09032682ca4a</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Förderverein Hellerau e.V.</text:p>
          </table:table-cell>
          <table:table-cell office:value-type="string">
            <text:p>Weltweit sind über 51 Millionen Menschen auf der Flucht. Aufgrund dieser humanitären Katastrophe hat HELLERAU -Europäisches Zentrum der Künste Dresden eine kleine Gruppe von Asylsuchenden aufgenommen. Gemeinsam mit 
ihnen und Flüchtlingen aus anderen Unterkünften, dem ehrenamtlichen Einsatz aus der Nachbarschaft und der Zusammenarbeit mit diversen 
NGOs wird auf den brachliegenden Grünflächen 
hinter dem Festspielhaus ein interkultureller Garten entstehen: der Golgi Park. Mit dem Golgi Park schaffen wir einen Ort der interkulturellen 
Begegnung und des ökologischen Austauschs, 
der sich eng mit dem künstlerischen Programm und dem sozialen Engagement für Flüchtlinge des Europäischen Zentrum der Künste Dresden 
HELLERAU verbindet. </text:p>
          </table:table-cell>
          <table:table-cell office:value-type="string">
            <text:p>golgipark@hellerau.org</text:p>
          </table:table-cell>
          <table:table-cell office:value-type="string">
            <text:p>http://www.hellerau.org/golgi-park</text:p>
          </table:table-cell>
          <table:table-cell office:value-type="string">
            <text:p>https://www.facebook.com/golgipark</text:p>
          </table:table-cell>
          <table:table-cell office:value-type="string">
            <text:p/>
          </table:table-cell>
          <table:table-cell office:value-type="string">
            <text:p>meeting-place</text:p>
          </table:table-cell>
          <table:table-cell office:value-type="float" office:value="0">
            <text:p>0</text:p>
          </table:table-cell>
          <table:table-cell office:value-type="string">
            <text:p>Ulla Heinrich</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6598db43b609</text:p>
          </table:table-cell>
          <table:table-cell office:value-type="string">
            <text:p>de</text:p>
          </table:table-cell>
          <table:table-cell office:value-type="date" office:date-value="2015-11-28T12:19:16" table:style-name="DateTimeCell">
            <text:p>2015-11-28 12:19:16</text:p>
          </table:table-cell>
          <table:table-cell office:value-type="date" office:date-value="2016-06-21T17:22:52" table:style-name="DateTimeCell">
            <text:p>2016-06-21 17:22:52</text:p>
          </table:table-cell>
        </table:table-row>
        <table:table-row>
          <table:table-cell office:value-type="string">
            <text:p>9f0d6ac1-fd52-4068-9b82-25a75f3492c8</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Bündnis Bunte Westlausitz</text:p>
          </table:table-cell>
          <table:table-cell office:value-type="string">
            <text:p>Seit die Notunterkunft in einer Turnhalle in Großröhrsdorf entstanden ist, setzen wir uns in unserer Region für ein gutes Miteinander mit Asylbewerbern und Bürgern ein. Möglichkeiten sich einzubringen, gibt es im Patenschaftsprogramm, direkte Hilfe (Deutschunterricht, Hilfen, Spenden, Begegnungen) und im Bereich von "Öffentlichkeit und Bildung".

Jeder der Mitmachen will ist herzlich willkommen!

Treffen einmal im Monat: Termine unter https://buntewestlausitz.wordpress.com/category/aktuell/</text:p>
          </table:table-cell>
          <table:table-cell office:value-type="string">
            <text:p>Bunte_Westlausitz@gmx.de</text:p>
          </table:table-cell>
          <table:table-cell office:value-type="string">
            <text:p>https://buntewestlausitz.wordpress.com</text:p>
          </table:table-cell>
          <table:table-cell office:value-type="string">
            <text:p>https://www.facebook.com/BunteWestlausitz</text:p>
          </table:table-cell>
          <table:table-cell office:value-type="string">
            <text:p/>
          </table:table-cell>
          <table:table-cell office:value-type="string">
            <text:p>welcome-network</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63a91aa423af</text:p>
          </table:table-cell>
          <table:table-cell office:value-type="string">
            <text:p>de</text:p>
          </table:table-cell>
          <table:table-cell office:value-type="date" office:date-value="2015-11-05T00:15:54" table:style-name="DateTimeCell">
            <text:p>2015-11-05 00:15:54</text:p>
          </table:table-cell>
          <table:table-cell office:value-type="date" office:date-value="2016-06-21T17:22:51" table:style-name="DateTimeCell">
            <text:p>2016-06-21 17:22:51</text:p>
          </table:table-cell>
        </table:table-row>
        <table:table-row>
          <table:table-cell office:value-type="string">
            <text:p>a2f1e1c2-7f3c-4a5d-8bc8-3021053549b5</text:p>
          </table:table-cell>
          <table:table-cell office:value-type="string">
            <text:p>NULL</text:p>
          </table:table-cell>
          <table:table-cell office:value-type="string">
            <text:p>df402493-f467-4472-8b98-9038d2ac967e</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Dresdner Verein für soziale Integration von Ausländern und Aussiedlern e.V.</text:p>
          </table:table-cell>
          <table:table-cell office:value-type="string">
            <text:p>siehe website</text:p>
          </table:table-cell>
          <table:table-cell office:value-type="string">
            <text:p>viaa.dd@t-online.de</text:p>
          </table:table-cell>
          <table:table-cell office:value-type="string">
            <text:p>http://www.convectus.de</text:p>
          </table:table-cell>
          <table:table-cell office:value-type="string">
            <text:p/>
          </table:table-cell>
          <table:table-cell office:value-type="string">
            <text:p>0351 4843803</text:p>
          </table:table-cell>
          <table:table-cell office:value-type="string">
            <text:p>asylum-counselling</text:p>
          </table:table-cell>
          <table:table-cell office:value-type="float" office:value="0">
            <text:p>0</text:p>
          </table:table-cell>
          <table:table-cell office:value-type="string">
            <text:p/>
          </table:table-cell>
          <table:table-cell office:value-type="string">
            <text:p>Dr. Ingrid Blankenburg</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56e1d2e25d47</text:p>
          </table:table-cell>
          <table:table-cell office:value-type="string">
            <text:p>de</text:p>
          </table:table-cell>
          <table:table-cell office:value-type="date" office:date-value="2015-06-02T23:16:30" table:style-name="DateTimeCell">
            <text:p>2015-06-02 23:16:30</text:p>
          </table:table-cell>
          <table:table-cell office:value-type="date" office:date-value="2016-06-21T17:22:44" table:style-name="DateTimeCell">
            <text:p>2016-06-21 17:22:44</text:p>
          </table:table-cell>
        </table:table-row>
        <table:table-row>
          <table:table-cell office:value-type="string">
            <text:p>a3d70614-f678-4151-ad98-d3ff4ec7d492</text:p>
          </table:table-cell>
          <table:table-cell office:value-type="string">
            <text:p>NULL</text:p>
          </table:table-cell>
          <table:table-cell office:value-type="string">
            <text:p>adfb2457-819c-4574-ace1-56f5b38d8f96</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Köchelkompetenzen: Kochtreff für Frauen und Mädchen</text:p>
          </table:table-cell>
          <table:table-cell office:value-type="string">
            <text:p>Reden, kochen und Spaß haben. Frauen, Mädchen sowie Mütter und Töchter sind herzlich eingeladen. Wir treffen uns jeden Mittwoch von 16:00 bis 19:00 Uhr. Die Veranstaltung ist kostenfrei, wir bitten aber um Anmeldung über: www.casablanca-dresden.de
</text:p>
          </table:table-cell>
          <table:table-cell office:value-type="string">
            <text:p>anne@casablanca-dresden.de</text:p>
          </table:table-cell>
          <table:table-cell office:value-type="string">
            <text:p>http://www.casablanca-dresden.de</text:p>
          </table:table-cell>
          <table:table-cell office:value-type="string">
            <text:p>https://www.facebook.com/casablanca.dresden/?pnref=lhc</text:p>
          </table:table-cell>
          <table:table-cell office:value-type="string">
            <text:p/>
          </table:table-cell>
          <table:table-cell office:value-type="string">
            <text:p>cooking</text:p>
          </table:table-cell>
          <table:table-cell office:value-type="float" office:value="0">
            <text:p>0</text:p>
          </table:table-cell>
          <table:table-cell office:value-type="string">
            <text:p>Anne Hilliger</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de,en</text:p>
          </table:table-cell>
          <table:table-cell office:value-type="float" office:value="1">
            <text:p>1</text:p>
          </table:table-cell>
          <table:table-cell office:value-type="string">
            <text:p>NULL</text:p>
          </table:table-cell>
          <table:table-cell office:value-type="string">
            <text:p>57064dce1e4a0</text:p>
          </table:table-cell>
          <table:table-cell office:value-type="string">
            <text:p>de</text:p>
          </table:table-cell>
          <table:table-cell office:value-type="date" office:date-value="2016-04-07T14:08:46" table:style-name="DateTimeCell">
            <text:p>2016-04-07 14:08:46</text:p>
          </table:table-cell>
          <table:table-cell office:value-type="date" office:date-value="2016-06-21T17:22:56" table:style-name="DateTimeCell">
            <text:p>2016-06-21 17:22:56</text:p>
          </table:table-cell>
        </table:table-row>
        <table:table-row>
          <table:table-cell office:value-type="string">
            <text:p>a3e79c39-b1bc-47cd-ba35-a188ee54966f</text:p>
          </table:table-cell>
          <table:table-cell office:value-type="string">
            <text:p>NULL</text:p>
          </table:table-cell>
          <table:table-cell office:value-type="string">
            <text:p>adfb2457-819c-4574-ace1-56f5b38d8f96</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Das interkulturelle Sofa</text:p>
          </table:table-cell>
          <table:table-cell office:value-type="string">
            <text:p/>
          </table:table-cell>
          <table:table-cell office:value-type="string">
            <text:p>kultursofa.dresden@afropa.org</text:p>
          </table:table-cell>
          <table:table-cell office:value-type="string">
            <text:p>http://www.afropa.org</text:p>
          </table:table-cell>
          <table:table-cell office:value-type="string">
            <text:p>https://www.facebook.com/KultursofaDresden</text:p>
          </table:table-cell>
          <table:table-cell office:value-type="string">
            <text:p>017696910468</text:p>
          </table:table-cell>
          <table:table-cell office:value-type="string">
            <text:p>NULL</text:p>
          </table:table-cell>
          <table:table-cell office:value-type="float" office:value="0">
            <text:p>0</text:p>
          </table:table-cell>
          <table:table-cell office:value-type="string">
            <text:p>Andreas Hempel, Emiliano Chaimite, Annna-Maria Buchgraber</text:p>
          </table:table-cell>
          <table:table-cell office:value-type="string">
            <text:p>Anna-Maria Buchgraber</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de,en</text:p>
          </table:table-cell>
          <table:table-cell office:value-type="float" office:value="1">
            <text:p>1</text:p>
          </table:table-cell>
          <table:table-cell office:value-type="string">
            <text:p/>
          </table:table-cell>
          <table:table-cell office:value-type="string">
            <text:p>556e1d2a532e3</text:p>
          </table:table-cell>
          <table:table-cell office:value-type="string">
            <text:p>de</text:p>
          </table:table-cell>
          <table:table-cell office:value-type="date" office:date-value="2015-06-02T23:16:26" table:style-name="DateTimeCell">
            <text:p>2015-06-02 23:16:26</text:p>
          </table:table-cell>
          <table:table-cell office:value-type="date" office:date-value="2016-06-21T17:22:43" table:style-name="DateTimeCell">
            <text:p>2016-06-21 17:22:43</text:p>
          </table:table-cell>
        </table:table-row>
        <table:table-row>
          <table:table-cell office:value-type="string">
            <text:p>a5139ad8-5f26-4f6f-9f90-452fc4e2e5b5</text:p>
          </table:table-cell>
          <table:table-cell office:value-type="string">
            <text:p>ff2a44a9-d2ac-4d88-a100-ee3d16b3613d</text:p>
          </table:table-cell>
          <table:table-cell office:value-type="string">
            <text:p>NULL</text:p>
          </table:table-cell>
          <table:table-cell office:value-type="float" office:value="1">
            <text:p>1</text:p>
          </table:table-cell>
          <table:table-cell office:value-type="string">
            <text:p>NULL</text:p>
          </table:table-cell>
          <table:table-cell office:value-type="string">
            <text:p>NULL</text:p>
          </table:table-cell>
          <table:table-cell office:value-type="string">
            <text:p>NULL</text:p>
          </table:table-cell>
          <table:table-cell office:value-type="string">
            <text:p>NULL</text:p>
          </table:table-cell>
          <table:table-cell office:value-type="string">
            <text:p>dresden</text:p>
          </table:table-cell>
          <table:table-cell office:value-type="string">
            <text:p>Begegnungscafé</text:p>
          </table:table-cell>
          <table:table-cell office:value-type="string">
            <text:p/>
          </table:table-cell>
          <table:table-cell office:value-type="string">
            <text:p>initiative.begegnungscafe.pirna@gmx.de</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
          </table:table-cell>
          <table:table-cell office:value-type="string">
            <text:p/>
          </table:table-cell>
          <table:table-cell office:value-type="string">
            <text:p>NULL</text:p>
          </table:table-cell>
          <table:table-cell office:value-type="string">
            <text:p>NULL</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6ce22fb7b4be</text:p>
          </table:table-cell>
          <table:table-cell office:value-type="string">
            <text:p>de</text:p>
          </table:table-cell>
          <table:table-cell office:value-type="date" office:date-value="2016-02-24T22:39:07" table:style-name="DateTimeCell">
            <text:p>2016-02-24 22:39:07</text:p>
          </table:table-cell>
          <table:table-cell office:value-type="date" office:date-value="2016-06-21T17:22:55" table:style-name="DateTimeCell">
            <text:p>2016-06-21 17:22:55</text:p>
          </table:table-cell>
        </table:table-row>
        <table:table-row>
          <table:table-cell office:value-type="string">
            <text:p>a6d2234a-62de-406d-95c1-5b4f5eca3d66</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Mutter-Kind Treff </text:p>
          </table:table-cell>
          <table:table-cell office:value-type="string">
            <text:p>Der Mutter-Kind-Treff im FrauenBildungsHaus richtet sich an alle geflüchteten Frauen und Migrantinnen mit Kinder unter drei Jahren bzw. Schwangere.  </text:p>
          </table:table-cell>
          <table:table-cell office:value-type="string">
            <text:p>fbz-dresden@gmx.de</text:p>
          </table:table-cell>
          <table:table-cell office:value-type="string">
            <text:p>http://www.frauenbildungszentrum-dresden.de/</text:p>
          </table:table-cell>
          <table:table-cell office:value-type="string">
            <text:p>https://www.facebook.com/frauenbildungszentrumDD/</text:p>
          </table:table-cell>
          <table:table-cell office:value-type="string">
            <text:p>0351-337709</text:p>
          </table:table-cell>
          <table:table-cell office:value-type="string">
            <text:p>meeting-place</text:p>
          </table:table-cell>
          <table:table-cell office:value-type="float" office:value="0">
            <text:p>0</text:p>
          </table:table-cell>
          <table:table-cell office:value-type="string">
            <text:p>Kristina Krömer</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1">
            <text:p>1</text:p>
          </table:table-cell>
          <table:table-cell office:value-type="string">
            <text:p>de,en,ar</text:p>
          </table:table-cell>
          <table:table-cell office:value-type="float" office:value="1">
            <text:p>1</text:p>
          </table:table-cell>
          <table:table-cell office:value-type="string">
            <text:p>NULL</text:p>
          </table:table-cell>
          <table:table-cell office:value-type="string">
            <text:p>56323048a7dfe</text:p>
          </table:table-cell>
          <table:table-cell office:value-type="string">
            <text:p>de</text:p>
          </table:table-cell>
          <table:table-cell office:value-type="date" office:date-value="2015-10-29T15:42:16" table:style-name="DateTimeCell">
            <text:p>2015-10-29 15:42:16</text:p>
          </table:table-cell>
          <table:table-cell office:value-type="date" office:date-value="2016-06-21T17:22:51" table:style-name="DateTimeCell">
            <text:p>2016-06-21 17:22:51</text:p>
          </table:table-cell>
        </table:table-row>
        <table:table-row>
          <table:table-cell office:value-type="string">
            <text:p>a7660b44-5382-4904-96e3-c248e9baeacd</text:p>
          </table:table-cell>
          <table:table-cell office:value-type="string">
            <text:p>NULL</text:p>
          </table:table-cell>
          <table:table-cell office:value-type="string">
            <text:p>5dddf63d-ccf6-44e2-8daf-81bb44507fdd</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Strehlener Sprachtreff</text:p>
          </table:table-cell>
          <table:table-cell office:value-type="string">
            <text:p>Das Netzwerk „Strehlen für Alle“ lädt ein: Menschen, die neu in Dresden sind und die deutsche Sprache lernen möchten.
Willkommen sind Männer, Frauen, gern auch mit Kindern. Bei Tee und Kaffee wollen wir miteinander ins Gespräch kommen und gemeinsam die deutsche Sprache üben. </text:p>
          </table:table-cell>
          <table:table-cell office:value-type="string">
            <text:p>kontakt@strehlen-fuer-alle.de</text:p>
          </table:table-cell>
          <table:table-cell office:value-type="string">
            <text:p>https://www.strehlen-fuer-alle.de/</text:p>
          </table:table-cell>
          <table:table-cell office:value-type="string">
            <text:p/>
          </table:table-cell>
          <table:table-cell office:value-type="string">
            <text:p/>
          </table:table-cell>
          <table:table-cell office:value-type="string">
            <text:p>learning-place</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1">
            <text:p>1</text:p>
          </table:table-cell>
          <table:table-cell office:value-type="float" office:value="1">
            <text:p>1</text:p>
          </table:table-cell>
          <table:table-cell office:value-type="string">
            <text:p/>
          </table:table-cell>
          <table:table-cell office:value-type="float" office:value="1">
            <text:p>1</text:p>
          </table:table-cell>
          <table:table-cell office:value-type="string">
            <text:p>NULL</text:p>
          </table:table-cell>
          <table:table-cell office:value-type="string">
            <text:p>57168e7c3a6a0</text:p>
          </table:table-cell>
          <table:table-cell office:value-type="string">
            <text:p>de</text:p>
          </table:table-cell>
          <table:table-cell office:value-type="date" office:date-value="2016-04-19T22:01:00" table:style-name="DateTimeCell">
            <text:p>2016-04-19 22:01:00</text:p>
          </table:table-cell>
          <table:table-cell office:value-type="date" office:date-value="2016-06-21T17:22:56" table:style-name="DateTimeCell">
            <text:p>2016-06-21 17:22:56</text:p>
          </table:table-cell>
        </table:table-row>
        <table:table-row>
          <table:table-cell office:value-type="string">
            <text:p>a7f481e9-83ad-4d05-bd5c-82d55337c23f</text:p>
          </table:table-cell>
          <table:table-cell office:value-type="string">
            <text:p>NULL</text:p>
          </table:table-cell>
          <table:table-cell office:value-type="string">
            <text:p>adfb2457-819c-4574-ace1-56f5b38d8f96</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Yogakurse für Flüchtlinge</text:p>
          </table:table-cell>
          <table:table-cell office:value-type="string">
            <text:p>Yogakurse für Flüchtlinge im Prana Yoga Zentrum auf der Schönfelder Str. 12 (DD-Neustadt) für max. 12 Teilnehmer - oder in anderen Räumlichkeiten, sofern es etwas in der Nähe der Flüchtlingsunterkünfte gibt.

Die Kurse könnten nach Absprache in folgenden Zeiträumen laufen:
- Mo. 11:00 - 15:00
- Mi. 12:00 - 15:00
- Fr. 14:00-16:00
- Sa. 13:00-15:00</text:p>
          </table:table-cell>
          <table:table-cell office:value-type="string">
            <text:p>info@prana-yoga.de</text:p>
          </table:table-cell>
          <table:table-cell office:value-type="string">
            <text:p>http://www.prana-yoga.de</text:p>
          </table:table-cell>
          <table:table-cell office:value-type="string">
            <text:p/>
          </table:table-cell>
          <table:table-cell office:value-type="string">
            <text:p>03518474988</text:p>
          </table:table-cell>
          <table:table-cell office:value-type="string">
            <text:p>sports</text:p>
          </table:table-cell>
          <table:table-cell office:value-type="float" office:value="0">
            <text:p>0</text:p>
          </table:table-cell>
          <table:table-cell office:value-type="string">
            <text:p>Swami Brahmananda</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de,en</text:p>
          </table:table-cell>
          <table:table-cell office:value-type="float" office:value="1">
            <text:p>1</text:p>
          </table:table-cell>
          <table:table-cell office:value-type="string">
            <text:p>NULL</text:p>
          </table:table-cell>
          <table:table-cell office:value-type="string">
            <text:p>5614fc6fec832</text:p>
          </table:table-cell>
          <table:table-cell office:value-type="string">
            <text:p>de</text:p>
          </table:table-cell>
          <table:table-cell office:value-type="date" office:date-value="2015-10-07T13:05:19" table:style-name="DateTimeCell">
            <text:p>2015-10-07 13:05:19</text:p>
          </table:table-cell>
          <table:table-cell office:value-type="date" office:date-value="2016-06-21T17:22:50" table:style-name="DateTimeCell">
            <text:p>2016-06-21 17:22:50</text:p>
          </table:table-cell>
        </table:table-row>
        <table:table-row>
          <table:table-cell office:value-type="string">
            <text:p>a82d4113-b398-4a76-b497-1a27877a2ae9</text:p>
          </table:table-cell>
          <table:table-cell office:value-type="string">
            <text:p>NULL</text:p>
          </table:table-cell>
          <table:table-cell office:value-type="string">
            <text:p>adfb2457-819c-4574-ace1-56f5b38d8f96</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Aprikosengarten</text:p>
          </table:table-cell>
          <table:table-cell office:value-type="string">
            <text:p>Gärten sind Orte, die Schutz und Geborgenheit bieten. Neben den ganz praktischen, gärtnerischen Tätigkeiten finden Gespräche, gemeinsames Kochen am Feuer und Veranstaltungen wie Workshops, Feste und regelmäßige Gartentreffs statt.

Unser Aprikosengarten soll besonders die Menschen aus der Nachbarschaft einladen, sich den Stadtteil anzueignen und mitzugestalten. Dabei stehen das gemeinsame Handeln und die Gruppe im Mittelpunkt – also keine Gartensparte im herkömmlichen Sinn, sondern ein Mitmachgarten für Alle, der viel Spielraum für neue Ideen lässt!</text:p>
          </table:table-cell>
          <table:table-cell office:value-type="string">
            <text:p>aprikosengarten@gmx.de</text:p>
          </table:table-cell>
          <table:table-cell office:value-type="string">
            <text:p>https://aprikosengarten.wordpress.com/</text:p>
          </table:table-cell>
          <table:table-cell office:value-type="string">
            <text:p/>
          </table:table-cell>
          <table:table-cell office:value-type="string">
            <text:p/>
          </table:table-cell>
          <table:table-cell office:value-type="string">
            <text:p>gardening</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de,en</text:p>
          </table:table-cell>
          <table:table-cell office:value-type="float" office:value="1">
            <text:p>1</text:p>
          </table:table-cell>
          <table:table-cell office:value-type="string">
            <text:p>NULL</text:p>
          </table:table-cell>
          <table:table-cell office:value-type="string">
            <text:p>5666e73fbbc3d</text:p>
          </table:table-cell>
          <table:table-cell office:value-type="string">
            <text:p>de</text:p>
          </table:table-cell>
          <table:table-cell office:value-type="date" office:date-value="2015-12-08T15:20:47" table:style-name="DateTimeCell">
            <text:p>2015-12-08 15:20:47</text:p>
          </table:table-cell>
          <table:table-cell office:value-type="date" office:date-value="2016-06-21T17:22:52" table:style-name="DateTimeCell">
            <text:p>2016-06-21 17:22:52</text:p>
          </table:table-cell>
        </table:table-row>
        <table:table-row>
          <table:table-cell office:value-type="string">
            <text:p>aa2f81ba-15b4-427e-a3d0-2fa21d0bf01d</text:p>
          </table:table-cell>
          <table:table-cell office:value-type="string">
            <text:p>NULL</text:p>
          </table:table-cell>
          <table:table-cell office:value-type="string">
            <text:p>df402493-f467-4472-8b98-9038d2ac967e</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CABANA - Ökumenisches Informationszentrum e.V. (ÖIZ)</text:p>
          </table:table-cell>
          <table:table-cell office:value-type="string">
            <text:p>Bereitstellung eines bedarfsorientierten und individuellen Beratungsangebots für Migranten</text:p>
          </table:table-cell>
          <table:table-cell office:value-type="string">
            <text:p>cabana@infozentrum-dresden.de</text:p>
          </table:table-cell>
          <table:table-cell office:value-type="string">
            <text:p>http://www.infozentrum-dresden.de</text:p>
          </table:table-cell>
          <table:table-cell office:value-type="string">
            <text:p/>
          </table:table-cell>
          <table:table-cell office:value-type="string">
            <text:p>(0351) 492 33 67, (0351) 492 33 62</text:p>
          </table:table-cell>
          <table:table-cell office:value-type="string">
            <text:p>asylum-counselling</text:p>
          </table:table-cell>
          <table:table-cell office:value-type="float" office:value="0">
            <text:p>0</text:p>
          </table:table-cell>
          <table:table-cell office:value-type="string">
            <text:p>Grit Gabler, Annegret Krellner, In Am Sayad Mahmood</text:p>
          </table:table-cell>
          <table:table-cell office:value-type="string">
            <text:p>Annegret Krellner</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de,en,nl,ru,cs,ar,fa,pt</text:p>
          </table:table-cell>
          <table:table-cell office:value-type="float" office:value="1">
            <text:p>1</text:p>
          </table:table-cell>
          <table:table-cell office:value-type="string">
            <text:p/>
          </table:table-cell>
          <table:table-cell office:value-type="string">
            <text:p>556e1d2a58454</text:p>
          </table:table-cell>
          <table:table-cell office:value-type="string">
            <text:p>de</text:p>
          </table:table-cell>
          <table:table-cell office:value-type="date" office:date-value="2015-06-02T23:16:26" table:style-name="DateTimeCell">
            <text:p>2015-06-02 23:16:26</text:p>
          </table:table-cell>
          <table:table-cell office:value-type="date" office:date-value="2016-06-21T17:22:43" table:style-name="DateTimeCell">
            <text:p>2016-06-21 17:22:43</text:p>
          </table:table-cell>
        </table:table-row>
        <table:table-row>
          <table:table-cell office:value-type="string">
            <text:p>acc63456-2474-498b-b174-0a11041ea622</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Ausländerbeirat</text:p>
          </table:table-cell>
          <table:table-cell office:value-type="string">
            <text:p/>
          </table:table-cell>
          <table:table-cell office:value-type="string">
            <text:p/>
          </table:table-cell>
          <table:table-cell office:value-type="string">
            <text:p>http://www.dresden.de/de/02/030/c_04.php</text:p>
          </table:table-cell>
          <table:table-cell office:value-type="string">
            <text:p/>
          </table:table-cell>
          <table:table-cell office:value-type="string">
            <text:p/>
          </table:table-cell>
          <table:table-cell office:value-type="string">
            <text:p>NULL</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56e1d2d77653</text:p>
          </table:table-cell>
          <table:table-cell office:value-type="string">
            <text:p>de</text:p>
          </table:table-cell>
          <table:table-cell office:value-type="date" office:date-value="2015-06-02T23:16:29" table:style-name="DateTimeCell">
            <text:p>2015-06-02 23:16:29</text:p>
          </table:table-cell>
          <table:table-cell office:value-type="date" office:date-value="2016-06-21T17:22:44" table:style-name="DateTimeCell">
            <text:p>2016-06-21 17:22:44</text:p>
          </table:table-cell>
        </table:table-row>
        <table:table-row>
          <table:table-cell office:value-type="string">
            <text:p>acefdb54-a068-484f-84f7-e2fe9ba510e0</text:p>
          </table:table-cell>
          <table:table-cell office:value-type="string">
            <text:p>NULL</text:p>
          </table:table-cell>
          <table:table-cell office:value-type="string">
            <text:p>adfb2457-819c-4574-ace1-56f5b38d8f96</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KulturLoge Dresden</text:p>
          </table:table-cell>
          <table:table-cell office:value-type="string">
            <text:p>Mit Flüchtlingen kostenfrei Kulturveranstaltungen besuchen. Die KulturLoge Dresden ermöglicht Menschen mit geringem Einkommen den kostenfreien Zugang zu Kultur- und Sportveranstaltungen. Dazu gehören natürlich auch Asylsuchende. 

Der Veranstaltungsbesuch findet in der Regel gemeinsam mit ehrenamtlichen Begleitern oder Paten statt – zu zweit oder auch in einer größeren Gruppe. Die Eintrittskarten werden direkt an der Kasse bereitgelegt. Ob zu Dynamo Dresden, zu den Dresdner Eislöwen, in die Scheune oder Staatsoperette – die Kulturloge hat passende Angebote parat. Wer kostenfreie Karten für den Besuch gemeinsam mit einem Flüchtling oder einer größeren Gruppe von Asylsuchenden erhalten möchte, meldet sich bitte bei der KulturLoge. </text:p>
          </table:table-cell>
          <table:table-cell office:value-type="string">
            <text:p>asyl@kulturloge-dresden.de</text:p>
          </table:table-cell>
          <table:table-cell office:value-type="string">
            <text:p>http://kulturloge-dresden.de/cms/kulturloge-dresden/pilotprojekt.html</text:p>
          </table:table-cell>
          <table:table-cell office:value-type="string">
            <text:p>http://www.facebook.com/kulturloge-dresden</text:p>
          </table:table-cell>
          <table:table-cell office:value-type="string">
            <text:p>01573 85 50 444</text:p>
          </table:table-cell>
          <table:table-cell office:value-type="string">
            <text:p>stage</text:p>
          </table:table-cell>
          <table:table-cell office:value-type="float" office:value="0">
            <text:p>0</text:p>
          </table:table-cell>
          <table:table-cell office:value-type="string">
            <text:p>Christiane Strohbach</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de,en</text:p>
          </table:table-cell>
          <table:table-cell office:value-type="float" office:value="1">
            <text:p>1</text:p>
          </table:table-cell>
          <table:table-cell office:value-type="string">
            <text:p>NULL</text:p>
          </table:table-cell>
          <table:table-cell office:value-type="string">
            <text:p>55786558b9c07</text:p>
          </table:table-cell>
          <table:table-cell office:value-type="string">
            <text:p>de</text:p>
          </table:table-cell>
          <table:table-cell office:value-type="date" office:date-value="2015-06-10T18:27:04" table:style-name="DateTimeCell">
            <text:p>2015-06-10 18:27:04</text:p>
          </table:table-cell>
          <table:table-cell office:value-type="date" office:date-value="2016-06-21T17:22:47" table:style-name="DateTimeCell">
            <text:p>2016-06-21 17:22:47</text:p>
          </table:table-cell>
        </table:table-row>
        <table:table-row>
          <table:table-cell office:value-type="string">
            <text:p>acfdeb5f-ef22-43a3-8bc8-8661ef8604c4</text:p>
          </table:table-cell>
          <table:table-cell office:value-type="string">
            <text:p>NULL</text:p>
          </table:table-cell>
          <table:table-cell office:value-type="string">
            <text:p>adfb2457-819c-4574-ace1-56f5b38d8f96</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LOUISE" Haus für Kinder, Jugendliche und Familien</text:p>
          </table:table-cell>
          <table:table-cell office:value-type="string">
            <text:p>Offener Kinder- und Jugendtreff in der "LOUISE" für alle von 6-27 Jahren: 
Kostenfrei und ohne Anmeldung. 
PC Plätze mit Internet, X Box, eine Tischtennisplatte, einen Kickertisch, ein Ballspielfeld mit großem Spielplatz und Außengelände. Am Abend gibt es Sportgruppen wie Kickboxen, Tanzen, Yoga und vieles mehr. Einfach vorbei kommen und Spaß haben! 

Eltern und Kind Gruppe (Dienstag):
Kostenfrei, ohne Voranmeldung
Junge Eltern mit ihren Babys treffen sich um sich mit einander auszutauschen in lockerer, spontaner Atmosphäre

Wellcome: 
Entlastung für Familien nach der Geburt durch ehrenamtlich tätige Frauen (Erstgespräch durch Begleitung mit dem Gemeindedolmetscherdienst möglich.)
Kontaktperson: Sabine Alschner
Tel: 0351 2158183

Beratung - Kontaktstelle für werdende Eltern in der "LOUISE": 
Kontaktperson: Katjana Pöge
Tel.: 0351/2158183

Kita in der „LOUISE“: 
Kontaktperson: Anni Mälzer
Tel.:   0351 32960493</text:p>
          </table:table-cell>
          <table:table-cell office:value-type="string">
            <text:p>louise@malwina-dresden.de</text:p>
          </table:table-cell>
          <table:table-cell office:value-type="string">
            <text:p>http://www.malwina-dresden.de/index.php/louise-stellt-sich-vor.html</text:p>
          </table:table-cell>
          <table:table-cell office:value-type="string">
            <text:p>https://www.facebook.com/kinderundjugendhauslouise/</text:p>
          </table:table-cell>
          <table:table-cell office:value-type="string">
            <text:p>0351/8026655</text:p>
          </table:table-cell>
          <table:table-cell office:value-type="string">
            <text:p>youth-club</text:p>
          </table:table-cell>
          <table:table-cell office:value-type="float" office:value="0">
            <text:p>0</text:p>
          </table:table-cell>
          <table:table-cell office:value-type="string">
            <text:p>Jonas Trautmann</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1">
            <text:p>1</text:p>
          </table:table-cell>
          <table:table-cell office:value-type="string">
            <text:p>de,en,cs</text:p>
          </table:table-cell>
          <table:table-cell office:value-type="float" office:value="1">
            <text:p>1</text:p>
          </table:table-cell>
          <table:table-cell office:value-type="string">
            <text:p/>
          </table:table-cell>
          <table:table-cell office:value-type="string">
            <text:p>567736ebd2d4b</text:p>
          </table:table-cell>
          <table:table-cell office:value-type="string">
            <text:p>de</text:p>
          </table:table-cell>
          <table:table-cell office:value-type="date" office:date-value="2015-12-21T00:16:59" table:style-name="DateTimeCell">
            <text:p>2015-12-21 00:16:59</text:p>
          </table:table-cell>
          <table:table-cell office:value-type="date" office:date-value="2016-06-21T17:22:54" table:style-name="DateTimeCell">
            <text:p>2016-06-21 17:22:54</text:p>
          </table:table-cell>
        </table:table-row>
        <table:table-row>
          <table:table-cell office:value-type="string">
            <text:p>b05f972b-63bc-4ee1-bbfb-3627b107cded</text:p>
          </table:table-cell>
          <table:table-cell office:value-type="string">
            <text:p>913c00ed-3b0c-4471-a3a8-ac73e8c43ebf</text:p>
          </table:table-cell>
          <table:table-cell office:value-type="string">
            <text:p>NULL</text:p>
          </table:table-cell>
          <table:table-cell office:value-type="float" office:value="1">
            <text:p>1</text:p>
          </table:table-cell>
          <table:table-cell office:value-type="string">
            <text:p>NULL</text:p>
          </table:table-cell>
          <table:table-cell office:value-type="string">
            <text:p>NULL</text:p>
          </table:table-cell>
          <table:table-cell office:value-type="string">
            <text:p>NULL</text:p>
          </table:table-cell>
          <table:table-cell office:value-type="string">
            <text:p>NULL</text:p>
          </table:table-cell>
          <table:table-cell office:value-type="string">
            <text:p>dresden</text:p>
          </table:table-cell>
          <table:table-cell office:value-type="string">
            <text:p>Familienzentrum Pirna - Pirnaer Tafel</text:p>
          </table:table-cell>
          <table:table-cell office:value-type="string">
            <text:p>Lebensmittelspenden</text:p>
          </table:table-cell>
          <table:table-cell office:value-type="string">
            <text:p/>
          </table:table-cell>
          <table:table-cell office:value-type="string">
            <text:p/>
          </table:table-cell>
          <table:table-cell office:value-type="string">
            <text:p/>
          </table:table-cell>
          <table:table-cell office:value-type="string">
            <text:p>03529 5290425</text:p>
          </table:table-cell>
          <table:table-cell office:value-type="string">
            <text:p/>
          </table:table-cell>
          <table:table-cell office:value-type="float" office:value="0">
            <text:p>0</text:p>
          </table:table-cell>
          <table:table-cell office:value-type="string">
            <text:p>Fr. Kober</text:p>
          </table:table-cell>
          <table:table-cell office:value-type="string">
            <text:p/>
          </table:table-cell>
          <table:table-cell office:value-type="string">
            <text:p>NULL</text:p>
          </table:table-cell>
          <table:table-cell office:value-type="string">
            <text:p>NULL</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6cb13e3ccb14</text:p>
          </table:table-cell>
          <table:table-cell office:value-type="string">
            <text:p>de</text:p>
          </table:table-cell>
          <table:table-cell office:value-type="date" office:date-value="2016-02-22T14:57:55" table:style-name="DateTimeCell">
            <text:p>2016-02-22 14:57:55</text:p>
          </table:table-cell>
          <table:table-cell office:value-type="date" office:date-value="2016-06-21T17:22:55" table:style-name="DateTimeCell">
            <text:p>2016-06-21 17:22:55</text:p>
          </table:table-cell>
        </table:table-row>
        <table:table-row>
          <table:table-cell office:value-type="string">
            <text:p>b1850d50-4dd8-41cd-9f1d-02625420137d</text:p>
          </table:table-cell>
          <table:table-cell office:value-type="string">
            <text:p>NULL</text:p>
          </table:table-cell>
          <table:table-cell office:value-type="string">
            <text:p>744f41e9-799c-432b-a9a3-e78d471ec51a</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DRK Kreisverband Pirna e.V.</text:p>
          </table:table-cell>
          <table:table-cell office:value-type="string">
            <text:p/>
          </table:table-cell>
          <table:table-cell office:value-type="string">
            <text:p>kreisverband@drkpirna.de</text:p>
          </table:table-cell>
          <table:table-cell office:value-type="string">
            <text:p>http://drkpirna.de/</text:p>
          </table:table-cell>
          <table:table-cell office:value-type="string">
            <text:p>https://www.facebook.com/pages/DRK-Kreisverband-Pirna-eV</text:p>
          </table:table-cell>
          <table:table-cell office:value-type="string">
            <text:p>03501 / 46 01 70</text:p>
          </table:table-cell>
          <table:table-cell office:value-type="string">
            <text:p>NULL</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5e9c251e84f5</text:p>
          </table:table-cell>
          <table:table-cell office:value-type="string">
            <text:p>de</text:p>
          </table:table-cell>
          <table:table-cell office:value-type="date" office:date-value="2015-09-04T18:09:53" table:style-name="DateTimeCell">
            <text:p>2015-09-04 18:09:53</text:p>
          </table:table-cell>
          <table:table-cell office:value-type="date" office:date-value="2016-06-21T17:22:49" table:style-name="DateTimeCell">
            <text:p>2016-06-21 17:22:49</text:p>
          </table:table-cell>
        </table:table-row>
        <table:table-row>
          <table:table-cell office:value-type="string">
            <text:p>b5c5acd6-aa3c-458c-aebe-dc3e17589771</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Leuben ist bunt</text:p>
          </table:table-cell>
          <table:table-cell office:value-type="string">
            <text:p>Unser Netzwerk "Leuben ist bunt" besteht aus Institutionvertreter/innen des Stadtteils u.a. von Ortsamt, Kirche, Jugendhilfe</text:p>
          </table:table-cell>
          <table:table-cell office:value-type="string">
            <text:p>info@leuben-ist-bunt.de</text:p>
          </table:table-cell>
          <table:table-cell office:value-type="string">
            <text:p>http://www.leuben-ist-bunt.de</text:p>
          </table:table-cell>
          <table:table-cell office:value-type="string">
            <text:p/>
          </table:table-cell>
          <table:table-cell office:value-type="string">
            <text:p>0159-03185033</text:p>
          </table:table-cell>
          <table:table-cell office:value-type="string">
            <text:p>welcome-network</text:p>
          </table:table-cell>
          <table:table-cell office:value-type="float" office:value="0">
            <text:p>0</text:p>
          </table:table-cell>
          <table:table-cell office:value-type="string">
            <text:p>Katrin Baumgart</text:p>
          </table:table-cell>
          <table:table-cell office:value-type="string">
            <text:p>Andreas Ermer</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de,en</text:p>
          </table:table-cell>
          <table:table-cell office:value-type="float" office:value="1">
            <text:p>1</text:p>
          </table:table-cell>
          <table:table-cell office:value-type="string">
            <text:p/>
          </table:table-cell>
          <table:table-cell office:value-type="string">
            <text:p>556e1d2c50c8b</text:p>
          </table:table-cell>
          <table:table-cell office:value-type="string">
            <text:p>de</text:p>
          </table:table-cell>
          <table:table-cell office:value-type="date" office:date-value="2015-06-02T23:16:28" table:style-name="DateTimeCell">
            <text:p>2015-06-02 23:16:28</text:p>
          </table:table-cell>
          <table:table-cell office:value-type="date" office:date-value="2016-06-21T17:22:44" table:style-name="DateTimeCell">
            <text:p>2016-06-21 17:22:44</text:p>
          </table:table-cell>
        </table:table-row>
        <table:table-row>
          <table:table-cell office:value-type="string">
            <text:p>b6724666-3456-4a88-9f31-a9c53016eab7</text:p>
          </table:table-cell>
          <table:table-cell office:value-type="string">
            <text:p>NULL</text:p>
          </table:table-cell>
          <table:table-cell office:value-type="string">
            <text:p>744f41e9-799c-432b-a9a3-e78d471ec51a</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DRK Kreisverband Dresden e.V.</text:p>
          </table:table-cell>
          <table:table-cell office:value-type="string">
            <text:p/>
          </table:table-cell>
          <table:table-cell office:value-type="string">
            <text:p>info@drk-dresden.de</text:p>
          </table:table-cell>
          <table:table-cell office:value-type="string">
            <text:p>https://www.drk-dresden.de</text:p>
          </table:table-cell>
          <table:table-cell office:value-type="string">
            <text:p>https://www.facebook.com/drkdd</text:p>
          </table:table-cell>
          <table:table-cell office:value-type="string">
            <text:p>0351 8500220</text:p>
          </table:table-cell>
          <table:table-cell office:value-type="string">
            <text:p>NULL</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5e9bc72a3737</text:p>
          </table:table-cell>
          <table:table-cell office:value-type="string">
            <text:p>de</text:p>
          </table:table-cell>
          <table:table-cell office:value-type="date" office:date-value="2015-09-04T17:44:50" table:style-name="DateTimeCell">
            <text:p>2015-09-04 17:44:50</text:p>
          </table:table-cell>
          <table:table-cell office:value-type="date" office:date-value="2016-06-21T17:22:49" table:style-name="DateTimeCell">
            <text:p>2016-06-21 17:22:49</text:p>
          </table:table-cell>
        </table:table-row>
        <table:table-row>
          <table:table-cell office:value-type="string">
            <text:p>b67478f2-cbda-491a-9cb4-ce351e42e792</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pirna</text:p>
          </table:table-cell>
          <table:table-cell office:value-type="string">
            <text:p>AG Asylsuchende SOE e.V. [Pirna]</text:p>
          </table:table-cell>
          <table:table-cell office:value-type="string">
            <text:p>Die "Arbeitsgruppe Asylsuchende" ist ein Zusammenschluss verschiedener Vereine, Initiativen und Einzelpersonen, die sich dafür einsetzen, die Lebensbedingungen der Asylsuchenden im Landkreis Sächsische Schweiz-Osterzgebirge zu verbessern. Dabei vertreten wir die Interessen der Asylsuchenden parteiisch. Die Mitglieder der AG arbeiten ehrenamtlich.</text:p>
          </table:table-cell>
          <table:table-cell office:value-type="string">
            <text:p>info@ag-asylsuchende.de</text:p>
          </table:table-cell>
          <table:table-cell office:value-type="string">
            <text:p>http://www.ag-asylsuchende.de</text:p>
          </table:table-cell>
          <table:table-cell office:value-type="string">
            <text:p/>
          </table:table-cell>
          <table:table-cell office:value-type="string">
            <text:p>03501 - 58 22 89 </text:p>
          </table:table-cell>
          <table:table-cell office:value-type="string">
            <text:p>welcome-network</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6ce1e353a5e5</text:p>
          </table:table-cell>
          <table:table-cell office:value-type="string">
            <text:p>de</text:p>
          </table:table-cell>
          <table:table-cell office:value-type="date" office:date-value="2016-02-24T22:18:45" table:style-name="DateTimeCell">
            <text:p>2016-02-24 22:18:45</text:p>
          </table:table-cell>
          <table:table-cell office:value-type="date" office:date-value="2016-06-21T17:22:55" table:style-name="DateTimeCell">
            <text:p>2016-06-21 17:22:55</text:p>
          </table:table-cell>
        </table:table-row>
        <table:table-row>
          <table:table-cell office:value-type="string">
            <text:p>b7dcd686-1d1e-403f-b9a7-5a2bff944bde</text:p>
          </table:table-cell>
          <table:table-cell office:value-type="string">
            <text:p>NULL</text:p>
          </table:table-cell>
          <table:table-cell office:value-type="string">
            <text:p>5dddf63d-ccf6-44e2-8daf-81bb44507fdd</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Einstiegskurs Deutsch für Asylbewerber</text:p>
          </table:table-cell>
          <table:table-cell office:value-type="string">
            <text:p>Kurs 1  
Montag - Freitag 8:00 Uhr - 11:30 Uhr
Kurs 2 
Montag - Freitag 12:00 Uhr - 15:30 Uhr
Familienkurs 
Montag, Mittwoch und Donnerstag
12:00 Uhr - 15:30 Uhr

 </text:p>
          </table:table-cell>
          <table:table-cell office:value-type="string">
            <text:p>deutschkurs@rtg-bildungszentrum.de</text:p>
          </table:table-cell>
          <table:table-cell office:value-type="string">
            <text:p>http://www.rtg-bildungszentrum.de</text:p>
          </table:table-cell>
          <table:table-cell office:value-type="string">
            <text:p/>
          </table:table-cell>
          <table:table-cell office:value-type="string">
            <text:p/>
          </table:table-cell>
          <table:table-cell office:value-type="string">
            <text:p>german-course</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de,en</text:p>
          </table:table-cell>
          <table:table-cell office:value-type="float" office:value="1">
            <text:p>1</text:p>
          </table:table-cell>
          <table:table-cell office:value-type="string">
            <text:p>NULL</text:p>
          </table:table-cell>
          <table:table-cell office:value-type="string">
            <text:p>563210d671cfa</text:p>
          </table:table-cell>
          <table:table-cell office:value-type="string">
            <text:p>de</text:p>
          </table:table-cell>
          <table:table-cell office:value-type="date" office:date-value="2015-10-29T13:28:06" table:style-name="DateTimeCell">
            <text:p>2015-10-29 13:28:06</text:p>
          </table:table-cell>
          <table:table-cell office:value-type="date" office:date-value="2016-06-21T17:22:51" table:style-name="DateTimeCell">
            <text:p>2016-06-21 17:22:51</text:p>
          </table:table-cell>
        </table:table-row>
        <table:table-row>
          <table:table-cell office:value-type="string">
            <text:p>b95b01f3-4c04-4e9b-ac3c-6953fe78523e</text:p>
          </table:table-cell>
          <table:table-cell office:value-type="string">
            <text:p>NULL</text:p>
          </table:table-cell>
          <table:table-cell office:value-type="string">
            <text:p>744f41e9-799c-432b-a9a3-e78d471ec51a</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Kleiderkammer-Tauschbörse DD Gorbitz</text:p>
          </table:table-cell>
          <table:table-cell office:value-type="string">
            <text:p>Die Kleiderkammer Gorbitz ist ein Angebot für alle Menschen.
Hier können Sie in entspannter Atmosphäre Baby-, Kinder- und Erwachsenenkleidung hinbringen, mitnehmen oder tauschen. Während Sie stöbern, können sich Ihre Kinder in der Spielecke vergnügen. Zudem haben Sie die Möglichkeit, bei einer Tasse Tee oder Kaffee zu verweilen.</text:p>
          </table:table-cell>
          <table:table-cell office:value-type="string">
            <text:p>help-line@treberhilfe-dresden.de</text:p>
          </table:table-cell>
          <table:table-cell office:value-type="string">
            <text:p>http://www.treberhilfe-dresden.de/index.php/anlaufstellen/kinderkleider-tauschboerse</text:p>
          </table:table-cell>
          <table:table-cell office:value-type="string">
            <text:p/>
          </table:table-cell>
          <table:table-cell office:value-type="string">
            <text:p>0351 - 803 658 1</text:p>
          </table:table-cell>
          <table:table-cell office:value-type="string">
            <text:p>clothes</text:p>
          </table:table-cell>
          <table:table-cell office:value-type="float" office:value="0">
            <text:p>0</text:p>
          </table:table-cell>
          <table:table-cell office:value-type="string">
            <text:p>David Scheffer</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570b8733aed9</text:p>
          </table:table-cell>
          <table:table-cell office:value-type="string">
            <text:p>de</text:p>
          </table:table-cell>
          <table:table-cell office:value-type="date" office:date-value="2015-06-04T22:43:31" table:style-name="DateTimeCell">
            <text:p>2015-06-04 22:43:31</text:p>
          </table:table-cell>
          <table:table-cell office:value-type="date" office:date-value="2016-06-21T17:22:46" table:style-name="DateTimeCell">
            <text:p>2016-06-21 17:22:46</text:p>
          </table:table-cell>
        </table:table-row>
        <table:table-row>
          <table:table-cell office:value-type="string">
            <text:p>b98a51ce-162f-44d4-8118-c827b239c309</text:p>
          </table:table-cell>
          <table:table-cell office:value-type="string">
            <text:p>NULL</text:p>
          </table:table-cell>
          <table:table-cell office:value-type="string">
            <text:p>adfb2457-819c-4574-ace1-56f5b38d8f96</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Kinder- und Jugendhaus "Parkhaus" Klotzsche</text:p>
          </table:table-cell>
          <table:table-cell office:value-type="string">
            <text:p>Offen: 
Mo. - Do. 13.00 - 18.30 Uhr
Fr. 13.00 - 16.00 Uhr</text:p>
          </table:table-cell>
          <table:table-cell office:value-type="string">
            <text:p>kjhparkhaus@gmail.com</text:p>
          </table:table-cell>
          <table:table-cell office:value-type="string">
            <text:p>http://www.parkhaus-klotzsche.de</text:p>
          </table:table-cell>
          <table:table-cell office:value-type="string">
            <text:p>https://www.facebook.com/parkhaus.klotzsche</text:p>
          </table:table-cell>
          <table:table-cell office:value-type="string">
            <text:p>0351-8904949</text:p>
          </table:table-cell>
          <table:table-cell office:value-type="string">
            <text:p>youth-club</text:p>
          </table:table-cell>
          <table:table-cell office:value-type="float" office:value="0">
            <text:p>0</text:p>
          </table:table-cell>
          <table:table-cell office:value-type="string">
            <text:p>Claudia Peter, Martin Kretschmar</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1">
            <text:p>1</text:p>
          </table:table-cell>
          <table:table-cell office:value-type="string">
            <text:p>de,en</text:p>
          </table:table-cell>
          <table:table-cell office:value-type="float" office:value="1">
            <text:p>1</text:p>
          </table:table-cell>
          <table:table-cell office:value-type="string">
            <text:p>NULL</text:p>
          </table:table-cell>
          <table:table-cell office:value-type="string">
            <text:p>55f6bcae6f24b</text:p>
          </table:table-cell>
          <table:table-cell office:value-type="string">
            <text:p>de</text:p>
          </table:table-cell>
          <table:table-cell office:value-type="date" office:date-value="2015-09-14T14:25:18" table:style-name="DateTimeCell">
            <text:p>2015-09-14 14:25:18</text:p>
          </table:table-cell>
          <table:table-cell office:value-type="date" office:date-value="2016-06-21T17:22:50" table:style-name="DateTimeCell">
            <text:p>2016-06-21 17:22:50</text:p>
          </table:table-cell>
        </table:table-row>
        <table:table-row>
          <table:table-cell office:value-type="string">
            <text:p>ba05c5b2-beed-493d-be55-27ab5c8fb569</text:p>
          </table:table-cell>
          <table:table-cell office:value-type="string">
            <text:p>NULL</text:p>
          </table:table-cell>
          <table:table-cell office:value-type="string">
            <text:p>fa815876-ad1d-433e-87ff-8de20639e2b1</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MEDEA Frauen-und Mädchengesundheitszentrum e.V.</text:p>
          </table:table-cell>
          <table:table-cell office:value-type="string">
            <text:p>neben den gesundheitl.Beratungen (Psych.,Ernährung, Verhütung, Schwangerschaft, Heilprakt...) bieten wir offene Treffs für Frauen: Frauenfrühstück Do.10-12 (nicht in den Ferien) und einen Treff für Frauen +Kinder im KJH Gorbitz Donnerstag 16-18 Uhr (ab März Mittwoch 16-18)</text:p>
          </table:table-cell>
          <table:table-cell office:value-type="string">
            <text:p>medea-m-gupte@dmx.de</text:p>
          </table:table-cell>
          <table:table-cell office:value-type="string">
            <text:p>http://www.medea-dresden.de</text:p>
          </table:table-cell>
          <table:table-cell office:value-type="string">
            <text:p/>
          </table:table-cell>
          <table:table-cell office:value-type="string">
            <text:p>0351-8495679; 015750979006</text:p>
          </table:table-cell>
          <table:table-cell office:value-type="string">
            <text:p>medical-counselling</text:p>
          </table:table-cell>
          <table:table-cell office:value-type="float" office:value="0">
            <text:p>0</text:p>
          </table:table-cell>
          <table:table-cell office:value-type="string">
            <text:p/>
          </table:table-cell>
          <table:table-cell office:value-type="string">
            <text:p>Anke MÃ¼ller-Gupte</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de,en</text:p>
          </table:table-cell>
          <table:table-cell office:value-type="float" office:value="1">
            <text:p>1</text:p>
          </table:table-cell>
          <table:table-cell office:value-type="string">
            <text:p/>
          </table:table-cell>
          <table:table-cell office:value-type="string">
            <text:p>556e1d2c7c196</text:p>
          </table:table-cell>
          <table:table-cell office:value-type="string">
            <text:p>de</text:p>
          </table:table-cell>
          <table:table-cell office:value-type="date" office:date-value="2015-06-02T23:16:28" table:style-name="DateTimeCell">
            <text:p>2015-06-02 23:16:28</text:p>
          </table:table-cell>
          <table:table-cell office:value-type="date" office:date-value="2016-06-21T17:22:44" table:style-name="DateTimeCell">
            <text:p>2016-06-21 17:22:44</text:p>
          </table:table-cell>
        </table:table-row>
        <table:table-row>
          <table:table-cell office:value-type="string">
            <text:p>bb1dd994-bf50-49b6-8652-874e7c4f65c6</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Bündnis Buntes Radebeul</text:p>
          </table:table-cell>
          <table:table-cell office:value-type="string">
            <text:p>Deutschkurse durch ehrenamtliche LehrerInnen für unterschiedliche Niveaustufen, einschl. Alphabetisierungskurs, Ziel A1/A2 als Basis für staatl. gef. Sprachkurse, vertiefende Übungsgruppen; Begleitung Asylsuchender zu Behörden, Ärzten, Arbeitgebern etc.; Organisation sportlicher und kultureller Ereignisse und handwerklicher Tätigkeiten; monatlicher Treffpunkt in der zentralen Unterkunft in Radebeul zum Austausch.</text:p>
          </table:table-cell>
          <table:table-cell office:value-type="string">
            <text:p>info@buntes-radebeul.de</text:p>
          </table:table-cell>
          <table:table-cell office:value-type="string">
            <text:p>http://www.buntes-radebeul.de</text:p>
          </table:table-cell>
          <table:table-cell office:value-type="string">
            <text:p/>
          </table:table-cell>
          <table:table-cell office:value-type="string">
            <text:p>0351-8383457, 0351-8301729, 0351-8306074</text:p>
          </table:table-cell>
          <table:table-cell office:value-type="string">
            <text:p>welcome-network</text:p>
          </table:table-cell>
          <table:table-cell office:value-type="float" office:value="0">
            <text:p>0</text:p>
          </table:table-cell>
          <table:table-cell office:value-type="string">
            <text:p>Inge Dreißig, Martin Oehmichen</text:p>
          </table:table-cell>
          <table:table-cell office:value-type="string">
            <text:p>Andrea Meinel</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de,en</text:p>
          </table:table-cell>
          <table:table-cell office:value-type="float" office:value="1">
            <text:p>1</text:p>
          </table:table-cell>
          <table:table-cell office:value-type="string">
            <text:p/>
          </table:table-cell>
          <table:table-cell office:value-type="string">
            <text:p>556e1d2a5bfb0</text:p>
          </table:table-cell>
          <table:table-cell office:value-type="string">
            <text:p>de</text:p>
          </table:table-cell>
          <table:table-cell office:value-type="date" office:date-value="2015-06-02T23:16:26" table:style-name="DateTimeCell">
            <text:p>2015-06-02 23:16:26</text:p>
          </table:table-cell>
          <table:table-cell office:value-type="date" office:date-value="2016-06-21T17:22:43" table:style-name="DateTimeCell">
            <text:p>2016-06-21 17:22:43</text:p>
          </table:table-cell>
        </table:table-row>
        <table:table-row>
          <table:table-cell office:value-type="string">
            <text:p>bbf334d3-f6c6-430d-b620-cd032eec85a0</text:p>
          </table:table-cell>
          <table:table-cell office:value-type="string">
            <text:p>NULL</text:p>
          </table:table-cell>
          <table:table-cell office:value-type="string">
            <text:p>fa815876-ad1d-433e-87ff-8de20639e2b1</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Traumatherapie für Flüchtlinge</text:p>
          </table:table-cell>
          <table:table-cell office:value-type="string">
            <text:p>Relativ sprachfreie Form der Traumatherapie. 
Wir haben drei dauerhafte Freiplätze für Flüchtlinge. Für weitere Plätze kann evt. über die Uni eine Förderung beantragt werden. </text:p>
          </table:table-cell>
          <table:table-cell office:value-type="string">
            <text:p>mail@psychotherapie-praxis-dresden.de</text:p>
          </table:table-cell>
          <table:table-cell office:value-type="string">
            <text:p>http://www.psychotherapie-praxis-dresden.de/</text:p>
          </table:table-cell>
          <table:table-cell office:value-type="string">
            <text:p/>
          </table:table-cell>
          <table:table-cell office:value-type="string">
            <text:p>0351/321 23 036</text:p>
          </table:table-cell>
          <table:table-cell office:value-type="string">
            <text:p>psychological-counselling</text:p>
          </table:table-cell>
          <table:table-cell office:value-type="float" office:value="0">
            <text:p>0</text:p>
          </table:table-cell>
          <table:table-cell office:value-type="string">
            <text:p>A. Englisch</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de,en,es</text:p>
          </table:table-cell>
          <table:table-cell office:value-type="float" office:value="1">
            <text:p>1</text:p>
          </table:table-cell>
          <table:table-cell office:value-type="string">
            <text:p>NULL</text:p>
          </table:table-cell>
          <table:table-cell office:value-type="string">
            <text:p>5669918ea08bd</text:p>
          </table:table-cell>
          <table:table-cell office:value-type="string">
            <text:p>de</text:p>
          </table:table-cell>
          <table:table-cell office:value-type="date" office:date-value="2015-12-10T15:51:58" table:style-name="DateTimeCell">
            <text:p>2015-12-10 15:51:58</text:p>
          </table:table-cell>
          <table:table-cell office:value-type="date" office:date-value="2016-06-21T17:22:52" table:style-name="DateTimeCell">
            <text:p>2016-06-21 17:22:52</text:p>
          </table:table-cell>
        </table:table-row>
        <table:table-row>
          <table:table-cell office:value-type="string">
            <text:p>bd505a25-b50c-4994-8aa4-c4e8a413909d</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pirna</text:p>
          </table:table-cell>
          <table:table-cell office:value-type="string">
            <text:p>AG Asylsuchende </text:p>
          </table:table-cell>
          <table:table-cell office:value-type="string">
            <text:p>Die "Arbeitsgruppe Asylsuchende" ist ein Zusammenschluss verschiedener Vereine, Initiativen und Einzelpersonen, die sich dafür einsetzen, die Lebensbedingungen der Asylsuchenden im Landkreis Sächsische Schweiz-Osterzgebirge zu verbessern. Dabei vertreten wir die Interessen der Asylsuchenden parteiisch. Die Mitglieder der AG arbeiten ehrenamtlich.

Der AG Asylsuchende gehören an:

    Mobiles Beratungsteam Mitte-Ost des Kulturbüro Sachsen e.V.
    Alternatives Kultur-und Bildungszentrum e.V. (AKuBiZ e.V.)
    Landeskirchliche Gemeinschaft Pirna
    Freie evangelische Gemeinde Pirna Sonnenstein
    RAA Sachsen e.V. - Beratungsstelle Dresden  Sächsischer Flüchtlingsrat e.V.
    Ortsgruppen der SPD, der Bündnis90/Grünen und der LINKEN

und mehrere engagierte Einzelpersonen.

Wir stehen im engen Kontakt mit den Sozialarbeiter_innen der Caritas, die die Flüchtline hier im Landkreis betreuen.
</text:p>
          </table:table-cell>
          <table:table-cell office:value-type="string">
            <text:p>info@ag-asylsuchende.de</text:p>
          </table:table-cell>
          <table:table-cell office:value-type="string">
            <text:p>http://www.ag-asylsuchende.de</text:p>
          </table:table-cell>
          <table:table-cell office:value-type="string">
            <text:p/>
          </table:table-cell>
          <table:table-cell office:value-type="string">
            <text:p/>
          </table:table-cell>
          <table:table-cell office:value-type="string">
            <text:p>welcome-network</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NULL</text:p>
          </table:table-cell>
          <table:table-cell office:value-type="string">
            <text:p>561c143b87a6b</text:p>
          </table:table-cell>
          <table:table-cell office:value-type="string">
            <text:p>de</text:p>
          </table:table-cell>
          <table:table-cell office:value-type="date" office:date-value="2015-10-12T22:12:43" table:style-name="DateTimeCell">
            <text:p>2015-10-12 22:12:43</text:p>
          </table:table-cell>
          <table:table-cell office:value-type="date" office:date-value="2016-06-21T17:22:50" table:style-name="DateTimeCell">
            <text:p>2016-06-21 17:22:50</text:p>
          </table:table-cell>
        </table:table-row>
        <table:table-row>
          <table:table-cell office:value-type="string">
            <text:p>be0874f6-ff9e-40ca-93a6-4a5e58b08ad3</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Willkommen in Löbtau</text:p>
          </table:table-cell>
          <table:table-cell office:value-type="string">
            <text:p>Das Netzwerk “Willkommen in Löbtau” möchte die geflüchteten Menschen dabei unterstützen, in unserem Stadtteil anzukommen. Mit unserer Arbeit wollen wir eine Brücke schlagen zwischen neuen und alteingesessenen LöbtauerInnen. Das Netzwerk besteht aus engagierten BürgerInnen, Kirchgemeinden, Vereinen und verschiedenen Parteien.</text:p>
          </table:table-cell>
          <table:table-cell office:value-type="string">
            <text:p>kontakt@willkommen-in-loebtau.de</text:p>
          </table:table-cell>
          <table:table-cell office:value-type="string">
            <text:p>http://www.willkommen-in-loebtau.d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
          </table:table-cell>
          <table:table-cell office:value-type="string">
            <text:p/>
          </table:table-cell>
          <table:table-cell office:value-type="string">
            <text:p>https://www.willkommen-in-loebtau.de/wp-content/uploads/2015/05/logo-komplett-farbig2.png</text:p>
          </table:table-cell>
          <table:table-cell office:value-type="string">
            <text:p>image</text:p>
          </table:table-cell>
          <table:table-cell office:value-type="float" office:value="0">
            <text:p>0</text:p>
          </table:table-cell>
          <table:table-cell office:value-type="float" office:value="0">
            <text:p>0</text:p>
          </table:table-cell>
          <table:table-cell office:value-type="string">
            <text:p>de,en</text:p>
          </table:table-cell>
          <table:table-cell office:value-type="float" office:value="1">
            <text:p>1</text:p>
          </table:table-cell>
          <table:table-cell office:value-type="string">
            <text:p/>
          </table:table-cell>
          <table:table-cell office:value-type="string">
            <text:p>556e1d2ad2e1e</text:p>
          </table:table-cell>
          <table:table-cell office:value-type="string">
            <text:p>de</text:p>
          </table:table-cell>
          <table:table-cell office:value-type="date" office:date-value="2015-06-02T23:16:26" table:style-name="DateTimeCell">
            <text:p>2015-06-02 23:16:26</text:p>
          </table:table-cell>
          <table:table-cell office:value-type="date" office:date-value="2016-06-21T17:22:43" table:style-name="DateTimeCell">
            <text:p>2016-06-21 17:22:43</text:p>
          </table:table-cell>
        </table:table-row>
        <table:table-row>
          <table:table-cell office:value-type="string">
            <text:p>bfefb130-ae4f-465f-b716-0f3d95da35fa</text:p>
          </table:table-cell>
          <table:table-cell office:value-type="string">
            <text:p>NULL</text:p>
          </table:table-cell>
          <table:table-cell office:value-type="string">
            <text:p>df402493-f467-4472-8b98-9038d2ac967e</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RAA Sachsen Opferberatung - Unterstützung für Betroffene rechtsmotivierter und rassistischer Gewalt</text:p>
          </table:table-cell>
          <table:table-cell office:value-type="string">
            <text:p/>
          </table:table-cell>
          <table:table-cell office:value-type="string">
            <text:p>opferberatung.dresden@raa-sachsen.de</text:p>
          </table:table-cell>
          <table:table-cell office:value-type="string">
            <text:p>http://raa-sachsen.de/index.php/dresden.html</text:p>
          </table:table-cell>
          <table:table-cell office:value-type="string">
            <text:p/>
          </table:table-cell>
          <table:table-cell office:value-type="string">
            <text:p>(0351) 88 9 41 74(0172) 9 74 12 68</text:p>
          </table:table-cell>
          <table:table-cell office:value-type="string">
            <text:p>legal-advice</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de,en</text:p>
          </table:table-cell>
          <table:table-cell office:value-type="float" office:value="1">
            <text:p>1</text:p>
          </table:table-cell>
          <table:table-cell office:value-type="string">
            <text:p/>
          </table:table-cell>
          <table:table-cell office:value-type="string">
            <text:p>556e1d2b95183</text:p>
          </table:table-cell>
          <table:table-cell office:value-type="string">
            <text:p>de</text:p>
          </table:table-cell>
          <table:table-cell office:value-type="date" office:date-value="2015-06-02T23:16:27" table:style-name="DateTimeCell">
            <text:p>2015-06-02 23:16:27</text:p>
          </table:table-cell>
          <table:table-cell office:value-type="date" office:date-value="2016-06-21T17:22:43" table:style-name="DateTimeCell">
            <text:p>2016-06-21 17:22:43</text:p>
          </table:table-cell>
        </table:table-row>
        <table:table-row>
          <table:table-cell office:value-type="string">
            <text:p>bff930d3-63bd-4bd8-8fea-a79bc61162c0</text:p>
          </table:table-cell>
          <table:table-cell office:value-type="string">
            <text:p>NULL</text:p>
          </table:table-cell>
          <table:table-cell office:value-type="string">
            <text:p>adfb2457-819c-4574-ace1-56f5b38d8f96</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Fußballtreff "Willkommen in Löbtau"</text:p>
          </table:table-cell>
          <table:table-cell office:value-type="string">
            <text:p>Jeden Freitag um 15.00 Uhr treffen sich Mitglieder des Netzwerkes "Willkommen in Löbtau" mit Geflüchteten zum Fußballspielen auf der Malterstraße 18. Kommt gerne vorbei!</text:p>
          </table:table-cell>
          <table:table-cell office:value-type="string">
            <text:p>k.ehelebe@gmail.com</text:p>
          </table:table-cell>
          <table:table-cell office:value-type="string">
            <text:p>http://www.willkommen-in-loebtau.de</text:p>
          </table:table-cell>
          <table:table-cell office:value-type="string">
            <text:p/>
          </table:table-cell>
          <table:table-cell office:value-type="string">
            <text:p>016097693884</text:p>
          </table:table-cell>
          <table:table-cell office:value-type="string">
            <text:p>sports</text:p>
          </table:table-cell>
          <table:table-cell office:value-type="float" office:value="0">
            <text:p>0</text:p>
          </table:table-cell>
          <table:table-cell office:value-type="string">
            <text:p>Konrad Eheleb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NULL</text:p>
          </table:table-cell>
          <table:table-cell office:value-type="string">
            <text:p>559114b6692f9</text:p>
          </table:table-cell>
          <table:table-cell office:value-type="string">
            <text:p>de</text:p>
          </table:table-cell>
          <table:table-cell office:value-type="date" office:date-value="2015-06-29T11:49:42" table:style-name="DateTimeCell">
            <text:p>2015-06-29 11:49:42</text:p>
          </table:table-cell>
          <table:table-cell office:value-type="date" office:date-value="2016-06-21T17:22:48" table:style-name="DateTimeCell">
            <text:p>2016-06-21 17:22:48</text:p>
          </table:table-cell>
        </table:table-row>
        <table:table-row>
          <table:table-cell office:value-type="string">
            <text:p>c01c93f8-0d97-4143-9e98-e9120042202e</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Begegnungsstelle Asyl Versöhnungskirche</text:p>
          </table:table-cell>
          <table:table-cell office:value-type="string">
            <text:p>Gesprächsangebot an Asylbewerber, Unterstützung und Begleitung bei aktuellen Problemen

Ehrenamtliche Helfer der Kirchgemeinde Dresden-Blasewitz und weiterer Gemeinden bieten hier die Möglichkeit an, bei Kaffee und Kuchen miteinander ins Gespräch zu kommen, zuzuhören und bei aktuellen Problemen Hilfestellung zu geben.</text:p>
          </table:table-cell>
          <table:table-cell office:value-type="string">
            <text:p>struempfel.johannes@gmail.com</text:p>
          </table:table-cell>
          <table:table-cell office:value-type="string">
            <text:p>http://kirchgemeinde-dresden-blasewitz.de</text:p>
          </table:table-cell>
          <table:table-cell office:value-type="string">
            <text:p/>
          </table:table-cell>
          <table:table-cell office:value-type="string">
            <text:p> 0160 97886255</text:p>
          </table:table-cell>
          <table:table-cell office:value-type="string">
            <text:p>meeting-place</text:p>
          </table:table-cell>
          <table:table-cell office:value-type="float" office:value="0">
            <text:p>0</text:p>
          </table:table-cell>
          <table:table-cell office:value-type="string">
            <text:p>Herr Strümpfel</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de,en</text:p>
          </table:table-cell>
          <table:table-cell office:value-type="float" office:value="1">
            <text:p>1</text:p>
          </table:table-cell>
          <table:table-cell office:value-type="string">
            <text:p>NULL</text:p>
          </table:table-cell>
          <table:table-cell office:value-type="string">
            <text:p>557c9a60744aa</text:p>
          </table:table-cell>
          <table:table-cell office:value-type="string">
            <text:p>de</text:p>
          </table:table-cell>
          <table:table-cell office:value-type="date" office:date-value="2015-06-13T23:02:24" table:style-name="DateTimeCell">
            <text:p>2015-06-13 23:02:24</text:p>
          </table:table-cell>
          <table:table-cell office:value-type="date" office:date-value="2016-06-21T17:22:48" table:style-name="DateTimeCell">
            <text:p>2016-06-21 17:22:48</text:p>
          </table:table-cell>
        </table:table-row>
        <table:table-row>
          <table:table-cell office:value-type="string">
            <text:p>c16c91de-0da3-4d7e-877a-b2724407720b</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Netzwerk Asyl Migration Flucht (NAMF)</text:p>
          </table:table-cell>
          <table:table-cell office:value-type="string">
            <text:p>Politische Initiative für die Rechte von Geflüchteten und Migrant*innen und gegen Rassismus. Wir haben eine Mailingliste, über die sich Einzelpersonen und Gruppen organisieren und Informationen teilen können. Listenaufnahme: Mail an namf@notraces.net.</text:p>
          </table:table-cell>
          <table:table-cell office:value-type="string">
            <text:p>namf@notraces.net</text:p>
          </table:table-cell>
          <table:table-cell office:value-type="string">
            <text:p>http://www.namf.blogsport.de</text:p>
          </table:table-cell>
          <table:table-cell office:value-type="string">
            <text:p/>
          </table:table-cell>
          <table:table-cell office:value-type="string">
            <text:p>015752430666</text:p>
          </table:table-cell>
          <table:table-cell office:value-type="string">
            <text:p>NULL</text:p>
          </table:table-cell>
          <table:table-cell office:value-type="float" office:value="0">
            <text:p>0</text:p>
          </table:table-cell>
          <table:table-cell office:value-type="string">
            <text:p/>
          </table:table-cell>
          <table:table-cell office:value-type="string">
            <text:p>Stefan Stein</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56e1d2cd0160</text:p>
          </table:table-cell>
          <table:table-cell office:value-type="string">
            <text:p>de</text:p>
          </table:table-cell>
          <table:table-cell office:value-type="date" office:date-value="2015-06-02T23:16:28" table:style-name="DateTimeCell">
            <text:p>2015-06-02 23:16:28</text:p>
          </table:table-cell>
          <table:table-cell office:value-type="date" office:date-value="2016-06-21T17:22:44" table:style-name="DateTimeCell">
            <text:p>2016-06-21 17:22:44</text:p>
          </table:table-cell>
        </table:table-row>
        <table:table-row>
          <table:table-cell office:value-type="string">
            <text:p>c170af1f-3af9-4ac5-a1e4-ef9571876b68</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Netzwerk für Demokratie und Courage</text:p>
          </table:table-cell>
          <table:table-cell office:value-type="string">
            <text:p>Das Netzwerk für Demokratie und Courage (NDC) ist ein bundesweites Netzwerk, dass von jungen Leuten getragen wird und sich für Demokratieförderung und gegen menschenverachtendes Denken engagiert.</text:p>
          </table:table-cell>
          <table:table-cell office:value-type="string">
            <text:p>sachsen@netzwerk-courage.de</text:p>
          </table:table-cell>
          <table:table-cell office:value-type="string">
            <text:p>http://www.netzwerk-courage.de/sachsen</text:p>
          </table:table-cell>
          <table:table-cell office:value-type="string">
            <text:p/>
          </table:table-cell>
          <table:table-cell office:value-type="string">
            <text:p>0351/48 100 67</text:p>
          </table:table-cell>
          <table:table-cell office:value-type="string">
            <text:p>workshop</text:p>
          </table:table-cell>
          <table:table-cell office:value-type="float" office:value="0">
            <text:p>0</text:p>
          </table:table-cell>
          <table:table-cell office:value-type="string">
            <text:p>Nina Gbur, Miro Jennerjahn</text:p>
          </table:table-cell>
          <table:table-cell office:value-type="string">
            <text:p>miro.jennerjahn@netzwerk-courage.de</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6a931129e276</text:p>
          </table:table-cell>
          <table:table-cell office:value-type="string">
            <text:p>de</text:p>
          </table:table-cell>
          <table:table-cell office:value-type="date" office:date-value="2016-01-27T22:05:22" table:style-name="DateTimeCell">
            <text:p>2016-01-27 22:05:22</text:p>
          </table:table-cell>
          <table:table-cell office:value-type="date" office:date-value="2016-06-21T17:22:54" table:style-name="DateTimeCell">
            <text:p>2016-06-21 17:22:54</text:p>
          </table:table-cell>
        </table:table-row>
        <table:table-row>
          <table:table-cell office:value-type="string">
            <text:p>c1a256b6-299c-4d08-8031-721d9b18fc27</text:p>
          </table:table-cell>
          <table:table-cell office:value-type="string">
            <text:p>NULL</text:p>
          </table:table-cell>
          <table:table-cell office:value-type="string">
            <text:p>adfb2457-819c-4574-ace1-56f5b38d8f96</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Kinder- und Jugendhaus "Pat´s Colour Box"</text:p>
          </table:table-cell>
          <table:table-cell office:value-type="string">
            <text:p>Das Kinder- und Jugendhaus "Pat's Colour Box" macht Angebote für Kinder, Jugendliche und junge Eltern mit ihren Kindern.
Unsere offenen Angebote sind für alle da, die Lust haben sich mit Freunden zu treffen, Spiele oder Sportangebote auszuprobieren, zu basteln oder in den Werkstätten mit Holz oder Ton zu arbeiten, am Fahrrad zu schrauben oder einfach nur abzuhängen.
Darüber hinaus gibt es eine Vielzahl thematischer Angebote.
Die offenen Angebote sind immer kostenfrei:

+ Offener Treff für Kinder ab 6 Jahren: Basteln, Gesellschaftsspiele, Billard, Kicker, Streetballanlage

+ thematische AG´s wie Offenes Atelier, Kampfsport und Kindertanz

+ Computer-Treff: zum Recherchieren oder gemeinsamen Spielen

Weitere Angebote sind: 

+ Eltern-Kind-Angebote wie die offene Krabbelgruppe oder die Stillgruppe

+ thematische Ferienangebote und Veranstaltungen
</text:p>
          </table:table-cell>
          <table:table-cell office:value-type="string">
            <text:p>patscolourbox@unternehmen-kultur.de</text:p>
          </table:table-cell>
          <table:table-cell office:value-type="string">
            <text:p>http://unternehmen-kultur.de/index.php/pats-colour-box.html</text:p>
          </table:table-cell>
          <table:table-cell office:value-type="string">
            <text:p/>
          </table:table-cell>
          <table:table-cell office:value-type="string">
            <text:p>0351/3105213</text:p>
          </table:table-cell>
          <table:table-cell office:value-type="string">
            <text:p>youth-club</text:p>
          </table:table-cell>
          <table:table-cell office:value-type="float" office:value="0">
            <text:p>0</text:p>
          </table:table-cell>
          <table:table-cell office:value-type="string">
            <text:p> Jeremias Nitsch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1">
            <text:p>1</text:p>
          </table:table-cell>
          <table:table-cell office:value-type="string">
            <text:p>de,en,cs</text:p>
          </table:table-cell>
          <table:table-cell office:value-type="float" office:value="1">
            <text:p>1</text:p>
          </table:table-cell>
          <table:table-cell office:value-type="string">
            <text:p>NULL</text:p>
          </table:table-cell>
          <table:table-cell office:value-type="string">
            <text:p>568cc2cc478be</text:p>
          </table:table-cell>
          <table:table-cell office:value-type="string">
            <text:p>de</text:p>
          </table:table-cell>
          <table:table-cell office:value-type="date" office:date-value="2016-01-06T08:31:24" table:style-name="DateTimeCell">
            <text:p>2016-01-06 08:31:24</text:p>
          </table:table-cell>
          <table:table-cell office:value-type="date" office:date-value="2016-06-21T17:22:54" table:style-name="DateTimeCell">
            <text:p>2016-06-21 17:22:54</text:p>
          </table:table-cell>
        </table:table-row>
        <table:table-row>
          <table:table-cell office:value-type="string">
            <text:p>c2a39eef-4eea-429f-81c3-4a81c1ca9a0f</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Willkommensbündnis Tharanter Wald</text:p>
          </table:table-cell>
          <table:table-cell office:value-type="string">
            <text:p>Wir sind ein Zusammenschluss von Menschen, welche den bei uns ankommenden Menschen helfen wollen.
Wir sind bunt zusammengewürfelt und engagieren uns in Tharandt und Grillenburg.</text:p>
          </table:table-cell>
          <table:table-cell office:value-type="string">
            <text:p>info@willkommensbuendnis-tharandterwald.de</text:p>
          </table:table-cell>
          <table:table-cell office:value-type="string">
            <text:p>http://willkommensbuendnis-tharandterwald.de/</text:p>
          </table:table-cell>
          <table:table-cell office:value-type="string">
            <text:p>https://www.facebook.com/groups/1675690726045001/?fref=ts</text:p>
          </table:table-cell>
          <table:table-cell office:value-type="string">
            <text:p/>
          </table:table-cell>
          <table:table-cell office:value-type="string">
            <text:p>welcome-network</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1">
            <text:p>1</text:p>
          </table:table-cell>
          <table:table-cell office:value-type="float" office:value="0">
            <text:p>0</text:p>
          </table:table-cell>
          <table:table-cell office:value-type="string">
            <text:p>de,en,ru</text:p>
          </table:table-cell>
          <table:table-cell office:value-type="float" office:value="1">
            <text:p>1</text:p>
          </table:table-cell>
          <table:table-cell office:value-type="string">
            <text:p>NULL</text:p>
          </table:table-cell>
          <table:table-cell office:value-type="string">
            <text:p>571745500c0a3</text:p>
          </table:table-cell>
          <table:table-cell office:value-type="string">
            <text:p>de</text:p>
          </table:table-cell>
          <table:table-cell office:value-type="date" office:date-value="2016-04-20T11:01:04" table:style-name="DateTimeCell">
            <text:p>2016-04-20 11:01:04</text:p>
          </table:table-cell>
          <table:table-cell office:value-type="date" office:date-value="2016-06-21T17:22:56" table:style-name="DateTimeCell">
            <text:p>2016-06-21 17:22:56</text:p>
          </table:table-cell>
        </table:table-row>
        <table:table-row>
          <table:table-cell office:value-type="string">
            <text:p>c2f81ae8-415c-4910-a93a-811abfda6ad4</text:p>
          </table:table-cell>
          <table:table-cell office:value-type="string">
            <text:p>NULL</text:p>
          </table:table-cell>
          <table:table-cell office:value-type="string">
            <text:p>5dddf63d-ccf6-44e2-8daf-81bb44507fdd</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German lessons für Refugees Dresden</text:p>
          </table:table-cell>
          <table:table-cell office:value-type="string">
            <text:p>German lessons at different places in Dresden:

Library Neustadt
Mon: 2-3 p.m.
Wed: 2:30-4:00 p.m.

Jugendstiftung, Yenidze 
Mon, Wed, Fri: 3-5 p.m.

Neonworx 
Tues: 3-5 p.m.
Thu: 4-6 p.m.
Fri: 4-6 p.m.
and 
Mon: 10-12 a.m.
Tues: 9-11 a.m.
Fri: 4-6 p.m.
and
Mon: 5:00 p.m.-7:00 p.m., 
Wed/ Fri: 9:00-11:00 a.m.

Spike e.V.
Mon-Thu: 3-5 p.m.</text:p>
          </table:table-cell>
          <table:table-cell office:value-type="string">
            <text:p/>
          </table:table-cell>
          <table:table-cell office:value-type="string">
            <text:p/>
          </table:table-cell>
          <table:table-cell office:value-type="string">
            <text:p>https://www.facebook.com/GermanLessonsforRefugees</text:p>
          </table:table-cell>
          <table:table-cell office:value-type="string">
            <text:p/>
          </table:table-cell>
          <table:table-cell office:value-type="string">
            <text:p>german-course</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56e1d2f21f91</text:p>
          </table:table-cell>
          <table:table-cell office:value-type="string">
            <text:p>de</text:p>
          </table:table-cell>
          <table:table-cell office:value-type="date" office:date-value="2015-06-02T23:16:31" table:style-name="DateTimeCell">
            <text:p>2015-06-02 23:16:31</text:p>
          </table:table-cell>
          <table:table-cell office:value-type="date" office:date-value="2016-06-21T17:22:45" table:style-name="DateTimeCell">
            <text:p>2016-06-21 17:22:45</text:p>
          </table:table-cell>
        </table:table-row>
        <table:table-row>
          <table:table-cell office:value-type="string">
            <text:p>c45e0430-48fb-4525-8481-31120211ac8b</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Dresden Plauen Miteinander</text:p>
          </table:table-cell>
          <table:table-cell office:value-type="string">
            <text:p>Das Netzwerk “Dresden Plauen Miteinander” ist eine Initiative von Kirchgemeinden, Parteien, Vereinen und engagierten Bürgern. Es unterstützt Flüchtlinge, die im Ortsamtsbereich Plauen in Erstaufnahmeeinrichtungen und Asylunterkünften untergebracht sind. Es gibt Arbeitsgruppen im Bereich Sprachkurse, Öffentlichkeitsarbeit, politische Bildung, Unterkunft Schleiermacherstraße, Kinderbetreuung, Veranstaltungen und Gärtnern.</text:p>
          </table:table-cell>
          <table:table-cell office:value-type="string">
            <text:p>netzwerk.dd.plauen@gmail.com</text:p>
          </table:table-cell>
          <table:table-cell office:value-type="string">
            <text:p>http://www.netzwerk-dpm.de</text:p>
          </table:table-cell>
          <table:table-cell office:value-type="string">
            <text:p>https://www.facebook.com/Dresden-Plauen-Miteinander-1082105765157256/?fref=ts</text:p>
          </table:table-cell>
          <table:table-cell office:value-type="string">
            <text:p> (0351) 21 99 96 96</text:p>
          </table:table-cell>
          <table:table-cell office:value-type="string">
            <text:p>welcome-network</text:p>
          </table:table-cell>
          <table:table-cell office:value-type="float" office:value="0">
            <text:p>0</text:p>
          </table:table-cell>
          <table:table-cell office:value-type="string">
            <text:p>Robert Stübner</text:p>
          </table:table-cell>
          <table:table-cell office:value-type="string">
            <text:p>Maxi Domke, Albrechts Pallas, Ralph Sonntag</text:p>
          </table:table-cell>
          <table:table-cell office:value-type="string">
            <text:p>https://scontent-ams3-1.xx.fbcdn.net/v/t1.0-9/12072737_1084177034950129_6137436760961610602_n.png?oh=00c9096d54d67322c9dde43447b1a4b6&amp;oe=57D0B011</text:p>
          </table:table-cell>
          <table:table-cell office:value-type="string">
            <text:p>image</text:p>
          </table:table-cell>
          <table:table-cell office:value-type="float" office:value="0">
            <text:p>0</text:p>
          </table:table-cell>
          <table:table-cell office:value-type="float" office:value="1">
            <text:p>1</text:p>
          </table:table-cell>
          <table:table-cell office:value-type="string">
            <text:p/>
          </table:table-cell>
          <table:table-cell office:value-type="float" office:value="1">
            <text:p>1</text:p>
          </table:table-cell>
          <table:table-cell office:value-type="string">
            <text:p/>
          </table:table-cell>
          <table:table-cell office:value-type="string">
            <text:p>569e03db027ed</text:p>
          </table:table-cell>
          <table:table-cell office:value-type="string">
            <text:p>de</text:p>
          </table:table-cell>
          <table:table-cell office:value-type="date" office:date-value="2016-01-19T10:37:31" table:style-name="DateTimeCell">
            <text:p>2016-01-19 10:37:31</text:p>
          </table:table-cell>
          <table:table-cell office:value-type="date" office:date-value="2016-06-21T17:22:54" table:style-name="DateTimeCell">
            <text:p>2016-06-21 17:22:54</text:p>
          </table:table-cell>
        </table:table-row>
        <table:table-row>
          <table:table-cell office:value-type="string">
            <text:p>c4c842e6-0961-4395-a9cc-4fe58ea246ce</text:p>
          </table:table-cell>
          <table:table-cell office:value-type="string">
            <text:p>NULL</text:p>
          </table:table-cell>
          <table:table-cell office:value-type="string">
            <text:p>5dddf63d-ccf6-44e2-8daf-81bb44507fdd</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Deutschkurse für Asylsuchende</text:p>
          </table:table-cell>
          <table:table-cell office:value-type="string">
            <text:p>Deutsch für Anfänger: jeden Montag von 10:30 - 12:00 Uhr sowie jeden Mittwoch von 19:00 - 20:30 Uhr im Kinder- und Jugendhaus Chilli, Österreicher Straße 54 in Laubegast (Endhaltestelle der Linie 4). Anmeldung nicht erforderlich.</text:p>
          </table:table-cell>
          <table:table-cell office:value-type="string">
            <text:p>vitae@cvjm-dresden.de</text:p>
          </table:table-cell>
          <table:table-cell office:value-type="string">
            <text:p>http://www.laubegast-ist-bunt.de</text:p>
          </table:table-cell>
          <table:table-cell office:value-type="string">
            <text:p>https://www.facebook.com/laubegastistbunt</text:p>
          </table:table-cell>
          <table:table-cell office:value-type="string">
            <text:p>0351-25300190</text:p>
          </table:table-cell>
          <table:table-cell office:value-type="string">
            <text:p>german-course</text:p>
          </table:table-cell>
          <table:table-cell office:value-type="float" office:value="0">
            <text:p>0</text:p>
          </table:table-cell>
          <table:table-cell office:value-type="string">
            <text:p>Claus Dethleff</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de,en</text:p>
          </table:table-cell>
          <table:table-cell office:value-type="float" office:value="1">
            <text:p>1</text:p>
          </table:table-cell>
          <table:table-cell office:value-type="string">
            <text:p>NULL</text:p>
          </table:table-cell>
          <table:table-cell office:value-type="string">
            <text:p>5587ab834bbd4</text:p>
          </table:table-cell>
          <table:table-cell office:value-type="string">
            <text:p>de</text:p>
          </table:table-cell>
          <table:table-cell office:value-type="date" office:date-value="2015-06-22T08:30:27" table:style-name="DateTimeCell">
            <text:p>2015-06-22 08:30:27</text:p>
          </table:table-cell>
          <table:table-cell office:value-type="date" office:date-value="2016-06-21T17:22:48" table:style-name="DateTimeCell">
            <text:p>2016-06-21 17:22:48</text:p>
          </table:table-cell>
        </table:table-row>
        <table:table-row>
          <table:table-cell office:value-type="string">
            <text:p>c82d3a52-1087-4e5d-9920-7c0e043adb9b</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ELIXIR - Experimentierzentrum für interkulturelles Leben</text:p>
          </table:table-cell>
          <table:table-cell office:value-type="string">
            <text:p>Wie können Geflüchtete und Dresdner_innen - trotz verschiedener Voraussetzungen in Sprache, Kultur und Lebensgewohnheiten - gut zusammenleben? Wie kann Integration wirklich gelingen? Welche Konfliktfelder betreten die Beteiligten dabei und wie können sie damit umgehen? Das Experimentierzentrum soll diese Fragen erkunden und gleichzeitig einen ganz praktischen und wichtigen Beitrag für das Zusammenleben in Dresden bieten.

Wir wollen einen Raum schaffen, in dem Asylbewerber_innen, anerkannte Flüchtlinge sowie Dresdner_innen gemeinsam leben, lernen und arbeiten.</text:p>
          </table:table-cell>
          <table:table-cell office:value-type="string">
            <text:p>kontakt@elixir-dresden.de</text:p>
          </table:table-cell>
          <table:table-cell office:value-type="string">
            <text:p>http://www.elixir-dresden.de</text:p>
          </table:table-cell>
          <table:table-cell office:value-type="string">
            <text:p/>
          </table:table-cell>
          <table:table-cell office:value-type="string">
            <text:p/>
          </table:table-cell>
          <table:table-cell office:value-type="string">
            <text:p>housing-project</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1">
            <text:p>1</text:p>
          </table:table-cell>
          <table:table-cell office:value-type="float" office:value="0">
            <text:p>0</text:p>
          </table:table-cell>
          <table:table-cell office:value-type="string">
            <text:p/>
          </table:table-cell>
          <table:table-cell office:value-type="float" office:value="1">
            <text:p>1</text:p>
          </table:table-cell>
          <table:table-cell office:value-type="string">
            <text:p>NULL</text:p>
          </table:table-cell>
          <table:table-cell office:value-type="string">
            <text:p>569d4b8e6143f</text:p>
          </table:table-cell>
          <table:table-cell office:value-type="string">
            <text:p>de</text:p>
          </table:table-cell>
          <table:table-cell office:value-type="date" office:date-value="2016-01-18T21:31:10" table:style-name="DateTimeCell">
            <text:p>2016-01-18 21:31:10</text:p>
          </table:table-cell>
          <table:table-cell office:value-type="date" office:date-value="2016-06-21T17:22:54" table:style-name="DateTimeCell">
            <text:p>2016-06-21 17:22:54</text:p>
          </table:table-cell>
        </table:table-row>
        <table:table-row>
          <table:table-cell office:value-type="string">
            <text:p>c855ed2e-17f0-43d4-85f0-691b934c1aeb</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HATiKVA e.V.</text:p>
          </table:table-cell>
          <table:table-cell office:value-type="string">
            <text:p>Die Bildungs- und Begegnungsstätte für jüdische Geschichte und Kultur Sachsen e.V. ist seit ihrer Gründung im September 1992 dem Anliegen verpflichtet, über jüdische Geschichte und Kultur in Vergangenheit und Gegenwart in großer Breite zu informieren.Vorausgegangen waren der Eröffnung über zwei Jahre intensiver ehrenamtlicher Aufbauarbeit. Danach konnten die wiederhergestellten Räume im Erdgeschoß des Genossenschaftshauses Pulsnitzer Str. 10 in Dresden der öffentlichen Nutzung übergeben werden.Seitdem entwickelte sich HATiKVA e.V. zu einer weit über die Stadtgrenzen von Dresden hinaus wirkenden Bildungs- und Kultureinrichtung, die in ihrer thematischen Spezifik, in ihrer Angebotsbreite aber insbesondere im Schwerpunktbereich außerschulischer Jugendbildung, im Freistaat Sachsen bisher einmalig ist.</text:p>
          </table:table-cell>
          <table:table-cell office:value-type="string">
            <text:p>info@hatikva.de</text:p>
          </table:table-cell>
          <table:table-cell office:value-type="string">
            <text:p>http://hatikva.de/</text:p>
          </table:table-cell>
          <table:table-cell office:value-type="string">
            <text:p>https://www.facebook.com/HATiKVA-eV-120775291299196/</text:p>
          </table:table-cell>
          <table:table-cell office:value-type="string">
            <text:p>+49 (0) 351 80 20 489</text:p>
          </table:table-cell>
          <table:table-cell office:value-type="string">
            <text:p>workshop</text:p>
          </table:table-cell>
          <table:table-cell office:value-type="float" office:value="0">
            <text:p>0</text:p>
          </table:table-cell>
          <table:table-cell office:value-type="string">
            <text:p>Dr. Gunda Ulbricht</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de,en,ru</text:p>
          </table:table-cell>
          <table:table-cell office:value-type="float" office:value="1">
            <text:p>1</text:p>
          </table:table-cell>
          <table:table-cell office:value-type="string">
            <text:p>NULL</text:p>
          </table:table-cell>
          <table:table-cell office:value-type="string">
            <text:p>5652df61e410f</text:p>
          </table:table-cell>
          <table:table-cell office:value-type="string">
            <text:p>de</text:p>
          </table:table-cell>
          <table:table-cell office:value-type="date" office:date-value="2015-11-23T10:41:53" table:style-name="DateTimeCell">
            <text:p>2015-11-23 10:41:53</text:p>
          </table:table-cell>
          <table:table-cell office:value-type="date" office:date-value="2016-06-21T17:22:52" table:style-name="DateTimeCell">
            <text:p>2016-06-21 17:22:52</text:p>
          </table:table-cell>
        </table:table-row>
        <table:table-row>
          <table:table-cell office:value-type="string">
            <text:p>c8d076e5-968c-47e0-9767-af62412707db</text:p>
          </table:table-cell>
          <table:table-cell office:value-type="string">
            <text:p>32c6b976-78e6-432a-b2d2-a66ee008c2d3</text:p>
          </table:table-cell>
          <table:table-cell office:value-type="string">
            <text:p>NULL</text:p>
          </table:table-cell>
          <table:table-cell office:value-type="float" office:value="1">
            <text:p>1</text:p>
          </table:table-cell>
          <table:table-cell office:value-type="string">
            <text:p>NULL</text:p>
          </table:table-cell>
          <table:table-cell office:value-type="string">
            <text:p>NULL</text:p>
          </table:table-cell>
          <table:table-cell office:value-type="string">
            <text:p>NULL</text:p>
          </table:table-cell>
          <table:table-cell office:value-type="string">
            <text:p>NULL</text:p>
          </table:table-cell>
          <table:table-cell office:value-type="string">
            <text:p>dresden</text:p>
          </table:table-cell>
          <table:table-cell office:value-type="string">
            <text:p>Nähkurs im CRTD</text:p>
          </table:table-cell>
          <table:table-cell office:value-type="string">
            <text:p>Durchgeführt wird der Kurs von der ambitionierten Schneidermeisterin und Künstlerin Martha Scherm. Es sind keine Vorkenntnisse notwendig.
Treffpunkt: 
Jeden Freitag kurz vor 14 Uhr an der Rezeption
Anmeldung und Information: dd.placetobe@gmail.com
</text:p>
          </table:table-cell>
          <table:table-cell office:value-type="string">
            <text:p>dd.placetobe@gmail.com</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Frau Elisabeth Ehninger</text:p>
          </table:table-cell>
          <table:table-cell office:value-type="string">
            <text:p/>
          </table:table-cell>
          <table:table-cell office:value-type="string">
            <text:p>NULL</text:p>
          </table:table-cell>
          <table:table-cell office:value-type="string">
            <text:p>NULL</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696b77bcc2ce</text:p>
          </table:table-cell>
          <table:table-cell office:value-type="string">
            <text:p>de</text:p>
          </table:table-cell>
          <table:table-cell office:value-type="date" office:date-value="2016-01-13T21:45:47" table:style-name="DateTimeCell">
            <text:p>2016-01-13 21:45:47</text:p>
          </table:table-cell>
          <table:table-cell office:value-type="date" office:date-value="2016-06-21T17:22:54" table:style-name="DateTimeCell">
            <text:p>2016-06-21 17:22:54</text:p>
          </table:table-cell>
        </table:table-row>
        <table:table-row>
          <table:table-cell office:value-type="string">
            <text:p>ca93abb7-1948-4549-9b79-60098da9f50b</text:p>
          </table:table-cell>
          <table:table-cell office:value-type="string">
            <text:p>NULL</text:p>
          </table:table-cell>
          <table:table-cell office:value-type="string">
            <text:p>adfb2457-819c-4574-ace1-56f5b38d8f96</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Climbing for ALL Dresden - Boulder City</text:p>
          </table:table-cell>
          <table:table-cell office:value-type="string">
            <text:p>We are a small group of climbers and bouldering people in Dresden. We would like climb together with refugees inside and outside around Dresden.

Bouldern is a kind of climbing. Bouldern means climbing along a wall	outside or inside a special house or room. It is a sport for people who want to push themselves to their limits or beyond. It just means having fun with other people. You don't need special equipment, just climbing shoes to help secure footholds. If you are interested in trying that, you are welcome doing it with us.</text:p>
          </table:table-cell>
          <table:table-cell office:value-type="string">
            <text:p>climbingforall.dresden@gmail.com</text:p>
          </table:table-cell>
          <table:table-cell office:value-type="string">
            <text:p/>
          </table:table-cell>
          <table:table-cell office:value-type="string">
            <text:p>https://www.facebook.com/climbingforall.dresden</text:p>
          </table:table-cell>
          <table:table-cell office:value-type="string">
            <text:p/>
          </table:table-cell>
          <table:table-cell office:value-type="string">
            <text:p>sports</text:p>
          </table:table-cell>
          <table:table-cell office:value-type="float" office:value="0">
            <text:p>0</text:p>
          </table:table-cell>
          <table:table-cell office:value-type="string">
            <text:p>Sascha Förster</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de,en</text:p>
          </table:table-cell>
          <table:table-cell office:value-type="float" office:value="1">
            <text:p>1</text:p>
          </table:table-cell>
          <table:table-cell office:value-type="string">
            <text:p>NULL</text:p>
          </table:table-cell>
          <table:table-cell office:value-type="string">
            <text:p>55f3e2b636279</text:p>
          </table:table-cell>
          <table:table-cell office:value-type="string">
            <text:p>de</text:p>
          </table:table-cell>
          <table:table-cell office:value-type="date" office:date-value="2015-09-12T10:30:46" table:style-name="DateTimeCell">
            <text:p>2015-09-12 10:30:46</text:p>
          </table:table-cell>
          <table:table-cell office:value-type="date" office:date-value="2016-06-21T17:22:49" table:style-name="DateTimeCell">
            <text:p>2016-06-21 17:22:49</text:p>
          </table:table-cell>
        </table:table-row>
        <table:table-row>
          <table:table-cell office:value-type="string">
            <text:p>ceb2e716-846a-44e6-abd1-0d6f97a94a44</text:p>
          </table:table-cell>
          <table:table-cell office:value-type="string">
            <text:p>NULL</text:p>
          </table:table-cell>
          <table:table-cell office:value-type="string">
            <text:p>adfb2457-819c-4574-ace1-56f5b38d8f96</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Rugby Cricket Dresden e.V.</text:p>
          </table:table-cell>
          <table:table-cell office:value-type="string">
            <text:p>Rugby Cricket Dresden e.V. - anerkannter Integrationsstützpunkt des DOSB; Rugby, Cricket, Hurling und Aussie Rulez; gemeinsames Training (Trainingszeiten siehe Websites): www.dresdenrugby.de /
http://rcd.play-cricket.com/website/web_pages/157490 /
http://dresdenhurling.wix.com/ddgaa#!about/aboutPage / http://dd-wolves.jimdo.com/</text:p>
          </table:table-cell>
          <table:table-cell office:value-type="string">
            <text:p>dresdenrugby@gmail.com</text:p>
          </table:table-cell>
          <table:table-cell office:value-type="string">
            <text:p>http://www.dresdenrugby.de/</text:p>
          </table:table-cell>
          <table:table-cell office:value-type="string">
            <text:p>https://www.facebook.com/rugby.dresden</text:p>
          </table:table-cell>
          <table:table-cell office:value-type="string">
            <text:p/>
          </table:table-cell>
          <table:table-cell office:value-type="string">
            <text:p>sports</text:p>
          </table:table-cell>
          <table:table-cell office:value-type="float" office:value="0">
            <text:p>0</text:p>
          </table:table-cell>
          <table:table-cell office:value-type="string">
            <text:p>Frank Bösenberg</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de,en,hi</text:p>
          </table:table-cell>
          <table:table-cell office:value-type="float" office:value="1">
            <text:p>1</text:p>
          </table:table-cell>
          <table:table-cell office:value-type="string">
            <text:p>NULL</text:p>
          </table:table-cell>
          <table:table-cell office:value-type="string">
            <text:p>55780217dc8fa</text:p>
          </table:table-cell>
          <table:table-cell office:value-type="string">
            <text:p>de</text:p>
          </table:table-cell>
          <table:table-cell office:value-type="date" office:date-value="2015-06-10T11:23:35" table:style-name="DateTimeCell">
            <text:p>2015-06-10 11:23:35</text:p>
          </table:table-cell>
          <table:table-cell office:value-type="date" office:date-value="2016-06-21T17:22:47" table:style-name="DateTimeCell">
            <text:p>2016-06-21 17:22:47</text:p>
          </table:table-cell>
        </table:table-row>
        <table:table-row>
          <table:table-cell office:value-type="string">
            <text:p>cfb5ff65-1ff9-4e85-af91-d32d5befd70d</text:p>
          </table:table-cell>
          <table:table-cell office:value-type="string">
            <text:p>NULL</text:p>
          </table:table-cell>
          <table:table-cell office:value-type="string">
            <text:p>adfb2457-819c-4574-ace1-56f5b38d8f96</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Staatliche Kunstsammlungen Dresden</text:p>
          </table:table-cell>
          <table:table-cell office:value-type="string">
            <text:p>Asylbewerber und Flüchtlinge können kostenfrei alle Museen der Staatlichen Kunstsammlungen Dresden besuchen. Ausgenommen ist das Historische Grüne Gewölbe.

 Es reicht ein entsprechender Nachweis über den Flüchtlingsstatus.

Bei organisierten Veranstaltungen gilt der freie Eintritt auch für das Betreuungspersonal.</text:p>
          </table:table-cell>
          <table:table-cell office:value-type="string">
            <text:p>besucherservice@skd.museum</text:p>
          </table:table-cell>
          <table:table-cell office:value-type="string">
            <text:p>http://www.skd.museum</text:p>
          </table:table-cell>
          <table:table-cell office:value-type="string">
            <text:p>http://www.facebook.com/skd.museum</text:p>
          </table:table-cell>
          <table:table-cell office:value-type="string">
            <text:p>+49 (0)351 4914 2000</text:p>
          </table:table-cell>
          <table:table-cell office:value-type="string">
            <text:p>museum</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670296b51199</text:p>
          </table:table-cell>
          <table:table-cell office:value-type="string">
            <text:p>de</text:p>
          </table:table-cell>
          <table:table-cell office:value-type="date" office:date-value="2015-12-15T15:53:31" table:style-name="DateTimeCell">
            <text:p>2015-12-15 15:53:31</text:p>
          </table:table-cell>
          <table:table-cell office:value-type="date" office:date-value="2016-06-21T17:22:53" table:style-name="DateTimeCell">
            <text:p>2016-06-21 17:22:53</text:p>
          </table:table-cell>
        </table:table-row>
        <table:table-row>
          <table:table-cell office:value-type="string">
            <text:p>cfc96c2c-9d0f-4b46-bbb5-0889eb118bae</text:p>
          </table:table-cell>
          <table:table-cell office:value-type="string">
            <text:p>NULL</text:p>
          </table:table-cell>
          <table:table-cell office:value-type="string">
            <text:p>fa815876-ad1d-433e-87ff-8de20639e2b1</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Beratungsstelle für AIDS und STI</text:p>
          </table:table-cell>
          <table:table-cell office:value-type="string">
            <text:p>Wir bieten kostenlos und anonym Tests auf HIV und andere sexuell übertragbare Infektionen sowie Beratung an.
Beratungen und Tests sind ohne Anmeldung zu unseren Öffnungszeiten möglich.</text:p>
          </table:table-cell>
          <table:table-cell office:value-type="string">
            <text:p>gesundheitsamt-aids-std@dresden.de</text:p>
          </table:table-cell>
          <table:table-cell office:value-type="string">
            <text:p>http://www.dresden.de/aids</text:p>
          </table:table-cell>
          <table:table-cell office:value-type="string">
            <text:p/>
          </table:table-cell>
          <table:table-cell office:value-type="string">
            <text:p>0351/4888290</text:p>
          </table:table-cell>
          <table:table-cell office:value-type="string">
            <text:p>medical-counselling</text:p>
          </table:table-cell>
          <table:table-cell office:value-type="float" office:value="0">
            <text:p>0</text:p>
          </table:table-cell>
          <table:table-cell office:value-type="string">
            <text:p>Theresa Schwarzkopf</text:p>
          </table:table-cell>
          <table:table-cell office:value-type="string">
            <text:p>tschwarzkopf@dresden.de</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de,en,ru</text:p>
          </table:table-cell>
          <table:table-cell office:value-type="float" office:value="1">
            <text:p>1</text:p>
          </table:table-cell>
          <table:table-cell office:value-type="string">
            <text:p>NULL</text:p>
          </table:table-cell>
          <table:table-cell office:value-type="string">
            <text:p>56bd911b86bc5</text:p>
          </table:table-cell>
          <table:table-cell office:value-type="string">
            <text:p>de</text:p>
          </table:table-cell>
          <table:table-cell office:value-type="date" office:date-value="2016-02-12T09:00:27" table:style-name="DateTimeCell">
            <text:p>2016-02-12 09:00:27</text:p>
          </table:table-cell>
          <table:table-cell office:value-type="date" office:date-value="2016-06-21T17:22:54" table:style-name="DateTimeCell">
            <text:p>2016-06-21 17:22:54</text:p>
          </table:table-cell>
        </table:table-row>
        <table:table-row>
          <table:table-cell office:value-type="string">
            <text:p>d0df7906-cc3a-48b3-a89f-45c7b3eda0a2</text:p>
          </table:table-cell>
          <table:table-cell office:value-type="string">
            <text:p>b67478f2-cbda-491a-9cb4-ce351e42e792</text:p>
          </table:table-cell>
          <table:table-cell office:value-type="string">
            <text:p>NULL</text:p>
          </table:table-cell>
          <table:table-cell office:value-type="float" office:value="1">
            <text:p>1</text:p>
          </table:table-cell>
          <table:table-cell office:value-type="string">
            <text:p>NULL</text:p>
          </table:table-cell>
          <table:table-cell office:value-type="string">
            <text:p>NULL</text:p>
          </table:table-cell>
          <table:table-cell office:value-type="string">
            <text:p>NULL</text:p>
          </table:table-cell>
          <table:table-cell office:value-type="string">
            <text:p>NULL</text:p>
          </table:table-cell>
          <table:table-cell office:value-type="string">
            <text:p>dresden</text:p>
          </table:table-cell>
          <table:table-cell office:value-type="string">
            <text:p>Gemeinsames Gartenprojekt</text:p>
          </table:table-cell>
          <table:table-cell office:value-type="string">
            <text:p>Gemeinsames Gartenprojekt mit und für Geflüchtete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gardening</text:p>
          </table:table-cell>
          <table:table-cell office:value-type="float" office:value="0">
            <text:p>0</text:p>
          </table:table-cell>
          <table:table-cell office:value-type="string">
            <text:p/>
          </table:table-cell>
          <table:table-cell office:value-type="string">
            <text:p/>
          </table:table-cell>
          <table:table-cell office:value-type="string">
            <text:p>NULL</text:p>
          </table:table-cell>
          <table:table-cell office:value-type="string">
            <text:p>NULL</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6ce1f6442ab1</text:p>
          </table:table-cell>
          <table:table-cell office:value-type="string">
            <text:p>de</text:p>
          </table:table-cell>
          <table:table-cell office:value-type="date" office:date-value="2016-02-24T22:23:48" table:style-name="DateTimeCell">
            <text:p>2016-02-24 22:23:48</text:p>
          </table:table-cell>
          <table:table-cell office:value-type="date" office:date-value="2016-06-21T17:22:55" table:style-name="DateTimeCell">
            <text:p>2016-06-21 17:22:55</text:p>
          </table:table-cell>
        </table:table-row>
        <table:table-row>
          <table:table-cell office:value-type="string">
            <text:p>d10fdb4f-4839-4892-9f78-9ec1a2cb856b</text:p>
          </table:table-cell>
          <table:table-cell office:value-type="string">
            <text:p>NULL</text:p>
          </table:table-cell>
          <table:table-cell office:value-type="string">
            <text:p>adfb2457-819c-4574-ace1-56f5b38d8f96</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Computerspiel-Labor</text:p>
          </table:table-cell>
          <table:table-cell office:value-type="string">
            <text:p>Ein Computerspiel kann man nicht nur spielen sondern auch programmieren und designen, auswerten, damit lernen und noch so viel mehr. In dem Projekt Computerspiel-Labor geht es genau darum: Was kann man alles mit einem Computerspiel machen?
Das Angebot ist für Jugendliche zwischen 12 und 18 Jahren. Treff ist jeden Dienstag von 15:00 bis 19:00 Uhr im Casablanca.</text:p>
          </table:table-cell>
          <table:table-cell office:value-type="string">
            <text:p>anne@casablanca-dresden.de</text:p>
          </table:table-cell>
          <table:table-cell office:value-type="string">
            <text:p>http://casablanca-dresden.de</text:p>
          </table:table-cell>
          <table:table-cell office:value-type="string">
            <text:p>https://www.facebook.com/casablanca.dresden/</text:p>
          </table:table-cell>
          <table:table-cell office:value-type="string">
            <text:p/>
          </table:table-cell>
          <table:table-cell office:value-type="string">
            <text:p>youth-club</text:p>
          </table:table-cell>
          <table:table-cell office:value-type="float" office:value="0">
            <text:p>0</text:p>
          </table:table-cell>
          <table:table-cell office:value-type="string">
            <text:p>Anne Hilliger</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de,en</text:p>
          </table:table-cell>
          <table:table-cell office:value-type="float" office:value="1">
            <text:p>1</text:p>
          </table:table-cell>
          <table:table-cell office:value-type="string">
            <text:p>NULL</text:p>
          </table:table-cell>
          <table:table-cell office:value-type="string">
            <text:p>570fad6607c8b</text:p>
          </table:table-cell>
          <table:table-cell office:value-type="string">
            <text:p>de</text:p>
          </table:table-cell>
          <table:table-cell office:value-type="date" office:date-value="2016-04-14T16:47:02" table:style-name="DateTimeCell">
            <text:p>2016-04-14 16:47:02</text:p>
          </table:table-cell>
          <table:table-cell office:value-type="date" office:date-value="2016-06-21T17:22:56" table:style-name="DateTimeCell">
            <text:p>2016-06-21 17:22:56</text:p>
          </table:table-cell>
        </table:table-row>
        <table:table-row>
          <table:table-cell office:value-type="string">
            <text:p>d187634e-68e1-405b-8754-4ab41fe0c6c4</text:p>
          </table:table-cell>
          <table:table-cell office:value-type="string">
            <text:p>NULL</text:p>
          </table:table-cell>
          <table:table-cell office:value-type="string">
            <text:p>adfb2457-819c-4574-ace1-56f5b38d8f96</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Jugendhaus Eule</text:p>
          </table:table-cell>
          <table:table-cell office:value-type="string">
            <text:p>Offener Jugendtreff des Deutschen Kinderschutzbund, Ortsverband Dresden e.V.

Besucht uns zum Billard-Spielen, Musik-Hören und -Machen, zum gemeinsamen Kochen und Essen ...

Das Team des Jugendhauses steht euch mit Zeit, Wissen und Kontakten zur Verfügung.</text:p>
          </table:table-cell>
          <table:table-cell office:value-type="string">
            <text:p>eule@kinderschutzbund-dresden.de</text:p>
          </table:table-cell>
          <table:table-cell office:value-type="string">
            <text:p>http://eule.club</text:p>
          </table:table-cell>
          <table:table-cell office:value-type="string">
            <text:p>https://www.facebook.com/pages/Jugendhaus-Eule/1867360306822866</text:p>
          </table:table-cell>
          <table:table-cell office:value-type="string">
            <text:p>0351/4569156</text:p>
          </table:table-cell>
          <table:table-cell office:value-type="string">
            <text:p>youth-club</text:p>
          </table:table-cell>
          <table:table-cell office:value-type="float" office:value="0">
            <text:p>0</text:p>
          </table:table-cell>
          <table:table-cell office:value-type="string">
            <text:p>Natascha Brodt</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1">
            <text:p>1</text:p>
          </table:table-cell>
          <table:table-cell office:value-type="string">
            <text:p>de,en</text:p>
          </table:table-cell>
          <table:table-cell office:value-type="float" office:value="1">
            <text:p>1</text:p>
          </table:table-cell>
          <table:table-cell office:value-type="string">
            <text:p>NULL</text:p>
          </table:table-cell>
          <table:table-cell office:value-type="string">
            <text:p>558a6c95e9092</text:p>
          </table:table-cell>
          <table:table-cell office:value-type="string">
            <text:p>de</text:p>
          </table:table-cell>
          <table:table-cell office:value-type="date" office:date-value="2015-06-24T10:38:45" table:style-name="DateTimeCell">
            <text:p>2015-06-24 10:38:45</text:p>
          </table:table-cell>
          <table:table-cell office:value-type="date" office:date-value="2016-06-21T17:22:48" table:style-name="DateTimeCell">
            <text:p>2016-06-21 17:22:48</text:p>
          </table:table-cell>
        </table:table-row>
        <table:table-row>
          <table:table-cell office:value-type="string">
            <text:p>d328d9ba-11e2-4b7b-91f1-625d4bb1f006</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Pieschen für alle</text:p>
          </table:table-cell>
          <table:table-cell office:value-type="string">
            <text:p/>
          </table:table-cell>
          <table:table-cell office:value-type="string">
            <text:p>info@pieschen-fuer-alle.de</text:p>
          </table:table-cell>
          <table:table-cell office:value-type="string">
            <text:p>http://www.pieschen-fuer-alle.de</text:p>
          </table:table-cell>
          <table:table-cell office:value-type="string">
            <text:p>https://www.facebook.com/propieschen?ref=hl</text:p>
          </table:table-cell>
          <table:table-cell office:value-type="string">
            <text:p/>
          </table:table-cell>
          <table:table-cell office:value-type="string">
            <text:p>welcome-network</text:p>
          </table:table-cell>
          <table:table-cell office:value-type="float" office:value="0">
            <text:p>0</text:p>
          </table:table-cell>
          <table:table-cell office:value-type="string">
            <text:p>Heidi Geiler</text:p>
          </table:table-cell>
          <table:table-cell office:value-type="string">
            <text:p>Anja Osiander</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56e1d2bd7497</text:p>
          </table:table-cell>
          <table:table-cell office:value-type="string">
            <text:p>de</text:p>
          </table:table-cell>
          <table:table-cell office:value-type="date" office:date-value="2015-06-02T23:16:27" table:style-name="DateTimeCell">
            <text:p>2015-06-02 23:16:27</text:p>
          </table:table-cell>
          <table:table-cell office:value-type="date" office:date-value="2016-06-21T17:22:44" table:style-name="DateTimeCell">
            <text:p>2016-06-21 17:22:44</text:p>
          </table:table-cell>
        </table:table-row>
        <table:table-row>
          <table:table-cell office:value-type="string">
            <text:p>d39d417b-3623-4de0-98c2-c823fc6f6711</text:p>
          </table:table-cell>
          <table:table-cell office:value-type="string">
            <text:p>NULL</text:p>
          </table:table-cell>
          <table:table-cell office:value-type="string">
            <text:p>adfb2457-819c-4574-ace1-56f5b38d8f96</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Fahrräder für Geflüchtete</text:p>
          </table:table-cell>
          <table:table-cell office:value-type="string">
            <text:p/>
          </table:table-cell>
          <table:table-cell office:value-type="string">
            <text:p>bikes4refugees@notraces.net</text:p>
          </table:table-cell>
          <table:table-cell office:value-type="string">
            <text:p>http://bikes.fueralle.org</text:p>
          </table:table-cell>
          <table:table-cell office:value-type="string">
            <text:p/>
          </table:table-cell>
          <table:table-cell office:value-type="string">
            <text:p>0351-2644645</text:p>
          </table:table-cell>
          <table:table-cell office:value-type="string">
            <text:p>craft-art</text:p>
          </table:table-cell>
          <table:table-cell office:value-type="float" office:value="0">
            <text:p>0</text:p>
          </table:table-cell>
          <table:table-cell office:value-type="string">
            <text:p>Carsten Ungewitter</text:p>
          </table:table-cell>
          <table:table-cell office:value-type="string">
            <text:p/>
          </table:table-cell>
          <table:table-cell office:value-type="string">
            <text:p>http://bikes.fueralle.org/wp-content/uploads/sites/28/2015/05/refwelcome-final-e1432669143270-1.png</text:p>
          </table:table-cell>
          <table:table-cell office:value-type="string">
            <text:p>image</text:p>
          </table:table-cell>
          <table:table-cell office:value-type="float" office:value="0">
            <text:p>0</text:p>
          </table:table-cell>
          <table:table-cell office:value-type="float" office:value="0">
            <text:p>0</text:p>
          </table:table-cell>
          <table:table-cell office:value-type="string">
            <text:p>de,en</text:p>
          </table:table-cell>
          <table:table-cell office:value-type="float" office:value="1">
            <text:p>1</text:p>
          </table:table-cell>
          <table:table-cell office:value-type="string">
            <text:p>NULL</text:p>
          </table:table-cell>
          <table:table-cell office:value-type="string">
            <text:p>5577140dbbe2d</text:p>
          </table:table-cell>
          <table:table-cell office:value-type="string">
            <text:p>de</text:p>
          </table:table-cell>
          <table:table-cell office:value-type="date" office:date-value="2015-06-09T18:27:57" table:style-name="DateTimeCell">
            <text:p>2015-06-09 18:27:57</text:p>
          </table:table-cell>
          <table:table-cell office:value-type="date" office:date-value="2016-06-21T17:22:47" table:style-name="DateTimeCell">
            <text:p>2016-06-21 17:22:47</text:p>
          </table:table-cell>
        </table:table-row>
        <table:table-row>
          <table:table-cell office:value-type="string">
            <text:p>d3ed520e-d0ce-4e05-bbcf-e0da533ca4af</text:p>
          </table:table-cell>
          <table:table-cell office:value-type="string">
            <text:p>NULL</text:p>
          </table:table-cell>
          <table:table-cell office:value-type="string">
            <text:p>adfb2457-819c-4574-ace1-56f5b38d8f96</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Kitchen Talk</text:p>
          </table:table-cell>
          <table:table-cell office:value-type="string">
            <text:p>Gaumenfreuden für das Abendland und Kennenlernen am Hot Pot.
Beim Kitchen Talk lädt HELLERAU einmal monatlich internationale Gäste zum Kochen und Sie, unser Publikum, zum Speisen ein. Ganz wie in einer guten Kochsendung sind die Gäste Köche und Gesprächspartner zugleich.</text:p>
          </table:table-cell>
          <table:table-cell office:value-type="string">
            <text:p/>
          </table:table-cell>
          <table:table-cell office:value-type="string">
            <text:p>http://www.hellerau.org</text:p>
          </table:table-cell>
          <table:table-cell office:value-type="string">
            <text:p/>
          </table:table-cell>
          <table:table-cell office:value-type="string">
            <text:p/>
          </table:table-cell>
          <table:table-cell office:value-type="string">
            <text:p>cooking</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NULL</text:p>
          </table:table-cell>
          <table:table-cell office:value-type="string">
            <text:p>570779c5b2503</text:p>
          </table:table-cell>
          <table:table-cell office:value-type="string">
            <text:p>de</text:p>
          </table:table-cell>
          <table:table-cell office:value-type="date" office:date-value="2016-04-08T11:28:37" table:style-name="DateTimeCell">
            <text:p>2016-04-08 11:28:37</text:p>
          </table:table-cell>
          <table:table-cell office:value-type="date" office:date-value="2016-06-21T17:22:56" table:style-name="DateTimeCell">
            <text:p>2016-06-21 17:22:56</text:p>
          </table:table-cell>
        </table:table-row>
        <table:table-row>
          <table:table-cell office:value-type="string">
            <text:p>d6e97f6c-6914-4804-b533-3fdcd9047bbb</text:p>
          </table:table-cell>
          <table:table-cell office:value-type="string">
            <text:p>NULL</text:p>
          </table:table-cell>
          <table:table-cell office:value-type="string">
            <text:p>NULL</text:p>
          </table:table-cell>
          <table:table-cell office:value-type="float" office:value="1">
            <text:p>1</text:p>
          </table:table-cell>
          <table:table-cell office:value-type="string">
            <text:p>NULL</text:p>
          </table:table-cell>
          <table:table-cell office:value-type="string">
            <text:p>NULL</text:p>
          </table:table-cell>
          <table:table-cell office:value-type="string">
            <text:p>NULL</text:p>
          </table:table-cell>
          <table:table-cell office:value-type="string">
            <text:p>NULL</text:p>
          </table:table-cell>
          <table:table-cell office:value-type="string">
            <text:p>dresden</text:p>
          </table:table-cell>
          <table:table-cell office:value-type="string">
            <text:p>Kaleb Kleiderkammer</text:p>
          </table:table-cell>
          <table:table-cell office:value-type="string">
            <text:p>Kinderkleidung/Babybedarf</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
          </table:table-cell>
          <table:table-cell office:value-type="string">
            <text:p/>
          </table:table-cell>
          <table:table-cell office:value-type="string">
            <text:p>NULL</text:p>
          </table:table-cell>
          <table:table-cell office:value-type="string">
            <text:p>NULL</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570b93510e5a</text:p>
          </table:table-cell>
          <table:table-cell office:value-type="string">
            <text:p>de</text:p>
          </table:table-cell>
          <table:table-cell office:value-type="date" office:date-value="2015-06-04T22:46:45" table:style-name="DateTimeCell">
            <text:p>2015-06-04 22:46:45</text:p>
          </table:table-cell>
          <table:table-cell office:value-type="date" office:date-value="2016-06-21T17:22:46" table:style-name="DateTimeCell">
            <text:p>2016-06-21 17:22:46</text:p>
          </table:table-cell>
        </table:table-row>
        <table:table-row>
          <table:table-cell office:value-type="string">
            <text:p>d7a511b4-6a90-4a98-b856-9481f05ad64e</text:p>
          </table:table-cell>
          <table:table-cell office:value-type="string">
            <text:p>NULL</text:p>
          </table:table-cell>
          <table:table-cell office:value-type="string">
            <text:p>5dddf63d-ccf6-44e2-8daf-81bb44507fdd</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German Language Courses for Asylum Seekers</text:p>
          </table:table-cell>
          <table:table-cell office:value-type="string">
            <text:p>We offer beginner's courses for German language for asylum seekers. The language course is free of charge for entitled people. Travel cost (monthly ticket) will be refunded. General learning materials/ books will be provided.

Participants: 
Asylum seekers from Syria, Iran, Iraq and Eritrea* who possess a stay permit or a certificate of registration as an asylum seeker (BüMA) and do not sufficiently speak, read or write German. 
*List of admitted countries of origin cans variate.

Duration:
The duration of the course is 320 teaching hours and prepares for the certificate A1 German. There a 5 teaching lessons per day. It is possible to choose between morning or afternoon sessions.

Start of the courses: 
We will soon start new courses for asylum seekers! The first course starts on the 14.12.2015. 

Certificate: 
Certificate of participation German A1 level (european standard) 

Further information: www.mediaproject.de or call us

</text:p>
          </table:table-cell>
          <table:table-cell office:value-type="string">
            <text:p>missbach@mediaproject.de</text:p>
          </table:table-cell>
          <table:table-cell office:value-type="string">
            <text:p>http://www.mediaproject.de/</text:p>
          </table:table-cell>
          <table:table-cell office:value-type="string">
            <text:p>https://www.facebook.com/mediaprojectAG</text:p>
          </table:table-cell>
          <table:table-cell office:value-type="string">
            <text:p>0351 34060 0</text:p>
          </table:table-cell>
          <table:table-cell office:value-type="string">
            <text:p>german-course</text:p>
          </table:table-cell>
          <table:table-cell office:value-type="float" office:value="0">
            <text:p>0</text:p>
          </table:table-cell>
          <table:table-cell office:value-type="string">
            <text:p>Dr. Peter Mißbach</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de,en</text:p>
          </table:table-cell>
          <table:table-cell office:value-type="float" office:value="1">
            <text:p>1</text:p>
          </table:table-cell>
          <table:table-cell office:value-type="string">
            <text:p>NULL</text:p>
          </table:table-cell>
          <table:table-cell office:value-type="string">
            <text:p>5666e90e90619</text:p>
          </table:table-cell>
          <table:table-cell office:value-type="string">
            <text:p>de</text:p>
          </table:table-cell>
          <table:table-cell office:value-type="date" office:date-value="2015-12-08T15:28:30" table:style-name="DateTimeCell">
            <text:p>2015-12-08 15:28:30</text:p>
          </table:table-cell>
          <table:table-cell office:value-type="date" office:date-value="2016-06-21T17:22:52" table:style-name="DateTimeCell">
            <text:p>2016-06-21 17:22:52</text:p>
          </table:table-cell>
        </table:table-row>
        <table:table-row>
          <table:table-cell office:value-type="string">
            <text:p>d85b38da-23b9-436f-8bee-1a4831d7b29b</text:p>
          </table:table-cell>
          <table:table-cell office:value-type="string">
            <text:p>NULL</text:p>
          </table:table-cell>
          <table:table-cell office:value-type="string">
            <text:p>5dddf63d-ccf6-44e2-8daf-81bb44507fdd</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Gemeindedolmetscherdienst</text:p>
          </table:table-cell>
          <table:table-cell office:value-type="string">
            <text:p>Ge­meinde­dolmetscher sind qualifizierte Muttersprachler/-innen mit der Fähigkeit als Sprach- und als Kulturmittler zu wirken. Als Brücke zwischen den Kulturen tragen sie zur Verständigung bei und leisten effektive Hilfe. 

Die Gemeindedolmetscher können von Behörden, Einrichtungen des Gesundheitswesens,  Vereinen, Schulen, Kindergärten und von Privatpersonen gegen Entrichtung einer Aufwandsentschädigung angefordert wer­den.

Wir stehen Ihnen in über 25 Sprachen zur Verfügung, z.B. Arabisch, Armenisch, Chmer, Chinesisch, Englisch, Estnisch, Französisch, Italienisch, Mongolisch, Persisch, Polnisch, Rumänisch, Russisch, Serbokroatisch, Slowakisch, Spanisch, Thailändisch,  Türkisch, Tschechisch, Ungarisch, Vietnamesisch, afrikanische und indische Sprachen, …</text:p>
          </table:table-cell>
          <table:table-cell office:value-type="string">
            <text:p>viaa.dd@t-online.de</text:p>
          </table:table-cell>
          <table:table-cell office:value-type="string">
            <text:p>http://www.convectus.de/index.php?id=gddinfo</text:p>
          </table:table-cell>
          <table:table-cell office:value-type="string">
            <text:p/>
          </table:table-cell>
          <table:table-cell office:value-type="string">
            <text:p>0351/ 484 38 03 </text:p>
          </table:table-cell>
          <table:table-cell office:value-type="string">
            <text:p>interpreter</text:p>
          </table:table-cell>
          <table:table-cell office:value-type="float" office:value="0">
            <text:p>0</text:p>
          </table:table-cell>
          <table:table-cell office:value-type="string">
            <text:p>Hans-Joachim Wolf (Projektleiter) </text:p>
          </table:table-cell>
          <table:table-cell office:value-type="string">
            <text:p/>
          </table:table-cell>
          <table:table-cell office:value-type="string">
            <text:p>http://wordpress.convectus.de/wp-content/uploads/2016/01/Logo_blau-1.gif</text:p>
          </table:table-cell>
          <table:table-cell office:value-type="string">
            <text:p>image</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56e1d2db064f</text:p>
          </table:table-cell>
          <table:table-cell office:value-type="string">
            <text:p>de</text:p>
          </table:table-cell>
          <table:table-cell office:value-type="date" office:date-value="2015-06-02T23:16:29" table:style-name="DateTimeCell">
            <text:p>2015-06-02 23:16:29</text:p>
          </table:table-cell>
          <table:table-cell office:value-type="date" office:date-value="2016-06-21T17:22:44" table:style-name="DateTimeCell">
            <text:p>2016-06-21 17:22:44</text:p>
          </table:table-cell>
        </table:table-row>
        <table:table-row>
          <table:table-cell office:value-type="string">
            <text:p>dac41ae8-189f-4a7c-b15a-74fcbf392340</text:p>
          </table:table-cell>
          <table:table-cell office:value-type="string">
            <text:p>NULL</text:p>
          </table:table-cell>
          <table:table-cell office:value-type="string">
            <text:p>df402493-f467-4472-8b98-9038d2ac967e</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Projekt "Flüchtlinge in unserer Stadt Dresden" Koordinierung ehrenamtlicher Hilfe in den Dresdner Kirchgemeinden (ÖIZ)</text:p>
          </table:table-cell>
          <table:table-cell office:value-type="string">
            <text:p>Die Koordinierungsstelle "Flüchtlinge in unserer Stadt" des Ökumenische Informationszentrums Dresden unterstützt, begleitet und vernetzt kirchgemeindliche Initiativen in der Arbeit mit Asylsuchenden in Dresden.</text:p>
          </table:table-cell>
          <table:table-cell office:value-type="string">
            <text:p>ehrenamt-asyl@infozentrum-dresden.de</text:p>
          </table:table-cell>
          <table:table-cell office:value-type="string">
            <text:p>http://www.infozentrum-dresden.de</text:p>
          </table:table-cell>
          <table:table-cell office:value-type="string">
            <text:p/>
          </table:table-cell>
          <table:table-cell office:value-type="string">
            <text:p>0176-41828673</text:p>
          </table:table-cell>
          <table:table-cell office:value-type="string">
            <text:p>volunteer-coordination</text:p>
          </table:table-cell>
          <table:table-cell office:value-type="float" office:value="0">
            <text:p>0</text:p>
          </table:table-cell>
          <table:table-cell office:value-type="string">
            <text:p>Michaela Schoffer</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de,en,ru</text:p>
          </table:table-cell>
          <table:table-cell office:value-type="float" office:value="1">
            <text:p>1</text:p>
          </table:table-cell>
          <table:table-cell office:value-type="string">
            <text:p>NULL</text:p>
          </table:table-cell>
          <table:table-cell office:value-type="string">
            <text:p>558151dd7157f</text:p>
          </table:table-cell>
          <table:table-cell office:value-type="string">
            <text:p>de</text:p>
          </table:table-cell>
          <table:table-cell office:value-type="date" office:date-value="2015-06-17T12:54:21" table:style-name="DateTimeCell">
            <text:p>2015-06-17 12:54:21</text:p>
          </table:table-cell>
          <table:table-cell office:value-type="date" office:date-value="2016-06-21T17:22:48" table:style-name="DateTimeCell">
            <text:p>2016-06-21 17:22:48</text:p>
          </table:table-cell>
        </table:table-row>
        <table:table-row>
          <table:table-cell office:value-type="string">
            <text:p>dc067bb2-2d88-4756-9d4c-5f7b3f6eeedc</text:p>
          </table:table-cell>
          <table:table-cell office:value-type="string">
            <text:p>b67478f2-cbda-491a-9cb4-ce351e42e792</text:p>
          </table:table-cell>
          <table:table-cell office:value-type="string">
            <text:p>NULL</text:p>
          </table:table-cell>
          <table:table-cell office:value-type="float" office:value="1">
            <text:p>1</text:p>
          </table:table-cell>
          <table:table-cell office:value-type="string">
            <text:p>NULL</text:p>
          </table:table-cell>
          <table:table-cell office:value-type="string">
            <text:p>NULL</text:p>
          </table:table-cell>
          <table:table-cell office:value-type="string">
            <text:p>NULL</text:p>
          </table:table-cell>
          <table:table-cell office:value-type="string">
            <text:p>NULL</text:p>
          </table:table-cell>
          <table:table-cell office:value-type="string">
            <text:p>dresden</text:p>
          </table:table-cell>
          <table:table-cell office:value-type="string">
            <text:p>Fahrradwerkstatt</text:p>
          </table:table-cell>
          <table:table-cell office:value-type="string">
            <text:p>Unter Anleitung können die eigenen Fahrräder repariert werden. Dank einer Fahrradspende aus Leipzig stehen aber auch ca. 30 Damen-, Herren-, Jugend- und Kinderfahrräder zur Verfügung, die gemeinsam auf Vordermann gebracht werden und für Zahlung eines geringen Materialpreises mitgenommen werden können.
Wer Interesse an der Mitarbeit in der Fahrradwerkstatt hat, kann sich an D. Mierau wenden Tel. 03501/711976</text:p>
          </table:table-cell>
          <table:table-cell office:value-type="string">
            <text:p/>
          </table:table-cell>
          <table:table-cell office:value-type="string">
            <text:p>http://www.ag-asylsuchende.de/index.php/8-news/101-fahrradreparaturwerkstatt-in-pirna</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
          </table:table-cell>
          <table:table-cell office:value-type="string">
            <text:p/>
          </table:table-cell>
          <table:table-cell office:value-type="string">
            <text:p>NULL</text:p>
          </table:table-cell>
          <table:table-cell office:value-type="string">
            <text:p>NULL</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6ce1b8eae151</text:p>
          </table:table-cell>
          <table:table-cell office:value-type="string">
            <text:p>de</text:p>
          </table:table-cell>
          <table:table-cell office:value-type="date" office:date-value="2016-02-24T22:07:26" table:style-name="DateTimeCell">
            <text:p>2016-02-24 22:07:26</text:p>
          </table:table-cell>
          <table:table-cell office:value-type="date" office:date-value="2016-06-21T17:22:55" table:style-name="DateTimeCell">
            <text:p>2016-06-21 17:22:55</text:p>
          </table:table-cell>
        </table:table-row>
        <table:table-row>
          <table:table-cell office:value-type="string">
            <text:p>de17dbde-fe86-4b7b-8f6a-71d179e4d817</text:p>
          </table:table-cell>
          <table:table-cell office:value-type="string">
            <text:p>NULL</text:p>
          </table:table-cell>
          <table:table-cell office:value-type="string">
            <text:p>df402493-f467-4472-8b98-9038d2ac967e</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Aktion Zivilcourage e.V.</text:p>
          </table:table-cell>
          <table:table-cell office:value-type="string">
            <text:p>Aktion Zivilcourage e.V. ist in der Bildungs- und Beratungsarbeit tätig. Unter anderem unterstützt, koordiniert und berät der Verein Ehrenamtliche, die sich für Geflüchtete engagieren.</text:p>
          </table:table-cell>
          <table:table-cell office:value-type="string">
            <text:p>j.schindler@aktion-zivilcourage.de</text:p>
          </table:table-cell>
          <table:table-cell office:value-type="string">
            <text:p>http://www.aktion-zivilcourage.de/</text:p>
          </table:table-cell>
          <table:table-cell office:value-type="string">
            <text:p/>
          </table:table-cell>
          <table:table-cell office:value-type="string">
            <text:p>03501 779 114 4</text:p>
          </table:table-cell>
          <table:table-cell office:value-type="string">
            <text:p>volunteer-coordination</text:p>
          </table:table-cell>
          <table:table-cell office:value-type="float" office:value="0">
            <text:p>0</text:p>
          </table:table-cell>
          <table:table-cell office:value-type="string">
            <text:p>Julia Schindler</text:p>
          </table:table-cell>
          <table:table-cell office:value-type="string">
            <text:p/>
          </table:table-cell>
          <table:table-cell office:value-type="string">
            <text:p/>
          </table:table-cell>
          <table:table-cell office:value-type="string">
            <text:p/>
          </table:table-cell>
          <table:table-cell office:value-type="float" office:value="1">
            <text:p>1</text:p>
          </table:table-cell>
          <table:table-cell office:value-type="float" office:value="0">
            <text:p>0</text:p>
          </table:table-cell>
          <table:table-cell office:value-type="string">
            <text:p>de,en</text:p>
          </table:table-cell>
          <table:table-cell office:value-type="float" office:value="1">
            <text:p>1</text:p>
          </table:table-cell>
          <table:table-cell office:value-type="string">
            <text:p>NULL</text:p>
          </table:table-cell>
          <table:table-cell office:value-type="string">
            <text:p>5719f956a66e8</text:p>
          </table:table-cell>
          <table:table-cell office:value-type="string">
            <text:p>de</text:p>
          </table:table-cell>
          <table:table-cell office:value-type="date" office:date-value="2016-04-22T12:13:42" table:style-name="DateTimeCell">
            <text:p>2016-04-22 12:13:42</text:p>
          </table:table-cell>
          <table:table-cell office:value-type="date" office:date-value="2016-06-21T17:22:56" table:style-name="DateTimeCell">
            <text:p>2016-06-21 17:22:56</text:p>
          </table:table-cell>
        </table:table-row>
        <table:table-row>
          <table:table-cell office:value-type="string">
            <text:p>df9b60c0-5023-42e9-a7f7-80ca4864cc2b</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K²-Kulturkiste Pirna</text:p>
          </table:table-cell>
          <table:table-cell office:value-type="string">
            <text:p>Die Räume bieten Platz für kleinere Ausstellungen, Vorträge, Filmbesprechungen, Lesungen und Seminare. In einem weiteren Raum ist eine Bibliothek mit über 700 Büchern eingerichtet. Bei uns gibt es auch einen offenen PC-Arbeitsplatz, WLAN und diverse Informationsmaterialien.

Bei uns sollen sich Menschen wohl fühlen und frei von Diskriminierungen und Bedrohungen zusammen sein können. Lasst uns dies gemeinsam gestalten!</text:p>
          </table:table-cell>
          <table:table-cell office:value-type="string">
            <text:p>kulturkiste@akubiz.de</text:p>
          </table:table-cell>
          <table:table-cell office:value-type="string">
            <text:p>http://www.k2-kulturkiste.de</text:p>
          </table:table-cell>
          <table:table-cell office:value-type="string">
            <text:p/>
          </table:table-cell>
          <table:table-cell office:value-type="string">
            <text:p/>
          </table:table-cell>
          <table:table-cell office:value-type="string">
            <text:p>meeting-place</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de,en</text:p>
          </table:table-cell>
          <table:table-cell office:value-type="float" office:value="1">
            <text:p>1</text:p>
          </table:table-cell>
          <table:table-cell office:value-type="string">
            <text:p>NULL</text:p>
          </table:table-cell>
          <table:table-cell office:value-type="string">
            <text:p>559e947365756</text:p>
          </table:table-cell>
          <table:table-cell office:value-type="string">
            <text:p>de</text:p>
          </table:table-cell>
          <table:table-cell office:value-type="date" office:date-value="2015-07-09T17:34:11" table:style-name="DateTimeCell">
            <text:p>2015-07-09 17:34:11</text:p>
          </table:table-cell>
          <table:table-cell office:value-type="date" office:date-value="2016-06-21T17:22:48" table:style-name="DateTimeCell">
            <text:p>2016-06-21 17:22:48</text:p>
          </table:table-cell>
        </table:table-row>
        <table:table-row>
          <table:table-cell office:value-type="string">
            <text:p>e05189a2-ae2b-4482-87a9-0e13a3f7788c</text:p>
          </table:table-cell>
          <table:table-cell office:value-type="string">
            <text:p>78d41215-5b43-4f78-b254-a5b3329325b6</text:p>
          </table:table-cell>
          <table:table-cell office:value-type="string">
            <text:p>NULL</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
          </table:table-cell>
          <table:table-cell office:value-type="string">
            <text:p>Für das Flüchtlingsland Afghanistan.
Auch für nicht alphabetisierte!

Du möchtest diese Initiative unterstützen? Dann schreib an: lehrer@glfr.de</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Tino Kühn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65b7ecead7a9</text:p>
          </table:table-cell>
          <table:table-cell office:value-type="string">
            <text:p>de</text:p>
          </table:table-cell>
          <table:table-cell office:value-type="date" office:date-value="2015-11-29T23:40:14" table:style-name="DateTimeCell">
            <text:p>2015-11-29 23:40:14</text:p>
          </table:table-cell>
          <table:table-cell office:value-type="date" office:date-value="2016-06-21T17:22:52" table:style-name="DateTimeCell">
            <text:p>2016-06-21 17:22:52</text:p>
          </table:table-cell>
        </table:table-row>
        <table:table-row>
          <table:table-cell office:value-type="string">
            <text:p>e0c549f7-08c4-4a82-bd45-806dc94aed3c</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Hanseatic Help e.V.</text:p>
          </table:table-cell>
          <table:table-cell office:value-type="string">
            <text:p>Hanseatic Help nimmt Sachspenden an, um sie zu sortieren, in einem IT-System in über 1000 Kategorien zu registrieren, zu lagern und auszugeben.
So konnten wir bereits über 25.000 Geflüchtete direkt mit Kleidung versorgen – in den Messehallen oder durch unsere mobilen Ausgaben in Hamburger Unterkünften und Einrichtungen. Insgesamt haben wir über 3 Mio. Spenden verteilt. Wir liefern an über 150 Einrichtungen für Geflüchtete, Obdachlose und andere Hilfsbedürftige in Hamburg und Umgebung. Mit Sachspenden, die wir auf absehbare Zeit in Hamburg und Umgebung nicht einsetzen können, helfen wir in ganz Deutschland und direkt in globalen Krisenregionen wie Nordirak, Syrien, Lesbos, Samos oder Haiti.

Hanseatic Help verfolgt das übergeordnete Ziel, bedürftige Menschen nach dem Prinzip der Humanität und Solidarität zu unterstützen.

Alles basiert auf 100 % freiwilliger Hilfe! </text:p>
          </table:table-cell>
          <table:table-cell office:value-type="string">
            <text:p>info@hanseatic-help.de</text:p>
          </table:table-cell>
          <table:table-cell office:value-type="string">
            <text:p>http://hanseatic-help.de/</text:p>
          </table:table-cell>
          <table:table-cell office:value-type="string">
            <text:p>http://www.facebook.com/HanseaticHelp</text:p>
          </table:table-cell>
          <table:table-cell office:value-type="string">
            <text:p>+49 40 21 09 190 70</text:p>
          </table:table-cell>
          <table:table-cell office:value-type="string">
            <text:p/>
          </table:table-cell>
          <table:table-cell office:value-type="float" office:value="0">
            <text:p>0</text:p>
          </table:table-cell>
          <table:table-cell office:value-type="string">
            <text:p/>
          </table:table-cell>
          <table:table-cell office:value-type="string">
            <text:p>Janina Alff</text:p>
          </table:table-cell>
          <table:table-cell office:value-type="string">
            <text:p>http://hanseatic-help.de/img/halle.png</text:p>
          </table:table-cell>
          <table:table-cell office:value-type="string">
            <text:p>image</text:p>
          </table:table-cell>
          <table:table-cell office:value-type="float" office:value="1">
            <text:p>1</text:p>
          </table:table-cell>
          <table:table-cell office:value-type="float" office:value="0">
            <text:p>0</text:p>
          </table:table-cell>
          <table:table-cell office:value-type="string">
            <text:p>de,en</text:p>
          </table:table-cell>
          <table:table-cell office:value-type="float" office:value="1">
            <text:p>1</text:p>
          </table:table-cell>
          <table:table-cell office:value-type="string">
            <text:p>NULL</text:p>
          </table:table-cell>
          <table:table-cell office:value-type="string">
            <text:p>5715fbcfb3239</text:p>
          </table:table-cell>
          <table:table-cell office:value-type="string">
            <text:p>de</text:p>
          </table:table-cell>
          <table:table-cell office:value-type="date" office:date-value="2016-04-19T11:35:11" table:style-name="DateTimeCell">
            <text:p>2016-04-19 11:35:11</text:p>
          </table:table-cell>
          <table:table-cell office:value-type="date" office:date-value="2016-06-21T17:22:56" table:style-name="DateTimeCell">
            <text:p>2016-06-21 17:22:56</text:p>
          </table:table-cell>
        </table:table-row>
        <table:table-row>
          <table:table-cell office:value-type="string">
            <text:p>e388e31c-bea9-49e9-9bc6-51d89e6d951f</text:p>
          </table:table-cell>
          <table:table-cell office:value-type="string">
            <text:p>NULL</text:p>
          </table:table-cell>
          <table:table-cell office:value-type="string">
            <text:p>5dddf63d-ccf6-44e2-8daf-81bb44507fdd</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German lessons in Freiberg</text:p>
          </table:table-cell>
          <table:table-cell office:value-type="string">
            <text:p>There are german lessons for beginners every monday and wednesday in the Chemnitzer Str. 50 (basement) starting 2:00 pm. You don't need to apply, just join in.</text:p>
          </table:table-cell>
          <table:table-cell office:value-type="string">
            <text:p>elstnerv@googlemail.com</text:p>
          </table:table-cell>
          <table:table-cell office:value-type="string">
            <text:p/>
          </table:table-cell>
          <table:table-cell office:value-type="string">
            <text:p/>
          </table:table-cell>
          <table:table-cell office:value-type="string">
            <text:p/>
          </table:table-cell>
          <table:table-cell office:value-type="string">
            <text:p>german-course</text:p>
          </table:table-cell>
          <table:table-cell office:value-type="float" office:value="0">
            <text:p>0</text:p>
          </table:table-cell>
          <table:table-cell office:value-type="string">
            <text:p>Jacqueline Elstner</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de,en</text:p>
          </table:table-cell>
          <table:table-cell office:value-type="float" office:value="1">
            <text:p>1</text:p>
          </table:table-cell>
          <table:table-cell office:value-type="string">
            <text:p>NULL</text:p>
          </table:table-cell>
          <table:table-cell office:value-type="string">
            <text:p>5575958554574</text:p>
          </table:table-cell>
          <table:table-cell office:value-type="string">
            <text:p>de</text:p>
          </table:table-cell>
          <table:table-cell office:value-type="date" office:date-value="2015-06-08T15:15:49" table:style-name="DateTimeCell">
            <text:p>2015-06-08 15:15:49</text:p>
          </table:table-cell>
          <table:table-cell office:value-type="date" office:date-value="2016-06-21T17:22:47" table:style-name="DateTimeCell">
            <text:p>2016-06-21 17:22:47</text:p>
          </table:table-cell>
        </table:table-row>
        <table:table-row>
          <table:table-cell office:value-type="string">
            <text:p>e6c479ec-a2bf-4103-ad53-0b7e94161c18</text:p>
          </table:table-cell>
          <table:table-cell office:value-type="string">
            <text:p>NULL</text:p>
          </table:table-cell>
          <table:table-cell office:value-type="string">
            <text:p>adfb2457-819c-4574-ace1-56f5b38d8f96</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Dresdner Philharmonie</text:p>
          </table:table-cell>
          <table:table-cell office:value-type="string">
            <text:p>Ab sofort bietet die Dresdner Philharmonie Tickets für Flüchtlinge zum ermäßigten Preis von 9,00 Euro für alle Konzerte an (nach Verfügbarkeit). Es genügt die Vorlage eines Ausweisdokuments. Begleitpersonen erhalten ebenfalls Tickets für 9,00 Euro, ab einer Gruppengröße von 10 Personen ist der Eintritt für die Begleitperson kostenlos.</text:p>
          </table:table-cell>
          <table:table-cell office:value-type="string">
            <text:p/>
          </table:table-cell>
          <table:table-cell office:value-type="string">
            <text:p>http://www.dresdnerphilharmonie.de</text:p>
          </table:table-cell>
          <table:table-cell office:value-type="string">
            <text:p>https://www.facebook.com/DresdnerPhilharmonie</text:p>
          </table:table-cell>
          <table:table-cell office:value-type="string">
            <text:p>0351-4866353</text:p>
          </table:table-cell>
          <table:table-cell office:value-type="string">
            <text:p>music</text:p>
          </table:table-cell>
          <table:table-cell office:value-type="float" office:value="0">
            <text:p>0</text:p>
          </table:table-cell>
          <table:table-cell office:value-type="string">
            <text:p/>
          </table:table-cell>
          <table:table-cell office:value-type="string">
            <text:p>woldt@dresdnerphilharmonie.de</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659860eb996c</text:p>
          </table:table-cell>
          <table:table-cell office:value-type="string">
            <text:p>de</text:p>
          </table:table-cell>
          <table:table-cell office:value-type="date" office:date-value="2015-11-28T11:46:38" table:style-name="DateTimeCell">
            <text:p>2015-11-28 11:46:38</text:p>
          </table:table-cell>
          <table:table-cell office:value-type="date" office:date-value="2016-06-21T17:22:52" table:style-name="DateTimeCell">
            <text:p>2016-06-21 17:22:52</text:p>
          </table:table-cell>
        </table:table-row>
        <table:table-row>
          <table:table-cell office:value-type="string">
            <text:p>e7093edf-985d-4039-b9d8-b59645a086e4</text:p>
          </table:table-cell>
          <table:table-cell office:value-type="string">
            <text:p>NULL</text:p>
          </table:table-cell>
          <table:table-cell office:value-type="string">
            <text:p>5dddf63d-ccf6-44e2-8daf-81bb44507fdd</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Deutschkurs</text:p>
          </table:table-cell>
          <table:table-cell office:value-type="string">
            <text:p>Kommunikation möglich machen, alltägliche Situationen meistern, Ängste abbauen

Zeit: donnerstags 13 Uhr
Ort: Im Raum 1 der Martin-Luther-Gemeinde im Gemeindehaus

Wir haben einen schönen und gut ausgestatteten Raum, der für bis zu 10 Lernern Platz bieten.
Wir sind zwei Lehrkräfte mit Lehrerfahrung und DaF-Ausbildung.
</text:p>
          </table:table-cell>
          <table:table-cell office:value-type="string">
            <text:p>ChristabelLaM@gmx.net</text:p>
          </table:table-cell>
          <table:table-cell office:value-type="string">
            <text:p/>
          </table:table-cell>
          <table:table-cell office:value-type="string">
            <text:p/>
          </table:table-cell>
          <table:table-cell office:value-type="string">
            <text:p>+4915111597486</text:p>
          </table:table-cell>
          <table:table-cell office:value-type="string">
            <text:p>german-course</text:p>
          </table:table-cell>
          <table:table-cell office:value-type="float" office:value="0">
            <text:p>0</text:p>
          </table:table-cell>
          <table:table-cell office:value-type="string">
            <text:p>Oksana Rucker</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de,en,nl</text:p>
          </table:table-cell>
          <table:table-cell office:value-type="float" office:value="1">
            <text:p>1</text:p>
          </table:table-cell>
          <table:table-cell office:value-type="string">
            <text:p>NULL</text:p>
          </table:table-cell>
          <table:table-cell office:value-type="string">
            <text:p>55e0474e134b3</text:p>
          </table:table-cell>
          <table:table-cell office:value-type="string">
            <text:p>de</text:p>
          </table:table-cell>
          <table:table-cell office:value-type="date" office:date-value="2015-08-28T13:34:38" table:style-name="DateTimeCell">
            <text:p>2015-08-28 13:34:38</text:p>
          </table:table-cell>
          <table:table-cell office:value-type="date" office:date-value="2016-06-21T17:22:49" table:style-name="DateTimeCell">
            <text:p>2016-06-21 17:22:49</text:p>
          </table:table-cell>
        </table:table-row>
        <table:table-row>
          <table:table-cell office:value-type="string">
            <text:p>e9005169-070f-4dae-b29a-9d232ed3314c</text:p>
          </table:table-cell>
          <table:table-cell office:value-type="string">
            <text:p>NULL</text:p>
          </table:table-cell>
          <table:table-cell office:value-type="string">
            <text:p>d29bbe86-ecd6-42df-8054-70a90ec7b535</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 AWO Jobladen</text:p>
          </table:table-cell>
          <table:table-cell office:value-type="string">
            <text:p>Der Jobladen ist eine Beratungsstelle für Jugendliche im Alter von 15 - 27 Jahren. Wir bieten Unterstützung sowohl bei der Arbeitssuche, als auch bei der Erstellung von Bewerbungsunterlagen, bei der Bewältigung schwieriger Lebenssituationen, sowie bei der Lebenswegplanung der Jugendlichen.</text:p>
          </table:table-cell>
          <table:table-cell office:value-type="string">
            <text:p>jl@junge-jobs.de</text:p>
          </table:table-cell>
          <table:table-cell office:value-type="string">
            <text:p>http://www.junge-jobs.de/</text:p>
          </table:table-cell>
          <table:table-cell office:value-type="string">
            <text:p/>
          </table:table-cell>
          <table:table-cell office:value-type="string">
            <text:p>03514278920</text:p>
          </table:table-cell>
          <table:table-cell office:value-type="string">
            <text:p>job-counselling</text:p>
          </table:table-cell>
          <table:table-cell office:value-type="float" office:value="0">
            <text:p>0</text:p>
          </table:table-cell>
          <table:table-cell office:value-type="string">
            <text:p>Christina Sperling</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NULL</text:p>
          </table:table-cell>
          <table:table-cell office:value-type="string">
            <text:p>5666e85922ed3</text:p>
          </table:table-cell>
          <table:table-cell office:value-type="string">
            <text:p>de</text:p>
          </table:table-cell>
          <table:table-cell office:value-type="date" office:date-value="2015-12-08T15:25:29" table:style-name="DateTimeCell">
            <text:p>2015-12-08 15:25:29</text:p>
          </table:table-cell>
          <table:table-cell office:value-type="date" office:date-value="2016-06-21T17:22:52" table:style-name="DateTimeCell">
            <text:p>2016-06-21 17:22:52</text:p>
          </table:table-cell>
        </table:table-row>
        <table:table-row>
          <table:table-cell office:value-type="string">
            <text:p>e9704afc-1c82-4002-be08-476302b623ea</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Initiative "Brücken schaffen"</text:p>
          </table:table-cell>
          <table:table-cell office:value-type="string">
            <text:p>Die Initiative "Brücken schaffen" ist die Zusammenarbeit von Vereinen, Kirchen, Parteien, Ortsamt aus Klotzsche, Hellerau, Langebrück, mit dem Ziel, das Zusammenleben von EinwohnerInnen und Asylsuchenden und die Integration und Ankunft der Asylsuchenden harmonisch zu gestalten.</text:p>
          </table:table-cell>
          <table:table-cell office:value-type="string">
            <text:p>kontakt@bruecken-schaffen.de</text:p>
          </table:table-cell>
          <table:table-cell office:value-type="string">
            <text:p>http://www.bruecken-schaffen.de/</text:p>
          </table:table-cell>
          <table:table-cell office:value-type="string">
            <text:p/>
          </table:table-cell>
          <table:table-cell office:value-type="string">
            <text:p/>
          </table:table-cell>
          <table:table-cell office:value-type="string">
            <text:p>welcome-network</text:p>
          </table:table-cell>
          <table:table-cell office:value-type="float" office:value="0">
            <text:p>0</text:p>
          </table:table-cell>
          <table:table-cell office:value-type="string">
            <text:p>Ulrike Caspary und Anja Apel</text:p>
          </table:table-cell>
          <table:table-cell office:value-type="string">
            <text:p>Anja Apel und Ulrike Caspary</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de,en,fr</text:p>
          </table:table-cell>
          <table:table-cell office:value-type="float" office:value="1">
            <text:p>1</text:p>
          </table:table-cell>
          <table:table-cell office:value-type="string">
            <text:p/>
          </table:table-cell>
          <table:table-cell office:value-type="string">
            <text:p>556e1d2ad83b5</text:p>
          </table:table-cell>
          <table:table-cell office:value-type="string">
            <text:p>de</text:p>
          </table:table-cell>
          <table:table-cell office:value-type="date" office:date-value="2015-06-02T23:16:26" table:style-name="DateTimeCell">
            <text:p>2015-06-02 23:16:26</text:p>
          </table:table-cell>
          <table:table-cell office:value-type="date" office:date-value="2016-06-21T17:22:43" table:style-name="DateTimeCell">
            <text:p>2016-06-21 17:22:43</text:p>
          </table:table-cell>
        </table:table-row>
        <table:table-row>
          <table:table-cell office:value-type="string">
            <text:p>ea062350-21a5-4155-8d2c-efa6ec4c3f8a</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Netzwerk "Bunte Neustadt" </text:p>
          </table:table-cell>
          <table:table-cell office:value-type="string">
            <text:p>Das Netzwerk „Bunte Neustadt“ versucht vor allem im Ortsamtsbereich Neustadt (Albertstadt, Äußere und Innere Neustadt, Leipziger Vorstadt, Radeberger Vorstadt  und den angrenzenden Vierteln)… 

… das Engagement für Geflüchtete zusammen mit dem Flüchtlingsrat zu koordinieren und zu unterstützen. 

...Projekte und Aktionen für und mit Geflüchteten zu planen und umzusetzen.

...lokaler Ansprechpartner für Engagierte, Geflüchtete, Projektideen und Spenden zu sein.

Wir treffen uns regelmäßig. Termin-Anfrage  unter info@buerger-courage.de

Aktuelle Projekte:

- Vermittlung von Patenschaften
Zusammen mit dem Flüchtlingsrat und dem Cafe International vermitteln wir Patenschaften zwischen Geflüchteten und Engagierten. Ziel ist es, den persönlichen Kontakt zu ermöglichen und gleichzeitig Geflüchteten das Ankommen in Deutschland einfacher und lebenswerter zu machen.

Haben Sie (oder mehrere Personen gemeinsam, etwa WG-Patenschaften) Interesse an einer Patenschaft?

- Sprachkurse
In Kooperation mit Sprachlerninitiativen bieten wir ehrenamtliche Sprach- und Konversationskurse für Geflüchtete an. Diese können die professionellen Sprachkurse nicht ersetzen, aber sie sind ein wichtiges Zusatzangebot.

Haben Sie Interesse an der Durchführung eines Sprachkurses oder eines Sprachtandems (auch im Rahmen von Schach, Kochen oder Stadtführungen)? 

- Begegnungsmöglichkeiten mit Geflüchteten
Wir wollen verschiedene Treffen von Geflüchteten und Einwohnern der Neustadt durchführen (bislang etwa ein Familientag im Panama e.V., BRN-Frühstück). Die Treffen sollen die Möglichkeit bieten, sich auszutauschen und kennenzulernen, zu musizieren, Sport zu treiben, zu kochen oder was auch immer. 

- Fahrradsammelaktion
Ähnlich wie in anderen Stadtteilen wollen wir in der Neustadt Fahrräder sammeln und gemeinsam mit Geflüchteten in Stand setzen

Weitere Aktionen sind angedacht und in Arbeit:

- Stadtteilführungen für Geflüchtete
- „HEIMlich schöner“ (Unterkünfte von Geflüchteten verschönern)
- Hilfe bei der Versorgung psychisch erkrankter/traumatisierter Geflüchteter

Kontakt: info@buerger-courage.de</text:p>
          </table:table-cell>
          <table:table-cell office:value-type="string">
            <text:p>info@buerger-courage.de</text:p>
          </table:table-cell>
          <table:table-cell office:value-type="string">
            <text:p>http://www.buerger-courage.de/de/start/</text:p>
          </table:table-cell>
          <table:table-cell office:value-type="string">
            <text:p/>
          </table:table-cell>
          <table:table-cell office:value-type="string">
            <text:p/>
          </table:table-cell>
          <table:table-cell office:value-type="string">
            <text:p>welcome-network</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de,en</text:p>
          </table:table-cell>
          <table:table-cell office:value-type="float" office:value="1">
            <text:p>1</text:p>
          </table:table-cell>
          <table:table-cell office:value-type="string">
            <text:p>NULL</text:p>
          </table:table-cell>
          <table:table-cell office:value-type="string">
            <text:p>563940638dfc5</text:p>
          </table:table-cell>
          <table:table-cell office:value-type="string">
            <text:p>de</text:p>
          </table:table-cell>
          <table:table-cell office:value-type="date" office:date-value="2015-11-04T00:16:51" table:style-name="DateTimeCell">
            <text:p>2015-11-04 00:16:51</text:p>
          </table:table-cell>
          <table:table-cell office:value-type="date" office:date-value="2016-06-21T17:22:51" table:style-name="DateTimeCell">
            <text:p>2016-06-21 17:22:51</text:p>
          </table:table-cell>
        </table:table-row>
        <table:table-row>
          <table:table-cell office:value-type="string">
            <text:p>ea55f1d6-d204-4038-901d-2f8f8d1778c7</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KAMA Dresden e.V.</text:p>
          </table:table-cell>
          <table:table-cell office:value-type="string">
            <text:p>Wir als KAMA Dresden e.V. verstehen uns als eine Plattform für Austausch durch Kultur- und Bildungsangebote. Dabei werden Kurse VON Asylsuchenden, Migrant_innen und Asylberechtigten angeboten. Die inhaltliche Gestaltung obliegt den Kursleiter_innen, der Verein bietet finanzielle und organisatorische Unterstützung. Die inhaltliche Ausrichtung ist divers, z.B. Kochkurse, Sprachkurse, Handwerkskurse,Diskussionsrunden,usw. Die Teilnahme findet auf Spendenbasis statt. Wir arbeiten an einem lebendigen Netzwerk zwischen den Mitarbeitenden des Vereins, den Kursleitenden und den Teilnehmenden.</text:p>
          </table:table-cell>
          <table:table-cell office:value-type="string">
            <text:p>kama-dresden@riseup.net</text:p>
          </table:table-cell>
          <table:table-cell office:value-type="string">
            <text:p>http://www.kama-dresden.org</text:p>
          </table:table-cell>
          <table:table-cell office:value-type="string">
            <text:p>https://www.facebook.com/kamadresden?fref=ts</text:p>
          </table:table-cell>
          <table:table-cell office:value-type="string">
            <text:p/>
          </table:table-cell>
          <table:table-cell office:value-type="string">
            <text:p>workshop</text:p>
          </table:table-cell>
          <table:table-cell office:value-type="float" office:value="0">
            <text:p>0</text:p>
          </table:table-cell>
          <table:table-cell office:value-type="string">
            <text:p/>
          </table:table-cell>
          <table:table-cell office:value-type="string">
            <text:p>Carmen Burkel</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de,en,fr,pt,ar,ti</text:p>
          </table:table-cell>
          <table:table-cell office:value-type="float" office:value="1">
            <text:p>1</text:p>
          </table:table-cell>
          <table:table-cell office:value-type="string">
            <text:p/>
          </table:table-cell>
          <table:table-cell office:value-type="string">
            <text:p>556e1d2d657b7</text:p>
          </table:table-cell>
          <table:table-cell office:value-type="string">
            <text:p>de</text:p>
          </table:table-cell>
          <table:table-cell office:value-type="date" office:date-value="2015-06-02T23:16:29" table:style-name="DateTimeCell">
            <text:p>2015-06-02 23:16:29</text:p>
          </table:table-cell>
          <table:table-cell office:value-type="date" office:date-value="2016-06-21T17:22:44" table:style-name="DateTimeCell">
            <text:p>2016-06-21 17:22:44</text:p>
          </table:table-cell>
        </table:table-row>
        <table:table-row>
          <table:table-cell office:value-type="string">
            <text:p>ea770392-a605-448d-b6f3-a307c676aa30</text:p>
          </table:table-cell>
          <table:table-cell office:value-type="string">
            <text:p>4b7f7486-82c2-4abf-bb13-8fdafe2a8f77</text:p>
          </table:table-cell>
          <table:table-cell office:value-type="string">
            <text:p>NULL</text:p>
          </table:table-cell>
          <table:table-cell office:value-type="float" office:value="1">
            <text:p>1</text:p>
          </table:table-cell>
          <table:table-cell office:value-type="string">
            <text:p>NULL</text:p>
          </table:table-cell>
          <table:table-cell office:value-type="string">
            <text:p>NULL</text:p>
          </table:table-cell>
          <table:table-cell office:value-type="string">
            <text:p>NULL</text:p>
          </table:table-cell>
          <table:table-cell office:value-type="string">
            <text:p>NULL</text:p>
          </table:table-cell>
          <table:table-cell office:value-type="string">
            <text:p>dresden</text:p>
          </table:table-cell>
          <table:table-cell office:value-type="string">
            <text:p>Ausländerrat Dresden e.V. - IBZ -Internationales Begegnungszentrum (Beratung)</text:p>
          </table:table-cell>
          <table:table-cell office:value-type="string">
            <text:p>Beratung/Kinder-,Jugend- und Familienarbeit


Kontakt: beratung@auslaenderrat.de</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
          </table:table-cell>
          <table:table-cell office:value-type="string">
            <text:p/>
          </table:table-cell>
          <table:table-cell office:value-type="string">
            <text:p>NULL</text:p>
          </table:table-cell>
          <table:table-cell office:value-type="string">
            <text:p>NULL</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56e1d420242a</text:p>
          </table:table-cell>
          <table:table-cell office:value-type="string">
            <text:p>de</text:p>
          </table:table-cell>
          <table:table-cell office:value-type="date" office:date-value="2015-06-02T23:16:50" table:style-name="DateTimeCell">
            <text:p>2015-06-02 23:16:50</text:p>
          </table:table-cell>
          <table:table-cell office:value-type="date" office:date-value="2016-06-21T17:22:45" table:style-name="DateTimeCell">
            <text:p>2016-06-21 17:22:45</text:p>
          </table:table-cell>
        </table:table-row>
        <table:table-row>
          <table:table-cell office:value-type="string">
            <text:p>ece4ad09-c3d2-466f-8713-54e3d3a7bd87</text:p>
          </table:table-cell>
          <table:table-cell office:value-type="string">
            <text:p>NULL</text:p>
          </table:table-cell>
          <table:table-cell office:value-type="string">
            <text:p>adfb2457-819c-4574-ace1-56f5b38d8f96</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Contact-Impro Jam im Emmers</text:p>
          </table:table-cell>
          <table:table-cell office:value-type="string">
            <text:p>Einmal im Monat (1. Sonntag, 19 Uhr) ist hier Jam, also freies Tanzen für Contact Improvisation. Offen für alle, die Berührung, Tanz, Bewegung und Mensch-sein miteinander in Verbindung bringen (möchten). Funktioniert auch bei Sprachbarrieren.

Die Jam ist dabei ein Ort der Möglichkeiten, ein sozialer Experimentierraum für gemeinsames tänzerisches Ausprobieren, in der Gruppe oder mit dir selbst. Manchmal mit Musikern, manchmal mit Stille, meist mit Musik und mit Anleitung zu Beginn.</text:p>
          </table:table-cell>
          <table:table-cell office:value-type="string">
            <text:p>mheil@posteo.de</text:p>
          </table:table-cell>
          <table:table-cell office:value-type="string">
            <text:p>http://contactimpro-dresden.de/contact_jam_dresden.htm</text:p>
          </table:table-cell>
          <table:table-cell office:value-type="string">
            <text:p>https://www.facebook.com/groups/194070438201/</text:p>
          </table:table-cell>
          <table:table-cell office:value-type="string">
            <text:p/>
          </table:table-cell>
          <table:table-cell office:value-type="string">
            <text:p>sports</text:p>
          </table:table-cell>
          <table:table-cell office:value-type="float" office:value="0">
            <text:p>0</text:p>
          </table:table-cell>
          <table:table-cell office:value-type="string">
            <text:p>Matthias</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de,en,fr,it</text:p>
          </table:table-cell>
          <table:table-cell office:value-type="float" office:value="1">
            <text:p>1</text:p>
          </table:table-cell>
          <table:table-cell office:value-type="string">
            <text:p>NULL</text:p>
          </table:table-cell>
          <table:table-cell office:value-type="string">
            <text:p>560d283724839</text:p>
          </table:table-cell>
          <table:table-cell office:value-type="string">
            <text:p>de</text:p>
          </table:table-cell>
          <table:table-cell office:value-type="date" office:date-value="2015-10-01T14:33:59" table:style-name="DateTimeCell">
            <text:p>2015-10-01 14:33:59</text:p>
          </table:table-cell>
          <table:table-cell office:value-type="date" office:date-value="2016-06-21T17:22:50" table:style-name="DateTimeCell">
            <text:p>2016-06-21 17:22:50</text:p>
          </table:table-cell>
        </table:table-row>
        <table:table-row>
          <table:table-cell office:value-type="string">
            <text:p>ece52390-5ae5-4fd0-9f5a-97f83403a854</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Kaffee für Alle</text:p>
          </table:table-cell>
          <table:table-cell office:value-type="string">
            <text:p>Beim Kaffeetrinken im Maria El-Sherbini Zentrum können sich Menschen begegnen, egal ob christlich, jüdisch, muslimisch, andersreligiös, atheistisch.

Wir wünschen uns eine Teilnehmerschaft aus allen religiösen und gesellschaftlichen Schichten, die offen für einen interkulturellen Dialog ist.</text:p>
          </table:table-cell>
          <table:table-cell office:value-type="string">
            <text:p>kaffeefueralle@gmx.de</text:p>
          </table:table-cell>
          <table:table-cell office:value-type="string">
            <text:p/>
          </table:table-cell>
          <table:table-cell office:value-type="string">
            <text:p>https://www.facebook.com/kaffeefueralle</text:p>
          </table:table-cell>
          <table:table-cell office:value-type="string">
            <text:p/>
          </table:table-cell>
          <table:table-cell office:value-type="string">
            <text:p>meeting-place</text:p>
          </table:table-cell>
          <table:table-cell office:value-type="float" office:value="0">
            <text:p>0</text:p>
          </table:table-cell>
          <table:table-cell office:value-type="string">
            <text:p/>
          </table:table-cell>
          <table:table-cell office:value-type="string">
            <text:p/>
          </table:table-cell>
          <table:table-cell office:value-type="string">
            <text:p>https://scontent-ams3-1.xx.fbcdn.net/v/t1.0-9/13346527_1707341232865993_5157845457819029530_n.jpg?oh=0057a46e8b2b85e61edbc43da65e7086&amp;oe=580CFBCC</text:p>
          </table:table-cell>
          <table:table-cell office:value-type="string">
            <text:p>image</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66aa1fdc9c2a</text:p>
          </table:table-cell>
          <table:table-cell office:value-type="string">
            <text:p>de</text:p>
          </table:table-cell>
          <table:table-cell office:value-type="date" office:date-value="2015-12-11T11:14:21" table:style-name="DateTimeCell">
            <text:p>2015-12-11 11:14:21</text:p>
          </table:table-cell>
          <table:table-cell office:value-type="date" office:date-value="2016-06-21T17:22:53" table:style-name="DateTimeCell">
            <text:p>2016-06-21 17:22:53</text:p>
          </table:table-cell>
        </table:table-row>
        <table:table-row>
          <table:table-cell office:value-type="string">
            <text:p>ee658e25-526e-4529-a76e-7394c84681cf</text:p>
          </table:table-cell>
          <table:table-cell office:value-type="string">
            <text:p>NULL</text:p>
          </table:table-cell>
          <table:table-cell office:value-type="string">
            <text:p>5dddf63d-ccf6-44e2-8daf-81bb44507fdd</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Kästner Kolleg e.V. </text:p>
          </table:table-cell>
          <table:table-cell office:value-type="string">
            <text:p>Kästner Kolleg e.V. ist eine Sprachschule, die den DAMF-Sprachkursen unentgeltlich Räume für Unterricht zur Verfügung stellt. Zudem gibt es die Möglichkeit Intensiv-Deutschkurse für Flüchtlinge direkt finanziell zu unterstützen und zu spenden. Hier kann man sich außerdem selbst als Sprachlehrer für DaF-Kurse ausbilden zu lassen. 
Das Kolleg ist zudem  Integrationskursträger und es gibt nun Integrationskurse auch für "Asylbewerber mit Bleibeperspektive".

Der erste Kurs ist für Ende Januar 2016 geplant. 

Kurszeiten: Mo - Fr, 09:30 - 14:00 Uhr
</text:p>
          </table:table-cell>
          <table:table-cell office:value-type="string">
            <text:p>office@sprachmobil.de</text:p>
          </table:table-cell>
          <table:table-cell office:value-type="string">
            <text:p>http://www.sprachmobil.com/deutsch/refugees-welcome.php</text:p>
          </table:table-cell>
          <table:table-cell office:value-type="string">
            <text:p>https://www.facebook.com/KaestnerKolleg</text:p>
          </table:table-cell>
          <table:table-cell office:value-type="string">
            <text:p>0351 8036360</text:p>
          </table:table-cell>
          <table:table-cell office:value-type="string">
            <text:p>german-course</text:p>
          </table:table-cell>
          <table:table-cell office:value-type="float" office:value="0">
            <text:p>0</text:p>
          </table:table-cell>
          <table:table-cell office:value-type="string">
            <text:p>Sylvia Lang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de,en,ar,zh,fr,el,it,pl,ru,cs,hu</text:p>
          </table:table-cell>
          <table:table-cell office:value-type="float" office:value="1">
            <text:p>1</text:p>
          </table:table-cell>
          <table:table-cell office:value-type="string">
            <text:p/>
          </table:table-cell>
          <table:table-cell office:value-type="string">
            <text:p>562b6e4cc23c2</text:p>
          </table:table-cell>
          <table:table-cell office:value-type="string">
            <text:p>de</text:p>
          </table:table-cell>
          <table:table-cell office:value-type="date" office:date-value="2015-10-24T13:41:00" table:style-name="DateTimeCell">
            <text:p>2015-10-24 13:41:00</text:p>
          </table:table-cell>
          <table:table-cell office:value-type="date" office:date-value="2016-06-21T17:22:50" table:style-name="DateTimeCell">
            <text:p>2016-06-21 17:22:50</text:p>
          </table:table-cell>
        </table:table-row>
        <table:table-row>
          <table:table-cell office:value-type="string">
            <text:p>f303eed2-47de-444c-ac2f-836b1d87f83b</text:p>
          </table:table-cell>
          <table:table-cell office:value-type="string">
            <text:p>NULL</text:p>
          </table:table-cell>
          <table:table-cell office:value-type="string">
            <text:p>adfb2457-819c-4574-ace1-56f5b38d8f96</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Karambolage</text:p>
          </table:table-cell>
          <table:table-cell office:value-type="string">
            <text:p>Wir stellen euch  unsere Räume, unsere Bühne und unser Know-How  grundsätzlich kostenlos zur Verfügung.

Seid Ihr ein Verein der eine Sitzung hat, bist du ein Gitarrist der eine Bühne braucht? Bist du eine weltverändernde Akkordeonistin oder magst du 20-Seitige Würfel? Möchtest du gerne bei uns eine Ausstellung realisieren?

Oder einfach nur da sein, lesen, unterhalten und im Karambolage Zeit verbringen?

Schick uns eine E-Mail, komm einfach vorbei oder schau, ob eine Veranstaltung für dich ansprechend ist und sei unser Gast!</text:p>
          </table:table-cell>
          <table:table-cell office:value-type="string">
            <text:p>kontakt@karambolage.org</text:p>
          </table:table-cell>
          <table:table-cell office:value-type="string">
            <text:p>http://www.karambolage.org</text:p>
          </table:table-cell>
          <table:table-cell office:value-type="string">
            <text:p>https://www.facebook.com/oschatzer</text:p>
          </table:table-cell>
          <table:table-cell office:value-type="string">
            <text:p/>
          </table:table-cell>
          <table:table-cell office:value-type="string">
            <text:p>workshop-room</text:p>
          </table:table-cell>
          <table:table-cell office:value-type="float" office:value="0">
            <text:p>0</text:p>
          </table:table-cell>
          <table:table-cell office:value-type="string">
            <text:p>Lisa Pahlke</text:p>
          </table:table-cell>
          <table:table-cell office:value-type="string">
            <text:p/>
          </table:table-cell>
          <table:table-cell office:value-type="string">
            <text:p>https://scontent-ams3-1.xx.fbcdn.net/v/t1.0-9/11150898_583803571762536_8403495118299195636_n.jpg?oh=e0f9d7bbda4e8244e4338457ea1ea94d&amp;oe=57D44D98</text:p>
          </table:table-cell>
          <table:table-cell office:value-type="string">
            <text:p>image</text:p>
          </table:table-cell>
          <table:table-cell office:value-type="float" office:value="0">
            <text:p>0</text:p>
          </table:table-cell>
          <table:table-cell office:value-type="float" office:value="0">
            <text:p>0</text:p>
          </table:table-cell>
          <table:table-cell office:value-type="string">
            <text:p>de,en</text:p>
          </table:table-cell>
          <table:table-cell office:value-type="float" office:value="1">
            <text:p>1</text:p>
          </table:table-cell>
          <table:table-cell office:value-type="string">
            <text:p>NULL</text:p>
          </table:table-cell>
          <table:table-cell office:value-type="string">
            <text:p>562b72494edc4</text:p>
          </table:table-cell>
          <table:table-cell office:value-type="string">
            <text:p>de</text:p>
          </table:table-cell>
          <table:table-cell office:value-type="date" office:date-value="2015-10-24T13:58:01" table:style-name="DateTimeCell">
            <text:p>2015-10-24 13:58:01</text:p>
          </table:table-cell>
          <table:table-cell office:value-type="date" office:date-value="2016-06-21T17:22:51" table:style-name="DateTimeCell">
            <text:p>2016-06-21 17:22:51</text:p>
          </table:table-cell>
        </table:table-row>
        <table:table-row>
          <table:table-cell office:value-type="string">
            <text:p>f3c6a8d5-352a-4557-9e99-8a1b9edf9a00</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Akifra e.V.</text:p>
          </table:table-cell>
          <table:table-cell office:value-type="string">
            <text:p>Akifra e.V. ist eine 2002 in Dresden gegründete gemeinnützige Organisation für Kinder- und Frauenrechte. Wir vermitteln  Tandem-Patenschaften für Geflüchtete, veranstalten ABC-Tische, Gemeinsames interkulturelle Handwerken (HandmadeByRefugees) sowie das Kinderkino in der Hamburger Straße.</text:p>
          </table:table-cell>
          <table:table-cell office:value-type="string">
            <text:p>akifra.dresden@gmail.com</text:p>
          </table:table-cell>
          <table:table-cell office:value-type="string">
            <text:p>http://akifra.org/</text:p>
          </table:table-cell>
          <table:table-cell office:value-type="string">
            <text:p>https://www.facebook.com/akifra.ev/</text:p>
          </table:table-cell>
          <table:table-cell office:value-type="string">
            <text:p/>
          </table:table-cell>
          <table:table-cell office:value-type="string">
            <text:p>NULL</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de,en,fr</text:p>
          </table:table-cell>
          <table:table-cell office:value-type="float" office:value="1">
            <text:p>1</text:p>
          </table:table-cell>
          <table:table-cell office:value-type="string">
            <text:p/>
          </table:table-cell>
          <table:table-cell office:value-type="string">
            <text:p>55f13700ee319</text:p>
          </table:table-cell>
          <table:table-cell office:value-type="string">
            <text:p>de</text:p>
          </table:table-cell>
          <table:table-cell office:value-type="date" office:date-value="2015-09-10T09:53:36" table:style-name="DateTimeCell">
            <text:p>2015-09-10 09:53:36</text:p>
          </table:table-cell>
          <table:table-cell office:value-type="date" office:date-value="2016-06-21T17:22:49" table:style-name="DateTimeCell">
            <text:p>2016-06-21 17:22:49</text:p>
          </table:table-cell>
        </table:table-row>
        <table:table-row>
          <table:table-cell office:value-type="string">
            <text:p>f534ae8f-133e-42f8-a454-cc464093c1a3</text:p>
          </table:table-cell>
          <table:table-cell office:value-type="string">
            <text:p>NULL</text:p>
          </table:table-cell>
          <table:table-cell office:value-type="string">
            <text:p>df402493-f467-4472-8b98-9038d2ac967e</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Streetwork-Büro</text:p>
          </table:table-cell>
          <table:table-cell office:value-type="string">
            <text:p>Wir (Alina, Sascha, Reiko) sind als Streetworker/Sozialarbeiter auf den Straßen im Ortsamt Blasewitz unterwegs. In unserem Büro am Stresemannplatz 9 haben wir jeden Mittwoch zwischen 16:00-19:00 Uhr offene Beratungszeit (und facebook-chat) für vorwiegend junge Menschen zwischen 14-27 Jahren.
anonym &amp; kostenlos &amp; Schweigepflicht

(Küche &amp; Bad/Dusche vorhanden)/ Fremdsprachen: Englisch</text:p>
          </table:table-cell>
          <table:table-cell office:value-type="string">
            <text:p>sofa9@roter-baum.de</text:p>
          </table:table-cell>
          <table:table-cell office:value-type="string">
            <text:p>http://roter-baum.de/streetwork</text:p>
          </table:table-cell>
          <table:table-cell office:value-type="string">
            <text:p>https://www.facebook.com/sofaneun</text:p>
          </table:table-cell>
          <table:table-cell office:value-type="string">
            <text:p>0351-3148945</text:p>
          </table:table-cell>
          <table:table-cell office:value-type="string">
            <text:p>social-counselling</text:p>
          </table:table-cell>
          <table:table-cell office:value-type="float" office:value="0">
            <text:p>0</text:p>
          </table:table-cell>
          <table:table-cell office:value-type="string">
            <text:p>Reiko Fitzk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1">
            <text:p>1</text:p>
          </table:table-cell>
          <table:table-cell office:value-type="string">
            <text:p>de,en</text:p>
          </table:table-cell>
          <table:table-cell office:value-type="float" office:value="1">
            <text:p>1</text:p>
          </table:table-cell>
          <table:table-cell office:value-type="string">
            <text:p>NULL</text:p>
          </table:table-cell>
          <table:table-cell office:value-type="string">
            <text:p>55804e2f6230d</text:p>
          </table:table-cell>
          <table:table-cell office:value-type="string">
            <text:p>de</text:p>
          </table:table-cell>
          <table:table-cell office:value-type="date" office:date-value="2015-06-16T18:26:23" table:style-name="DateTimeCell">
            <text:p>2015-06-16 18:26:23</text:p>
          </table:table-cell>
          <table:table-cell office:value-type="date" office:date-value="2016-06-21T17:22:48" table:style-name="DateTimeCell">
            <text:p>2016-06-21 17:22:48</text:p>
          </table:table-cell>
        </table:table-row>
        <table:table-row>
          <table:table-cell office:value-type="string">
            <text:p>f55a6d4e-9096-474f-ba37-f81407c0bd24</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Strehlen für Alle</text:p>
          </table:table-cell>
          <table:table-cell office:value-type="string">
            <text:p>Die Initiative „Strehlen für Alle“ möchte gezielt im Stadtteil Strehlen den Kontakt zwischen Flüchtlingen und Nachbarschaft fördern. Gemeinsam mit allen hier Lebenden möchten wir das Miteinander in unserem Stadtteil aktiv gestalten. Wir stehen für Menschlichkeit, nicht für Fremdenfeindlichkeit. Wir ermöglichen Begegnungen zwischen Flüchtlingen und Strehlener Nachbarn beim Spielen, Lernen, Musizieren und Teetrinken.</text:p>
          </table:table-cell>
          <table:table-cell office:value-type="string">
            <text:p>kontakt@strehlen-fuer-alle.de</text:p>
          </table:table-cell>
          <table:table-cell office:value-type="string">
            <text:p>http://www.strehlen-fuer-alle.de</text:p>
          </table:table-cell>
          <table:table-cell office:value-type="string">
            <text:p/>
          </table:table-cell>
          <table:table-cell office:value-type="string">
            <text:p/>
          </table:table-cell>
          <table:table-cell office:value-type="string">
            <text:p>welcome-network</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1">
            <text:p>1</text:p>
          </table:table-cell>
          <table:table-cell office:value-type="string">
            <text:p/>
          </table:table-cell>
          <table:table-cell office:value-type="float" office:value="1">
            <text:p>1</text:p>
          </table:table-cell>
          <table:table-cell office:value-type="string">
            <text:p/>
          </table:table-cell>
          <table:table-cell office:value-type="string">
            <text:p>56aa1ec53a1da</text:p>
          </table:table-cell>
          <table:table-cell office:value-type="string">
            <text:p>de</text:p>
          </table:table-cell>
          <table:table-cell office:value-type="date" office:date-value="2016-01-28T14:59:33" table:style-name="DateTimeCell">
            <text:p>2016-01-28 14:59:33</text:p>
          </table:table-cell>
          <table:table-cell office:value-type="date" office:date-value="2016-06-21T17:22:54" table:style-name="DateTimeCell">
            <text:p>2016-06-21 17:22:54</text:p>
          </table:table-cell>
        </table:table-row>
        <table:table-row>
          <table:table-cell office:value-type="string">
            <text:p>f617a4b5-9517-4088-8cf1-9e15cf273812</text:p>
          </table:table-cell>
          <table:table-cell office:value-type="string">
            <text:p>NULL</text:p>
          </table:table-cell>
          <table:table-cell office:value-type="string">
            <text:p>df402493-f467-4472-8b98-9038d2ac967e</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Caritas (AWO)</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social-counselling</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6353b72eae0e</text:p>
          </table:table-cell>
          <table:table-cell office:value-type="string">
            <text:p>de</text:p>
          </table:table-cell>
          <table:table-cell office:value-type="date" office:date-value="2015-10-31T23:06:42" table:style-name="DateTimeCell">
            <text:p>2015-10-31 23:06:42</text:p>
          </table:table-cell>
          <table:table-cell office:value-type="date" office:date-value="2016-06-21T17:22:51" table:style-name="DateTimeCell">
            <text:p>2016-06-21 17:22:51</text:p>
          </table:table-cell>
        </table:table-row>
        <table:table-row>
          <table:table-cell office:value-type="string">
            <text:p>f6dd374d-021a-4817-b9b8-4b78bda9db74</text:p>
          </table:table-cell>
          <table:table-cell office:value-type="string">
            <text:p>NULL</text:p>
          </table:table-cell>
          <table:table-cell office:value-type="string">
            <text:p>df402493-f467-4472-8b98-9038d2ac967e</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Kontaktgruppe Asyl e.V.</text:p>
          </table:table-cell>
          <table:table-cell office:value-type="string">
            <text:p>Wir, die Mitglieder der Kontaktgruppe Asyl (e. V.; kurz KoGA), unterstützen Asylsuchende und Geflüchtete in Dresden beim Bewältigen der vielen bürokratischen Hürden und schaffen Kontakt- und Begegnungsmöglichkeiten. Mit Respekt knüpfen wir an die Stärken und Potentiale dieser Menschen an und stellen uns als unabhängige AnsprechpartnerInnen zur Verfügung. Öffentlich engagieren wir uns gegen repressive Strukturen und rassistische Vorurteile sowie für eine solidarische und bunte Gesellschaft.</text:p>
          </table:table-cell>
          <table:table-cell office:value-type="string">
            <text:p>kontaktgruppe-asyl@web.de</text:p>
          </table:table-cell>
          <table:table-cell office:value-type="string">
            <text:p>http://kontaktgruppeasyl.blogsport.de/</text:p>
          </table:table-cell>
          <table:table-cell office:value-type="string">
            <text:p>https://www.facebook.com/kontaktgruppeasyl</text:p>
          </table:table-cell>
          <table:table-cell office:value-type="string">
            <text:p/>
          </table:table-cell>
          <table:table-cell office:value-type="string">
            <text:p>asylum-counselling</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de,en</text:p>
          </table:table-cell>
          <table:table-cell office:value-type="float" office:value="1">
            <text:p>1</text:p>
          </table:table-cell>
          <table:table-cell office:value-type="string">
            <text:p/>
          </table:table-cell>
          <table:table-cell office:value-type="string">
            <text:p>556e1d2aa1087</text:p>
          </table:table-cell>
          <table:table-cell office:value-type="string">
            <text:p>de</text:p>
          </table:table-cell>
          <table:table-cell office:value-type="date" office:date-value="2015-06-02T23:16:26" table:style-name="DateTimeCell">
            <text:p>2015-06-02 23:16:26</text:p>
          </table:table-cell>
          <table:table-cell office:value-type="date" office:date-value="2016-06-21T17:22:43" table:style-name="DateTimeCell">
            <text:p>2016-06-21 17:22:43</text:p>
          </table:table-cell>
        </table:table-row>
        <table:table-row>
          <table:table-cell office:value-type="string">
            <text:p>f70e0069-60a5-4eaa-8599-0ae8dc707dae</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Frauentreff</text:p>
          </table:table-cell>
          <table:table-cell office:value-type="string">
            <text:p/>
          </table:table-cell>
          <table:table-cell office:value-type="string">
            <text:p>schulz.anna@posteo.de</text:p>
          </table:table-cell>
          <table:table-cell office:value-type="string">
            <text:p/>
          </table:table-cell>
          <table:table-cell office:value-type="string">
            <text:p/>
          </table:table-cell>
          <table:table-cell office:value-type="string">
            <text:p/>
          </table:table-cell>
          <table:table-cell office:value-type="string">
            <text:p>meeting-place</text:p>
          </table:table-cell>
          <table:table-cell office:value-type="float" office:value="0">
            <text:p>0</text:p>
          </table:table-cell>
          <table:table-cell office:value-type="string">
            <text:p>Anna</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de,en,fr,es</text:p>
          </table:table-cell>
          <table:table-cell office:value-type="float" office:value="1">
            <text:p>1</text:p>
          </table:table-cell>
          <table:table-cell office:value-type="string">
            <text:p>NULL</text:p>
          </table:table-cell>
          <table:table-cell office:value-type="string">
            <text:p>557ff017052ef</text:p>
          </table:table-cell>
          <table:table-cell office:value-type="string">
            <text:p>de</text:p>
          </table:table-cell>
          <table:table-cell office:value-type="date" office:date-value="2015-06-16T11:44:55" table:style-name="DateTimeCell">
            <text:p>2015-06-16 11:44:55</text:p>
          </table:table-cell>
          <table:table-cell office:value-type="date" office:date-value="2016-06-21T17:22:48" table:style-name="DateTimeCell">
            <text:p>2016-06-21 17:22:48</text:p>
          </table:table-cell>
        </table:table-row>
        <table:table-row>
          <table:table-cell office:value-type="string">
            <text:p>f8be9695-b6db-41c7-86d0-98be3c9b3f40</text:p>
          </table:table-cell>
          <table:table-cell office:value-type="string">
            <text:p>300b3d5d-8835-4dd0-9caa-4005bce6e186</text:p>
          </table:table-cell>
          <table:table-cell office:value-type="string">
            <text:p>NULL</text:p>
          </table:table-cell>
          <table:table-cell office:value-type="float" office:value="1">
            <text:p>1</text:p>
          </table:table-cell>
          <table:table-cell office:value-type="string">
            <text:p>NULL</text:p>
          </table:table-cell>
          <table:table-cell office:value-type="string">
            <text:p>NULL</text:p>
          </table:table-cell>
          <table:table-cell office:value-type="string">
            <text:p>NULL</text:p>
          </table:table-cell>
          <table:table-cell office:value-type="string">
            <text:p>NULL</text:p>
          </table:table-cell>
          <table:table-cell office:value-type="string">
            <text:p>dresden</text:p>
          </table:table-cell>
          <table:table-cell office:value-type="string">
            <text:p>Integrations- und Ausländerbeauftragte </text:p>
          </table:table-cell>
          <table:table-cell office:value-type="string">
            <text:p/>
          </table:table-cell>
          <table:table-cell office:value-type="string">
            <text:p>auslaenderbeauftragte@dresden.de</text:p>
          </table:table-cell>
          <table:table-cell office:value-type="string">
            <text:p>http://www.dresden.de/auslaenderbeauftragte</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string">
            <text:p>Kristina Winkler</text:p>
          </table:table-cell>
          <table:table-cell office:value-type="string">
            <text:p/>
          </table:table-cell>
          <table:table-cell office:value-type="string">
            <text:p>NULL</text:p>
          </table:table-cell>
          <table:table-cell office:value-type="string">
            <text:p>NULL</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59b9805ed91c</text:p>
          </table:table-cell>
          <table:table-cell office:value-type="string">
            <text:p>de</text:p>
          </table:table-cell>
          <table:table-cell office:value-type="date" office:date-value="2015-07-07T11:12:37" table:style-name="DateTimeCell">
            <text:p>2015-07-07 11:12:37</text:p>
          </table:table-cell>
          <table:table-cell office:value-type="date" office:date-value="2016-06-21T17:22:48" table:style-name="DateTimeCell">
            <text:p>2016-06-21 17:22:48</text:p>
          </table:table-cell>
        </table:table-row>
        <table:table-row>
          <table:table-cell office:value-type="string">
            <text:p>f8df6a12-7a24-4fea-aa8b-f97cb9937f82</text:p>
          </table:table-cell>
          <table:table-cell office:value-type="string">
            <text:p>NULL</text:p>
          </table:table-cell>
          <table:table-cell office:value-type="string">
            <text:p>adfb2457-819c-4574-ace1-56f5b38d8f96</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dresden</text:p>
          </table:table-cell>
          <table:table-cell office:value-type="string">
            <text:p>Offener Kidstreff Stoffwechsel e.V.</text:p>
          </table:table-cell>
          <table:table-cell office:value-type="string">
            <text:p>Offener Kidstreff mit Spiel und Bastelangebot und christlichen Werten.</text:p>
          </table:table-cell>
          <table:table-cell office:value-type="string">
            <text:p>johannes.osswald@stoffwechsel.org</text:p>
          </table:table-cell>
          <table:table-cell office:value-type="string">
            <text:p>http://stoffwechsel.org/</text:p>
          </table:table-cell>
          <table:table-cell office:value-type="string">
            <text:p/>
          </table:table-cell>
          <table:table-cell office:value-type="string">
            <text:p>0351 215 2713 70</text:p>
          </table:table-cell>
          <table:table-cell office:value-type="string">
            <text:p>youth-club</text:p>
          </table:table-cell>
          <table:table-cell office:value-type="float" office:value="0">
            <text:p>0</text:p>
          </table:table-cell>
          <table:table-cell office:value-type="string">
            <text:p>Johannes Oßwald</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1">
            <text:p>1</text:p>
          </table:table-cell>
          <table:table-cell office:value-type="string">
            <text:p>de</text:p>
          </table:table-cell>
          <table:table-cell office:value-type="float" office:value="1">
            <text:p>1</text:p>
          </table:table-cell>
          <table:table-cell office:value-type="string">
            <text:p>NULL</text:p>
          </table:table-cell>
          <table:table-cell office:value-type="string">
            <text:p>5666e81680beb</text:p>
          </table:table-cell>
          <table:table-cell office:value-type="string">
            <text:p>de</text:p>
          </table:table-cell>
          <table:table-cell office:value-type="date" office:date-value="2015-12-08T15:24:22" table:style-name="DateTimeCell">
            <text:p>2015-12-08 15:24:22</text:p>
          </table:table-cell>
          <table:table-cell office:value-type="date" office:date-value="2016-06-21T17:22:52" table:style-name="DateTimeCell">
            <text:p>2016-06-21 17:22:52</text:p>
          </table:table-cell>
        </table:table-row>
        <table:table-row>
          <table:table-cell office:value-type="string">
            <text:p>ff2a44a9-d2ac-4d88-a100-ee3d16b3613d</text:p>
          </table:table-cell>
          <table:table-cell office:value-type="string">
            <text:p>NULL</text:p>
          </table:table-cell>
          <table:table-cell office:value-type="string">
            <text:p>07f88130-7d98-4a20-bbb8-d0d98f55c553</text:p>
          </table:table-cell>
          <table:table-cell office:value-type="float" office:value="1">
            <text:p>1</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pirna</text:p>
          </table:table-cell>
          <table:table-cell office:value-type="string">
            <text:p>Ökumenische Arbeitsgruppe Flüchtlingshilfe Pirna/Initiative Begegnungscafe </text:p>
          </table:table-cell>
          <table:table-cell office:value-type="string">
            <text:p>Begegnungscafé für Asylsuchende und Pirnaer*innen und Schwimmkurse für asylsuchende Kinder und Jugendliche in der Sportschwimmhalle Seminarstraße </text:p>
          </table:table-cell>
          <table:table-cell office:value-type="string">
            <text:p/>
          </table:table-cell>
          <table:table-cell office:value-type="string">
            <text:p/>
          </table:table-cell>
          <table:table-cell office:value-type="string">
            <text:p/>
          </table:table-cell>
          <table:table-cell office:value-type="string">
            <text:p>03501 7792332  / 0178 6138414 </text:p>
          </table:table-cell>
          <table:table-cell office:value-type="string">
            <text:p>meeting-place</text:p>
          </table:table-cell>
          <table:table-cell office:value-type="float" office:value="0">
            <text:p>0</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cell office:value-type="float" office:value="1">
            <text:p>1</text:p>
          </table:table-cell>
          <table:table-cell office:value-type="string">
            <text:p/>
          </table:table-cell>
          <table:table-cell office:value-type="string">
            <text:p>56ce20c85bb06</text:p>
          </table:table-cell>
          <table:table-cell office:value-type="string">
            <text:p>de</text:p>
          </table:table-cell>
          <table:table-cell office:value-type="date" office:date-value="2016-02-24T22:29:44" table:style-name="DateTimeCell">
            <text:p>2016-02-24 22:29:44</text:p>
          </table:table-cell>
          <table:table-cell office:value-type="date" office:date-value="2016-06-21T17:22:55" table:style-name="DateTimeCell">
            <text:p>2016-06-21 17:22:55</text:p>
          </table:table-cell>
        </table:table-row>
      </table:table>
    </office:spreadsheet>
  </office:body>
</office:document-content>
</file>

<file path=styles.xml><?xml version="1.0" encoding="UTF-8"?><office:document-styles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office:font-face-decls><style:font-face style:name="Arial Unicode MS" svg:font-family="'Arial Unicode MS'" style:font-pitch="variable"/><style:font-face style:name="DejaVu Sans1" svg:font-family="'DejaVu Sans'" style:font-pitch="variable"/><style:font-face style:name="HG Mincho Light J" svg:font-family="'HG Mincho Light J'" style:font-pitch="variable"/><style:font-face style:name="DejaVu Serif" svg:font-family="'DejaVu Serif'" style:font-family-generic="roman" style:font-pitch="variable"/><style:font-face style:name="Thorndale" svg:font-family="Thorndale" style:font-family-generic="roman" style:font-pitch="variable"/><style:font-face style:name="DejaVu Sans" svg:font-family="'DejaVu Sans'" style:font-family-generic="swiss" style:font-pitch="variable"/></office:font-face-decls><office:styles><style:default-style style:family="paragraph"><style:paragraph-properties fo:hyphenation-ladder-count="no-limit" style:text-autospace="ideograph-alpha" style:punctuation-wrap="hanging" style:line-break="strict" style:tab-stop-distance="0.4925in" style:writing-mode="page"/><style:text-properties style:use-window-font-color="true" style:font-name="DejaVu Serif" fo:font-size="12pt" fo:language="en" fo:country="US" style:font-name-asian="DejaVu Sans1" style:font-size-asian="12pt" style:language-asian="none" style:country-asian="none" style:font-name-complex="DejaVu Sans1" style:font-size-complex="12pt" style:language-complex="none" style:country-complex="none" fo:hyphenate="false" fo:hyphenation-remain-char-count="2" fo:hyphenation-push-char-count="2"/></style:default-style><style:style style:name="Standard" style:family="paragraph" style:class="text"/><style:style style:name="Text_body" style:display-name="Text body" style:family="paragraph" style:parent-style-name="Standard" style:class="text"><style:paragraph-properties fo:margin-top="0in" fo:margin-bottom="0.0835in"/></style:style><style:style style:name="Heading" style:family="paragraph" style:parent-style-name="Standard" style:next-style-name="Text_body" style:class="text"><style:paragraph-properties fo:margin-top="0.1665in" fo:margin-bottom="0.0835in" fo:keep-with-next="always"/><style:text-properties style:font-name="DejaVu Sans" fo:font-size="14pt" style:font-name-asian="DejaVu Sans1" style:font-size-asian="14pt" style:font-name-complex="DejaVu Sans1" style:font-size-complex="14pt"/></style:style><style:style style:name="Heading_1" style:display-name="Heading 1" style:family="paragraph" style:parent-style-name="Heading" style:next-style-name="Text_body" style:class="text" style:default-outline-level="1"><style:text-properties style:font-name="Thorndale" fo:font-size="24pt" fo:font-weight="bold" style:font-name-asian="HG Mincho Light J" style:font-size-asian="24pt" style:font-weight-asian="bold" style:font-name-complex="Arial Unicode MS" style:font-size-complex="24pt" style:font-weight-complex="bold"/></style:style><style:style style:name="Heading_2" style:display-name="Heading 2" style:family="paragraph" style:parent-style-name="Heading" style:next-style-name="Text_body" style:class="text" style:default-outline-level="2"><style:text-properties style:font-name="DejaVu Serif" fo:font-size="18pt" fo:font-weight="bold" style:font-name-asian="DejaVu Sans1" style:font-size-asian="18pt" style:font-weight-asian="bold" style:font-name-complex="DejaVu Sans1" style:font-size-complex="18pt" style:font-weight-complex="bold"/></style:style></office:styles><office:automatic-styles><style:page-layout style:name="pm1"><style:page-layout-properties fo:page-width="8.2673in" fo:page-height="11.6925in" style:num-format="1" style:print-orientation="portrait" fo:margin-top="1in" fo:margin-bottom="1in" fo:margin-left="1.25in" fo:margin-right="1.25in" style:writing-mode="lr-tb" style:footnote-max-height="0in"><style:footnote-sep style:width="0.0071in" style:distance-before-sep="0.0398in" style:distance-after-sep="0.0398in" style:adjustment="left" style:rel-width="25%" style:color="#000000"/></style:page-layout-properties><style:header-style/><style:footer-style/></style:page-layout></office:automatic-styles><office:master-styles><style:master-page style:name="Standard" style:page-layout-name="pm1"/></office:master-styles></office:document-styles>
</file>

<file path=meta.xml><?xml version="1.0" encoding="utf-8"?>
<office:document-meta xmlns:office="urn:oasis:names:tc:opendocument:xmlns:office:1.0" xmlns:meta="urn:oasis:names:tc:opendocument:xmlns:meta:1.0" office:version="1.0">
  <office:meta>
    <meta:generator>phpMyAdmin 4.0.10.15</meta:generator>
    <meta:initial-creator>phpMyAdmin 4.0.10.15</meta:initial-creator>
    <meta:creation-date>2016-06-23T20:10:55</meta:creation-date>
  </office:meta>
</office:document-meta>
</file>